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1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6752in" svg:height="3.5449in" svg:x="5.2012in" svg:y="0.8366in">
            <draw:object draw:notify-on-update-of-ranges="Sheet1.A7:Sheet1.A257 Sheet1.C6:Sheet1.C6 Sheet1.C7:Sheet1.C257 Sheet1.D6:Sheet1.D6 Sheet1.D7:Sheet1.D257 Sheet1.E6:Sheet1.E6 Sheet1.E7:Sheet1.E25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6.6402in" svg:height="3.3154in" svg:x="5.2122in" svg:y="4.3071in">
            <draw:object draw:notify-on-update-of-ranges="Sheet1.A7:Sheet1.A257 Sheet1.C6:Sheet1.C6 Sheet1.C7:Sheet1.C257 Sheet1.D6:Sheet1.D6 Sheet1.D7:Sheet1.D257 Sheet1.E6:Sheet1.E6 Sheet1.E7:Sheet1.E25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2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len</text:p>
          </table:table-cell>
          <table:table-cell office:value-type="float" office:value="30000000" calcext:value-type="float">
            <text:p>30000000</text:p>
          </table:table-cell>
          <table:table-cell table:number-columns-repeated="3"/>
          <table:table-cell table:style-name="Default" office:value-type="string" calcext:value-type="string">
            <text:p>min width</text:p>
          </table:table-cell>
          <table:table-cell table:formula="of:=[.B1]/[.B2]" office:value-type="float" office:value="20000" calcext:value-type="float">
            <text:p>20000</text:p>
          </table:table-cell>
        </table:table-row>
        <table:table-row table:style-name="ro1">
          <table:table-cell office:value-type="string" calcext:value-type="string">
            <text:p>width</text:p>
          </table:table-cell>
          <table:table-cell office:value-type="float" office:value="1500" calcext:value-type="float">
            <text:p>1500</text:p>
          </table:table-cell>
          <table:table-cell table:number-columns-repeated="3"/>
          <table:table-cell table:style-name="Default" office:value-type="string" calcext:value-type="string">
            <text:p>exp decay</text:p>
          </table:table-cell>
          <table:table-cell table:formula="of:=-LN(1/[.B2])/([.B3])" office:value-type="float" office:value="0.0292528815483612" calcext:value-type="float">
            <text:p>0.029252881548361</text:p>
          </table:table-cell>
        </table:table-row>
        <table:table-row table:style-name="ro1">
          <table:table-cell office:value-type="string" calcext:value-type="string">
            <text:p>height</text:p>
          </table:table-cell>
          <table:table-cell office:value-type="float" office:value="250" calcext:value-type="float">
            <text:p>250</text:p>
          </table:table-cell>
          <table:table-cell table:number-columns-repeated="5"/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office:value-type="string" calcext:value-type="string">
            <text:p>Geometric unscaled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Exponential</text:p>
          </table:table-cell>
          <table:table-cell office:value-type="string" calcext:value-type="string">
            <text:p>Geometric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$B$1]/([.A7]+1)" office:value-type="float" office:value="30000000" calcext:value-type="float">
            <text:p>30000000</text:p>
          </table:table-cell>
          <table:table-cell table:formula="of:=([.$B$1]-[.$G$1])*(1 - [.$A7]/[.$B$3]) + [.$G$1]" office:value-type="float" office:value="30000000" calcext:value-type="float">
            <text:p>30000000</text:p>
          </table:table-cell>
          <table:table-cell table:formula="of:=EXP(-[.$G$2]*[.$A7])*[.$B$1]" office:value-type="float" office:value="30000000" calcext:value-type="float">
            <text:p>30000000</text:p>
          </table:table-cell>
          <table:table-cell table:formula="of:=[.$B$1]/(6*[.$A7]+1)" office:value-type="float" office:value="30000000" calcext:value-type="float">
            <text:p>3000000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$B$1]/([.A8]+1)" office:value-type="float" office:value="15000000" calcext:value-type="float">
            <text:p>15000000</text:p>
          </table:table-cell>
          <table:table-cell table:formula="of:=([.$B$1]-[.$G$1])*(1 - [.$A8]/[.$B$3]) + [.$G$1]" office:value-type="float" office:value="29880080" calcext:value-type="float">
            <text:p>29880080</text:p>
          </table:table-cell>
          <table:table-cell table:formula="of:=EXP(-[.$G$2]*[.$A8])*[.$B$1]" office:value-type="float" office:value="29135125.2667483" calcext:value-type="float">
            <text:p>29135125.2667483</text:p>
          </table:table-cell>
          <table:table-cell table:formula="of:=[.$B$1]/(6*[.$A8]+1)" office:value-type="float" office:value="4285714.28571429" calcext:value-type="float">
            <text:p>4285714.28571429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$B$1]/([.A9]+1)" office:value-type="float" office:value="10000000" calcext:value-type="float">
            <text:p>10000000</text:p>
          </table:table-cell>
          <table:table-cell table:formula="of:=([.$B$1]-[.$G$1])*(1 - [.$A9]/[.$B$3]) + [.$G$1]" office:value-type="float" office:value="29760160" calcext:value-type="float">
            <text:p>29760160</text:p>
          </table:table-cell>
          <table:table-cell table:formula="of:=EXP(-[.$G$2]*[.$A9])*[.$B$1]" office:value-type="float" office:value="28295184.1436371" calcext:value-type="float">
            <text:p>28295184.1436371</text:p>
          </table:table-cell>
          <table:table-cell table:formula="of:=[.$B$1]/(6*[.$A9]+1)" office:value-type="float" office:value="2307692.30769231" calcext:value-type="float">
            <text:p>2307692.30769231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$B$1]/([.A10]+1)" office:value-type="float" office:value="7500000" calcext:value-type="float">
            <text:p>7500000</text:p>
          </table:table-cell>
          <table:table-cell table:formula="of:=([.$B$1]-[.$G$1])*(1 - [.$A10]/[.$B$3]) + [.$G$1]" office:value-type="float" office:value="29640240" calcext:value-type="float">
            <text:p>29640240</text:p>
          </table:table-cell>
          <table:table-cell table:formula="of:=EXP(-[.$G$2]*[.$A10])*[.$B$1]" office:value-type="float" office:value="27479457.8156859" calcext:value-type="float">
            <text:p>27479457.8156859</text:p>
          </table:table-cell>
          <table:table-cell table:formula="of:=[.$B$1]/(6*[.$A10]+1)" office:value-type="float" office:value="1578947.36842105" calcext:value-type="float">
            <text:p>1578947.36842105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$B$1]/([.A11]+1)" office:value-type="float" office:value="6000000" calcext:value-type="float">
            <text:p>6000000</text:p>
          </table:table-cell>
          <table:table-cell table:formula="of:=([.$B$1]-[.$G$1])*(1 - [.$A11]/[.$B$3]) + [.$G$1]" office:value-type="float" office:value="29520320" calcext:value-type="float">
            <text:p>29520320</text:p>
          </table:table-cell>
          <table:table-cell table:formula="of:=EXP(-[.$G$2]*[.$A11])*[.$B$1]" office:value-type="float" office:value="26687248.1907444" calcext:value-type="float">
            <text:p>26687248.1907444</text:p>
          </table:table-cell>
          <table:table-cell table:formula="of:=[.$B$1]/(6*[.$A11]+1)" office:value-type="float" office:value="1200000" calcext:value-type="float">
            <text:p>120000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$B$1]/([.A12]+1)" office:value-type="float" office:value="5000000" calcext:value-type="float">
            <text:p>5000000</text:p>
          </table:table-cell>
          <table:table-cell table:formula="of:=([.$B$1]-[.$G$1])*(1 - [.$A12]/[.$B$3]) + [.$G$1]" office:value-type="float" office:value="29400400" calcext:value-type="float">
            <text:p>29400400</text:p>
          </table:table-cell>
          <table:table-cell table:formula="of:=EXP(-[.$G$2]*[.$A12])*[.$B$1]" office:value-type="float" office:value="25917877.3020713" calcext:value-type="float">
            <text:p>25917877.3020713</text:p>
          </table:table-cell>
          <table:table-cell table:formula="of:=[.$B$1]/(6*[.$A12]+1)" office:value-type="float" office:value="967741.935483871" calcext:value-type="float">
            <text:p>967741.935483871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$B$1]/([.A13]+1)" office:value-type="float" office:value="4285714.28571429" calcext:value-type="float">
            <text:p>4285714.28571429</text:p>
          </table:table-cell>
          <table:table-cell table:formula="of:=([.$B$1]-[.$G$1])*(1 - [.$A13]/[.$B$3]) + [.$G$1]" office:value-type="float" office:value="29280480" calcext:value-type="float">
            <text:p>29280480</text:p>
          </table:table-cell>
          <table:table-cell table:formula="of:=EXP(-[.$G$2]*[.$A13])*[.$B$1]" office:value-type="float" office:value="25170686.7281353" calcext:value-type="float">
            <text:p>25170686.7281353</text:p>
          </table:table-cell>
          <table:table-cell table:formula="of:=[.$B$1]/(6*[.$A13]+1)" office:value-type="float" office:value="810810.810810811" calcext:value-type="float">
            <text:p>810810.810810811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$B$1]/([.A14]+1)" office:value-type="float" office:value="3750000" calcext:value-type="float">
            <text:p>3750000</text:p>
          </table:table-cell>
          <table:table-cell table:formula="of:=([.$B$1]-[.$G$1])*(1 - [.$A14]/[.$B$3]) + [.$G$1]" office:value-type="float" office:value="29160560" calcext:value-type="float">
            <text:p>29160560</text:p>
          </table:table-cell>
          <table:table-cell table:formula="of:=EXP(-[.$G$2]*[.$A14])*[.$B$1]" office:value-type="float" office:value="24445037.0291434" calcext:value-type="float">
            <text:p>24445037.0291434</text:p>
          </table:table-cell>
          <table:table-cell table:formula="of:=[.$B$1]/(6*[.$A14]+1)" office:value-type="float" office:value="697674.418604651" calcext:value-type="float">
            <text:p>697674.418604651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$B$1]/([.A15]+1)" office:value-type="float" office:value="3333333.33333333" calcext:value-type="float">
            <text:p>3333333.33333333</text:p>
          </table:table-cell>
          <table:table-cell table:formula="of:=([.$B$1]-[.$G$1])*(1 - [.$A15]/[.$B$3]) + [.$G$1]" office:value-type="float" office:value="29040640" calcext:value-type="float">
            <text:p>29040640</text:p>
          </table:table-cell>
          <table:table-cell table:formula="of:=EXP(-[.$G$2]*[.$A15])*[.$B$1]" office:value-type="float" office:value="23740307.1998131" calcext:value-type="float">
            <text:p>23740307.1998131</text:p>
          </table:table-cell>
          <table:table-cell table:formula="of:=[.$B$1]/(6*[.$A15]+1)" office:value-type="float" office:value="612244.897959184" calcext:value-type="float">
            <text:p>612244.897959184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$B$1]/([.A16]+1)" office:value-type="float" office:value="3000000" calcext:value-type="float">
            <text:p>3000000</text:p>
          </table:table-cell>
          <table:table-cell table:formula="of:=([.$B$1]-[.$G$1])*(1 - [.$A16]/[.$B$3]) + [.$G$1]" office:value-type="float" office:value="28920720" calcext:value-type="float">
            <text:p>28920720</text:p>
          </table:table-cell>
          <table:table-cell table:formula="of:=EXP(-[.$G$2]*[.$A16])*[.$B$1]" office:value-type="float" office:value="23055894.1379213" calcext:value-type="float">
            <text:p>23055894.1379213</text:p>
          </table:table-cell>
          <table:table-cell table:formula="of:=[.$B$1]/(6*[.$A16]+1)" office:value-type="float" office:value="545454.545454545" calcext:value-type="float">
            <text:p>545454.545454545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$B$1]/([.A17]+1)" office:value-type="float" office:value="2727272.72727273" calcext:value-type="float">
            <text:p>2727272.72727273</text:p>
          </table:table-cell>
          <table:table-cell table:formula="of:=([.$B$1]-[.$G$1])*(1 - [.$A17]/[.$B$3]) + [.$G$1]" office:value-type="float" office:value="28800800" calcext:value-type="float">
            <text:p>28800800</text:p>
          </table:table-cell>
          <table:table-cell table:formula="of:=EXP(-[.$G$2]*[.$A17])*[.$B$1]" office:value-type="float" office:value="22391212.1281742" calcext:value-type="float">
            <text:p>22391212.1281742</text:p>
          </table:table-cell>
          <table:table-cell table:formula="of:=[.$B$1]/(6*[.$A17]+1)" office:value-type="float" office:value="491803.278688525" calcext:value-type="float">
            <text:p>491803.278688525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$B$1]/([.A18]+1)" office:value-type="float" office:value="2500000" calcext:value-type="float">
            <text:p>2500000</text:p>
          </table:table-cell>
          <table:table-cell table:formula="of:=([.$B$1]-[.$G$1])*(1 - [.$A18]/[.$B$3]) + [.$G$1]" office:value-type="float" office:value="28680880" calcext:value-type="float">
            <text:p>28680880</text:p>
          </table:table-cell>
          <table:table-cell table:formula="of:=EXP(-[.$G$2]*[.$A18])*[.$B$1]" office:value-type="float" office:value="21745692.3409562" calcext:value-type="float">
            <text:p>21745692.3409562</text:p>
          </table:table-cell>
          <table:table-cell table:formula="of:=[.$B$1]/(6*[.$A18]+1)" office:value-type="float" office:value="447761.194029851" calcext:value-type="float">
            <text:p>447761.194029851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$B$1]/([.A19]+1)" office:value-type="float" office:value="2307692.30769231" calcext:value-type="float">
            <text:p>2307692.30769231</text:p>
          </table:table-cell>
          <table:table-cell table:formula="of:=([.$B$1]-[.$G$1])*(1 - [.$A19]/[.$B$3]) + [.$G$1]" office:value-type="float" office:value="28560960" calcext:value-type="float">
            <text:p>28560960</text:p>
          </table:table-cell>
          <table:table-cell table:formula="of:=EXP(-[.$G$2]*[.$A19])*[.$B$1]" office:value-type="float" office:value="21118782.3455309" calcext:value-type="float">
            <text:p>21118782.3455309</text:p>
          </table:table-cell>
          <table:table-cell table:formula="of:=[.$B$1]/(6*[.$A19]+1)" office:value-type="float" office:value="410958.904109589" calcext:value-type="float">
            <text:p>410958.904109589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$B$1]/([.A20]+1)" office:value-type="float" office:value="2142857.14285714" calcext:value-type="float">
            <text:p>2142857.14285714</text:p>
          </table:table-cell>
          <table:table-cell table:formula="of:=([.$B$1]-[.$G$1])*(1 - [.$A20]/[.$B$3]) + [.$G$1]" office:value-type="float" office:value="28441040" calcext:value-type="float">
            <text:p>28441040</text:p>
          </table:table-cell>
          <table:table-cell table:formula="of:=EXP(-[.$G$2]*[.$A20])*[.$B$1]" office:value-type="float" office:value="20509945.6372745" calcext:value-type="float">
            <text:p>20509945.6372745</text:p>
          </table:table-cell>
          <table:table-cell table:formula="of:=[.$B$1]/(6*[.$A20]+1)" office:value-type="float" office:value="379746.835443038" calcext:value-type="float">
            <text:p>379746.835443038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$B$1]/([.A21]+1)" office:value-type="float" office:value="2000000" calcext:value-type="float">
            <text:p>2000000</text:p>
          </table:table-cell>
          <table:table-cell table:formula="of:=([.$B$1]-[.$G$1])*(1 - [.$A21]/[.$B$3]) + [.$G$1]" office:value-type="float" office:value="28321120" calcext:value-type="float">
            <text:p>28321120</text:p>
          </table:table-cell>
          <table:table-cell table:formula="of:=EXP(-[.$G$2]*[.$A21])*[.$B$1]" office:value-type="float" office:value="19918661.1785397" calcext:value-type="float">
            <text:p>19918661.1785397</text:p>
          </table:table-cell>
          <table:table-cell table:formula="of:=[.$B$1]/(6*[.$A21]+1)" office:value-type="float" office:value="352941.176470588" calcext:value-type="float">
            <text:p>352941.176470588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$B$1]/([.A22]+1)" office:value-type="float" office:value="1875000" calcext:value-type="float">
            <text:p>1875000</text:p>
          </table:table-cell>
          <table:table-cell table:formula="of:=([.$B$1]-[.$G$1])*(1 - [.$A22]/[.$B$3]) + [.$G$1]" office:value-type="float" office:value="28201200" calcext:value-type="float">
            <text:p>28201200</text:p>
          </table:table-cell>
          <table:table-cell table:formula="of:=EXP(-[.$G$2]*[.$A22])*[.$B$1]" office:value-type="float" office:value="19344422.9527556" calcext:value-type="float">
            <text:p>19344422.9527556</text:p>
          </table:table-cell>
          <table:table-cell table:formula="of:=[.$B$1]/(6*[.$A22]+1)" office:value-type="float" office:value="329670.32967033" calcext:value-type="float">
            <text:p>329670.32967033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$B$1]/([.A23]+1)" office:value-type="float" office:value="1764705.88235294" calcext:value-type="float">
            <text:p>1764705.88235294</text:p>
          </table:table-cell>
          <table:table-cell table:formula="of:=([.$B$1]-[.$G$1])*(1 - [.$A23]/[.$B$3]) + [.$G$1]" office:value-type="float" office:value="28081280" calcext:value-type="float">
            <text:p>28081280</text:p>
          </table:table-cell>
          <table:table-cell table:formula="of:=EXP(-[.$G$2]*[.$A23])*[.$B$1]" office:value-type="float" office:value="18786739.5313832" calcext:value-type="float">
            <text:p>18786739.5313832</text:p>
          </table:table-cell>
          <table:table-cell table:formula="of:=[.$B$1]/(6*[.$A23]+1)" office:value-type="float" office:value="309278.350515464" calcext:value-type="float">
            <text:p>309278.350515464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$B$1]/([.A24]+1)" office:value-type="float" office:value="1666666.66666667" calcext:value-type="float">
            <text:p>1666666.66666667</text:p>
          </table:table-cell>
          <table:table-cell table:formula="of:=([.$B$1]-[.$G$1])*(1 - [.$A24]/[.$B$3]) + [.$G$1]" office:value-type="float" office:value="27961360" calcext:value-type="float">
            <text:p>27961360</text:p>
          </table:table-cell>
          <table:table-cell table:formula="of:=EXP(-[.$G$2]*[.$A24])*[.$B$1]" office:value-type="float" office:value="18245133.653354" calcext:value-type="float">
            <text:p>18245133.653354</text:p>
          </table:table-cell>
          <table:table-cell table:formula="of:=[.$B$1]/(6*[.$A24]+1)" office:value-type="float" office:value="291262.13592233" calcext:value-type="float">
            <text:p>291262.13592233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$B$1]/([.A25]+1)" office:value-type="float" office:value="1578947.36842105" calcext:value-type="float">
            <text:p>1578947.36842105</text:p>
          </table:table-cell>
          <table:table-cell table:formula="of:=([.$B$1]-[.$G$1])*(1 - [.$A25]/[.$B$3]) + [.$G$1]" office:value-type="float" office:value="27841440" calcext:value-type="float">
            <text:p>27841440</text:p>
          </table:table-cell>
          <table:table-cell table:formula="of:=EXP(-[.$G$2]*[.$A25])*[.$B$1]" office:value-type="float" office:value="17719141.8166345" calcext:value-type="float">
            <text:p>17719141.8166345</text:p>
          </table:table-cell>
          <table:table-cell table:formula="of:=[.$B$1]/(6*[.$A25]+1)" office:value-type="float" office:value="275229.357798165" calcext:value-type="float">
            <text:p>275229.357798165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$B$1]/([.A26]+1)" office:value-type="float" office:value="1500000" calcext:value-type="float">
            <text:p>1500000</text:p>
          </table:table-cell>
          <table:table-cell table:formula="of:=([.$B$1]-[.$G$1])*(1 - [.$A26]/[.$B$3]) + [.$G$1]" office:value-type="float" office:value="27721520" calcext:value-type="float">
            <text:p>27721520</text:p>
          </table:table-cell>
          <table:table-cell table:formula="of:=EXP(-[.$G$2]*[.$A26])*[.$B$1]" office:value-type="float" office:value="17208313.8815641" calcext:value-type="float">
            <text:p>17208313.8815641</text:p>
          </table:table-cell>
          <table:table-cell table:formula="of:=[.$B$1]/(6*[.$A26]+1)" office:value-type="float" office:value="260869.565217391" calcext:value-type="float">
            <text:p>260869.565217391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$B$1]/([.A27]+1)" office:value-type="float" office:value="1428571.42857143" calcext:value-type="float">
            <text:p>1428571.42857143</text:p>
          </table:table-cell>
          <table:table-cell table:formula="of:=([.$B$1]-[.$G$1])*(1 - [.$A27]/[.$B$3]) + [.$G$1]" office:value-type="float" office:value="27601600" calcext:value-type="float">
            <text:p>27601600</text:p>
          </table:table-cell>
          <table:table-cell table:formula="of:=EXP(-[.$G$2]*[.$A27])*[.$B$1]" office:value-type="float" office:value="16712212.6856298" calcext:value-type="float">
            <text:p>16712212.6856298</text:p>
          </table:table-cell>
          <table:table-cell table:formula="of:=[.$B$1]/(6*[.$A27]+1)" office:value-type="float" office:value="247933.884297521" calcext:value-type="float">
            <text:p>247933.884297521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$B$1]/([.A28]+1)" office:value-type="float" office:value="1363636.36363636" calcext:value-type="float">
            <text:p>1363636.36363636</text:p>
          </table:table-cell>
          <table:table-cell table:formula="of:=([.$B$1]-[.$G$1])*(1 - [.$A28]/[.$B$3]) + [.$G$1]" office:value-type="float" office:value="27481680" calcext:value-type="float">
            <text:p>27481680</text:p>
          </table:table-cell>
          <table:table-cell table:formula="of:=EXP(-[.$G$2]*[.$A28])*[.$B$1]" office:value-type="float" office:value="16230413.6693454" calcext:value-type="float">
            <text:p>16230413.6693454</text:p>
          </table:table-cell>
          <table:table-cell table:formula="of:=[.$B$1]/(6*[.$A28]+1)" office:value-type="float" office:value="236220.472440945" calcext:value-type="float">
            <text:p>236220.472440945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$B$1]/([.A29]+1)" office:value-type="float" office:value="1304347.82608696" calcext:value-type="float">
            <text:p>1304347.82608696</text:p>
          </table:table-cell>
          <table:table-cell table:formula="of:=([.$B$1]-[.$G$1])*(1 - [.$A29]/[.$B$3]) + [.$G$1]" office:value-type="float" office:value="27361760" calcext:value-type="float">
            <text:p>27361760</text:p>
          </table:table-cell>
          <table:table-cell table:formula="of:=EXP(-[.$G$2]*[.$A29])*[.$B$1]" office:value-type="float" office:value="15762504.5129174" calcext:value-type="float">
            <text:p>15762504.5129174</text:p>
          </table:table-cell>
          <table:table-cell table:formula="of:=[.$B$1]/(6*[.$A29]+1)" office:value-type="float" office:value="225563.909774436" calcext:value-type="float">
            <text:p>225563.909774436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$B$1]/([.A30]+1)" office:value-type="float" office:value="1250000" calcext:value-type="float">
            <text:p>1250000</text:p>
          </table:table-cell>
          <table:table-cell table:formula="of:=([.$B$1]-[.$G$1])*(1 - [.$A30]/[.$B$3]) + [.$G$1]" office:value-type="float" office:value="27241840" calcext:value-type="float">
            <text:p>27241840</text:p>
          </table:table-cell>
          <table:table-cell table:formula="of:=EXP(-[.$G$2]*[.$A30])*[.$B$1]" office:value-type="float" office:value="15308084.7833845" calcext:value-type="float">
            <text:p>15308084.7833845</text:p>
          </table:table-cell>
          <table:table-cell table:formula="of:=[.$B$1]/(6*[.$A30]+1)" office:value-type="float" office:value="215827.338129496" calcext:value-type="float">
            <text:p>215827.338129496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$B$1]/([.A31]+1)" office:value-type="float" office:value="1200000" calcext:value-type="float">
            <text:p>1200000</text:p>
          </table:table-cell>
          <table:table-cell table:formula="of:=([.$B$1]-[.$G$1])*(1 - [.$A31]/[.$B$3]) + [.$G$1]" office:value-type="float" office:value="27121920" calcext:value-type="float">
            <text:p>27121920</text:p>
          </table:table-cell>
          <table:table-cell table:formula="of:=EXP(-[.$G$2]*[.$A31])*[.$B$1]" office:value-type="float" office:value="14866765.5919303" calcext:value-type="float">
            <text:p>14866765.5919303</text:p>
          </table:table-cell>
          <table:table-cell table:formula="of:=[.$B$1]/(6*[.$A31]+1)" office:value-type="float" office:value="206896.551724138" calcext:value-type="float">
            <text:p>206896.551724138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$B$1]/([.A32]+1)" office:value-type="float" office:value="1153846.15384615" calcext:value-type="float">
            <text:p>1153846.15384615</text:p>
          </table:table-cell>
          <table:table-cell table:formula="of:=([.$B$1]-[.$G$1])*(1 - [.$A32]/[.$B$3]) + [.$G$1]" office:value-type="float" office:value="27002000" calcext:value-type="float">
            <text:p>27002000</text:p>
          </table:table-cell>
          <table:table-cell table:formula="of:=EXP(-[.$G$2]*[.$A32])*[.$B$1]" office:value-type="float" office:value="14438169.2610758" calcext:value-type="float">
            <text:p>14438169.2610758</text:p>
          </table:table-cell>
          <table:table-cell table:formula="of:=[.$B$1]/(6*[.$A32]+1)" office:value-type="float" office:value="198675.496688742" calcext:value-type="float">
            <text:p>198675.496688742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$B$1]/([.A33]+1)" office:value-type="float" office:value="1111111.11111111" calcext:value-type="float">
            <text:p>1111111.11111111</text:p>
          </table:table-cell>
          <table:table-cell table:formula="of:=([.$B$1]-[.$G$1])*(1 - [.$A33]/[.$B$3]) + [.$G$1]" office:value-type="float" office:value="26882080" calcext:value-type="float">
            <text:p>26882080</text:p>
          </table:table-cell>
          <table:table-cell table:formula="of:=EXP(-[.$G$2]*[.$A33])*[.$B$1]" office:value-type="float" office:value="14021929.0014652" calcext:value-type="float">
            <text:p>14021929.0014652</text:p>
          </table:table-cell>
          <table:table-cell table:formula="of:=[.$B$1]/(6*[.$A33]+1)" office:value-type="float" office:value="191082.802547771" calcext:value-type="float">
            <text:p>191082.802547771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$B$1]/([.A34]+1)" office:value-type="float" office:value="1071428.57142857" calcext:value-type="float">
            <text:p>1071428.57142857</text:p>
          </table:table-cell>
          <table:table-cell table:formula="of:=([.$B$1]-[.$G$1])*(1 - [.$A34]/[.$B$3]) + [.$G$1]" office:value-type="float" office:value="26762160" calcext:value-type="float">
            <text:p>26762160</text:p>
          </table:table-cell>
          <table:table-cell table:formula="of:=EXP(-[.$G$2]*[.$A34])*[.$B$1]" office:value-type="float" office:value="13617688.5979713" calcext:value-type="float">
            <text:p>13617688.5979713</text:p>
          </table:table-cell>
          <table:table-cell table:formula="of:=[.$B$1]/(6*[.$A34]+1)" office:value-type="float" office:value="184049.079754601" calcext:value-type="float">
            <text:p>184049.079754601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$B$1]/([.A35]+1)" office:value-type="float" office:value="1034482.75862069" calcext:value-type="float">
            <text:p>1034482.75862069</text:p>
          </table:table-cell>
          <table:table-cell table:formula="of:=([.$B$1]-[.$G$1])*(1 - [.$A35]/[.$B$3]) + [.$G$1]" office:value-type="float" office:value="26642240" calcext:value-type="float">
            <text:p>26642240</text:p>
          </table:table-cell>
          <table:table-cell table:formula="of:=EXP(-[.$G$2]*[.$A35])*[.$B$1]" office:value-type="float" office:value="13225102.1048488" calcext:value-type="float">
            <text:p>13225102.1048488</text:p>
          </table:table-cell>
          <table:table-cell table:formula="of:=[.$B$1]/(6*[.$A35]+1)" office:value-type="float" office:value="177514.792899408" calcext:value-type="float">
            <text:p>177514.792899408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$B$1]/([.A36]+1)" office:value-type="float" office:value="1000000" calcext:value-type="float">
            <text:p>1000000</text:p>
          </table:table-cell>
          <table:table-cell table:formula="of:=([.$B$1]-[.$G$1])*(1 - [.$A36]/[.$B$3]) + [.$G$1]" office:value-type="float" office:value="26522320" calcext:value-type="float">
            <text:p>26522320</text:p>
          </table:table-cell>
          <table:table-cell table:formula="of:=EXP(-[.$G$2]*[.$A36])*[.$B$1]" office:value-type="float" office:value="12843833.5496769" calcext:value-type="float">
            <text:p>12843833.5496769</text:p>
          </table:table-cell>
          <table:table-cell table:formula="of:=[.$B$1]/(6*[.$A36]+1)" office:value-type="float" office:value="171428.571428571" calcext:value-type="float">
            <text:p>171428.571428571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$B$1]/([.A37]+1)" office:value-type="float" office:value="967741.935483871" calcext:value-type="float">
            <text:p>967741.935483871</text:p>
          </table:table-cell>
          <table:table-cell table:formula="of:=([.$B$1]-[.$G$1])*(1 - [.$A37]/[.$B$3]) + [.$G$1]" office:value-type="float" office:value="26402400" calcext:value-type="float">
            <text:p>26402400</text:p>
          </table:table-cell>
          <table:table-cell table:formula="of:=EXP(-[.$G$2]*[.$A37])*[.$B$1]" office:value-type="float" office:value="12473556.6458367" calcext:value-type="float">
            <text:p>12473556.6458367</text:p>
          </table:table-cell>
          <table:table-cell table:formula="of:=[.$B$1]/(6*[.$A37]+1)" office:value-type="float" office:value="165745.856353591" calcext:value-type="float">
            <text:p>165745.856353591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$B$1]/([.A38]+1)" office:value-type="float" office:value="937500" calcext:value-type="float">
            <text:p>937500</text:p>
          </table:table-cell>
          <table:table-cell table:formula="of:=([.$B$1]-[.$G$1])*(1 - [.$A38]/[.$B$3]) + [.$G$1]" office:value-type="float" office:value="26282480" calcext:value-type="float">
            <text:p>26282480</text:p>
          </table:table-cell>
          <table:table-cell table:formula="of:=EXP(-[.$G$2]*[.$A38])*[.$B$1]" office:value-type="float" office:value="12113954.5132777" calcext:value-type="float">
            <text:p>12113954.5132777</text:p>
          </table:table-cell>
          <table:table-cell table:formula="of:=[.$B$1]/(6*[.$A38]+1)" office:value-type="float" office:value="160427.807486631" calcext:value-type="float">
            <text:p>160427.807486631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$B$1]/([.A39]+1)" office:value-type="float" office:value="909090.909090909" calcext:value-type="float">
            <text:p>909090.909090909</text:p>
          </table:table-cell>
          <table:table-cell table:formula="of:=([.$B$1]-[.$G$1])*(1 - [.$A39]/[.$B$3]) + [.$G$1]" office:value-type="float" office:value="26162560" calcext:value-type="float">
            <text:p>26162560</text:p>
          </table:table-cell>
          <table:table-cell table:formula="of:=EXP(-[.$G$2]*[.$A39])*[.$B$1]" office:value-type="float" office:value="11764719.4073346" calcext:value-type="float">
            <text:p>11764719.4073346</text:p>
          </table:table-cell>
          <table:table-cell table:formula="of:=[.$B$1]/(6*[.$A39]+1)" office:value-type="float" office:value="155440.414507772" calcext:value-type="float">
            <text:p>155440.414507772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$B$1]/([.A40]+1)" office:value-type="float" office:value="882352.941176471" calcext:value-type="float">
            <text:p>882352.941176471</text:p>
          </table:table-cell>
          <table:table-cell table:formula="of:=([.$B$1]-[.$G$1])*(1 - [.$A40]/[.$B$3]) + [.$G$1]" office:value-type="float" office:value="26042640" calcext:value-type="float">
            <text:p>26042640</text:p>
          </table:table-cell>
          <table:table-cell table:formula="of:=EXP(-[.$G$2]*[.$A40])*[.$B$1]" office:value-type="float" office:value="11425552.4553612" calcext:value-type="float">
            <text:p>11425552.4553612</text:p>
          </table:table-cell>
          <table:table-cell table:formula="of:=[.$B$1]/(6*[.$A40]+1)" office:value-type="float" office:value="150753.768844221" calcext:value-type="float">
            <text:p>150753.768844221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$B$1]/([.A41]+1)" office:value-type="float" office:value="857142.857142857" calcext:value-type="float">
            <text:p>857142.857142857</text:p>
          </table:table-cell>
          <table:table-cell table:formula="of:=([.$B$1]-[.$G$1])*(1 - [.$A41]/[.$B$3]) + [.$G$1]" office:value-type="float" office:value="25922720" calcext:value-type="float">
            <text:p>25922720</text:p>
          </table:table-cell>
          <table:table-cell table:formula="of:=EXP(-[.$G$2]*[.$A41])*[.$B$1]" office:value-type="float" office:value="11096163.4009584" calcext:value-type="float">
            <text:p>11096163.4009584</text:p>
          </table:table-cell>
          <table:table-cell table:formula="of:=[.$B$1]/(6*[.$A41]+1)" office:value-type="float" office:value="146341.463414634" calcext:value-type="float">
            <text:p>146341.463414634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$B$1]/([.A42]+1)" office:value-type="float" office:value="833333.333333333" calcext:value-type="float">
            <text:p>833333.333333333</text:p>
          </table:table-cell>
          <table:table-cell table:formula="of:=([.$B$1]-[.$G$1])*(1 - [.$A42]/[.$B$3]) + [.$G$1]" office:value-type="float" office:value="25802800" calcext:value-type="float">
            <text:p>25802800</text:p>
          </table:table-cell>
          <table:table-cell table:formula="of:=EXP(-[.$G$2]*[.$A42])*[.$B$1]" office:value-type="float" office:value="10776270.3555744" calcext:value-type="float">
            <text:p>10776270.3555744</text:p>
          </table:table-cell>
          <table:table-cell table:formula="of:=[.$B$1]/(6*[.$A42]+1)" office:value-type="float" office:value="142180.09478673" calcext:value-type="float">
            <text:p>142180.09478673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$B$1]/([.A43]+1)" office:value-type="float" office:value="810810.810810811" calcext:value-type="float">
            <text:p>810810.810810811</text:p>
          </table:table-cell>
          <table:table-cell table:formula="of:=([.$B$1]-[.$G$1])*(1 - [.$A43]/[.$B$3]) + [.$G$1]" office:value-type="float" office:value="25682880" calcext:value-type="float">
            <text:p>25682880</text:p>
          </table:table-cell>
          <table:table-cell table:formula="of:=EXP(-[.$G$2]*[.$A43])*[.$B$1]" office:value-type="float" office:value="10465599.5572668" calcext:value-type="float">
            <text:p>10465599.5572668</text:p>
          </table:table-cell>
          <table:table-cell table:formula="of:=[.$B$1]/(6*[.$A43]+1)" office:value-type="float" office:value="138248.847926267" calcext:value-type="float">
            <text:p>138248.847926267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$B$1]/([.A44]+1)" office:value-type="float" office:value="789473.684210526" calcext:value-type="float">
            <text:p>789473.684210526</text:p>
          </table:table-cell>
          <table:table-cell table:formula="of:=([.$B$1]-[.$G$1])*(1 - [.$A44]/[.$B$3]) + [.$G$1]" office:value-type="float" office:value="25562960" calcext:value-type="float">
            <text:p>25562960</text:p>
          </table:table-cell>
          <table:table-cell table:formula="of:=EXP(-[.$G$2]*[.$A44])*[.$B$1]" office:value-type="float" office:value="10163885.1364198" calcext:value-type="float">
            <text:p>10163885.1364198</text:p>
          </table:table-cell>
          <table:table-cell table:formula="of:=[.$B$1]/(6*[.$A44]+1)" office:value-type="float" office:value="134529.147982063" calcext:value-type="float">
            <text:p>134529.147982063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$B$1]/([.A45]+1)" office:value-type="float" office:value="769230.769230769" calcext:value-type="float">
            <text:p>769230.769230769</text:p>
          </table:table-cell>
          <table:table-cell table:formula="of:=([.$B$1]-[.$G$1])*(1 - [.$A45]/[.$B$3]) + [.$G$1]" office:value-type="float" office:value="25443040" calcext:value-type="float">
            <text:p>25443040</text:p>
          </table:table-cell>
          <table:table-cell table:formula="of:=EXP(-[.$G$2]*[.$A45])*[.$B$1]" office:value-type="float" office:value="9870868.8882144" calcext:value-type="float">
            <text:p>9870868.8882144</text:p>
          </table:table-cell>
          <table:table-cell table:formula="of:=[.$B$1]/(6*[.$A45]+1)" office:value-type="float" office:value="131004.366812227" calcext:value-type="float">
            <text:p>131004.366812227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$B$1]/([.A46]+1)" office:value-type="float" office:value="750000" calcext:value-type="float">
            <text:p>750000</text:p>
          </table:table-cell>
          <table:table-cell table:formula="of:=([.$B$1]-[.$G$1])*(1 - [.$A46]/[.$B$3]) + [.$G$1]" office:value-type="float" office:value="25323120" calcext:value-type="float">
            <text:p>25323120</text:p>
          </table:table-cell>
          <table:table-cell table:formula="of:=EXP(-[.$G$2]*[.$A46])*[.$B$1]" office:value-type="float" office:value="9586300.05165916" calcext:value-type="float">
            <text:p>9586300.05165916</text:p>
          </table:table-cell>
          <table:table-cell table:formula="of:=[.$B$1]/(6*[.$A46]+1)" office:value-type="float" office:value="127659.574468085" calcext:value-type="float">
            <text:p>127659.574468085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$B$1]/([.A47]+1)" office:value-type="float" office:value="731707.317073171" calcext:value-type="float">
            <text:p>731707.317073171</text:p>
          </table:table-cell>
          <table:table-cell table:formula="of:=([.$B$1]-[.$G$1])*(1 - [.$A47]/[.$B$3]) + [.$G$1]" office:value-type="float" office:value="25203200" calcext:value-type="float">
            <text:p>25203200</text:p>
          </table:table-cell>
          <table:table-cell table:formula="of:=EXP(-[.$G$2]*[.$A47])*[.$B$1]" office:value-type="float" office:value="9309935.09499083" calcext:value-type="float">
            <text:p>9309935.09499083</text:p>
          </table:table-cell>
          <table:table-cell table:formula="of:=[.$B$1]/(6*[.$A47]+1)" office:value-type="float" office:value="124481.32780083" calcext:value-type="float">
            <text:p>124481.32780083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$B$1]/([.A48]+1)" office:value-type="float" office:value="714285.714285714" calcext:value-type="float">
            <text:p>714285.714285714</text:p>
          </table:table-cell>
          <table:table-cell table:formula="of:=([.$B$1]-[.$G$1])*(1 - [.$A48]/[.$B$3]) + [.$G$1]" office:value-type="float" office:value="25083280" calcext:value-type="float">
            <text:p>25083280</text:p>
          </table:table-cell>
          <table:table-cell table:formula="of:=EXP(-[.$G$2]*[.$A48])*[.$B$1]" office:value-type="float" office:value="9041537.5072618" calcext:value-type="float">
            <text:p>9041537.5072618</text:p>
          </table:table-cell>
          <table:table-cell table:formula="of:=[.$B$1]/(6*[.$A48]+1)" office:value-type="float" office:value="121457.489878543" calcext:value-type="float">
            <text:p>121457.489878543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$B$1]/([.A49]+1)" office:value-type="float" office:value="697674.418604651" calcext:value-type="float">
            <text:p>697674.418604651</text:p>
          </table:table-cell>
          <table:table-cell table:formula="of:=([.$B$1]-[.$G$1])*(1 - [.$A49]/[.$B$3]) + [.$G$1]" office:value-type="float" office:value="24963360" calcext:value-type="float">
            <text:p>24963360</text:p>
          </table:table-cell>
          <table:table-cell table:formula="of:=EXP(-[.$G$2]*[.$A49])*[.$B$1]" office:value-type="float" office:value="8780877.59593584" calcext:value-type="float">
            <text:p>8780877.59593584</text:p>
          </table:table-cell>
          <table:table-cell table:formula="of:=[.$B$1]/(6*[.$A49]+1)" office:value-type="float" office:value="118577.075098814" calcext:value-type="float">
            <text:p>118577.075098814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$B$1]/([.A50]+1)" office:value-type="float" office:value="681818.181818182" calcext:value-type="float">
            <text:p>681818.181818182</text:p>
          </table:table-cell>
          <table:table-cell table:formula="of:=([.$B$1]-[.$G$1])*(1 - [.$A50]/[.$B$3]) + [.$G$1]" office:value-type="float" office:value="24843440" calcext:value-type="float">
            <text:p>24843440</text:p>
          </table:table-cell>
          <table:table-cell table:formula="of:=EXP(-[.$G$2]*[.$A50])*[.$B$1]" office:value-type="float" office:value="8527732.29031914" calcext:value-type="float">
            <text:p>8527732.29031914</text:p>
          </table:table-cell>
          <table:table-cell table:formula="of:=[.$B$1]/(6*[.$A50]+1)" office:value-type="float" office:value="115830.115830116" calcext:value-type="float">
            <text:p>115830.115830116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$B$1]/([.A51]+1)" office:value-type="float" office:value="666666.666666667" calcext:value-type="float">
            <text:p>666666.666666667</text:p>
          </table:table-cell>
          <table:table-cell table:formula="of:=([.$B$1]-[.$G$1])*(1 - [.$A51]/[.$B$3]) + [.$G$1]" office:value-type="float" office:value="24723520" calcext:value-type="float">
            <text:p>24723520</text:p>
          </table:table-cell>
          <table:table-cell table:formula="of:=EXP(-[.$G$2]*[.$A51])*[.$B$1]" office:value-type="float" office:value="8281884.95065808" calcext:value-type="float">
            <text:p>8281884.95065808</text:p>
          </table:table-cell>
          <table:table-cell table:formula="of:=[.$B$1]/(6*[.$A51]+1)" office:value-type="float" office:value="113207.547169811" calcext:value-type="float">
            <text:p>113207.547169811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$B$1]/([.A52]+1)" office:value-type="float" office:value="652173.913043478" calcext:value-type="float">
            <text:p>652173.913043478</text:p>
          </table:table-cell>
          <table:table-cell table:formula="of:=([.$B$1]-[.$G$1])*(1 - [.$A52]/[.$B$3]) + [.$G$1]" office:value-type="float" office:value="24603600" calcext:value-type="float">
            <text:p>24603600</text:p>
          </table:table-cell>
          <table:table-cell table:formula="of:=EXP(-[.$G$2]*[.$A52])*[.$B$1]" office:value-type="float" office:value="8043125.18274068" calcext:value-type="float">
            <text:p>8043125.18274068</text:p>
          </table:table-cell>
          <table:table-cell table:formula="of:=[.$B$1]/(6*[.$A52]+1)" office:value-type="float" office:value="110701.10701107" calcext:value-type="float">
            <text:p>110701.10701107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$B$1]/([.A53]+1)" office:value-type="float" office:value="638297.872340426" calcext:value-type="float">
            <text:p>638297.872340426</text:p>
          </table:table-cell>
          <table:table-cell table:formula="of:=([.$B$1]-[.$G$1])*(1 - [.$A53]/[.$B$3]) + [.$G$1]" office:value-type="float" office:value="24483680" calcext:value-type="float">
            <text:p>24483680</text:p>
          </table:table-cell>
          <table:table-cell table:formula="of:=EXP(-[.$G$2]*[.$A53])*[.$B$1]" office:value-type="float" office:value="7811248.65784291" calcext:value-type="float">
            <text:p>7811248.65784291</text:p>
          </table:table-cell>
          <table:table-cell table:formula="of:=[.$B$1]/(6*[.$A53]+1)" office:value-type="float" office:value="108303.249097473" calcext:value-type="float">
            <text:p>108303.249097473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$B$1]/([.A54]+1)" office:value-type="float" office:value="625000" calcext:value-type="float">
            <text:p>625000</text:p>
          </table:table-cell>
          <table:table-cell table:formula="of:=([.$B$1]-[.$G$1])*(1 - [.$A54]/[.$B$3]) + [.$G$1]" office:value-type="float" office:value="24363760" calcext:value-type="float">
            <text:p>24363760</text:p>
          </table:table-cell>
          <table:table-cell table:formula="of:=EXP(-[.$G$2]*[.$A54])*[.$B$1]" office:value-type="float" office:value="7586056.93786575" calcext:value-type="float">
            <text:p>7586056.93786575</text:p>
          </table:table-cell>
          <table:table-cell table:formula="of:=[.$B$1]/(6*[.$A54]+1)" office:value-type="float" office:value="106007.067137809" calcext:value-type="float">
            <text:p>106007.067137809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$B$1]/([.A55]+1)" office:value-type="float" office:value="612244.897959184" calcext:value-type="float">
            <text:p>612244.897959184</text:p>
          </table:table-cell>
          <table:table-cell table:formula="of:=([.$B$1]-[.$G$1])*(1 - [.$A55]/[.$B$3]) + [.$G$1]" office:value-type="float" office:value="24243840" calcext:value-type="float">
            <text:p>24243840</text:p>
          </table:table-cell>
          <table:table-cell table:formula="of:=EXP(-[.$G$2]*[.$A55])*[.$B$1]" office:value-type="float" office:value="7367357.30551344" calcext:value-type="float">
            <text:p>7367357.30551344</text:p>
          </table:table-cell>
          <table:table-cell table:formula="of:=[.$B$1]/(6*[.$A55]+1)" office:value-type="float" office:value="103806.228373702" calcext:value-type="float">
            <text:p>103806.228373702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$B$1]/([.A56]+1)" office:value-type="float" office:value="600000" calcext:value-type="float">
            <text:p>600000</text:p>
          </table:table-cell>
          <table:table-cell table:formula="of:=([.$B$1]-[.$G$1])*(1 - [.$A56]/[.$B$3]) + [.$G$1]" office:value-type="float" office:value="24123920" calcext:value-type="float">
            <text:p>24123920</text:p>
          </table:table-cell>
          <table:table-cell table:formula="of:=EXP(-[.$G$2]*[.$A56])*[.$B$1]" office:value-type="float" office:value="7154962.59936757" calcext:value-type="float">
            <text:p>7154962.59936757</text:p>
          </table:table-cell>
          <table:table-cell table:formula="of:=[.$B$1]/(6*[.$A56]+1)" office:value-type="float" office:value="101694.915254237" calcext:value-type="float">
            <text:p>101694.915254237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$B$1]/([.A57]+1)" office:value-type="float" office:value="588235.294117647" calcext:value-type="float">
            <text:p>588235.294117647</text:p>
          </table:table-cell>
          <table:table-cell table:formula="of:=([.$B$1]-[.$G$1])*(1 - [.$A57]/[.$B$3]) + [.$G$1]" office:value-type="float" office:value="24004000" calcext:value-type="float">
            <text:p>24004000</text:p>
          </table:table-cell>
          <table:table-cell table:formula="of:=EXP(-[.$G$2]*[.$A57])*[.$B$1]" office:value-type="float" office:value="6948691.05371577" calcext:value-type="float">
            <text:p>6948691.05371577</text:p>
          </table:table-cell>
          <table:table-cell table:formula="of:=[.$B$1]/(6*[.$A57]+1)" office:value-type="float" office:value="99667.7740863787" calcext:value-type="float">
            <text:p>99667.7740863787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$B$1]/([.A58]+1)" office:value-type="float" office:value="576923.076923077" calcext:value-type="float">
            <text:p>576923.076923077</text:p>
          </table:table-cell>
          <table:table-cell table:formula="of:=([.$B$1]-[.$G$1])*(1 - [.$A58]/[.$B$3]) + [.$G$1]" office:value-type="float" office:value="23884080" calcext:value-type="float">
            <text:p>23884080</text:p>
          </table:table-cell>
          <table:table-cell table:formula="of:=EXP(-[.$G$2]*[.$A58])*[.$B$1]" office:value-type="float" office:value="6748366.14299806" calcext:value-type="float">
            <text:p>6748366.14299806</text:p>
          </table:table-cell>
          <table:table-cell table:formula="of:=[.$B$1]/(6*[.$A58]+1)" office:value-type="float" office:value="97719.8697068404" calcext:value-type="float">
            <text:p>97719.8697068404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$B$1]/([.A59]+1)" office:value-type="float" office:value="566037.735849057" calcext:value-type="float">
            <text:p>566037.735849057</text:p>
          </table:table-cell>
          <table:table-cell table:formula="of:=([.$B$1]-[.$G$1])*(1 - [.$A59]/[.$B$3]) + [.$G$1]" office:value-type="float" office:value="23764160" calcext:value-type="float">
            <text:p>23764160</text:p>
          </table:table-cell>
          <table:table-cell table:formula="of:=EXP(-[.$G$2]*[.$A59])*[.$B$1]" office:value-type="float" office:value="6553816.43073771" calcext:value-type="float">
            <text:p>6553816.43073771</text:p>
          </table:table-cell>
          <table:table-cell table:formula="of:=[.$B$1]/(6*[.$A59]+1)" office:value-type="float" office:value="95846.6453674122" calcext:value-type="float">
            <text:p>95846.6453674122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$B$1]/([.A60]+1)" office:value-type="float" office:value="555555.555555556" calcext:value-type="float">
            <text:p>555555.555555556</text:p>
          </table:table-cell>
          <table:table-cell table:formula="of:=([.$B$1]-[.$G$1])*(1 - [.$A60]/[.$B$3]) + [.$G$1]" office:value-type="float" office:value="23644240" calcext:value-type="float">
            <text:p>23644240</text:p>
          </table:table-cell>
          <table:table-cell table:formula="of:=EXP(-[.$G$2]*[.$A60])*[.$B$1]" office:value-type="float" office:value="6364875.42282721" calcext:value-type="float">
            <text:p>6364875.42282721</text:p>
          </table:table-cell>
          <table:table-cell table:formula="of:=[.$B$1]/(6*[.$A60]+1)" office:value-type="float" office:value="94043.8871473354" calcext:value-type="float">
            <text:p>94043.8871473354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.$B$1]/([.A61]+1)" office:value-type="float" office:value="545454.545454545" calcext:value-type="float">
            <text:p>545454.545454545</text:p>
          </table:table-cell>
          <table:table-cell table:formula="of:=([.$B$1]-[.$G$1])*(1 - [.$A61]/[.$B$3]) + [.$G$1]" office:value-type="float" office:value="23524320" calcext:value-type="float">
            <text:p>23524320</text:p>
          </table:table-cell>
          <table:table-cell table:formula="of:=EXP(-[.$G$2]*[.$A61])*[.$B$1]" office:value-type="float" office:value="6181381.42504394" calcext:value-type="float">
            <text:p>6181381.42504394</text:p>
          </table:table-cell>
          <table:table-cell table:formula="of:=[.$B$1]/(6*[.$A61]+1)" office:value-type="float" office:value="92307.6923076923" calcext:value-type="float">
            <text:p>92307.6923076923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$B$1]/([.A62]+1)" office:value-type="float" office:value="535714.285714286" calcext:value-type="float">
            <text:p>535714.285714286</text:p>
          </table:table-cell>
          <table:table-cell table:formula="of:=([.$B$1]-[.$G$1])*(1 - [.$A62]/[.$B$3]) + [.$G$1]" office:value-type="float" office:value="23404400" calcext:value-type="float">
            <text:p>23404400</text:p>
          </table:table-cell>
          <table:table-cell table:formula="of:=EXP(-[.$G$2]*[.$A62])*[.$B$1]" office:value-type="float" office:value="6003177.40467353" calcext:value-type="float">
            <text:p>6003177.40467353</text:p>
          </table:table-cell>
          <table:table-cell table:formula="of:=[.$B$1]/(6*[.$A62]+1)" office:value-type="float" office:value="90634.4410876133" calcext:value-type="float">
            <text:p>90634.4410876133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$B$1]/([.A63]+1)" office:value-type="float" office:value="526315.789473684" calcext:value-type="float">
            <text:p>526315.789473684</text:p>
          </table:table-cell>
          <table:table-cell table:formula="of:=([.$B$1]-[.$G$1])*(1 - [.$A63]/[.$B$3]) + [.$G$1]" office:value-type="float" office:value="23284480" calcext:value-type="float">
            <text:p>23284480</text:p>
          </table:table-cell>
          <table:table-cell table:formula="of:=EXP(-[.$G$2]*[.$A63])*[.$B$1]" office:value-type="float" office:value="5830110.85612254" calcext:value-type="float">
            <text:p>5830110.85612254</text:p>
          </table:table-cell>
          <table:table-cell table:formula="of:=[.$B$1]/(6*[.$A63]+1)" office:value-type="float" office:value="89020.7715133531" calcext:value-type="float">
            <text:p>89020.7715133531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[.$B$1]/([.A64]+1)" office:value-type="float" office:value="517241.379310345" calcext:value-type="float">
            <text:p>517241.379310345</text:p>
          </table:table-cell>
          <table:table-cell table:formula="of:=([.$B$1]-[.$G$1])*(1 - [.$A64]/[.$B$3]) + [.$G$1]" office:value-type="float" office:value="23164560" calcext:value-type="float">
            <text:p>23164560</text:p>
          </table:table-cell>
          <table:table-cell table:formula="of:=EXP(-[.$G$2]*[.$A64])*[.$B$1]" office:value-type="float" office:value="5662033.67040531" calcext:value-type="float">
            <text:p>5662033.67040531</text:p>
          </table:table-cell>
          <table:table-cell table:formula="of:=[.$B$1]/(6*[.$A64]+1)" office:value-type="float" office:value="87463.556851312" calcext:value-type="float">
            <text:p>87463.556851312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$B$1]/([.A65]+1)" office:value-type="float" office:value="508474.576271187" calcext:value-type="float">
            <text:p>508474.576271187</text:p>
          </table:table-cell>
          <table:table-cell table:formula="of:=([.$B$1]-[.$G$1])*(1 - [.$A65]/[.$B$3]) + [.$G$1]" office:value-type="float" office:value="23044640" calcext:value-type="float">
            <text:p>23044640</text:p>
          </table:table-cell>
          <table:table-cell table:formula="of:=EXP(-[.$G$2]*[.$A65])*[.$B$1]" office:value-type="float" office:value="5498802.0083935" calcext:value-type="float">
            <text:p>5498802.0083935</text:p>
          </table:table-cell>
          <table:table-cell table:formula="of:=[.$B$1]/(6*[.$A65]+1)" office:value-type="float" office:value="85959.8853868195" calcext:value-type="float">
            <text:p>85959.8853868195</text:p>
          </table:table-cell>
          <table:table-cell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[.$B$1]/([.A66]+1)" office:value-type="float" office:value="500000" calcext:value-type="float">
            <text:p>500000</text:p>
          </table:table-cell>
          <table:table-cell table:formula="of:=([.$B$1]-[.$G$1])*(1 - [.$A66]/[.$B$3]) + [.$G$1]" office:value-type="float" office:value="22924720" calcext:value-type="float">
            <text:p>22924720</text:p>
          </table:table-cell>
          <table:table-cell table:formula="of:=EXP(-[.$G$2]*[.$A66])*[.$B$1]" office:value-type="float" office:value="5340276.17771972" calcext:value-type="float">
            <text:p>5340276.17771972</text:p>
          </table:table-cell>
          <table:table-cell table:formula="of:=[.$B$1]/(6*[.$A66]+1)" office:value-type="float" office:value="84507.0422535211" calcext:value-type="float">
            <text:p>84507.0422535211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$B$1]/([.A67]+1)" office:value-type="float" office:value="491803.278688525" calcext:value-type="float">
            <text:p>491803.278688525</text:p>
          </table:table-cell>
          <table:table-cell table:formula="of:=([.$B$1]-[.$G$1])*(1 - [.$A67]/[.$B$3]) + [.$G$1]" office:value-type="float" office:value="22804800" calcext:value-type="float">
            <text:p>22804800</text:p>
          </table:table-cell>
          <table:table-cell table:formula="of:=EXP(-[.$G$2]*[.$A67])*[.$B$1]" office:value-type="float" office:value="5186320.51322986" calcext:value-type="float">
            <text:p>5186320.51322986</text:p>
          </table:table-cell>
          <table:table-cell table:formula="of:=[.$B$1]/(6*[.$A67]+1)" office:value-type="float" office:value="83102.4930747923" calcext:value-type="float">
            <text:p>83102.4930747923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.$B$1]/([.A68]+1)" office:value-type="float" office:value="483870.967741936" calcext:value-type="float">
            <text:p>483870.967741936</text:p>
          </table:table-cell>
          <table:table-cell table:formula="of:=([.$B$1]-[.$G$1])*(1 - [.$A68]/[.$B$3]) + [.$G$1]" office:value-type="float" office:value="22684880" calcext:value-type="float">
            <text:p>22684880</text:p>
          </table:table-cell>
          <table:table-cell table:formula="of:=EXP(-[.$G$2]*[.$A68])*[.$B$1]" office:value-type="float" office:value="5036803.26088194" calcext:value-type="float">
            <text:p>5036803.26088194</text:p>
          </table:table-cell>
          <table:table-cell table:formula="of:=[.$B$1]/(6*[.$A68]+1)" office:value-type="float" office:value="81743.8692098093" calcext:value-type="float">
            <text:p>81743.8692098093</text:p>
          </table:table-cell>
          <table:table-cell table:number-columns-repeated="2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[.$B$1]/([.A69]+1)" office:value-type="float" office:value="476190.476190476" calcext:value-type="float">
            <text:p>476190.476190476</text:p>
          </table:table-cell>
          <table:table-cell table:formula="of:=([.$B$1]-[.$G$1])*(1 - [.$A69]/[.$B$3]) + [.$G$1]" office:value-type="float" office:value="22564960" calcext:value-type="float">
            <text:p>22564960</text:p>
          </table:table-cell>
          <table:table-cell table:formula="of:=EXP(-[.$G$2]*[.$A69])*[.$B$1]" office:value-type="float" office:value="4891596.46499205" calcext:value-type="float">
            <text:p>4891596.46499205</text:p>
          </table:table-cell>
          <table:table-cell table:formula="of:=[.$B$1]/(6*[.$A69]+1)" office:value-type="float" office:value="80428.9544235925" calcext:value-type="float">
            <text:p>80428.9544235925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[.$B$1]/([.A70]+1)" office:value-type="float" office:value="468750" calcext:value-type="float">
            <text:p>468750</text:p>
          </table:table-cell>
          <table:table-cell table:formula="of:=([.$B$1]-[.$G$1])*(1 - [.$A70]/[.$B$3]) + [.$G$1]" office:value-type="float" office:value="22445040" calcext:value-type="float">
            <text:p>22445040</text:p>
          </table:table-cell>
          <table:table-cell table:formula="of:=EXP(-[.$G$2]*[.$A70])*[.$B$1]" office:value-type="float" office:value="4750575.85873088" calcext:value-type="float">
            <text:p>4750575.85873088</text:p>
          </table:table-cell>
          <table:table-cell table:formula="of:=[.$B$1]/(6*[.$A70]+1)" office:value-type="float" office:value="79155.672823219" calcext:value-type="float">
            <text:p>79155.672823219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$B$1]/([.A71]+1)" office:value-type="float" office:value="461538.461538462" calcext:value-type="float">
            <text:p>461538.461538462</text:p>
          </table:table-cell>
          <table:table-cell table:formula="of:=([.$B$1]-[.$G$1])*(1 - [.$A71]/[.$B$3]) + [.$G$1]" office:value-type="float" office:value="22325120" calcext:value-type="float">
            <text:p>22325120</text:p>
          </table:table-cell>
          <table:table-cell table:formula="of:=EXP(-[.$G$2]*[.$A71])*[.$B$1]" office:value-type="float" office:value="4613620.75777714" calcext:value-type="float">
            <text:p>4613620.75777714</text:p>
          </table:table-cell>
          <table:table-cell table:formula="of:=[.$B$1]/(6*[.$A71]+1)" office:value-type="float" office:value="77922.0779220779" calcext:value-type="float">
            <text:p>77922.0779220779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.$B$1]/([.A72]+1)" office:value-type="float" office:value="454545.454545455" calcext:value-type="float">
            <text:p>454545.454545455</text:p>
          </table:table-cell>
          <table:table-cell table:formula="of:=([.$B$1]-[.$G$1])*(1 - [.$A72]/[.$B$3]) + [.$G$1]" office:value-type="float" office:value="22205200" calcext:value-type="float">
            <text:p>22205200</text:p>
          </table:table-cell>
          <table:table-cell table:formula="of:=EXP(-[.$G$2]*[.$A72])*[.$B$1]" office:value-type="float" office:value="4480613.9570369" calcext:value-type="float">
            <text:p>4480613.9570369</text:p>
          </table:table-cell>
          <table:table-cell table:formula="of:=[.$B$1]/(6*[.$A72]+1)" office:value-type="float" office:value="76726.3427109974" calcext:value-type="float">
            <text:p>76726.3427109974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[.$B$1]/([.A73]+1)" office:value-type="float" office:value="447761.194029851" calcext:value-type="float">
            <text:p>447761.194029851</text:p>
          </table:table-cell>
          <table:table-cell table:formula="of:=([.$B$1]-[.$G$1])*(1 - [.$A73]/[.$B$3]) + [.$G$1]" office:value-type="float" office:value="22085280" calcext:value-type="float">
            <text:p>22085280</text:p>
          </table:table-cell>
          <table:table-cell table:formula="of:=EXP(-[.$G$2]*[.$A73])*[.$B$1]" office:value-type="float" office:value="4351441.63034036" calcext:value-type="float">
            <text:p>4351441.63034036</text:p>
          </table:table-cell>
          <table:table-cell table:formula="of:=[.$B$1]/(6*[.$A73]+1)" office:value-type="float" office:value="75566.7506297229" calcext:value-type="float">
            <text:p>75566.7506297229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[.$B$1]/([.A74]+1)" office:value-type="float" office:value="441176.470588235" calcext:value-type="float">
            <text:p>441176.470588235</text:p>
          </table:table-cell>
          <table:table-cell table:formula="of:=([.$B$1]-[.$G$1])*(1 - [.$A74]/[.$B$3]) + [.$G$1]" office:value-type="float" office:value="21965360" calcext:value-type="float">
            <text:p>21965360</text:p>
          </table:table-cell>
          <table:table-cell table:formula="of:=EXP(-[.$G$2]*[.$A74])*[.$B$1]" office:value-type="float" office:value="4225993.23303033" calcext:value-type="float">
            <text:p>4225993.23303033</text:p>
          </table:table-cell>
          <table:table-cell table:formula="of:=[.$B$1]/(6*[.$A74]+1)" office:value-type="float" office:value="74441.6873449132" calcext:value-type="float">
            <text:p>74441.6873449132</text:p>
          </table:table-cell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[.$B$1]/([.A75]+1)" office:value-type="float" office:value="434782.608695652" calcext:value-type="float">
            <text:p>434782.608695652</text:p>
          </table:table-cell>
          <table:table-cell table:formula="of:=([.$B$1]-[.$G$1])*(1 - [.$A75]/[.$B$3]) + [.$G$1]" office:value-type="float" office:value="21845440" calcext:value-type="float">
            <text:p>21845440</text:p>
          </table:table-cell>
          <table:table-cell table:formula="of:=EXP(-[.$G$2]*[.$A75])*[.$B$1]" office:value-type="float" office:value="4104161.40735897" calcext:value-type="float">
            <text:p>4104161.40735897</text:p>
          </table:table-cell>
          <table:table-cell table:formula="of:=[.$B$1]/(6*[.$A75]+1)" office:value-type="float" office:value="73349.6332518337" calcext:value-type="float">
            <text:p>73349.6332518337</text:p>
          </table:table-cell>
          <table:table-cell table:number-columns-repeated="2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[.$B$1]/([.A76]+1)" office:value-type="float" office:value="428571.428571429" calcext:value-type="float">
            <text:p>428571.428571429</text:p>
          </table:table-cell>
          <table:table-cell table:formula="of:=([.$B$1]-[.$G$1])*(1 - [.$A76]/[.$B$3]) + [.$G$1]" office:value-type="float" office:value="21725520" calcext:value-type="float">
            <text:p>21725520</text:p>
          </table:table-cell>
          <table:table-cell table:formula="of:=EXP(-[.$G$2]*[.$A76])*[.$B$1]" office:value-type="float" office:value="3985841.89061191" calcext:value-type="float">
            <text:p>3985841.89061191</text:p>
          </table:table-cell>
          <table:table-cell table:formula="of:=[.$B$1]/(6*[.$A76]+1)" office:value-type="float" office:value="72289.156626506" calcext:value-type="float">
            <text:p>72289.156626506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$B$1]/([.A77]+1)" office:value-type="float" office:value="422535.211267606" calcext:value-type="float">
            <text:p>422535.211267606</text:p>
          </table:table-cell>
          <table:table-cell table:formula="of:=([.$B$1]-[.$G$1])*(1 - [.$A77]/[.$B$3]) + [.$G$1]" office:value-type="float" office:value="21605600" calcext:value-type="float">
            <text:p>21605600</text:p>
          </table:table-cell>
          <table:table-cell table:formula="of:=EXP(-[.$G$2]*[.$A77])*[.$B$1]" office:value-type="float" office:value="3870933.42588103" calcext:value-type="float">
            <text:p>3870933.42588103</text:p>
          </table:table-cell>
          <table:table-cell table:formula="of:=[.$B$1]/(6*[.$A77]+1)" office:value-type="float" office:value="71258.9073634204" calcext:value-type="float">
            <text:p>71258.9073634204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[.$B$1]/([.A78]+1)" office:value-type="float" office:value="416666.666666667" calcext:value-type="float">
            <text:p>416666.666666667</text:p>
          </table:table-cell>
          <table:table-cell table:formula="of:=([.$B$1]-[.$G$1])*(1 - [.$A78]/[.$B$3]) + [.$G$1]" office:value-type="float" office:value="21485680" calcext:value-type="float">
            <text:p>21485680</text:p>
          </table:table-cell>
          <table:table-cell table:formula="of:=EXP(-[.$G$2]*[.$A78])*[.$B$1]" office:value-type="float" office:value="3759337.67540956" calcext:value-type="float">
            <text:p>3759337.67540956</text:p>
          </table:table-cell>
          <table:table-cell table:formula="of:=[.$B$1]/(6*[.$A78]+1)" office:value-type="float" office:value="70257.6112412178" calcext:value-type="float">
            <text:p>70257.6112412178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[.$B$1]/([.A79]+1)" office:value-type="float" office:value="410958.904109589" calcext:value-type="float">
            <text:p>410958.904109589</text:p>
          </table:table-cell>
          <table:table-cell table:formula="of:=([.$B$1]-[.$G$1])*(1 - [.$A79]/[.$B$3]) + [.$G$1]" office:value-type="float" office:value="21365760" calcext:value-type="float">
            <text:p>21365760</text:p>
          </table:table-cell>
          <table:table-cell table:formula="of:=EXP(-[.$G$2]*[.$A79])*[.$B$1]" office:value-type="float" office:value="3650959.13643546" calcext:value-type="float">
            <text:p>3650959.13643546</text:p>
          </table:table-cell>
          <table:table-cell table:formula="of:=[.$B$1]/(6*[.$A79]+1)" office:value-type="float" office:value="69284.064665127" calcext:value-type="float">
            <text:p>69284.064665127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[.$B$1]/([.A80]+1)" office:value-type="float" office:value="405405.405405405" calcext:value-type="float">
            <text:p>405405.405405405</text:p>
          </table:table-cell>
          <table:table-cell table:formula="of:=([.$B$1]-[.$G$1])*(1 - [.$A80]/[.$B$3]) + [.$G$1]" office:value-type="float" office:value="21245840" calcext:value-type="float">
            <text:p>21245840</text:p>
          </table:table-cell>
          <table:table-cell table:formula="of:=EXP(-[.$G$2]*[.$A80])*[.$B$1]" office:value-type="float" office:value="3545705.05946087" calcext:value-type="float">
            <text:p>3545705.05946087</text:p>
          </table:table-cell>
          <table:table-cell table:formula="of:=[.$B$1]/(6*[.$A80]+1)" office:value-type="float" office:value="68337.1298405467" calcext:value-type="float">
            <text:p>68337.1298405467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[.$B$1]/([.A81]+1)" office:value-type="float" office:value="400000" calcext:value-type="float">
            <text:p>400000</text:p>
          </table:table-cell>
          <table:table-cell table:formula="of:=([.$B$1]-[.$G$1])*(1 - [.$A81]/[.$B$3]) + [.$G$1]" office:value-type="float" office:value="21125920" calcext:value-type="float">
            <text:p>21125920</text:p>
          </table:table-cell>
          <table:table-cell table:formula="of:=EXP(-[.$G$2]*[.$A81])*[.$B$1]" office:value-type="float" office:value="3443485.36887785" calcext:value-type="float">
            <text:p>3443485.36887785</text:p>
          </table:table-cell>
          <table:table-cell table:formula="of:=[.$B$1]/(6*[.$A81]+1)" office:value-type="float" office:value="67415.7303370787" calcext:value-type="float">
            <text:p>67415.7303370787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$B$1]/([.A82]+1)" office:value-type="float" office:value="394736.842105263" calcext:value-type="float">
            <text:p>394736.842105263</text:p>
          </table:table-cell>
          <table:table-cell table:formula="of:=([.$B$1]-[.$G$1])*(1 - [.$A82]/[.$B$3]) + [.$G$1]" office:value-type="float" office:value="21006000" calcext:value-type="float">
            <text:p>21006000</text:p>
          </table:table-cell>
          <table:table-cell table:formula="of:=EXP(-[.$G$2]*[.$A82])*[.$B$1]" office:value-type="float" office:value="3344212.58588237" calcext:value-type="float">
            <text:p>3344212.58588237</text:p>
          </table:table-cell>
          <table:table-cell table:formula="of:=[.$B$1]/(6*[.$A82]+1)" office:value-type="float" office:value="66518.8470066519" calcext:value-type="float">
            <text:p>66518.8470066519</text:p>
          </table:table-cell>
          <table:table-cell table:number-columns-repeated="2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[.$B$1]/([.A83]+1)" office:value-type="float" office:value="389610.38961039" calcext:value-type="float">
            <text:p>389610.38961039</text:p>
          </table:table-cell>
          <table:table-cell table:formula="of:=([.$B$1]-[.$G$1])*(1 - [.$A83]/[.$B$3]) + [.$G$1]" office:value-type="float" office:value="20886080" calcext:value-type="float">
            <text:p>20886080</text:p>
          </table:table-cell>
          <table:table-cell table:formula="of:=EXP(-[.$G$2]*[.$A83])*[.$B$1]" office:value-type="float" office:value="3247801.75361063" calcext:value-type="float">
            <text:p>3247801.75361063</text:p>
          </table:table-cell>
          <table:table-cell table:formula="of:=[.$B$1]/(6*[.$A83]+1)" office:value-type="float" office:value="65645.5142231948" calcext:value-type="float">
            <text:p>65645.5142231948</text:p>
          </table:table-cell>
          <table:table-cell table:number-columns-repeated="2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[.$B$1]/([.A84]+1)" office:value-type="float" office:value="384615.384615385" calcext:value-type="float">
            <text:p>384615.384615385</text:p>
          </table:table-cell>
          <table:table-cell table:formula="of:=([.$B$1]-[.$G$1])*(1 - [.$A84]/[.$B$3]) + [.$G$1]" office:value-type="float" office:value="20766160" calcext:value-type="float">
            <text:p>20766160</text:p>
          </table:table-cell>
          <table:table-cell table:formula="of:=EXP(-[.$G$2]*[.$A84])*[.$B$1]" office:value-type="float" office:value="3154170.36443368" calcext:value-type="float">
            <text:p>3154170.36443368</text:p>
          </table:table-cell>
          <table:table-cell table:formula="of:=[.$B$1]/(6*[.$A84]+1)" office:value-type="float" office:value="64794.8164146868" calcext:value-type="float">
            <text:p>64794.8164146868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[.$B$1]/([.A85]+1)" office:value-type="float" office:value="379746.835443038" calcext:value-type="float">
            <text:p>379746.835443038</text:p>
          </table:table-cell>
          <table:table-cell table:formula="of:=([.$B$1]-[.$G$1])*(1 - [.$A85]/[.$B$3]) + [.$G$1]" office:value-type="float" office:value="20646240" calcext:value-type="float">
            <text:p>20646240</text:p>
          </table:table-cell>
          <table:table-cell table:formula="of:=EXP(-[.$G$2]*[.$A85])*[.$B$1]" office:value-type="float" office:value="3063238.28934801" calcext:value-type="float">
            <text:p>3063238.28934801</text:p>
          </table:table-cell>
          <table:table-cell table:formula="of:=[.$B$1]/(6*[.$A85]+1)" office:value-type="float" office:value="63965.8848614072" calcext:value-type="float">
            <text:p>63965.8848614072</text:p>
          </table:table-cell>
          <table:table-cell table:number-columns-repeated="2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[.$B$1]/([.A86]+1)" office:value-type="float" office:value="375000" calcext:value-type="float">
            <text:p>375000</text:p>
          </table:table-cell>
          <table:table-cell table:formula="of:=([.$B$1]-[.$G$1])*(1 - [.$A86]/[.$B$3]) + [.$G$1]" office:value-type="float" office:value="20526320" calcext:value-type="float">
            <text:p>20526320</text:p>
          </table:table-cell>
          <table:table-cell table:formula="of:=EXP(-[.$G$2]*[.$A86])*[.$B$1]" office:value-type="float" office:value="2974927.7094018" calcext:value-type="float">
            <text:p>2974927.7094018</text:p>
          </table:table-cell>
          <table:table-cell table:formula="of:=[.$B$1]/(6*[.$A86]+1)" office:value-type="float" office:value="63157.8947368421" calcext:value-type="float">
            <text:p>63157.8947368421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$B$1]/([.A87]+1)" office:value-type="float" office:value="370370.37037037" calcext:value-type="float">
            <text:p>370370.37037037</text:p>
          </table:table-cell>
          <table:table-cell table:formula="of:=([.$B$1]-[.$G$1])*(1 - [.$A87]/[.$B$3]) + [.$G$1]" office:value-type="float" office:value="20406400" calcext:value-type="float">
            <text:p>20406400</text:p>
          </table:table-cell>
          <table:table-cell table:formula="of:=EXP(-[.$G$2]*[.$A87])*[.$B$1]" office:value-type="float" office:value="2889163.04909807" calcext:value-type="float">
            <text:p>2889163.04909807</text:p>
          </table:table-cell>
          <table:table-cell table:formula="of:=[.$B$1]/(6*[.$A87]+1)" office:value-type="float" office:value="62370.0623700624" calcext:value-type="float">
            <text:p>62370.0623700624</text:p>
          </table:table-cell>
          <table:table-cell table:number-columns-repeated="2"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[.$B$1]/([.A88]+1)" office:value-type="float" office:value="365853.658536585" calcext:value-type="float">
            <text:p>365853.658536585</text:p>
          </table:table-cell>
          <table:table-cell table:formula="of:=([.$B$1]-[.$G$1])*(1 - [.$A88]/[.$B$3]) + [.$G$1]" office:value-type="float" office:value="20286480" calcext:value-type="float">
            <text:p>20286480</text:p>
          </table:table-cell>
          <table:table-cell table:formula="of:=EXP(-[.$G$2]*[.$A88])*[.$B$1]" office:value-type="float" office:value="2805870.91171775" calcext:value-type="float">
            <text:p>2805870.91171775</text:p>
          </table:table-cell>
          <table:table-cell table:formula="of:=[.$B$1]/(6*[.$A88]+1)" office:value-type="float" office:value="61601.6427104723" calcext:value-type="float">
            <text:p>61601.6427104723</text:p>
          </table:table-cell>
          <table:table-cell table:number-columns-repeated="2"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[.$B$1]/([.A89]+1)" office:value-type="float" office:value="361445.78313253" calcext:value-type="float">
            <text:p>361445.78313253</text:p>
          </table:table-cell>
          <table:table-cell table:formula="of:=([.$B$1]-[.$G$1])*(1 - [.$A89]/[.$B$3]) + [.$G$1]" office:value-type="float" office:value="20166560" calcext:value-type="float">
            <text:p>20166560</text:p>
          </table:table-cell>
          <table:table-cell table:formula="of:=EXP(-[.$G$2]*[.$A89])*[.$B$1]" office:value-type="float" office:value="2724980.0165074" calcext:value-type="float">
            <text:p>2724980.0165074</text:p>
          </table:table-cell>
          <table:table-cell table:formula="of:=[.$B$1]/(6*[.$A89]+1)" office:value-type="float" office:value="60851.9269776876" calcext:value-type="float">
            <text:p>60851.9269776876</text:p>
          </table:table-cell>
          <table:table-cell table:number-columns-repeated="2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[.$B$1]/([.A90]+1)" office:value-type="float" office:value="357142.857142857" calcext:value-type="float">
            <text:p>357142.857142857</text:p>
          </table:table-cell>
          <table:table-cell table:formula="of:=([.$B$1]-[.$G$1])*(1 - [.$A90]/[.$B$3]) + [.$G$1]" office:value-type="float" office:value="20046640" calcext:value-type="float">
            <text:p>20046640</text:p>
          </table:table-cell>
          <table:table-cell table:formula="of:=EXP(-[.$G$2]*[.$A90])*[.$B$1]" office:value-type="float" office:value="2646421.13767762" calcext:value-type="float">
            <text:p>2646421.13767762</text:p>
          </table:table-cell>
          <table:table-cell table:formula="of:=[.$B$1]/(6*[.$A90]+1)" office:value-type="float" office:value="60120.2404809619" calcext:value-type="float">
            <text:p>60120.2404809619</text:p>
          </table:table-cell>
          <table:table-cell table:number-columns-repeated="2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[.$B$1]/([.A91]+1)" office:value-type="float" office:value="352941.176470588" calcext:value-type="float">
            <text:p>352941.176470588</text:p>
          </table:table-cell>
          <table:table-cell table:formula="of:=([.$B$1]-[.$G$1])*(1 - [.$A91]/[.$B$3]) + [.$G$1]" office:value-type="float" office:value="19926720" calcext:value-type="float">
            <text:p>19926720</text:p>
          </table:table-cell>
          <table:table-cell table:formula="of:=EXP(-[.$G$2]*[.$A91])*[.$B$1]" office:value-type="float" office:value="2570127.04516027" calcext:value-type="float">
            <text:p>2570127.04516027</text:p>
          </table:table-cell>
          <table:table-cell table:formula="of:=[.$B$1]/(6*[.$A91]+1)" office:value-type="float" office:value="59405.9405940594" calcext:value-type="float">
            <text:p>59405.9405940594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[.$B$1]/([.A92]+1)" office:value-type="float" office:value="348837.209302326" calcext:value-type="float">
            <text:p>348837.209302326</text:p>
          </table:table-cell>
          <table:table-cell table:formula="of:=([.$B$1]-[.$G$1])*(1 - [.$A92]/[.$B$3]) + [.$G$1]" office:value-type="float" office:value="19806800" calcext:value-type="float">
            <text:p>19806800</text:p>
          </table:table-cell>
          <table:table-cell table:formula="of:=EXP(-[.$G$2]*[.$A92])*[.$B$1]" office:value-type="float" office:value="2496032.4470734" calcext:value-type="float">
            <text:p>2496032.4470734</text:p>
          </table:table-cell>
          <table:table-cell table:formula="of:=[.$B$1]/(6*[.$A92]+1)" office:value-type="float" office:value="58708.4148727984" calcext:value-type="float">
            <text:p>58708.4148727984</text:p>
          </table:table-cell>
          <table:table-cell table:number-columns-repeated="2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[.$B$1]/([.A93]+1)" office:value-type="float" office:value="344827.586206897" calcext:value-type="float">
            <text:p>344827.586206897</text:p>
          </table:table-cell>
          <table:table-cell table:formula="of:=([.$B$1]-[.$G$1])*(1 - [.$A93]/[.$B$3]) + [.$G$1]" office:value-type="float" office:value="19686880" calcext:value-type="float">
            <text:p>19686880</text:p>
          </table:table-cell>
          <table:table-cell table:formula="of:=EXP(-[.$G$2]*[.$A93])*[.$B$1]" office:value-type="float" office:value="2424073.93384506" calcext:value-type="float">
            <text:p>2424073.93384506</text:p>
          </table:table-cell>
          <table:table-cell table:formula="of:=[.$B$1]/(6*[.$A93]+1)" office:value-type="float" office:value="58027.079303675" calcext:value-type="float">
            <text:p>58027.079303675</text:p>
          </table:table-cell>
          <table:table-cell table:number-columns-repeated="2"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[.$B$1]/([.A94]+1)" office:value-type="float" office:value="340909.090909091" calcext:value-type="float">
            <text:p>340909.090909091</text:p>
          </table:table-cell>
          <table:table-cell table:formula="of:=([.$B$1]-[.$G$1])*(1 - [.$A94]/[.$B$3]) + [.$G$1]" office:value-type="float" office:value="19566960" calcext:value-type="float">
            <text:p>19566960</text:p>
          </table:table-cell>
          <table:table-cell table:formula="of:=EXP(-[.$G$2]*[.$A94])*[.$B$1]" office:value-type="float" office:value="2354189.92394783" calcext:value-type="float">
            <text:p>2354189.92394783</text:p>
          </table:table-cell>
          <table:table-cell table:formula="of:=[.$B$1]/(6*[.$A94]+1)" office:value-type="float" office:value="57361.3766730402" calcext:value-type="float">
            <text:p>57361.3766730402</text:p>
          </table:table-cell>
          <table:table-cell table:number-columns-repeated="2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[.$B$1]/([.A95]+1)" office:value-type="float" office:value="337078.651685393" calcext:value-type="float">
            <text:p>337078.651685393</text:p>
          </table:table-cell>
          <table:table-cell table:formula="of:=([.$B$1]-[.$G$1])*(1 - [.$A95]/[.$B$3]) + [.$G$1]" office:value-type="float" office:value="19447040" calcext:value-type="float">
            <text:p>19447040</text:p>
          </table:table-cell>
          <table:table-cell table:formula="of:=EXP(-[.$G$2]*[.$A95])*[.$B$1]" office:value-type="float" office:value="2286320.61119789" calcext:value-type="float">
            <text:p>2286320.61119789</text:p>
          </table:table-cell>
          <table:table-cell table:formula="of:=[.$B$1]/(6*[.$A95]+1)" office:value-type="float" office:value="56710.775047259" calcext:value-type="float">
            <text:p>56710.775047259</text:p>
          </table:table-cell>
          <table:table-cell table:number-columns-repeated="2"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[.$B$1]/([.A96]+1)" office:value-type="float" office:value="333333.333333333" calcext:value-type="float">
            <text:p>333333.333333333</text:p>
          </table:table-cell>
          <table:table-cell table:formula="of:=([.$B$1]-[.$G$1])*(1 - [.$A96]/[.$B$3]) + [.$G$1]" office:value-type="float" office:value="19327120" calcext:value-type="float">
            <text:p>19327120</text:p>
          </table:table-cell>
          <table:table-cell table:formula="of:=EXP(-[.$G$2]*[.$A96])*[.$B$1]" office:value-type="float" office:value="2220407.9135733" calcext:value-type="float">
            <text:p>2220407.9135733</text:p>
          </table:table-cell>
          <table:table-cell table:formula="of:=[.$B$1]/(6*[.$A96]+1)" office:value-type="float" office:value="56074.7663551402" calcext:value-type="float">
            <text:p>56074.7663551402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[.$B$1]/([.A97]+1)" office:value-type="float" office:value="329670.32967033" calcext:value-type="float">
            <text:p>329670.32967033</text:p>
          </table:table-cell>
          <table:table-cell table:formula="of:=([.$B$1]-[.$G$1])*(1 - [.$A97]/[.$B$3]) + [.$G$1]" office:value-type="float" office:value="19207200" calcext:value-type="float">
            <text:p>19207200</text:p>
          </table:table-cell>
          <table:table-cell table:formula="of:=EXP(-[.$G$2]*[.$A97])*[.$B$1]" office:value-type="float" office:value="2156395.42350791" calcext:value-type="float">
            <text:p>2156395.42350791</text:p>
          </table:table-cell>
          <table:table-cell table:formula="of:=[.$B$1]/(6*[.$A97]+1)" office:value-type="float" office:value="55452.865064695" calcext:value-type="float">
            <text:p>55452.865064695</text:p>
          </table:table-cell>
          <table:table-cell table:number-columns-repeated="2"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[.$B$1]/([.A98]+1)" office:value-type="float" office:value="326086.956521739" calcext:value-type="float">
            <text:p>326086.956521739</text:p>
          </table:table-cell>
          <table:table-cell table:formula="of:=([.$B$1]-[.$G$1])*(1 - [.$A98]/[.$B$3]) + [.$G$1]" office:value-type="float" office:value="19087280" calcext:value-type="float">
            <text:p>19087280</text:p>
          </table:table-cell>
          <table:table-cell table:formula="of:=EXP(-[.$G$2]*[.$A98])*[.$B$1]" office:value-type="float" office:value="2094228.35961819" calcext:value-type="float">
            <text:p>2094228.35961819</text:p>
          </table:table-cell>
          <table:table-cell table:formula="of:=[.$B$1]/(6*[.$A98]+1)" office:value-type="float" office:value="54844.6069469836" calcext:value-type="float">
            <text:p>54844.6069469836</text:p>
          </table:table-cell>
          <table:table-cell table:number-columns-repeated="2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[.$B$1]/([.A99]+1)" office:value-type="float" office:value="322580.64516129" calcext:value-type="float">
            <text:p>322580.64516129</text:p>
          </table:table-cell>
          <table:table-cell table:formula="of:=([.$B$1]-[.$G$1])*(1 - [.$A99]/[.$B$3]) + [.$G$1]" office:value-type="float" office:value="18967360" calcext:value-type="float">
            <text:p>18967360</text:p>
          </table:table-cell>
          <table:table-cell table:formula="of:=EXP(-[.$G$2]*[.$A99])*[.$B$1]" office:value-type="float" office:value="2033853.51982175" calcext:value-type="float">
            <text:p>2033853.51982175</text:p>
          </table:table-cell>
          <table:table-cell table:formula="of:=[.$B$1]/(6*[.$A99]+1)" office:value-type="float" office:value="54249.547920434" calcext:value-type="float">
            <text:p>54249.547920434</text:p>
          </table:table-cell>
          <table:table-cell table:number-columns-repeated="2"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[.$B$1]/([.A100]+1)" office:value-type="float" office:value="319148.936170213" calcext:value-type="float">
            <text:p>319148.936170213</text:p>
          </table:table-cell>
          <table:table-cell table:formula="of:=([.$B$1]-[.$G$1])*(1 - [.$A100]/[.$B$3]) + [.$G$1]" office:value-type="float" office:value="18847440" calcext:value-type="float">
            <text:p>18847440</text:p>
          </table:table-cell>
          <table:table-cell table:formula="of:=EXP(-[.$G$2]*[.$A100])*[.$B$1]" office:value-type="float" office:value="1975219.23580746" calcext:value-type="float">
            <text:p>1975219.23580746</text:p>
          </table:table-cell>
          <table:table-cell table:formula="of:=[.$B$1]/(6*[.$A100]+1)" office:value-type="float" office:value="53667.2629695886" calcext:value-type="float">
            <text:p>53667.2629695886</text:p>
          </table:table-cell>
          <table:table-cell table:number-columns-repeated="2"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[.$B$1]/([.A101]+1)" office:value-type="float" office:value="315789.47368421" calcext:value-type="float">
            <text:p>315789.47368421</text:p>
          </table:table-cell>
          <table:table-cell table:formula="of:=([.$B$1]-[.$G$1])*(1 - [.$A101]/[.$B$3]) + [.$G$1]" office:value-type="float" office:value="18727520" calcext:value-type="float">
            <text:p>18727520</text:p>
          </table:table-cell>
          <table:table-cell table:formula="of:=EXP(-[.$G$2]*[.$A101])*[.$B$1]" office:value-type="float" office:value="1918275.32881803" calcext:value-type="float">
            <text:p>1918275.32881803</text:p>
          </table:table-cell>
          <table:table-cell table:formula="of:=[.$B$1]/(6*[.$A101]+1)" office:value-type="float" office:value="53097.3451327434" calcext:value-type="float">
            <text:p>53097.3451327434</text:p>
          </table:table-cell>
          <table:table-cell table:number-columns-repeated="2"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[.$B$1]/([.A102]+1)" office:value-type="float" office:value="312500" calcext:value-type="float">
            <text:p>312500</text:p>
          </table:table-cell>
          <table:table-cell table:formula="of:=([.$B$1]-[.$G$1])*(1 - [.$A102]/[.$B$3]) + [.$G$1]" office:value-type="float" office:value="18607600" calcext:value-type="float">
            <text:p>18607600</text:p>
          </table:table-cell>
          <table:table-cell table:formula="of:=EXP(-[.$G$2]*[.$A102])*[.$B$1]" office:value-type="float" office:value="1862973.06670754" calcext:value-type="float">
            <text:p>1862973.06670754</text:p>
          </table:table-cell>
          <table:table-cell table:formula="of:=[.$B$1]/(6*[.$A102]+1)" office:value-type="float" office:value="52539.4045534151" calcext:value-type="float">
            <text:p>52539.4045534151</text:p>
          </table:table-cell>
          <table:table-cell table:number-columns-repeated="2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[.$B$1]/([.A103]+1)" office:value-type="float" office:value="309278.350515464" calcext:value-type="float">
            <text:p>309278.350515464</text:p>
          </table:table-cell>
          <table:table-cell table:formula="of:=([.$B$1]-[.$G$1])*(1 - [.$A103]/[.$B$3]) + [.$G$1]" office:value-type="float" office:value="18487680" calcext:value-type="float">
            <text:p>18487680</text:p>
          </table:table-cell>
          <table:table-cell table:formula="of:=EXP(-[.$G$2]*[.$A103])*[.$B$1]" office:value-type="float" office:value="1809265.12223674" calcext:value-type="float">
            <text:p>1809265.12223674</text:p>
          </table:table-cell>
          <table:table-cell table:formula="of:=[.$B$1]/(6*[.$A103]+1)" office:value-type="float" office:value="51993.0675909879" calcext:value-type="float">
            <text:p>51993.0675909879</text:p>
          </table:table-cell>
          <table:table-cell table:number-columns-repeated="2"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[.$B$1]/([.A104]+1)" office:value-type="float" office:value="306122.448979592" calcext:value-type="float">
            <text:p>306122.448979592</text:p>
          </table:table-cell>
          <table:table-cell table:formula="of:=([.$B$1]-[.$G$1])*(1 - [.$A104]/[.$B$3]) + [.$G$1]" office:value-type="float" office:value="18367760" calcext:value-type="float">
            <text:p>18367760</text:p>
          </table:table-cell>
          <table:table-cell table:formula="of:=EXP(-[.$G$2]*[.$A104])*[.$B$1]" office:value-type="float" office:value="1757105.53257087" calcext:value-type="float">
            <text:p>1757105.53257087</text:p>
          </table:table-cell>
          <table:table-cell table:formula="of:=[.$B$1]/(6*[.$A104]+1)" office:value-type="float" office:value="51457.9759862779" calcext:value-type="float">
            <text:p>51457.9759862779</text:p>
          </table:table-cell>
          <table:table-cell table:number-columns-repeated="2"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[.$B$1]/([.A105]+1)" office:value-type="float" office:value="303030.303030303" calcext:value-type="float">
            <text:p>303030.303030303</text:p>
          </table:table-cell>
          <table:table-cell table:formula="of:=([.$B$1]-[.$G$1])*(1 - [.$A105]/[.$B$3]) + [.$G$1]" office:value-type="float" office:value="18247840" calcext:value-type="float">
            <text:p>18247840</text:p>
          </table:table-cell>
          <table:table-cell table:formula="of:=EXP(-[.$G$2]*[.$A105])*[.$B$1]" office:value-type="float" office:value="1706449.65994496" calcext:value-type="float">
            <text:p>1706449.65994496</text:p>
          </table:table-cell>
          <table:table-cell table:formula="of:=[.$B$1]/(6*[.$A105]+1)" office:value-type="float" office:value="50933.7860780985" calcext:value-type="float">
            <text:p>50933.7860780985</text:p>
          </table:table-cell>
          <table:table-cell table:number-columns-repeated="2"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[.$B$1]/([.A106]+1)" office:value-type="float" office:value="300000" calcext:value-type="float">
            <text:p>300000</text:p>
          </table:table-cell>
          <table:table-cell table:formula="of:=([.$B$1]-[.$G$1])*(1 - [.$A106]/[.$B$3]) + [.$G$1]" office:value-type="float" office:value="18127920" calcext:value-type="float">
            <text:p>18127920</text:p>
          </table:table-cell>
          <table:table-cell table:formula="of:=EXP(-[.$G$2]*[.$A106])*[.$B$1]" office:value-type="float" office:value="1657254.15346321" calcext:value-type="float">
            <text:p>1657254.15346321</text:p>
          </table:table-cell>
          <table:table-cell table:formula="of:=[.$B$1]/(6*[.$A106]+1)" office:value-type="float" office:value="50420.1680672269" calcext:value-type="float">
            <text:p>50420.1680672269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$B$1]/([.A107]+1)" office:value-type="float" office:value="297029.702970297" calcext:value-type="float">
            <text:p>297029.702970297</text:p>
          </table:table-cell>
          <table:table-cell table:formula="of:=([.$B$1]-[.$G$1])*(1 - [.$A107]/[.$B$3]) + [.$G$1]" office:value-type="float" office:value="18008000" calcext:value-type="float">
            <text:p>18008000</text:p>
          </table:table-cell>
          <table:table-cell table:formula="of:=EXP(-[.$G$2]*[.$A107])*[.$B$1]" office:value-type="float" office:value="1609476.91199965" calcext:value-type="float">
            <text:p>1609476.91199965</text:p>
          </table:table-cell>
          <table:table-cell table:formula="of:=[.$B$1]/(6*[.$A107]+1)" office:value-type="float" office:value="49916.8053244592" calcext:value-type="float">
            <text:p>49916.8053244592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[.$B$1]/([.A108]+1)" office:value-type="float" office:value="294117.647058824" calcext:value-type="float">
            <text:p>294117.647058824</text:p>
          </table:table-cell>
          <table:table-cell table:formula="of:=([.$B$1]-[.$G$1])*(1 - [.$A108]/[.$B$3]) + [.$G$1]" office:value-type="float" office:value="17888080" calcext:value-type="float">
            <text:p>17888080</text:p>
          </table:table-cell>
          <table:table-cell table:formula="of:=EXP(-[.$G$2]*[.$A108])*[.$B$1]" office:value-type="float" office:value="1563077.0481683" calcext:value-type="float">
            <text:p>1563077.0481683</text:p>
          </table:table-cell>
          <table:table-cell table:formula="of:=[.$B$1]/(6*[.$A108]+1)" office:value-type="float" office:value="49423.3937397035" calcext:value-type="float">
            <text:p>49423.3937397035</text:p>
          </table:table-cell>
          <table:table-cell table:number-columns-repeated="2"/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[.$B$1]/([.A109]+1)" office:value-type="float" office:value="291262.13592233" calcext:value-type="float">
            <text:p>291262.13592233</text:p>
          </table:table-cell>
          <table:table-cell table:formula="of:=([.$B$1]-[.$G$1])*(1 - [.$A109]/[.$B$3]) + [.$G$1]" office:value-type="float" office:value="17768160" calcext:value-type="float">
            <text:p>17768160</text:p>
          </table:table-cell>
          <table:table-cell table:formula="of:=EXP(-[.$G$2]*[.$A109])*[.$B$1]" office:value-type="float" office:value="1518014.85333209" calcext:value-type="float">
            <text:p>1518014.85333209</text:p>
          </table:table-cell>
          <table:table-cell table:formula="of:=[.$B$1]/(6*[.$A109]+1)" office:value-type="float" office:value="48939.6411092985" calcext:value-type="float">
            <text:p>48939.6411092985</text:p>
          </table:table-cell>
          <table:table-cell table:number-columns-repeated="2"/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[.$B$1]/([.A110]+1)" office:value-type="float" office:value="288461.538461538" calcext:value-type="float">
            <text:p>288461.538461538</text:p>
          </table:table-cell>
          <table:table-cell table:formula="of:=([.$B$1]-[.$G$1])*(1 - [.$A110]/[.$B$3]) + [.$G$1]" office:value-type="float" office:value="17648240" calcext:value-type="float">
            <text:p>17648240</text:p>
          </table:table-cell>
          <table:table-cell table:formula="of:=EXP(-[.$G$2]*[.$A110])*[.$B$1]" office:value-type="float" office:value="1474251.76362049" calcext:value-type="float">
            <text:p>1474251.76362049</text:p>
          </table:table-cell>
          <table:table-cell table:formula="of:=[.$B$1]/(6*[.$A110]+1)" office:value-type="float" office:value="48465.2665589661" calcext:value-type="float">
            <text:p>48465.2665589661</text:p>
          </table:table-cell>
          <table:table-cell table:number-columns-repeated="2"/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[.$B$1]/([.A111]+1)" office:value-type="float" office:value="285714.285714286" calcext:value-type="float">
            <text:p>285714.285714286</text:p>
          </table:table-cell>
          <table:table-cell table:formula="of:=([.$B$1]-[.$G$1])*(1 - [.$A111]/[.$B$3]) + [.$G$1]" office:value-type="float" office:value="17528320" calcext:value-type="float">
            <text:p>17528320</text:p>
          </table:table-cell>
          <table:table-cell table:formula="of:=EXP(-[.$G$2]*[.$A111])*[.$B$1]" office:value-type="float" office:value="1431750.32692692" calcext:value-type="float">
            <text:p>1431750.32692692</text:p>
          </table:table-cell>
          <table:table-cell table:formula="of:=[.$B$1]/(6*[.$A111]+1)" office:value-type="float" office:value="48000" calcext:value-type="float">
            <text:p>48000</text:p>
          </table:table-cell>
          <table:table-cell table:number-columns-repeated="2"/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[.$B$1]/([.A112]+1)" office:value-type="float" office:value="283018.867924528" calcext:value-type="float">
            <text:p>283018.867924528</text:p>
          </table:table-cell>
          <table:table-cell table:formula="of:=([.$B$1]-[.$G$1])*(1 - [.$A112]/[.$B$3]) + [.$G$1]" office:value-type="float" office:value="17408400" calcext:value-type="float">
            <text:p>17408400</text:p>
          </table:table-cell>
          <table:table-cell table:formula="of:=EXP(-[.$G$2]*[.$A112])*[.$B$1]" office:value-type="float" office:value="1390474.17085745" calcext:value-type="float">
            <text:p>1390474.17085745</text:p>
          </table:table-cell>
          <table:table-cell table:formula="of:=[.$B$1]/(6*[.$A112]+1)" office:value-type="float" office:value="47543.5816164818" calcext:value-type="float">
            <text:p>47543.5816164818</text:p>
          </table:table-cell>
          <table:table-cell table:number-columns-repeated="2"/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[.$B$1]/([.A113]+1)" office:value-type="float" office:value="280373.831775701" calcext:value-type="float">
            <text:p>280373.831775701</text:p>
          </table:table-cell>
          <table:table-cell table:formula="of:=([.$B$1]-[.$G$1])*(1 - [.$A113]/[.$B$3]) + [.$G$1]" office:value-type="float" office:value="17288480" calcext:value-type="float">
            <text:p>17288480</text:p>
          </table:table-cell>
          <table:table-cell table:formula="of:=EXP(-[.$G$2]*[.$A113])*[.$B$1]" office:value-type="float" office:value="1350387.97160366" calcext:value-type="float">
            <text:p>1350387.97160366</text:p>
          </table:table-cell>
          <table:table-cell table:formula="of:=[.$B$1]/(6*[.$A113]+1)" office:value-type="float" office:value="47095.7613814757" calcext:value-type="float">
            <text:p>47095.7613814757</text:p>
          </table:table-cell>
          <table:table-cell table:number-columns-repeated="2"/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[.$B$1]/([.A114]+1)" office:value-type="float" office:value="277777.777777778" calcext:value-type="float">
            <text:p>277777.777777778</text:p>
          </table:table-cell>
          <table:table-cell table:formula="of:=([.$B$1]-[.$G$1])*(1 - [.$A114]/[.$B$3]) + [.$G$1]" office:value-type="float" office:value="17168560" calcext:value-type="float">
            <text:p>17168560</text:p>
          </table:table-cell>
          <table:table-cell table:formula="of:=EXP(-[.$G$2]*[.$A114])*[.$B$1]" office:value-type="float" office:value="1311457.42371276" calcext:value-type="float">
            <text:p>1311457.42371276</text:p>
          </table:table-cell>
          <table:table-cell table:formula="of:=[.$B$1]/(6*[.$A114]+1)" office:value-type="float" office:value="46656.298600311" calcext:value-type="float">
            <text:p>46656.298600311</text:p>
          </table:table-cell>
          <table:table-cell table:number-columns-repeated="2"/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[.$B$1]/([.A115]+1)" office:value-type="float" office:value="275229.357798165" calcext:value-type="float">
            <text:p>275229.357798165</text:p>
          </table:table-cell>
          <table:table-cell table:formula="of:=([.$B$1]-[.$G$1])*(1 - [.$A115]/[.$B$3]) + [.$G$1]" office:value-type="float" office:value="17048640" calcext:value-type="float">
            <text:p>17048640</text:p>
          </table:table-cell>
          <table:table-cell table:formula="of:=EXP(-[.$G$2]*[.$A115])*[.$B$1]" office:value-type="float" office:value="1273649.21072927" calcext:value-type="float">
            <text:p>1273649.21072927</text:p>
          </table:table-cell>
          <table:table-cell table:formula="of:=[.$B$1]/(6*[.$A115]+1)" office:value-type="float" office:value="46224.9614791988" calcext:value-type="float">
            <text:p>46224.9614791988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[.$B$1]/([.A116]+1)" office:value-type="float" office:value="272727.272727273" calcext:value-type="float">
            <text:p>272727.272727273</text:p>
          </table:table-cell>
          <table:table-cell table:formula="of:=([.$B$1]-[.$G$1])*(1 - [.$A116]/[.$B$3]) + [.$G$1]" office:value-type="float" office:value="16928720" calcext:value-type="float">
            <text:p>16928720</text:p>
          </table:table-cell>
          <table:table-cell table:formula="of:=EXP(-[.$G$2]*[.$A116])*[.$B$1]" office:value-type="float" office:value="1236930.97668308" calcext:value-type="float">
            <text:p>1236930.97668308</text:p>
          </table:table-cell>
          <table:table-cell table:formula="of:=[.$B$1]/(6*[.$A116]+1)" office:value-type="float" office:value="45801.5267175573" calcext:value-type="float">
            <text:p>45801.5267175573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[.$B$1]/([.A117]+1)" office:value-type="float" office:value="270270.27027027" calcext:value-type="float">
            <text:p>270270.27027027</text:p>
          </table:table-cell>
          <table:table-cell table:formula="of:=([.$B$1]-[.$G$1])*(1 - [.$A117]/[.$B$3]) + [.$G$1]" office:value-type="float" office:value="16808800" calcext:value-type="float">
            <text:p>16808800</text:p>
          </table:table-cell>
          <table:table-cell table:formula="of:=EXP(-[.$G$2]*[.$A117])*[.$B$1]" office:value-type="float" office:value="1201271.29839943" calcext:value-type="float">
            <text:p>1201271.29839943</text:p>
          </table:table-cell>
          <table:table-cell table:formula="of:=[.$B$1]/(6*[.$A117]+1)" office:value-type="float" office:value="45385.7791225416" calcext:value-type="float">
            <text:p>45385.7791225416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[.$B$1]/([.A118]+1)" office:value-type="float" office:value="267857.142857143" calcext:value-type="float">
            <text:p>267857.142857143</text:p>
          </table:table-cell>
          <table:table-cell table:formula="of:=([.$B$1]-[.$G$1])*(1 - [.$A118]/[.$B$3]) + [.$G$1]" office:value-type="float" office:value="16688880" calcext:value-type="float">
            <text:p>16688880</text:p>
          </table:table-cell>
          <table:table-cell table:formula="of:=EXP(-[.$G$2]*[.$A118])*[.$B$1]" office:value-type="float" office:value="1166639.65860722" calcext:value-type="float">
            <text:p>1166639.65860722</text:p>
          </table:table-cell>
          <table:table-cell table:formula="of:=[.$B$1]/(6*[.$A118]+1)" office:value-type="float" office:value="44977.5112443778" calcext:value-type="float">
            <text:p>44977.5112443778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[.$B$1]/([.A119]+1)" office:value-type="float" office:value="265486.725663717" calcext:value-type="float">
            <text:p>265486.725663717</text:p>
          </table:table-cell>
          <table:table-cell table:formula="of:=([.$B$1]-[.$G$1])*(1 - [.$A119]/[.$B$3]) + [.$G$1]" office:value-type="float" office:value="16568960" calcext:value-type="float">
            <text:p>16568960</text:p>
          </table:table-cell>
          <table:table-cell table:formula="of:=EXP(-[.$G$2]*[.$A119])*[.$B$1]" office:value-type="float" office:value="1133006.4198226" calcext:value-type="float">
            <text:p>1133006.4198226</text:p>
          </table:table-cell>
          <table:table-cell table:formula="of:=[.$B$1]/(6*[.$A119]+1)" office:value-type="float" office:value="44576.5230312036" calcext:value-type="float">
            <text:p>44576.5230312036</text:p>
          </table:table-cell>
          <table:table-cell table:number-columns-repeated="2"/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[.$B$1]/([.A120]+1)" office:value-type="float" office:value="263157.894736842" calcext:value-type="float">
            <text:p>263157.894736842</text:p>
          </table:table-cell>
          <table:table-cell table:formula="of:=([.$B$1]-[.$G$1])*(1 - [.$A120]/[.$B$3]) + [.$G$1]" office:value-type="float" office:value="16449040" calcext:value-type="float">
            <text:p>16449040</text:p>
          </table:table-cell>
          <table:table-cell table:formula="of:=EXP(-[.$G$2]*[.$A120])*[.$B$1]" office:value-type="float" office:value="1100342.79898538" calcext:value-type="float">
            <text:p>1100342.79898538</text:p>
          </table:table-cell>
          <table:table-cell table:formula="of:=[.$B$1]/(6*[.$A120]+1)" office:value-type="float" office:value="44182.6215022091" calcext:value-type="float">
            <text:p>44182.6215022091</text:p>
          </table:table-cell>
          <table:table-cell table:number-columns-repeated="2"/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[.$B$1]/([.A121]+1)" office:value-type="float" office:value="260869.565217391" calcext:value-type="float">
            <text:p>260869.565217391</text:p>
          </table:table-cell>
          <table:table-cell table:formula="of:=([.$B$1]-[.$G$1])*(1 - [.$A121]/[.$B$3]) + [.$G$1]" office:value-type="float" office:value="16329120" calcext:value-type="float">
            <text:p>16329120</text:p>
          </table:table-cell>
          <table:table-cell table:formula="of:=EXP(-[.$G$2]*[.$A121])*[.$B$1]" office:value-type="float" office:value="1068620.84282678" calcext:value-type="float">
            <text:p>1068620.84282678</text:p>
          </table:table-cell>
          <table:table-cell table:formula="of:=[.$B$1]/(6*[.$A121]+1)" office:value-type="float" office:value="43795.6204379562" calcext:value-type="float">
            <text:p>43795.6204379562</text:p>
          </table:table-cell>
          <table:table-cell table:number-columns-repeated="2"/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[.$B$1]/([.A122]+1)" office:value-type="float" office:value="258620.689655172" calcext:value-type="float">
            <text:p>258620.689655172</text:p>
          </table:table-cell>
          <table:table-cell table:formula="of:=([.$B$1]-[.$G$1])*(1 - [.$A122]/[.$B$3]) + [.$G$1]" office:value-type="float" office:value="16209200" calcext:value-type="float">
            <text:p>16209200</text:p>
          </table:table-cell>
          <table:table-cell table:formula="of:=EXP(-[.$G$2]*[.$A122])*[.$B$1]" office:value-type="float" office:value="1037813.40394721" calcext:value-type="float">
            <text:p>1037813.40394721</text:p>
          </table:table-cell>
          <table:table-cell table:formula="of:=[.$B$1]/(6*[.$A122]+1)" office:value-type="float" office:value="43415.3400868307" calcext:value-type="float">
            <text:p>43415.3400868307</text:p>
          </table:table-cell>
          <table:table-cell table:number-columns-repeated="2"/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[.$B$1]/([.A123]+1)" office:value-type="float" office:value="256410.256410256" calcext:value-type="float">
            <text:p>256410.256410256</text:p>
          </table:table-cell>
          <table:table-cell table:formula="of:=([.$B$1]-[.$G$1])*(1 - [.$A123]/[.$B$3]) + [.$G$1]" office:value-type="float" office:value="16089280" calcext:value-type="float">
            <text:p>16089280</text:p>
          </table:table-cell>
          <table:table-cell table:formula="of:=EXP(-[.$G$2]*[.$A123])*[.$B$1]" office:value-type="float" office:value="1007894.11758375" calcext:value-type="float">
            <text:p>1007894.11758375</text:p>
          </table:table-cell>
          <table:table-cell table:formula="of:=[.$B$1]/(6*[.$A123]+1)" office:value-type="float" office:value="43041.6068866571" calcext:value-type="float">
            <text:p>43041.6068866571</text:p>
          </table:table-cell>
          <table:table-cell table:number-columns-repeated="2"/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[.$B$1]/([.A124]+1)" office:value-type="float" office:value="254237.288135593" calcext:value-type="float">
            <text:p>254237.288135593</text:p>
          </table:table-cell>
          <table:table-cell table:formula="of:=([.$B$1]-[.$G$1])*(1 - [.$A124]/[.$B$3]) + [.$G$1]" office:value-type="float" office:value="15969360" calcext:value-type="float">
            <text:p>15969360</text:p>
          </table:table-cell>
          <table:table-cell table:formula="of:=EXP(-[.$G$2]*[.$A124])*[.$B$1]" office:value-type="float" office:value="978837.379047373" calcext:value-type="float">
            <text:p>978837.379047373</text:p>
          </table:table-cell>
          <table:table-cell table:formula="of:=[.$B$1]/(6*[.$A124]+1)" office:value-type="float" office:value="42674.253200569" calcext:value-type="float">
            <text:p>42674.253200569</text:p>
          </table:table-cell>
          <table:table-cell table:number-columns-repeated="2"/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[.$B$1]/([.A125]+1)" office:value-type="float" office:value="252100.840336134" calcext:value-type="float">
            <text:p>252100.840336134</text:p>
          </table:table-cell>
          <table:table-cell table:formula="of:=([.$B$1]-[.$G$1])*(1 - [.$A125]/[.$B$3]) + [.$G$1]" office:value-type="float" office:value="15849440" calcext:value-type="float">
            <text:p>15849440</text:p>
          </table:table-cell>
          <table:table-cell table:formula="of:=EXP(-[.$G$2]*[.$A125])*[.$B$1]" office:value-type="float" office:value="950618.321810692" calcext:value-type="float">
            <text:p>950618.321810692</text:p>
          </table:table-cell>
          <table:table-cell table:formula="of:=[.$B$1]/(6*[.$A125]+1)" office:value-type="float" office:value="42313.1170662905" calcext:value-type="float">
            <text:p>42313.1170662905</text:p>
          </table:table-cell>
          <table:table-cell table:number-columns-repeated="2"/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[.$B$1]/([.A126]+1)" office:value-type="float" office:value="250000" calcext:value-type="float">
            <text:p>250000</text:p>
          </table:table-cell>
          <table:table-cell table:formula="of:=([.$B$1]-[.$G$1])*(1 - [.$A126]/[.$B$3]) + [.$G$1]" office:value-type="float" office:value="15729520" calcext:value-type="float">
            <text:p>15729520</text:p>
          </table:table-cell>
          <table:table-cell table:formula="of:=EXP(-[.$G$2]*[.$A126])*[.$B$1]" office:value-type="float" office:value="923212.796227352" calcext:value-type="float">
            <text:p>923212.796227352</text:p>
          </table:table-cell>
          <table:table-cell table:formula="of:=[.$B$1]/(6*[.$A126]+1)" office:value-type="float" office:value="41958.041958042" calcext:value-type="float">
            <text:p>41958.041958042</text:p>
          </table:table-cell>
          <table:table-cell table:number-columns-repeated="2"/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[.$B$1]/([.A127]+1)" office:value-type="float" office:value="247933.884297521" calcext:value-type="float">
            <text:p>247933.884297521</text:p>
          </table:table-cell>
          <table:table-cell table:formula="of:=([.$B$1]-[.$G$1])*(1 - [.$A127]/[.$B$3]) + [.$G$1]" office:value-type="float" office:value="15609600" calcext:value-type="float">
            <text:p>15609600</text:p>
          </table:table-cell>
          <table:table-cell table:formula="of:=EXP(-[.$G$2]*[.$A127])*[.$B$1]" office:value-type="float" office:value="896597.348864961" calcext:value-type="float">
            <text:p>896597.348864961</text:p>
          </table:table-cell>
          <table:table-cell table:formula="of:=[.$B$1]/(6*[.$A127]+1)" office:value-type="float" office:value="41608.8765603329" calcext:value-type="float">
            <text:p>41608.8765603329</text:p>
          </table:table-cell>
          <table:table-cell table:number-columns-repeated="2"/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[.$B$1]/([.A128]+1)" office:value-type="float" office:value="245901.639344262" calcext:value-type="float">
            <text:p>245901.639344262</text:p>
          </table:table-cell>
          <table:table-cell table:formula="of:=([.$B$1]-[.$G$1])*(1 - [.$A128]/[.$B$3]) + [.$G$1]" office:value-type="float" office:value="15489680" calcext:value-type="float">
            <text:p>15489680</text:p>
          </table:table-cell>
          <table:table-cell table:formula="of:=EXP(-[.$G$2]*[.$A128])*[.$B$1]" office:value-type="float" office:value="870749.202433834" calcext:value-type="float">
            <text:p>870749.202433834</text:p>
          </table:table-cell>
          <table:table-cell table:formula="of:=[.$B$1]/(6*[.$A128]+1)" office:value-type="float" office:value="41265.4745529574" calcext:value-type="float">
            <text:p>41265.4745529574</text:p>
          </table:table-cell>
          <table:table-cell table:number-columns-repeated="2"/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[.$B$1]/([.A129]+1)" office:value-type="float" office:value="243902.43902439" calcext:value-type="float">
            <text:p>243902.43902439</text:p>
          </table:table-cell>
          <table:table-cell table:formula="of:=([.$B$1]-[.$G$1])*(1 - [.$A129]/[.$B$3]) + [.$G$1]" office:value-type="float" office:value="15369760" calcext:value-type="float">
            <text:p>15369760</text:p>
          </table:table-cell>
          <table:table-cell table:formula="of:=EXP(-[.$G$2]*[.$A129])*[.$B$1]" office:value-type="float" office:value="845646.236294363" calcext:value-type="float">
            <text:p>845646.236294363</text:p>
          </table:table-cell>
          <table:table-cell table:formula="of:=[.$B$1]/(6*[.$A129]+1)" office:value-type="float" office:value="40927.6944065484" calcext:value-type="float">
            <text:p>40927.6944065484</text:p>
          </table:table-cell>
          <table:table-cell table:number-columns-repeated="2"/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[.$B$1]/([.A130]+1)" office:value-type="float" office:value="241935.483870968" calcext:value-type="float">
            <text:p>241935.483870968</text:p>
          </table:table-cell>
          <table:table-cell table:formula="of:=([.$B$1]-[.$G$1])*(1 - [.$A130]/[.$B$3]) + [.$G$1]" office:value-type="float" office:value="15249840" calcext:value-type="float">
            <text:p>15249840</text:p>
          </table:table-cell>
          <table:table-cell table:formula="of:=EXP(-[.$G$2]*[.$A130])*[.$B$1]" office:value-type="float" office:value="821266.96752635" calcext:value-type="float">
            <text:p>821266.96752635</text:p>
          </table:table-cell>
          <table:table-cell table:formula="of:=[.$B$1]/(6*[.$A130]+1)" office:value-type="float" office:value="40595.399188092" calcext:value-type="float">
            <text:p>40595.399188092</text:p>
          </table:table-cell>
          <table:table-cell table:number-columns-repeated="2"/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[.$B$1]/([.A131]+1)" office:value-type="float" office:value="240000" calcext:value-type="float">
            <text:p>240000</text:p>
          </table:table-cell>
          <table:table-cell table:formula="of:=([.$B$1]-[.$G$1])*(1 - [.$A131]/[.$B$3]) + [.$G$1]" office:value-type="float" office:value="15129920" calcext:value-type="float">
            <text:p>15129920</text:p>
          </table:table-cell>
          <table:table-cell table:formula="of:=EXP(-[.$G$2]*[.$A131])*[.$B$1]" office:value-type="float" office:value="797590.53254409" calcext:value-type="float">
            <text:p>797590.53254409</text:p>
          </table:table-cell>
          <table:table-cell table:formula="of:=[.$B$1]/(6*[.$A131]+1)" office:value-type="float" office:value="40268.4563758389" calcext:value-type="float">
            <text:p>40268.4563758389</text:p>
          </table:table-cell>
          <table:table-cell table:number-columns-repeated="2"/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[.$B$1]/([.A132]+1)" office:value-type="float" office:value="238095.238095238" calcext:value-type="float">
            <text:p>238095.238095238</text:p>
          </table:table-cell>
          <table:table-cell table:formula="of:=([.$B$1]-[.$G$1])*(1 - [.$A132]/[.$B$3]) + [.$G$1]" office:value-type="float" office:value="15010000" calcext:value-type="float">
            <text:p>15010000</text:p>
          </table:table-cell>
          <table:table-cell table:formula="of:=EXP(-[.$G$2]*[.$A132])*[.$B$1]" office:value-type="float" office:value="774596.669241483" calcext:value-type="float">
            <text:p>774596.669241483</text:p>
          </table:table-cell>
          <table:table-cell table:formula="of:=[.$B$1]/(6*[.$A132]+1)" office:value-type="float" office:value="39946.7376830892" calcext:value-type="float">
            <text:p>39946.7376830892</text:p>
          </table:table-cell>
          <table:table-cell table:number-columns-repeated="2"/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[.$B$1]/([.A133]+1)" office:value-type="float" office:value="236220.472440945" calcext:value-type="float">
            <text:p>236220.472440945</text:p>
          </table:table-cell>
          <table:table-cell table:formula="of:=([.$B$1]-[.$G$1])*(1 - [.$A133]/[.$B$3]) + [.$G$1]" office:value-type="float" office:value="14890080" calcext:value-type="float">
            <text:p>14890080</text:p>
          </table:table-cell>
          <table:table-cell table:formula="of:=EXP(-[.$G$2]*[.$A133])*[.$B$1]" office:value-type="float" office:value="752265.699651887" calcext:value-type="float">
            <text:p>752265.699651887</text:p>
          </table:table-cell>
          <table:table-cell table:formula="of:=[.$B$1]/(6*[.$A133]+1)" office:value-type="float" office:value="39630.1188903567" calcext:value-type="float">
            <text:p>39630.1188903567</text:p>
          </table:table-cell>
          <table:table-cell table:number-columns-repeated="2"/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[.$B$1]/([.A134]+1)" office:value-type="float" office:value="234375" calcext:value-type="float">
            <text:p>234375</text:p>
          </table:table-cell>
          <table:table-cell table:formula="of:=([.$B$1]-[.$G$1])*(1 - [.$A134]/[.$B$3]) + [.$G$1]" office:value-type="float" office:value="14770160" calcext:value-type="float">
            <text:p>14770160</text:p>
          </table:table-cell>
          <table:table-cell table:formula="of:=EXP(-[.$G$2]*[.$A134])*[.$B$1]" office:value-type="float" office:value="730578.513107858" calcext:value-type="float">
            <text:p>730578.513107858</text:p>
          </table:table-cell>
          <table:table-cell table:formula="of:=[.$B$1]/(6*[.$A134]+1)" office:value-type="float" office:value="39318.4796854522" calcext:value-type="float">
            <text:p>39318.4796854522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[.$B$1]/([.A135]+1)" office:value-type="float" office:value="232558.139534884" calcext:value-type="float">
            <text:p>232558.139534884</text:p>
          </table:table-cell>
          <table:table-cell table:formula="of:=([.$B$1]-[.$G$1])*(1 - [.$A135]/[.$B$3]) + [.$G$1]" office:value-type="float" office:value="14650240" calcext:value-type="float">
            <text:p>14650240</text:p>
          </table:table-cell>
          <table:table-cell table:formula="of:=EXP(-[.$G$2]*[.$A135])*[.$B$1]" office:value-type="float" office:value="709516.549886405" calcext:value-type="float">
            <text:p>709516.549886405</text:p>
          </table:table-cell>
          <table:table-cell table:formula="of:=[.$B$1]/(6*[.$A135]+1)" office:value-type="float" office:value="39011.7035110533" calcext:value-type="float">
            <text:p>39011.7035110533</text:p>
          </table:table-cell>
          <table:table-cell table:number-columns-repeated="2"/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[.$B$1]/([.A136]+1)" office:value-type="float" office:value="230769.230769231" calcext:value-type="float">
            <text:p>230769.230769231</text:p>
          </table:table-cell>
          <table:table-cell table:formula="of:=([.$B$1]-[.$G$1])*(1 - [.$A136]/[.$B$3]) + [.$G$1]" office:value-type="float" office:value="14530320" calcext:value-type="float">
            <text:p>14530320</text:p>
          </table:table-cell>
          <table:table-cell table:formula="of:=EXP(-[.$G$2]*[.$A136])*[.$B$1]" office:value-type="float" office:value="689061.785325715" calcext:value-type="float">
            <text:p>689061.785325715</text:p>
          </table:table-cell>
          <table:table-cell table:formula="of:=[.$B$1]/(6*[.$A136]+1)" office:value-type="float" office:value="38709.6774193548" calcext:value-type="float">
            <text:p>38709.6774193548</text:p>
          </table:table-cell>
          <table:table-cell table:number-columns-repeated="2"/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[.$B$1]/([.A137]+1)" office:value-type="float" office:value="229007.633587786" calcext:value-type="float">
            <text:p>229007.633587786</text:p>
          </table:table-cell>
          <table:table-cell table:formula="of:=([.$B$1]-[.$G$1])*(1 - [.$A137]/[.$B$3]) + [.$G$1]" office:value-type="float" office:value="14410400" calcext:value-type="float">
            <text:p>14410400</text:p>
          </table:table-cell>
          <table:table-cell table:formula="of:=EXP(-[.$G$2]*[.$A137])*[.$B$1]" office:value-type="float" office:value="669196.714399797" calcext:value-type="float">
            <text:p>669196.714399797</text:p>
          </table:table-cell>
          <table:table-cell table:formula="of:=[.$B$1]/(6*[.$A137]+1)" office:value-type="float" office:value="38412.2919334187" calcext:value-type="float">
            <text:p>38412.2919334187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[.$B$1]/([.A138]+1)" office:value-type="float" office:value="227272.727272727" calcext:value-type="float">
            <text:p>227272.727272727</text:p>
          </table:table-cell>
          <table:table-cell table:formula="of:=([.$B$1]-[.$G$1])*(1 - [.$A138]/[.$B$3]) + [.$G$1]" office:value-type="float" office:value="14290480" calcext:value-type="float">
            <text:p>14290480</text:p>
          </table:table-cell>
          <table:table-cell table:formula="of:=EXP(-[.$G$2]*[.$A138])*[.$B$1]" office:value-type="float" office:value="649904.336737815" calcext:value-type="float">
            <text:p>649904.336737815</text:p>
          </table:table-cell>
          <table:table-cell table:formula="of:=[.$B$1]/(6*[.$A138]+1)" office:value-type="float" office:value="38119.4409148666" calcext:value-type="float">
            <text:p>38119.4409148666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[.$B$1]/([.A139]+1)" office:value-type="float" office:value="225563.909774436" calcext:value-type="float">
            <text:p>225563.909774436</text:p>
          </table:table-cell>
          <table:table-cell table:formula="of:=([.$B$1]-[.$G$1])*(1 - [.$A139]/[.$B$3]) + [.$G$1]" office:value-type="float" office:value="14170560" calcext:value-type="float">
            <text:p>14170560</text:p>
          </table:table-cell>
          <table:table-cell table:formula="of:=EXP(-[.$G$2]*[.$A139])*[.$B$1]" office:value-type="float" office:value="631168.142075306" calcext:value-type="float">
            <text:p>631168.142075306</text:p>
          </table:table-cell>
          <table:table-cell table:formula="of:=[.$B$1]/(6*[.$A139]+1)" office:value-type="float" office:value="37831.0214375788" calcext:value-type="float">
            <text:p>37831.0214375788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[.$B$1]/([.A140]+1)" office:value-type="float" office:value="223880.597014925" calcext:value-type="float">
            <text:p>223880.597014925</text:p>
          </table:table-cell>
          <table:table-cell table:formula="of:=([.$B$1]-[.$G$1])*(1 - [.$A140]/[.$B$3]) + [.$G$1]" office:value-type="float" office:value="14050640" calcext:value-type="float">
            <text:p>14050640</text:p>
          </table:table-cell>
          <table:table-cell table:formula="of:=EXP(-[.$G$2]*[.$A140])*[.$B$1]" office:value-type="float" office:value="612972.096124827" calcext:value-type="float">
            <text:p>612972.096124827</text:p>
          </table:table-cell>
          <table:table-cell table:formula="of:=[.$B$1]/(6*[.$A140]+1)" office:value-type="float" office:value="37546.9336670839" calcext:value-type="float">
            <text:p>37546.9336670839</text:p>
          </table:table-cell>
          <table:table-cell table:number-columns-repeated="2"/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[.$B$1]/([.A141]+1)" office:value-type="float" office:value="222222.222222222" calcext:value-type="float">
            <text:p>222222.222222222</text:p>
          </table:table-cell>
          <table:table-cell table:formula="of:=([.$B$1]-[.$G$1])*(1 - [.$A141]/[.$B$3]) + [.$G$1]" office:value-type="float" office:value="13930720" calcext:value-type="float">
            <text:p>13930720</text:p>
          </table:table-cell>
          <table:table-cell table:formula="of:=EXP(-[.$G$2]*[.$A141])*[.$B$1]" office:value-type="float" office:value="595300.626853937" calcext:value-type="float">
            <text:p>595300.626853937</text:p>
          </table:table-cell>
          <table:table-cell table:formula="of:=[.$B$1]/(6*[.$A141]+1)" office:value-type="float" office:value="37267.0807453416" calcext:value-type="float">
            <text:p>37267.0807453416</text:p>
          </table:table-cell>
          <table:table-cell table:number-columns-repeated="2"/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[.$B$1]/([.A142]+1)" office:value-type="float" office:value="220588.235294118" calcext:value-type="float">
            <text:p>220588.235294118</text:p>
          </table:table-cell>
          <table:table-cell table:formula="of:=([.$B$1]-[.$G$1])*(1 - [.$A142]/[.$B$3]) + [.$G$1]" office:value-type="float" office:value="13810800" calcext:value-type="float">
            <text:p>13810800</text:p>
          </table:table-cell>
          <table:table-cell table:formula="of:=EXP(-[.$G$2]*[.$A142])*[.$B$1]" office:value-type="float" office:value="578138.611158774" calcext:value-type="float">
            <text:p>578138.611158774</text:p>
          </table:table-cell>
          <table:table-cell table:formula="of:=[.$B$1]/(6*[.$A142]+1)" office:value-type="float" office:value="36991.3686806412" calcext:value-type="float">
            <text:p>36991.3686806412</text:p>
          </table:table-cell>
          <table:table-cell table:number-columns-repeated="2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[.$B$1]/([.A143]+1)" office:value-type="float" office:value="218978.102189781" calcext:value-type="float">
            <text:p>218978.102189781</text:p>
          </table:table-cell>
          <table:table-cell table:formula="of:=([.$B$1]-[.$G$1])*(1 - [.$A143]/[.$B$3]) + [.$G$1]" office:value-type="float" office:value="13690880" calcext:value-type="float">
            <text:p>13690880</text:p>
          </table:table-cell>
          <table:table-cell table:formula="of:=EXP(-[.$G$2]*[.$A143])*[.$B$1]" office:value-type="float" office:value="561471.361921825" calcext:value-type="float">
            <text:p>561471.361921825</text:p>
          </table:table-cell>
          <table:table-cell table:formula="of:=[.$B$1]/(6*[.$A143]+1)" office:value-type="float" office:value="36719.7062423501" calcext:value-type="float">
            <text:p>36719.7062423501</text:p>
          </table:table-cell>
          <table:table-cell table:number-columns-repeated="2"/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[.$B$1]/([.A144]+1)" office:value-type="float" office:value="217391.304347826" calcext:value-type="float">
            <text:p>217391.304347826</text:p>
          </table:table-cell>
          <table:table-cell table:formula="of:=([.$B$1]-[.$G$1])*(1 - [.$A144]/[.$B$3]) + [.$G$1]" office:value-type="float" office:value="13570960" calcext:value-type="float">
            <text:p>13570960</text:p>
          </table:table-cell>
          <table:table-cell table:formula="of:=EXP(-[.$G$2]*[.$A144])*[.$B$1]" office:value-type="float" office:value="545284.615442804" calcext:value-type="float">
            <text:p>545284.615442804</text:p>
          </table:table-cell>
          <table:table-cell table:formula="of:=[.$B$1]/(6*[.$A144]+1)" office:value-type="float" office:value="36452.0048602673" calcext:value-type="float">
            <text:p>36452.0048602673</text:p>
          </table:table-cell>
          <table:table-cell table:number-columns-repeated="2"/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[.$B$1]/([.A145]+1)" office:value-type="float" office:value="215827.338129496" calcext:value-type="float">
            <text:p>215827.338129496</text:p>
          </table:table-cell>
          <table:table-cell table:formula="of:=([.$B$1]-[.$G$1])*(1 - [.$A145]/[.$B$3]) + [.$G$1]" office:value-type="float" office:value="13451040" calcext:value-type="float">
            <text:p>13451040</text:p>
          </table:table-cell>
          <table:table-cell table:formula="of:=EXP(-[.$G$2]*[.$A145])*[.$B$1]" office:value-type="float" office:value="529564.519231892" calcext:value-type="float">
            <text:p>529564.519231892</text:p>
          </table:table-cell>
          <table:table-cell table:formula="of:=[.$B$1]/(6*[.$A145]+1)" office:value-type="float" office:value="36188.1785283474" calcext:value-type="float">
            <text:p>36188.1785283474</text:p>
          </table:table-cell>
          <table:table-cell table:number-columns-repeated="2"/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[.$B$1]/([.A146]+1)" office:value-type="float" office:value="214285.714285714" calcext:value-type="float">
            <text:p>214285.714285714</text:p>
          </table:table-cell>
          <table:table-cell table:formula="of:=([.$B$1]-[.$G$1])*(1 - [.$A146]/[.$B$3]) + [.$G$1]" office:value-type="float" office:value="13331120" calcext:value-type="float">
            <text:p>13331120</text:p>
          </table:table-cell>
          <table:table-cell table:formula="of:=EXP(-[.$G$2]*[.$A146])*[.$B$1]" office:value-type="float" office:value="514297.620154883" calcext:value-type="float">
            <text:p>514297.620154883</text:p>
          </table:table-cell>
          <table:table-cell table:formula="of:=[.$B$1]/(6*[.$A146]+1)" office:value-type="float" office:value="35928.1437125748" calcext:value-type="float">
            <text:p>35928.1437125748</text:p>
          </table:table-cell>
          <table:table-cell table:number-columns-repeated="2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[.$B$1]/([.A147]+1)" office:value-type="float" office:value="212765.957446808" calcext:value-type="float">
            <text:p>212765.957446808</text:p>
          </table:table-cell>
          <table:table-cell table:formula="of:=([.$B$1]-[.$G$1])*(1 - [.$A147]/[.$B$3]) + [.$G$1]" office:value-type="float" office:value="13211200" calcext:value-type="float">
            <text:p>13211200</text:p>
          </table:table-cell>
          <table:table-cell table:formula="of:=EXP(-[.$G$2]*[.$A147])*[.$B$1]" office:value-type="float" office:value="499470.852920101" calcext:value-type="float">
            <text:p>499470.852920101</text:p>
          </table:table-cell>
          <table:table-cell table:formula="of:=[.$B$1]/(6*[.$A147]+1)" office:value-type="float" office:value="35671.8192627824" calcext:value-type="float">
            <text:p>35671.8192627824</text:p>
          </table:table-cell>
          <table:table-cell table:number-columns-repeated="2"/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[.$B$1]/([.A148]+1)" office:value-type="float" office:value="211267.605633803" calcext:value-type="float">
            <text:p>211267.605633803</text:p>
          </table:table-cell>
          <table:table-cell table:formula="of:=([.$B$1]-[.$G$1])*(1 - [.$A148]/[.$B$3]) + [.$G$1]" office:value-type="float" office:value="13091280" calcext:value-type="float">
            <text:p>13091280</text:p>
          </table:table-cell>
          <table:table-cell table:formula="of:=EXP(-[.$G$2]*[.$A148])*[.$B$1]" office:value-type="float" office:value="485071.528897225" calcext:value-type="float">
            <text:p>485071.528897225</text:p>
          </table:table-cell>
          <table:table-cell table:formula="of:=[.$B$1]/(6*[.$A148]+1)" office:value-type="float" office:value="35419.1263282172" calcext:value-type="float">
            <text:p>35419.1263282172</text:p>
          </table:table-cell>
          <table:table-cell table:number-columns-repeated="2"/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[.$B$1]/([.A149]+1)" office:value-type="float" office:value="209790.20979021" calcext:value-type="float">
            <text:p>209790.20979021</text:p>
          </table:table-cell>
          <table:table-cell table:formula="of:=([.$B$1]-[.$G$1])*(1 - [.$A149]/[.$B$3]) + [.$G$1]" office:value-type="float" office:value="12971360" calcext:value-type="float">
            <text:p>12971360</text:p>
          </table:table-cell>
          <table:table-cell table:formula="of:=EXP(-[.$G$2]*[.$A149])*[.$B$1]" office:value-type="float" office:value="471087.325258458" calcext:value-type="float">
            <text:p>471087.325258458</text:p>
          </table:table-cell>
          <table:table-cell table:formula="of:=[.$B$1]/(6*[.$A149]+1)" office:value-type="float" office:value="35169.9882766706" calcext:value-type="float">
            <text:p>35169.9882766706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[.$B$1]/([.A150]+1)" office:value-type="float" office:value="208333.333333333" calcext:value-type="float">
            <text:p>208333.333333333</text:p>
          </table:table-cell>
          <table:table-cell table:formula="of:=([.$B$1]-[.$G$1])*(1 - [.$A150]/[.$B$3]) + [.$G$1]" office:value-type="float" office:value="12851440" calcext:value-type="float">
            <text:p>12851440</text:p>
          </table:table-cell>
          <table:table-cell table:formula="of:=EXP(-[.$G$2]*[.$A150])*[.$B$1]" office:value-type="float" office:value="457506.274432752" calcext:value-type="float">
            <text:p>457506.274432752</text:p>
          </table:table-cell>
          <table:table-cell table:formula="of:=[.$B$1]/(6*[.$A150]+1)" office:value-type="float" office:value="34924.3306169965" calcext:value-type="float">
            <text:p>34924.3306169965</text:p>
          </table:table-cell>
          <table:table-cell table:number-columns-repeated="2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[.$B$1]/([.A151]+1)" office:value-type="float" office:value="206896.551724138" calcext:value-type="float">
            <text:p>206896.551724138</text:p>
          </table:table-cell>
          <table:table-cell table:formula="of:=([.$B$1]-[.$G$1])*(1 - [.$A151]/[.$B$3]) + [.$G$1]" office:value-type="float" office:value="12731520" calcext:value-type="float">
            <text:p>12731520</text:p>
          </table:table-cell>
          <table:table-cell table:formula="of:=EXP(-[.$G$2]*[.$A151])*[.$B$1]" office:value-type="float" office:value="444316.753864052" calcext:value-type="float">
            <text:p>444316.753864052</text:p>
          </table:table-cell>
          <table:table-cell table:formula="of:=[.$B$1]/(6*[.$A151]+1)" office:value-type="float" office:value="34682.0809248555" calcext:value-type="float">
            <text:p>34682.0809248555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[.$B$1]/([.A152]+1)" office:value-type="float" office:value="205479.452054795" calcext:value-type="float">
            <text:p>205479.452054795</text:p>
          </table:table-cell>
          <table:table-cell table:formula="of:=([.$B$1]-[.$G$1])*(1 - [.$A152]/[.$B$3]) + [.$G$1]" office:value-type="float" office:value="12611600" calcext:value-type="float">
            <text:p>12611600</text:p>
          </table:table-cell>
          <table:table-cell table:formula="of:=EXP(-[.$G$2]*[.$A152])*[.$B$1]" office:value-type="float" office:value="431507.476064803" calcext:value-type="float">
            <text:p>431507.476064803</text:p>
          </table:table-cell>
          <table:table-cell table:formula="of:=[.$B$1]/(6*[.$A152]+1)" office:value-type="float" office:value="34443.168771527" calcext:value-type="float">
            <text:p>34443.168771527</text:p>
          </table:table-cell>
          <table:table-cell table:number-columns-repeated="2"/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[.$B$1]/([.A153]+1)" office:value-type="float" office:value="204081.632653061" calcext:value-type="float">
            <text:p>204081.632653061</text:p>
          </table:table-cell>
          <table:table-cell table:formula="of:=([.$B$1]-[.$G$1])*(1 - [.$A153]/[.$B$3]) + [.$G$1]" office:value-type="float" office:value="12491680" calcext:value-type="float">
            <text:p>12491680</text:p>
          </table:table-cell>
          <table:table-cell table:formula="of:=EXP(-[.$G$2]*[.$A153])*[.$B$1]" office:value-type="float" office:value="419067.478956214" calcext:value-type="float">
            <text:p>419067.478956214</text:p>
          </table:table-cell>
          <table:table-cell table:formula="of:=[.$B$1]/(6*[.$A153]+1)" office:value-type="float" office:value="34207.5256556442" calcext:value-type="float">
            <text:p>34207.5256556442</text:p>
          </table:table-cell>
          <table:table-cell table:number-columns-repeated="2"/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[.$B$1]/([.A154]+1)" office:value-type="float" office:value="202702.702702703" calcext:value-type="float">
            <text:p>202702.702702703</text:p>
          </table:table-cell>
          <table:table-cell table:formula="of:=([.$B$1]-[.$G$1])*(1 - [.$A154]/[.$B$3]) + [.$G$1]" office:value-type="float" office:value="12371760" calcext:value-type="float">
            <text:p>12371760</text:p>
          </table:table-cell>
          <table:table-cell table:formula="of:=EXP(-[.$G$2]*[.$A154])*[.$B$1]" office:value-type="float" office:value="406986.11648699" calcext:value-type="float">
            <text:p>406986.11648699</text:p>
          </table:table-cell>
          <table:table-cell table:formula="of:=[.$B$1]/(6*[.$A154]+1)" office:value-type="float" office:value="33975.0849377123" calcext:value-type="float">
            <text:p>33975.0849377123</text:p>
          </table:table-cell>
          <table:table-cell table:number-columns-repeated="2"/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[.$B$1]/([.A155]+1)" office:value-type="float" office:value="201342.281879195" calcext:value-type="float">
            <text:p>201342.281879195</text:p>
          </table:table-cell>
          <table:table-cell table:formula="of:=([.$B$1]-[.$G$1])*(1 - [.$A155]/[.$B$3]) + [.$G$1]" office:value-type="float" office:value="12251840" calcext:value-type="float">
            <text:p>12251840</text:p>
          </table:table-cell>
          <table:table-cell table:formula="of:=EXP(-[.$G$2]*[.$A155])*[.$B$1]" office:value-type="float" office:value="395253.049522528" calcext:value-type="float">
            <text:p>395253.049522528</text:p>
          </table:table-cell>
          <table:table-cell table:formula="of:=[.$B$1]/(6*[.$A155]+1)" office:value-type="float" office:value="33745.7817772778" calcext:value-type="float">
            <text:p>33745.7817772778</text:p>
          </table:table-cell>
          <table:table-cell table:number-columns-repeated="2"/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[.$B$1]/([.A156]+1)" office:value-type="float" office:value="200000" calcext:value-type="float">
            <text:p>200000</text:p>
          </table:table-cell>
          <table:table-cell table:formula="of:=([.$B$1]-[.$G$1])*(1 - [.$A156]/[.$B$3]) + [.$G$1]" office:value-type="float" office:value="12131920" calcext:value-type="float">
            <text:p>12131920</text:p>
          </table:table-cell>
          <table:table-cell table:formula="of:=EXP(-[.$G$2]*[.$A156])*[.$B$1]" office:value-type="float" office:value="383858.236996771" calcext:value-type="float">
            <text:p>383858.236996771</text:p>
          </table:table-cell>
          <table:table-cell table:formula="of:=[.$B$1]/(6*[.$A156]+1)" office:value-type="float" office:value="33519.5530726257" calcext:value-type="float">
            <text:p>33519.5530726257</text:p>
          </table:table-cell>
          <table:table-cell table:number-columns-repeated="2"/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[.$B$1]/([.A157]+1)" office:value-type="float" office:value="198675.496688742" calcext:value-type="float">
            <text:p>198675.496688742</text:p>
          </table:table-cell>
          <table:table-cell table:formula="of:=([.$B$1]-[.$G$1])*(1 - [.$A157]/[.$B$3]) + [.$G$1]" office:value-type="float" office:value="12012000" calcext:value-type="float">
            <text:p>12012000</text:p>
          </table:table-cell>
          <table:table-cell table:formula="of:=EXP(-[.$G$2]*[.$A157])*[.$B$1]" office:value-type="float" office:value="372791.927319135" calcext:value-type="float">
            <text:p>372791.927319135</text:p>
          </table:table-cell>
          <table:table-cell table:formula="of:=[.$B$1]/(6*[.$A157]+1)" office:value-type="float" office:value="33296.3374028857" calcext:value-type="float">
            <text:p>33296.3374028857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[.$B$1]/([.A158]+1)" office:value-type="float" office:value="197368.421052632" calcext:value-type="float">
            <text:p>197368.421052632</text:p>
          </table:table-cell>
          <table:table-cell table:formula="of:=([.$B$1]-[.$G$1])*(1 - [.$A158]/[.$B$3]) + [.$G$1]" office:value-type="float" office:value="11892080" calcext:value-type="float">
            <text:p>11892080</text:p>
          </table:table-cell>
          <table:table-cell table:formula="of:=EXP(-[.$G$2]*[.$A158])*[.$B$1]" office:value-type="float" office:value="362044.650029184" calcext:value-type="float">
            <text:p>362044.650029184</text:p>
          </table:table-cell>
          <table:table-cell table:formula="of:=[.$B$1]/(6*[.$A158]+1)" office:value-type="float" office:value="33076.0749724366" calcext:value-type="float">
            <text:p>33076.0749724366</text:p>
          </table:table-cell>
          <table:table-cell table:number-columns-repeated="2"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[.$B$1]/([.A159]+1)" office:value-type="float" office:value="196078.431372549" calcext:value-type="float">
            <text:p>196078.431372549</text:p>
          </table:table-cell>
          <table:table-cell table:formula="of:=([.$B$1]-[.$G$1])*(1 - [.$A159]/[.$B$3]) + [.$G$1]" office:value-type="float" office:value="11772160" calcext:value-type="float">
            <text:p>11772160</text:p>
          </table:table-cell>
          <table:table-cell table:formula="of:=EXP(-[.$G$2]*[.$A159])*[.$B$1]" office:value-type="float" office:value="351607.207691877" calcext:value-type="float">
            <text:p>351607.207691877</text:p>
          </table:table-cell>
          <table:table-cell table:formula="of:=[.$B$1]/(6*[.$A159]+1)" office:value-type="float" office:value="32858.7075575027" calcext:value-type="float">
            <text:p>32858.7075575027</text:p>
          </table:table-cell>
          <table:table-cell table:number-columns-repeated="2"/>
        </table:table-row>
        <table:table-row table:style-name="ro1">
          <table:table-cell office:value-type="float" office:value="153" calcext:value-type="float">
            <text:p>153</text:p>
          </table:table-cell>
          <table:table-cell table:formula="of:=[.$B$1]/([.A160]+1)" office:value-type="float" office:value="194805.194805195" calcext:value-type="float">
            <text:p>194805.194805195</text:p>
          </table:table-cell>
          <table:table-cell table:formula="of:=([.$B$1]-[.$G$1])*(1 - [.$A160]/[.$B$3]) + [.$G$1]" office:value-type="float" office:value="11652240" calcext:value-type="float">
            <text:p>11652240</text:p>
          </table:table-cell>
          <table:table-cell table:formula="of:=EXP(-[.$G$2]*[.$A160])*[.$B$1]" office:value-type="float" office:value="341470.66802648" calcext:value-type="float">
            <text:p>341470.66802648</text:p>
          </table:table-cell>
          <table:table-cell table:formula="of:=[.$B$1]/(6*[.$A160]+1)" office:value-type="float" office:value="32644.1784548422" calcext:value-type="float">
            <text:p>32644.1784548422</text:p>
          </table:table-cell>
          <table:table-cell table:number-columns-repeated="2"/>
        </table:table-row>
        <table:table-row table:style-name="ro1">
          <table:table-cell office:value-type="float" office:value="154" calcext:value-type="float">
            <text:p>154</text:p>
          </table:table-cell>
          <table:table-cell table:formula="of:=[.$B$1]/([.A161]+1)" office:value-type="float" office:value="193548.387096774" calcext:value-type="float">
            <text:p>193548.387096774</text:p>
          </table:table-cell>
          <table:table-cell table:formula="of:=([.$B$1]-[.$G$1])*(1 - [.$A161]/[.$B$3]) + [.$G$1]" office:value-type="float" office:value="11532320" calcext:value-type="float">
            <text:p>11532320</text:p>
          </table:table-cell>
          <table:table-cell table:formula="of:=EXP(-[.$G$2]*[.$A161])*[.$B$1]" office:value-type="float" office:value="331626.356262391" calcext:value-type="float">
            <text:p>331626.356262391</text:p>
          </table:table-cell>
          <table:table-cell table:formula="of:=[.$B$1]/(6*[.$A161]+1)" office:value-type="float" office:value="32432.4324324324" calcext:value-type="float">
            <text:p>32432.4324324324</text:p>
          </table:table-cell>
          <table:table-cell table:number-columns-repeated="2"/>
        </table:table-row>
        <table:table-row table:style-name="ro1">
          <table:table-cell office:value-type="float" office:value="155" calcext:value-type="float">
            <text:p>155</text:p>
          </table:table-cell>
          <table:table-cell table:formula="of:=[.$B$1]/([.A162]+1)" office:value-type="float" office:value="192307.692307692" calcext:value-type="float">
            <text:p>192307.692307692</text:p>
          </table:table-cell>
          <table:table-cell table:formula="of:=([.$B$1]-[.$G$1])*(1 - [.$A162]/[.$B$3]) + [.$G$1]" office:value-type="float" office:value="11412400" calcext:value-type="float">
            <text:p>11412400</text:p>
          </table:table-cell>
          <table:table-cell table:formula="of:=EXP(-[.$G$2]*[.$A162])*[.$B$1]" office:value-type="float" office:value="322065.847715335" calcext:value-type="float">
            <text:p>322065.847715335</text:p>
          </table:table-cell>
          <table:table-cell table:formula="of:=[.$B$1]/(6*[.$A162]+1)" office:value-type="float" office:value="32223.4156820623" calcext:value-type="float">
            <text:p>32223.4156820623</text:p>
          </table:table-cell>
          <table:table-cell table:number-columns-repeated="2"/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[.$B$1]/([.A163]+1)" office:value-type="float" office:value="191082.802547771" calcext:value-type="float">
            <text:p>191082.802547771</text:p>
          </table:table-cell>
          <table:table-cell table:formula="of:=([.$B$1]-[.$G$1])*(1 - [.$A163]/[.$B$3]) + [.$G$1]" office:value-type="float" office:value="11292480" calcext:value-type="float">
            <text:p>11292480</text:p>
          </table:table-cell>
          <table:table-cell table:formula="of:=EXP(-[.$G$2]*[.$A163])*[.$B$1]" office:value-type="float" office:value="312780.960577592" calcext:value-type="float">
            <text:p>312780.960577592</text:p>
          </table:table-cell>
          <table:table-cell table:formula="of:=[.$B$1]/(6*[.$A163]+1)" office:value-type="float" office:value="32017.075773746" calcext:value-type="float">
            <text:p>32017.075773746</text:p>
          </table:table-cell>
          <table:table-cell table:number-columns-repeated="2"/>
        </table:table-row>
        <table:table-row table:style-name="ro1">
          <table:table-cell office:value-type="float" office:value="157" calcext:value-type="float">
            <text:p>157</text:p>
          </table:table-cell>
          <table:table-cell table:formula="of:=[.$B$1]/([.A164]+1)" office:value-type="float" office:value="189873.417721519" calcext:value-type="float">
            <text:p>189873.417721519</text:p>
          </table:table-cell>
          <table:table-cell table:formula="of:=([.$B$1]-[.$G$1])*(1 - [.$A164]/[.$B$3]) + [.$G$1]" office:value-type="float" office:value="11172560" calcext:value-type="float">
            <text:p>11172560</text:p>
          </table:table-cell>
          <table:table-cell table:formula="of:=EXP(-[.$G$2]*[.$A164])*[.$B$1]" office:value-type="float" office:value="303763.748916066" calcext:value-type="float">
            <text:p>303763.748916066</text:p>
          </table:table-cell>
          <table:table-cell table:formula="of:=[.$B$1]/(6*[.$A164]+1)" office:value-type="float" office:value="31813.361611877" calcext:value-type="float">
            <text:p>31813.361611877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table:formula="of:=[.$B$1]/([.A165]+1)" office:value-type="float" office:value="188679.245283019" calcext:value-type="float">
            <text:p>188679.245283019</text:p>
          </table:table-cell>
          <table:table-cell table:formula="of:=([.$B$1]-[.$G$1])*(1 - [.$A165]/[.$B$3]) + [.$G$1]" office:value-type="float" office:value="11052640" calcext:value-type="float">
            <text:p>11052640</text:p>
          </table:table-cell>
          <table:table-cell table:formula="of:=EXP(-[.$G$2]*[.$A165])*[.$B$1]" office:value-type="float" office:value="295006.495872222" calcext:value-type="float">
            <text:p>295006.495872222</text:p>
          </table:table-cell>
          <table:table-cell table:formula="of:=[.$B$1]/(6*[.$A165]+1)" office:value-type="float" office:value="31612.2233930453" calcext:value-type="float">
            <text:p>31612.2233930453</text:p>
          </table:table-cell>
          <table:table-cell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table:formula="of:=[.$B$1]/([.A166]+1)" office:value-type="float" office:value="187500" calcext:value-type="float">
            <text:p>187500</text:p>
          </table:table-cell>
          <table:table-cell table:formula="of:=([.$B$1]-[.$G$1])*(1 - [.$A166]/[.$B$3]) + [.$G$1]" office:value-type="float" office:value="10932720" calcext:value-type="float">
            <text:p>10932720</text:p>
          </table:table-cell>
          <table:table-cell table:formula="of:=EXP(-[.$G$2]*[.$A166])*[.$B$1]" office:value-type="float" office:value="286501.707058055" calcext:value-type="float">
            <text:p>286501.707058055</text:p>
          </table:table-cell>
          <table:table-cell table:formula="of:=[.$B$1]/(6*[.$A166]+1)" office:value-type="float" office:value="31413.612565445" calcext:value-type="float">
            <text:p>31413.612565445</text:p>
          </table:table-cell>
          <table:table-cell table:number-columns-repeated="2"/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[.$B$1]/([.A167]+1)" office:value-type="float" office:value="186335.403726708" calcext:value-type="float">
            <text:p>186335.403726708</text:p>
          </table:table-cell>
          <table:table-cell table:formula="of:=([.$B$1]-[.$G$1])*(1 - [.$A167]/[.$B$3]) + [.$G$1]" office:value-type="float" office:value="10812800" calcext:value-type="float">
            <text:p>10812800</text:p>
          </table:table-cell>
          <table:table-cell table:formula="of:=EXP(-[.$G$2]*[.$A167])*[.$B$1]" office:value-type="float" office:value="278242.104142455" calcext:value-type="float">
            <text:p>278242.104142455</text:p>
          </table:table-cell>
          <table:table-cell table:formula="of:=[.$B$1]/(6*[.$A167]+1)" office:value-type="float" office:value="31217.4817898023" calcext:value-type="float">
            <text:p>31217.4817898023</text:p>
          </table:table-cell>
          <table:table-cell table:number-columns-repeated="2"/>
        </table:table-row>
        <table:table-row table:style-name="ro1">
          <table:table-cell office:value-type="float" office:value="161" calcext:value-type="float">
            <text:p>161</text:p>
          </table:table-cell>
          <table:table-cell table:formula="of:=[.$B$1]/([.A168]+1)" office:value-type="float" office:value="185185.185185185" calcext:value-type="float">
            <text:p>185185.185185185</text:p>
          </table:table-cell>
          <table:table-cell table:formula="of:=([.$B$1]-[.$G$1])*(1 - [.$A168]/[.$B$3]) + [.$G$1]" office:value-type="float" office:value="10692880" calcext:value-type="float">
            <text:p>10692880</text:p>
          </table:table-cell>
          <table:table-cell table:formula="of:=EXP(-[.$G$2]*[.$A168])*[.$B$1]" office:value-type="float" office:value="270220.618622468" calcext:value-type="float">
            <text:p>270220.618622468</text:p>
          </table:table-cell>
          <table:table-cell table:formula="of:=[.$B$1]/(6*[.$A168]+1)" office:value-type="float" office:value="31023.784901758" calcext:value-type="float">
            <text:p>31023.784901758</text:p>
          </table:table-cell>
          <table:table-cell table:number-columns-repeated="2"/>
        </table:table-row>
        <table:table-row table:style-name="ro1">
          <table:table-cell office:value-type="float" office:value="162" calcext:value-type="float">
            <text:p>162</text:p>
          </table:table-cell>
          <table:table-cell table:formula="of:=[.$B$1]/([.A169]+1)" office:value-type="float" office:value="184049.079754601" calcext:value-type="float">
            <text:p>184049.079754601</text:p>
          </table:table-cell>
          <table:table-cell table:formula="of:=([.$B$1]-[.$G$1])*(1 - [.$A169]/[.$B$3]) + [.$G$1]" office:value-type="float" office:value="10572960" calcext:value-type="float">
            <text:p>10572960</text:p>
          </table:table-cell>
          <table:table-cell table:formula="of:=EXP(-[.$G$2]*[.$A169])*[.$B$1]" office:value-type="float" office:value="262430.385774127" calcext:value-type="float">
            <text:p>262430.385774127</text:p>
          </table:table-cell>
          <table:table-cell table:formula="of:=[.$B$1]/(6*[.$A169]+1)" office:value-type="float" office:value="30832.4768756423" calcext:value-type="float">
            <text:p>30832.4768756423</text:p>
          </table:table-cell>
          <table:table-cell table:number-columns-repeated="2"/>
        </table:table-row>
        <table:table-row table:style-name="ro1">
          <table:table-cell office:value-type="float" office:value="163" calcext:value-type="float">
            <text:p>163</text:p>
          </table:table-cell>
          <table:table-cell table:formula="of:=[.$B$1]/([.A170]+1)" office:value-type="float" office:value="182926.829268293" calcext:value-type="float">
            <text:p>182926.829268293</text:p>
          </table:table-cell>
          <table:table-cell table:formula="of:=([.$B$1]-[.$G$1])*(1 - [.$A170]/[.$B$3]) + [.$G$1]" office:value-type="float" office:value="10453040" calcext:value-type="float">
            <text:p>10453040</text:p>
          </table:table-cell>
          <table:table-cell table:formula="of:=EXP(-[.$G$2]*[.$A170])*[.$B$1]" office:value-type="float" office:value="254864.738777675" calcext:value-type="float">
            <text:p>254864.738777675</text:p>
          </table:table-cell>
          <table:table-cell table:formula="of:=[.$B$1]/(6*[.$A170]+1)" office:value-type="float" office:value="30643.5137895812" calcext:value-type="float">
            <text:p>30643.5137895812</text:p>
          </table:table-cell>
          <table:table-cell table:number-columns-repeated="2"/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[.$B$1]/([.A171]+1)" office:value-type="float" office:value="181818.181818182" calcext:value-type="float">
            <text:p>181818.181818182</text:p>
          </table:table-cell>
          <table:table-cell table:formula="of:=([.$B$1]-[.$G$1])*(1 - [.$A171]/[.$B$3]) + [.$G$1]" office:value-type="float" office:value="10333120" calcext:value-type="float">
            <text:p>10333120</text:p>
          </table:table-cell>
          <table:table-cell table:formula="of:=EXP(-[.$G$2]*[.$A171])*[.$B$1]" office:value-type="float" office:value="247517.203012155" calcext:value-type="float">
            <text:p>247517.203012155</text:p>
          </table:table-cell>
          <table:table-cell table:formula="of:=[.$B$1]/(6*[.$A171]+1)" office:value-type="float" office:value="30456.8527918782" calcext:value-type="float">
            <text:p>30456.8527918782</text:p>
          </table:table-cell>
          <table:table-cell table:number-columns-repeated="2"/>
        </table:table-row>
        <table:table-row table:style-name="ro1">
          <table:table-cell office:value-type="float" office:value="165" calcext:value-type="float">
            <text:p>165</text:p>
          </table:table-cell>
          <table:table-cell table:formula="of:=[.$B$1]/([.A172]+1)" office:value-type="float" office:value="180722.891566265" calcext:value-type="float">
            <text:p>180722.891566265</text:p>
          </table:table-cell>
          <table:table-cell table:formula="of:=([.$B$1]-[.$G$1])*(1 - [.$A172]/[.$B$3]) + [.$G$1]" office:value-type="float" office:value="10213200" calcext:value-type="float">
            <text:p>10213200</text:p>
          </table:table-cell>
          <table:table-cell table:formula="of:=EXP(-[.$G$2]*[.$A172])*[.$B$1]" office:value-type="float" office:value="240381.490514476" calcext:value-type="float">
            <text:p>240381.490514476</text:p>
          </table:table-cell>
          <table:table-cell table:formula="of:=[.$B$1]/(6*[.$A172]+1)" office:value-type="float" office:value="30272.4520686176" calcext:value-type="float">
            <text:p>30272.4520686176</text:p>
          </table:table-cell>
          <table:table-cell table:number-columns-repeated="2"/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[.$B$1]/([.A173]+1)" office:value-type="float" office:value="179640.718562874" calcext:value-type="float">
            <text:p>179640.718562874</text:p>
          </table:table-cell>
          <table:table-cell table:formula="of:=([.$B$1]-[.$G$1])*(1 - [.$A173]/[.$B$3]) + [.$G$1]" office:value-type="float" office:value="10093280" calcext:value-type="float">
            <text:p>10093280</text:p>
          </table:table-cell>
          <table:table-cell table:formula="of:=EXP(-[.$G$2]*[.$A173])*[.$B$1]" office:value-type="float" office:value="233451.494598231" calcext:value-type="float">
            <text:p>233451.494598231</text:p>
          </table:table-cell>
          <table:table-cell table:formula="of:=[.$B$1]/(6*[.$A173]+1)" office:value-type="float" office:value="30090.2708124373" calcext:value-type="float">
            <text:p>30090.2708124373</text:p>
          </table:table-cell>
          <table:table-cell table:number-columns-repeated="2"/>
        </table:table-row>
        <table:table-row table:style-name="ro1">
          <table:table-cell office:value-type="float" office:value="167" calcext:value-type="float">
            <text:p>167</text:p>
          </table:table-cell>
          <table:table-cell table:formula="of:=[.$B$1]/([.A174]+1)" office:value-type="float" office:value="178571.428571429" calcext:value-type="float">
            <text:p>178571.428571429</text:p>
          </table:table-cell>
          <table:table-cell table:formula="of:=([.$B$1]-[.$G$1])*(1 - [.$A174]/[.$B$3]) + [.$G$1]" office:value-type="float" office:value="9973360" calcext:value-type="float">
            <text:p>9973360</text:p>
          </table:table-cell>
          <table:table-cell table:formula="of:=EXP(-[.$G$2]*[.$A174])*[.$B$1]" office:value-type="float" office:value="226721.284627636" calcext:value-type="float">
            <text:p>226721.284627636</text:p>
          </table:table-cell>
          <table:table-cell table:formula="of:=[.$B$1]/(6*[.$A174]+1)" office:value-type="float" office:value="29910.2691924227" calcext:value-type="float">
            <text:p>29910.2691924227</text:p>
          </table:table-cell>
          <table:table-cell table:number-columns-repeated="2"/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[.$B$1]/([.A175]+1)" office:value-type="float" office:value="177514.792899408" calcext:value-type="float">
            <text:p>177514.792899408</text:p>
          </table:table-cell>
          <table:table-cell table:formula="of:=([.$B$1]-[.$G$1])*(1 - [.$A175]/[.$B$3]) + [.$G$1]" office:value-type="float" office:value="9853440" calcext:value-type="float">
            <text:p>9853440</text:p>
          </table:table-cell>
          <table:table-cell table:formula="of:=EXP(-[.$G$2]*[.$A175])*[.$B$1]" office:value-type="float" office:value="220185.100942142" calcext:value-type="float">
            <text:p>220185.100942142</text:p>
          </table:table-cell>
          <table:table-cell table:formula="of:=[.$B$1]/(6*[.$A175]+1)" office:value-type="float" office:value="29732.4083250743" calcext:value-type="float">
            <text:p>29732.4083250743</text:p>
          </table:table-cell>
          <table:table-cell table:number-columns-repeated="2"/>
        </table:table-row>
        <table:table-row table:style-name="ro1">
          <table:table-cell office:value-type="float" office:value="169" calcext:value-type="float">
            <text:p>169</text:p>
          </table:table-cell>
          <table:table-cell table:formula="of:=[.$B$1]/([.A176]+1)" office:value-type="float" office:value="176470.588235294" calcext:value-type="float">
            <text:p>176470.588235294</text:p>
          </table:table-cell>
          <table:table-cell table:formula="of:=([.$B$1]-[.$G$1])*(1 - [.$A176]/[.$B$3]) + [.$G$1]" office:value-type="float" office:value="9733520" calcext:value-type="float">
            <text:p>9733520</text:p>
          </table:table-cell>
          <table:table-cell table:formula="of:=EXP(-[.$G$2]*[.$A176])*[.$B$1]" office:value-type="float" office:value="213837.349927364" calcext:value-type="float">
            <text:p>213837.349927364</text:p>
          </table:table-cell>
          <table:table-cell table:formula="of:=[.$B$1]/(6*[.$A176]+1)" office:value-type="float" office:value="29556.6502463054" calcext:value-type="float">
            <text:p>29556.6502463054</text:p>
          </table:table-cell>
          <table:table-cell table:number-columns-repeated="2"/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[.$B$1]/([.A177]+1)" office:value-type="float" office:value="175438.596491228" calcext:value-type="float">
            <text:p>175438.596491228</text:p>
          </table:table-cell>
          <table:table-cell table:formula="of:=([.$B$1]-[.$G$1])*(1 - [.$A177]/[.$B$3]) + [.$G$1]" office:value-type="float" office:value="9613600" calcext:value-type="float">
            <text:p>9613600</text:p>
          </table:table-cell>
          <table:table-cell table:formula="of:=EXP(-[.$G$2]*[.$A177])*[.$B$1]" office:value-type="float" office:value="207672.599228108" calcext:value-type="float">
            <text:p>207672.599228108</text:p>
          </table:table-cell>
          <table:table-cell table:formula="of:=[.$B$1]/(6*[.$A177]+1)" office:value-type="float" office:value="29382.957884427" calcext:value-type="float">
            <text:p>29382.957884427</text:p>
          </table:table-cell>
          <table:table-cell table:number-columns-repeated="2"/>
        </table:table-row>
        <table:table-row table:style-name="ro1">
          <table:table-cell office:value-type="float" office:value="171" calcext:value-type="float">
            <text:p>171</text:p>
          </table:table-cell>
          <table:table-cell table:formula="of:=[.$B$1]/([.A178]+1)" office:value-type="float" office:value="174418.604651163" calcext:value-type="float">
            <text:p>174418.604651163</text:p>
          </table:table-cell>
          <table:table-cell table:formula="of:=([.$B$1]-[.$G$1])*(1 - [.$A178]/[.$B$3]) + [.$G$1]" office:value-type="float" office:value="9493680" calcext:value-type="float">
            <text:p>9493680</text:p>
          </table:table-cell>
          <table:table-cell table:formula="of:=EXP(-[.$G$2]*[.$A178])*[.$B$1]" office:value-type="float" office:value="201685.573099404" calcext:value-type="float">
            <text:p>201685.573099404</text:p>
          </table:table-cell>
          <table:table-cell table:formula="of:=[.$B$1]/(6*[.$A178]+1)" office:value-type="float" office:value="29211.2950340798" calcext:value-type="float">
            <text:p>29211.2950340798</text:p>
          </table:table-cell>
          <table:table-cell table:number-columns-repeated="2"/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[.$B$1]/([.A179]+1)" office:value-type="float" office:value="173410.404624277" calcext:value-type="float">
            <text:p>173410.404624277</text:p>
          </table:table-cell>
          <table:table-cell table:formula="of:=([.$B$1]-[.$G$1])*(1 - [.$A179]/[.$B$3]) + [.$G$1]" office:value-type="float" office:value="9373760" calcext:value-type="float">
            <text:p>9373760</text:p>
          </table:table-cell>
          <table:table-cell table:formula="of:=EXP(-[.$G$2]*[.$A179])*[.$B$1]" office:value-type="float" office:value="195871.147891568" calcext:value-type="float">
            <text:p>195871.147891568</text:p>
          </table:table-cell>
          <table:table-cell table:formula="of:=[.$B$1]/(6*[.$A179]+1)" office:value-type="float" office:value="29041.6263310745" calcext:value-type="float">
            <text:p>29041.6263310745</text:p>
          </table:table-cell>
          <table:table-cell table:number-columns-repeated="2"/>
        </table:table-row>
        <table:table-row table:style-name="ro1">
          <table:table-cell office:value-type="float" office:value="173" calcext:value-type="float">
            <text:p>173</text:p>
          </table:table-cell>
          <table:table-cell table:formula="of:=[.$B$1]/([.A180]+1)" office:value-type="float" office:value="172413.793103448" calcext:value-type="float">
            <text:p>172413.793103448</text:p>
          </table:table-cell>
          <table:table-cell table:formula="of:=([.$B$1]-[.$G$1])*(1 - [.$A180]/[.$B$3]) + [.$G$1]" office:value-type="float" office:value="9253840" calcext:value-type="float">
            <text:p>9253840</text:p>
          </table:table-cell>
          <table:table-cell table:formula="of:=EXP(-[.$G$2]*[.$A180])*[.$B$1]" office:value-type="float" office:value="190224.347665421" calcext:value-type="float">
            <text:p>190224.347665421</text:p>
          </table:table-cell>
          <table:table-cell table:formula="of:=[.$B$1]/(6*[.$A180]+1)" office:value-type="float" office:value="28873.9172281039" calcext:value-type="float">
            <text:p>28873.9172281039</text:p>
          </table:table-cell>
          <table:table-cell table:number-columns-repeated="2"/>
        </table:table-row>
        <table:table-row table:style-name="ro1">
          <table:table-cell office:value-type="float" office:value="174" calcext:value-type="float">
            <text:p>174</text:p>
          </table:table-cell>
          <table:table-cell table:formula="of:=[.$B$1]/([.A181]+1)" office:value-type="float" office:value="171428.571428571" calcext:value-type="float">
            <text:p>171428.571428571</text:p>
          </table:table-cell>
          <table:table-cell table:formula="of:=([.$B$1]-[.$G$1])*(1 - [.$A181]/[.$B$3]) + [.$G$1]" office:value-type="float" office:value="9133920" calcext:value-type="float">
            <text:p>9133920</text:p>
          </table:table-cell>
          <table:table-cell table:formula="of:=EXP(-[.$G$2]*[.$A181])*[.$B$1]" office:value-type="float" office:value="184740.339933917" calcext:value-type="float">
            <text:p>184740.339933917</text:p>
          </table:table-cell>
          <table:table-cell table:formula="of:=[.$B$1]/(6*[.$A181]+1)" office:value-type="float" office:value="28708.1339712919" calcext:value-type="float">
            <text:p>28708.1339712919</text:p>
          </table:table-cell>
          <table:table-cell table:number-columns-repeated="2"/>
        </table:table-row>
        <table:table-row table:style-name="ro1">
          <table:table-cell office:value-type="float" office:value="175" calcext:value-type="float">
            <text:p>175</text:p>
          </table:table-cell>
          <table:table-cell table:formula="of:=[.$B$1]/([.A182]+1)" office:value-type="float" office:value="170454.545454545" calcext:value-type="float">
            <text:p>170454.545454545</text:p>
          </table:table-cell>
          <table:table-cell table:formula="of:=([.$B$1]-[.$G$1])*(1 - [.$A182]/[.$B$3]) + [.$G$1]" office:value-type="float" office:value="9014000" calcext:value-type="float">
            <text:p>9014000</text:p>
          </table:table-cell>
          <table:table-cell table:formula="of:=EXP(-[.$G$2]*[.$A182])*[.$B$1]" office:value-type="float" office:value="179414.431526544" calcext:value-type="float">
            <text:p>179414.431526544</text:p>
          </table:table-cell>
          <table:table-cell table:formula="of:=[.$B$1]/(6*[.$A182]+1)" office:value-type="float" office:value="28544.2435775452" calcext:value-type="float">
            <text:p>28544.2435775452</text:p>
          </table:table-cell>
          <table:table-cell table:number-columns-repeated="2"/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[.$B$1]/([.A183]+1)" office:value-type="float" office:value="169491.525423729" calcext:value-type="float">
            <text:p>169491.525423729</text:p>
          </table:table-cell>
          <table:table-cell table:formula="of:=([.$B$1]-[.$G$1])*(1 - [.$A183]/[.$B$3]) + [.$G$1]" office:value-type="float" office:value="8894080" calcext:value-type="float">
            <text:p>8894080</text:p>
          </table:table-cell>
          <table:table-cell table:formula="of:=EXP(-[.$G$2]*[.$A183])*[.$B$1]" office:value-type="float" office:value="174242.064572943" calcext:value-type="float">
            <text:p>174242.064572943</text:p>
          </table:table-cell>
          <table:table-cell table:formula="of:=[.$B$1]/(6*[.$A183]+1)" office:value-type="float" office:value="28382.2138126774" calcext:value-type="float">
            <text:p>28382.2138126774</text:p>
          </table:table-cell>
          <table:table-cell table:number-columns-repeated="2"/>
        </table:table-row>
        <table:table-row table:style-name="ro1">
          <table:table-cell office:value-type="float" office:value="177" calcext:value-type="float">
            <text:p>177</text:p>
          </table:table-cell>
          <table:table-cell table:formula="of:=[.$B$1]/([.A184]+1)" office:value-type="float" office:value="168539.325842697" calcext:value-type="float">
            <text:p>168539.325842697</text:p>
          </table:table-cell>
          <table:table-cell table:formula="of:=([.$B$1]-[.$G$1])*(1 - [.$A184]/[.$B$3]) + [.$G$1]" office:value-type="float" office:value="8774160" calcext:value-type="float">
            <text:p>8774160</text:p>
          </table:table-cell>
          <table:table-cell table:formula="of:=EXP(-[.$G$2]*[.$A184])*[.$B$1]" office:value-type="float" office:value="169218.812602318" calcext:value-type="float">
            <text:p>169218.812602318</text:p>
          </table:table-cell>
          <table:table-cell table:formula="of:=[.$B$1]/(6*[.$A184]+1)" office:value-type="float" office:value="28222.0131702728" calcext:value-type="float">
            <text:p>28222.0131702728</text:p>
          </table:table-cell>
          <table:table-cell table:number-columns-repeated="2"/>
        </table:table-row>
        <table:table-row table:style-name="ro1">
          <table:table-cell office:value-type="float" office:value="178" calcext:value-type="float">
            <text:p>178</text:p>
          </table:table-cell>
          <table:table-cell table:formula="of:=[.$B$1]/([.A185]+1)" office:value-type="float" office:value="167597.765363128" calcext:value-type="float">
            <text:p>167597.765363128</text:p>
          </table:table-cell>
          <table:table-cell table:formula="of:=([.$B$1]-[.$G$1])*(1 - [.$A185]/[.$B$3]) + [.$G$1]" office:value-type="float" office:value="8654240" calcext:value-type="float">
            <text:p>8654240</text:p>
          </table:table-cell>
          <table:table-cell table:formula="of:=EXP(-[.$G$2]*[.$A185])*[.$B$1]" office:value-type="float" office:value="164340.376755298" calcext:value-type="float">
            <text:p>164340.376755298</text:p>
          </table:table-cell>
          <table:table-cell table:formula="of:=[.$B$1]/(6*[.$A185]+1)" office:value-type="float" office:value="28063.6108512629" calcext:value-type="float">
            <text:p>28063.6108512629</text:p>
          </table:table-cell>
          <table:table-cell table:number-columns-repeated="2"/>
        </table:table-row>
        <table:table-row table:style-name="ro1">
          <table:table-cell office:value-type="float" office:value="179" calcext:value-type="float">
            <text:p>179</text:p>
          </table:table-cell>
          <table:table-cell table:formula="of:=[.$B$1]/([.A186]+1)" office:value-type="float" office:value="166666.666666667" calcext:value-type="float">
            <text:p>166666.666666667</text:p>
          </table:table-cell>
          <table:table-cell table:formula="of:=([.$B$1]-[.$G$1])*(1 - [.$A186]/[.$B$3]) + [.$G$1]" office:value-type="float" office:value="8534320" calcext:value-type="float">
            <text:p>8534320</text:p>
          </table:table-cell>
          <table:table-cell table:formula="of:=EXP(-[.$G$2]*[.$A186])*[.$B$1]" office:value-type="float" office:value="159602.582105007" calcext:value-type="float">
            <text:p>159602.582105007</text:p>
          </table:table-cell>
          <table:table-cell table:formula="of:=[.$B$1]/(6*[.$A186]+1)" office:value-type="float" office:value="27906.976744186" calcext:value-type="float">
            <text:p>27906.976744186</text:p>
          </table:table-cell>
          <table:table-cell table:number-columns-repeated="2"/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[.$B$1]/([.A187]+1)" office:value-type="float" office:value="165745.856353591" calcext:value-type="float">
            <text:p>165745.856353591</text:p>
          </table:table-cell>
          <table:table-cell table:formula="of:=([.$B$1]-[.$G$1])*(1 - [.$A187]/[.$B$3]) + [.$G$1]" office:value-type="float" office:value="8414400" calcext:value-type="float">
            <text:p>8414400</text:p>
          </table:table-cell>
          <table:table-cell table:formula="of:=EXP(-[.$G$2]*[.$A187])*[.$B$1]" office:value-type="float" office:value="155001.374084195" calcext:value-type="float">
            <text:p>155001.374084195</text:p>
          </table:table-cell>
          <table:table-cell table:formula="of:=[.$B$1]/(6*[.$A187]+1)" office:value-type="float" office:value="27752.0814061055" calcext:value-type="float">
            <text:p>27752.0814061055</text:p>
          </table:table-cell>
          <table:table-cell table:number-columns-repeated="2"/>
        </table:table-row>
        <table:table-row table:style-name="ro1">
          <table:table-cell office:value-type="float" office:value="181" calcext:value-type="float">
            <text:p>181</text:p>
          </table:table-cell>
          <table:table-cell table:formula="of:=[.$B$1]/([.A188]+1)" office:value-type="float" office:value="164835.164835165" calcext:value-type="float">
            <text:p>164835.164835165</text:p>
          </table:table-cell>
          <table:table-cell table:formula="of:=([.$B$1]-[.$G$1])*(1 - [.$A188]/[.$B$3]) + [.$G$1]" office:value-type="float" office:value="8294480" calcext:value-type="float">
            <text:p>8294480</text:p>
          </table:table-cell>
          <table:table-cell table:formula="of:=EXP(-[.$G$2]*[.$A188])*[.$B$1]" office:value-type="float" office:value="150532.815015371" calcext:value-type="float">
            <text:p>150532.815015371</text:p>
          </table:table-cell>
          <table:table-cell table:formula="of:=[.$B$1]/(6*[.$A188]+1)" office:value-type="float" office:value="27598.8960441582" calcext:value-type="float">
            <text:p>27598.8960441582</text:p>
          </table:table-cell>
          <table:table-cell table:number-columns-repeated="2"/>
        </table:table-row>
        <table:table-row table:style-name="ro1">
          <table:table-cell office:value-type="float" office:value="182" calcext:value-type="float">
            <text:p>182</text:p>
          </table:table-cell>
          <table:table-cell table:formula="of:=[.$B$1]/([.A189]+1)" office:value-type="float" office:value="163934.426229508" calcext:value-type="float">
            <text:p>163934.426229508</text:p>
          </table:table-cell>
          <table:table-cell table:formula="of:=([.$B$1]-[.$G$1])*(1 - [.$A189]/[.$B$3]) + [.$G$1]" office:value-type="float" office:value="8174560" calcext:value-type="float">
            <text:p>8174560</text:p>
          </table:table-cell>
          <table:table-cell table:formula="of:=EXP(-[.$G$2]*[.$A189])*[.$B$1]" office:value-type="float" office:value="146193.080740969" calcext:value-type="float">
            <text:p>146193.080740969</text:p>
          </table:table-cell>
          <table:table-cell table:formula="of:=[.$B$1]/(6*[.$A189]+1)" office:value-type="float" office:value="27447.3924977127" calcext:value-type="float">
            <text:p>27447.3924977127</text:p>
          </table:table-cell>
          <table:table-cell table:number-columns-repeated="2"/>
        </table:table-row>
        <table:table-row table:style-name="ro1">
          <table:table-cell office:value-type="float" office:value="183" calcext:value-type="float">
            <text:p>183</text:p>
          </table:table-cell>
          <table:table-cell table:formula="of:=[.$B$1]/([.A190]+1)" office:value-type="float" office:value="163043.47826087" calcext:value-type="float">
            <text:p>163043.47826087</text:p>
          </table:table-cell>
          <table:table-cell table:formula="of:=([.$B$1]-[.$G$1])*(1 - [.$A190]/[.$B$3]) + [.$G$1]" office:value-type="float" office:value="8054640" calcext:value-type="float">
            <text:p>8054640</text:p>
          </table:table-cell>
          <table:table-cell table:formula="of:=EXP(-[.$G$2]*[.$A190])*[.$B$1]" office:value-type="float" office:value="141978.457350666" calcext:value-type="float">
            <text:p>141978.457350666</text:p>
          </table:table-cell>
          <table:table-cell table:formula="of:=[.$B$1]/(6*[.$A190]+1)" office:value-type="float" office:value="27297.5432211101" calcext:value-type="float">
            <text:p>27297.5432211101</text:p>
          </table:table-cell>
          <table:table-cell table:number-columns-repeated="2"/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[.$B$1]/([.A191]+1)" office:value-type="float" office:value="162162.162162162" calcext:value-type="float">
            <text:p>162162.162162162</text:p>
          </table:table-cell>
          <table:table-cell table:formula="of:=([.$B$1]-[.$G$1])*(1 - [.$A191]/[.$B$3]) + [.$G$1]" office:value-type="float" office:value="7934720" calcext:value-type="float">
            <text:p>7934720</text:p>
          </table:table-cell>
          <table:table-cell table:formula="of:=EXP(-[.$G$2]*[.$A191])*[.$B$1]" office:value-type="float" office:value="137885.338003045" calcext:value-type="float">
            <text:p>137885.338003045</text:p>
          </table:table-cell>
          <table:table-cell table:formula="of:=[.$B$1]/(6*[.$A191]+1)" office:value-type="float" office:value="27149.3212669683" calcext:value-type="float">
            <text:p>27149.3212669683</text:p>
          </table:table-cell>
          <table:table-cell table:number-columns-repeated="2"/>
        </table:table-row>
        <table:table-row table:style-name="ro1">
          <table:table-cell office:value-type="float" office:value="185" calcext:value-type="float">
            <text:p>185</text:p>
          </table:table-cell>
          <table:table-cell table:formula="of:=[.$B$1]/([.A192]+1)" office:value-type="float" office:value="161290.322580645" calcext:value-type="float">
            <text:p>161290.322580645</text:p>
          </table:table-cell>
          <table:table-cell table:formula="of:=([.$B$1]-[.$G$1])*(1 - [.$A192]/[.$B$3]) + [.$G$1]" office:value-type="float" office:value="7814800" calcext:value-type="float">
            <text:p>7814800</text:p>
          </table:table-cell>
          <table:table-cell table:formula="of:=EXP(-[.$G$2]*[.$A192])*[.$B$1]" office:value-type="float" office:value="133910.219838888" calcext:value-type="float">
            <text:p>133910.219838888</text:p>
          </table:table-cell>
          <table:table-cell table:formula="of:=[.$B$1]/(6*[.$A192]+1)" office:value-type="float" office:value="27002.700270027" calcext:value-type="float">
            <text:p>27002.700270027</text:p>
          </table:table-cell>
          <table:table-cell table:number-columns-repeated="2"/>
        </table:table-row>
        <table:table-row table:style-name="ro1">
          <table:table-cell office:value-type="float" office:value="186" calcext:value-type="float">
            <text:p>186</text:p>
          </table:table-cell>
          <table:table-cell table:formula="of:=[.$B$1]/([.A193]+1)" office:value-type="float" office:value="160427.807486631" calcext:value-type="float">
            <text:p>160427.807486631</text:p>
          </table:table-cell>
          <table:table-cell table:formula="of:=([.$B$1]-[.$G$1])*(1 - [.$A193]/[.$B$3]) + [.$G$1]" office:value-type="float" office:value="7694880" calcext:value-type="float">
            <text:p>7694880</text:p>
          </table:table-cell>
          <table:table-cell table:formula="of:=EXP(-[.$G$2]*[.$A193])*[.$B$1]" office:value-type="float" office:value="130049.70098346" calcext:value-type="float">
            <text:p>130049.70098346</text:p>
          </table:table-cell>
          <table:table-cell table:formula="of:=[.$B$1]/(6*[.$A193]+1)" office:value-type="float" office:value="26857.654431513" calcext:value-type="float">
            <text:p>26857.654431513</text:p>
          </table:table-cell>
          <table:table-cell table:number-columns-repeated="2"/>
        </table:table-row>
        <table:table-row table:style-name="ro1">
          <table:table-cell office:value-type="float" office:value="187" calcext:value-type="float">
            <text:p>187</text:p>
          </table:table-cell>
          <table:table-cell table:formula="of:=[.$B$1]/([.A194]+1)" office:value-type="float" office:value="159574.468085106" calcext:value-type="float">
            <text:p>159574.468085106</text:p>
          </table:table-cell>
          <table:table-cell table:formula="of:=([.$B$1]-[.$G$1])*(1 - [.$A194]/[.$B$3]) + [.$G$1]" office:value-type="float" office:value="7574960" calcext:value-type="float">
            <text:p>7574960</text:p>
          </table:table-cell>
          <table:table-cell table:formula="of:=EXP(-[.$G$2]*[.$A194])*[.$B$1]" office:value-type="float" office:value="126300.477635208" calcext:value-type="float">
            <text:p>126300.477635208</text:p>
          </table:table-cell>
          <table:table-cell table:formula="of:=[.$B$1]/(6*[.$A194]+1)" office:value-type="float" office:value="26714.1585040071" calcext:value-type="float">
            <text:p>26714.1585040071</text:p>
          </table:table-cell>
          <table:table-cell table:number-columns-repeated="2"/>
        </table:table-row>
        <table:table-row table:style-name="ro1">
          <table:table-cell office:value-type="float" office:value="188" calcext:value-type="float">
            <text:p>188</text:p>
          </table:table-cell>
          <table:table-cell table:formula="of:=[.$B$1]/([.A195]+1)" office:value-type="float" office:value="158730.158730159" calcext:value-type="float">
            <text:p>158730.158730159</text:p>
          </table:table-cell>
          <table:table-cell table:formula="of:=([.$B$1]-[.$G$1])*(1 - [.$A195]/[.$B$3]) + [.$G$1]" office:value-type="float" office:value="7455040" calcext:value-type="float">
            <text:p>7455040</text:p>
          </table:table-cell>
          <table:table-cell table:formula="of:=EXP(-[.$G$2]*[.$A195])*[.$B$1]" office:value-type="float" office:value="122659.341238398" calcext:value-type="float">
            <text:p>122659.341238398</text:p>
          </table:table-cell>
          <table:table-cell table:formula="of:=[.$B$1]/(6*[.$A195]+1)" office:value-type="float" office:value="26572.1877767936" calcext:value-type="float">
            <text:p>26572.1877767936</text:p>
          </table:table-cell>
          <table:table-cell table:number-columns-repeated="2"/>
        </table:table-row>
        <table:table-row table:style-name="ro1">
          <table:table-cell office:value-type="float" office:value="189" calcext:value-type="float">
            <text:p>189</text:p>
          </table:table-cell>
          <table:table-cell table:formula="of:=[.$B$1]/([.A196]+1)" office:value-type="float" office:value="157894.736842105" calcext:value-type="float">
            <text:p>157894.736842105</text:p>
          </table:table-cell>
          <table:table-cell table:formula="of:=([.$B$1]-[.$G$1])*(1 - [.$A196]/[.$B$3]) + [.$G$1]" office:value-type="float" office:value="7335120" calcext:value-type="float">
            <text:p>7335120</text:p>
          </table:table-cell>
          <table:table-cell table:formula="of:=EXP(-[.$G$2]*[.$A196])*[.$B$1]" office:value-type="float" office:value="119123.175737251" calcext:value-type="float">
            <text:p>119123.175737251</text:p>
          </table:table-cell>
          <table:table-cell table:formula="of:=[.$B$1]/(6*[.$A196]+1)" office:value-type="float" office:value="26431.718061674" calcext:value-type="float">
            <text:p>26431.718061674</text:p>
          </table:table-cell>
          <table:table-cell table:number-columns-repeated="2"/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[.$B$1]/([.A197]+1)" office:value-type="float" office:value="157068.062827225" calcext:value-type="float">
            <text:p>157068.062827225</text:p>
          </table:table-cell>
          <table:table-cell table:formula="of:=([.$B$1]-[.$G$1])*(1 - [.$A197]/[.$B$3]) + [.$G$1]" office:value-type="float" office:value="7215200" calcext:value-type="float">
            <text:p>7215200</text:p>
          </table:table-cell>
          <table:table-cell table:formula="of:=EXP(-[.$G$2]*[.$A197])*[.$B$1]" office:value-type="float" office:value="115688.954909256" calcext:value-type="float">
            <text:p>115688.954909256</text:p>
          </table:table-cell>
          <table:table-cell table:formula="of:=[.$B$1]/(6*[.$A197]+1)" office:value-type="float" office:value="26292.7256792287" calcext:value-type="float">
            <text:p>26292.7256792287</text:p>
          </table:table-cell>
          <table:table-cell table:number-columns-repeated="2"/>
        </table:table-row>
        <table:table-row table:style-name="ro1">
          <table:table-cell office:value-type="float" office:value="191" calcext:value-type="float">
            <text:p>191</text:p>
          </table:table-cell>
          <table:table-cell table:formula="of:=[.$B$1]/([.A198]+1)" office:value-type="float" office:value="156250" calcext:value-type="float">
            <text:p>156250</text:p>
          </table:table-cell>
          <table:table-cell table:formula="of:=([.$B$1]-[.$G$1])*(1 - [.$A198]/[.$B$3]) + [.$G$1]" office:value-type="float" office:value="7095280" calcext:value-type="float">
            <text:p>7095280</text:p>
          </table:table-cell>
          <table:table-cell table:formula="of:=EXP(-[.$G$2]*[.$A198])*[.$B$1]" office:value-type="float" office:value="112353.739775346" calcext:value-type="float">
            <text:p>112353.739775346</text:p>
          </table:table-cell>
          <table:table-cell table:formula="of:=[.$B$1]/(6*[.$A198]+1)" office:value-type="float" office:value="26155.18744551" calcext:value-type="float">
            <text:p>26155.18744551</text:p>
          </table:table-cell>
          <table:table-cell table:number-columns-repeated="2"/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[.$B$1]/([.A199]+1)" office:value-type="float" office:value="155440.414507772" calcext:value-type="float">
            <text:p>155440.414507772</text:p>
          </table:table-cell>
          <table:table-cell table:formula="of:=([.$B$1]-[.$G$1])*(1 - [.$A199]/[.$B$3]) + [.$G$1]" office:value-type="float" office:value="6975360" calcext:value-type="float">
            <text:p>6975360</text:p>
          </table:table-cell>
          <table:table-cell table:formula="of:=EXP(-[.$G$2]*[.$A199])*[.$B$1]" office:value-type="float" office:value="109114.676084745" calcext:value-type="float">
            <text:p>109114.676084745</text:p>
          </table:table-cell>
          <table:table-cell table:formula="of:=[.$B$1]/(6*[.$A199]+1)" office:value-type="float" office:value="26019.08065915" calcext:value-type="float">
            <text:p>26019.08065915</text:p>
          </table:table-cell>
          <table:table-cell table:number-columns-repeated="2"/>
        </table:table-row>
        <table:table-row table:style-name="ro1">
          <table:table-cell office:value-type="float" office:value="193" calcext:value-type="float">
            <text:p>193</text:p>
          </table:table-cell>
          <table:table-cell table:formula="of:=[.$B$1]/([.A200]+1)" office:value-type="float" office:value="154639.175257732" calcext:value-type="float">
            <text:p>154639.175257732</text:p>
          </table:table-cell>
          <table:table-cell table:formula="of:=([.$B$1]-[.$G$1])*(1 - [.$A200]/[.$B$3]) + [.$G$1]" office:value-type="float" office:value="6855440" calcext:value-type="float">
            <text:p>6855440</text:p>
          </table:table-cell>
          <table:table-cell table:formula="of:=EXP(-[.$G$2]*[.$A200])*[.$B$1]" office:value-type="float" office:value="105968.991872323" calcext:value-type="float">
            <text:p>105968.991872323</text:p>
          </table:table-cell>
          <table:table-cell table:formula="of:=[.$B$1]/(6*[.$A200]+1)" office:value-type="float" office:value="25884.3830888697" calcext:value-type="float">
            <text:p>25884.3830888697</text:p>
          </table:table-cell>
          <table:table-cell table:number-columns-repeated="2"/>
        </table:table-row>
        <table:table-row table:style-name="ro1">
          <table:table-cell office:value-type="float" office:value="194" calcext:value-type="float">
            <text:p>194</text:p>
          </table:table-cell>
          <table:table-cell table:formula="of:=[.$B$1]/([.A201]+1)" office:value-type="float" office:value="153846.153846154" calcext:value-type="float">
            <text:p>153846.153846154</text:p>
          </table:table-cell>
          <table:table-cell table:formula="of:=([.$B$1]-[.$G$1])*(1 - [.$A201]/[.$B$3]) + [.$G$1]" office:value-type="float" office:value="6735520" calcext:value-type="float">
            <text:p>6735520</text:p>
          </table:table-cell>
          <table:table-cell table:formula="of:=EXP(-[.$G$2]*[.$A201])*[.$B$1]" office:value-type="float" office:value="102913.995086372" calcext:value-type="float">
            <text:p>102913.995086372</text:p>
          </table:table-cell>
          <table:table-cell table:formula="of:=[.$B$1]/(6*[.$A201]+1)" office:value-type="float" office:value="25751.0729613734" calcext:value-type="float">
            <text:p>25751.0729613734</text:p>
          </table:table-cell>
          <table:table-cell table:number-columns-repeated="2"/>
        </table:table-row>
        <table:table-row table:style-name="ro1">
          <table:table-cell office:value-type="float" office:value="195" calcext:value-type="float">
            <text:p>195</text:p>
          </table:table-cell>
          <table:table-cell table:formula="of:=[.$B$1]/([.A202]+1)" office:value-type="float" office:value="153061.224489796" calcext:value-type="float">
            <text:p>153061.224489796</text:p>
          </table:table-cell>
          <table:table-cell table:formula="of:=([.$B$1]-[.$G$1])*(1 - [.$A202]/[.$B$3]) + [.$G$1]" office:value-type="float" office:value="6615600" calcext:value-type="float">
            <text:p>6615600</text:p>
          </table:table-cell>
          <table:table-cell table:formula="of:=EXP(-[.$G$2]*[.$A202])*[.$B$1]" office:value-type="float" office:value="99947.0712847656" calcext:value-type="float">
            <text:p>99947.0712847656</text:p>
          </table:table-cell>
          <table:table-cell table:formula="of:=[.$B$1]/(6*[.$A202]+1)" office:value-type="float" office:value="25619.1289496157" calcext:value-type="float">
            <text:p>25619.1289496157</text:p>
          </table:table-cell>
          <table:table-cell table:number-columns-repeated="2"/>
        </table:table-row>
        <table:table-row table:style-name="ro1">
          <table:table-cell office:value-type="float" office:value="196" calcext:value-type="float">
            <text:p>196</text:p>
          </table:table-cell>
          <table:table-cell table:formula="of:=[.$B$1]/([.A203]+1)" office:value-type="float" office:value="152284.263959391" calcext:value-type="float">
            <text:p>152284.263959391</text:p>
          </table:table-cell>
          <table:table-cell table:formula="of:=([.$B$1]-[.$G$1])*(1 - [.$A203]/[.$B$3]) + [.$G$1]" office:value-type="float" office:value="6495680" calcext:value-type="float">
            <text:p>6495680</text:p>
          </table:table-cell>
          <table:table-cell table:formula="of:=EXP(-[.$G$2]*[.$A203])*[.$B$1]" office:value-type="float" office:value="97065.6813975422" calcext:value-type="float">
            <text:p>97065.6813975422</text:p>
          </table:table-cell>
          <table:table-cell table:formula="of:=[.$B$1]/(6*[.$A203]+1)" office:value-type="float" office:value="25488.5301614274" calcext:value-type="float">
            <text:p>25488.5301614274</text:p>
          </table:table-cell>
          <table:table-cell table:number-columns-repeated="2"/>
        </table:table-row>
        <table:table-row table:style-name="ro1">
          <table:table-cell office:value-type="float" office:value="197" calcext:value-type="float">
            <text:p>197</text:p>
          </table:table-cell>
          <table:table-cell table:formula="of:=[.$B$1]/([.A204]+1)" office:value-type="float" office:value="151515.151515152" calcext:value-type="float">
            <text:p>151515.151515152</text:p>
          </table:table-cell>
          <table:table-cell table:formula="of:=([.$B$1]-[.$G$1])*(1 - [.$A204]/[.$B$3]) + [.$G$1]" office:value-type="float" office:value="6375760" calcext:value-type="float">
            <text:p>6375760</text:p>
          </table:table-cell>
          <table:table-cell table:formula="of:=EXP(-[.$G$2]*[.$A204])*[.$B$1]" office:value-type="float" office:value="94267.359553989" calcext:value-type="float">
            <text:p>94267.359553989</text:p>
          </table:table-cell>
          <table:table-cell table:formula="of:=[.$B$1]/(6*[.$A204]+1)" office:value-type="float" office:value="25359.2561284869" calcext:value-type="float">
            <text:p>25359.2561284869</text:p>
          </table:table-cell>
          <table:table-cell table:number-columns-repeated="2"/>
        </table:table-row>
        <table:table-row table:style-name="ro1">
          <table:table-cell office:value-type="float" office:value="198" calcext:value-type="float">
            <text:p>198</text:p>
          </table:table-cell>
          <table:table-cell table:formula="of:=[.$B$1]/([.A205]+1)" office:value-type="float" office:value="150753.768844221" calcext:value-type="float">
            <text:p>150753.768844221</text:p>
          </table:table-cell>
          <table:table-cell table:formula="of:=([.$B$1]-[.$G$1])*(1 - [.$A205]/[.$B$3]) + [.$G$1]" office:value-type="float" office:value="6255840" calcext:value-type="float">
            <text:p>6255840</text:p>
          </table:table-cell>
          <table:table-cell table:formula="of:=EXP(-[.$G$2]*[.$A205])*[.$B$1]" office:value-type="float" office:value="91549.7109723689" calcext:value-type="float">
            <text:p>91549.7109723689</text:p>
          </table:table-cell>
          <table:table-cell table:formula="of:=[.$B$1]/(6*[.$A205]+1)" office:value-type="float" office:value="25231.2867956266" calcext:value-type="float">
            <text:p>25231.2867956266</text:p>
          </table:table-cell>
          <table:table-cell table:number-columns-repeated="2"/>
        </table:table-row>
        <table:table-row table:style-name="ro1">
          <table:table-cell office:value-type="float" office:value="199" calcext:value-type="float">
            <text:p>199</text:p>
          </table:table-cell>
          <table:table-cell table:formula="of:=[.$B$1]/([.A206]+1)" office:value-type="float" office:value="150000" calcext:value-type="float">
            <text:p>150000</text:p>
          </table:table-cell>
          <table:table-cell table:formula="of:=([.$B$1]-[.$G$1])*(1 - [.$A206]/[.$B$3]) + [.$G$1]" office:value-type="float" office:value="6135920" calcext:value-type="float">
            <text:p>6135920</text:p>
          </table:table-cell>
          <table:table-cell table:formula="of:=EXP(-[.$G$2]*[.$A206])*[.$B$1]" office:value-type="float" office:value="88910.4099104855" calcext:value-type="float">
            <text:p>88910.4099104855</text:p>
          </table:table-cell>
          <table:table-cell table:formula="of:=[.$B$1]/(6*[.$A206]+1)" office:value-type="float" office:value="25104.6025104603" calcext:value-type="float">
            <text:p>25104.6025104603</text:p>
          </table:table-cell>
          <table:table-cell table:number-columns-repeated="2"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[.$B$1]/([.A207]+1)" office:value-type="float" office:value="149253.731343284" calcext:value-type="float">
            <text:p>149253.731343284</text:p>
          </table:table-cell>
          <table:table-cell table:formula="of:=([.$B$1]-[.$G$1])*(1 - [.$A207]/[.$B$3]) + [.$G$1]" office:value-type="float" office:value="6016000" calcext:value-type="float">
            <text:p>6016000</text:p>
          </table:table-cell>
          <table:table-cell table:formula="of:=EXP(-[.$G$2]*[.$A207])*[.$B$1]" office:value-type="float" office:value="86347.1976753311" calcext:value-type="float">
            <text:p>86347.1976753311</text:p>
          </table:table-cell>
          <table:table-cell table:formula="of:=[.$B$1]/(6*[.$A207]+1)" office:value-type="float" office:value="24979.1840133222" calcext:value-type="float">
            <text:p>24979.1840133222</text:p>
          </table:table-cell>
          <table:table-cell table:number-columns-repeated="2"/>
        </table:table-row>
        <table:table-row table:style-name="ro1">
          <table:table-cell office:value-type="float" office:value="201" calcext:value-type="float">
            <text:p>201</text:p>
          </table:table-cell>
          <table:table-cell table:formula="of:=[.$B$1]/([.A208]+1)" office:value-type="float" office:value="148514.851485149" calcext:value-type="float">
            <text:p>148514.851485149</text:p>
          </table:table-cell>
          <table:table-cell table:formula="of:=([.$B$1]-[.$G$1])*(1 - [.$A208]/[.$B$3]) + [.$G$1]" office:value-type="float" office:value="5896080" calcext:value-type="float">
            <text:p>5896080</text:p>
          </table:table-cell>
          <table:table-cell table:formula="of:=EXP(-[.$G$2]*[.$A208])*[.$B$1]" office:value-type="float" office:value="83857.8806901149" calcext:value-type="float">
            <text:p>83857.8806901149</text:p>
          </table:table-cell>
          <table:table-cell table:formula="of:=[.$B$1]/(6*[.$A208]+1)" office:value-type="float" office:value="24855.0124275062" calcext:value-type="float">
            <text:p>24855.0124275062</text:p>
          </table:table-cell>
          <table:table-cell table:number-columns-repeated="2"/>
        </table:table-row>
        <table:table-row table:style-name="ro1">
          <table:table-cell office:value-type="float" office:value="202" calcext:value-type="float">
            <text:p>202</text:p>
          </table:table-cell>
          <table:table-cell table:formula="of:=[.$B$1]/([.A209]+1)" office:value-type="float" office:value="147783.251231527" calcext:value-type="float">
            <text:p>147783.251231527</text:p>
          </table:table-cell>
          <table:table-cell table:formula="of:=([.$B$1]-[.$G$1])*(1 - [.$A209]/[.$B$3]) + [.$G$1]" office:value-type="float" office:value="5776160" calcext:value-type="float">
            <text:p>5776160</text:p>
          </table:table-cell>
          <table:table-cell table:formula="of:=EXP(-[.$G$2]*[.$A209])*[.$B$1]" office:value-type="float" office:value="81440.3286170176" calcext:value-type="float">
            <text:p>81440.3286170176</text:p>
          </table:table-cell>
          <table:table-cell table:formula="of:=[.$B$1]/(6*[.$A209]+1)" office:value-type="float" office:value="24732.0692497939" calcext:value-type="float">
            <text:p>24732.0692497939</text:p>
          </table:table-cell>
          <table:table-cell table:number-columns-repeated="2"/>
        </table:table-row>
        <table:table-row table:style-name="ro1">
          <table:table-cell office:value-type="float" office:value="203" calcext:value-type="float">
            <text:p>203</text:p>
          </table:table-cell>
          <table:table-cell table:formula="of:=[.$B$1]/([.A210]+1)" office:value-type="float" office:value="147058.823529412" calcext:value-type="float">
            <text:p>147058.823529412</text:p>
          </table:table-cell>
          <table:table-cell table:formula="of:=([.$B$1]-[.$G$1])*(1 - [.$A210]/[.$B$3]) + [.$G$1]" office:value-type="float" office:value="5656240" calcext:value-type="float">
            <text:p>5656240</text:p>
          </table:table-cell>
          <table:table-cell table:formula="of:=EXP(-[.$G$2]*[.$A210])*[.$B$1]" office:value-type="float" office:value="79092.472534065" calcext:value-type="float">
            <text:p>79092.472534065</text:p>
          </table:table-cell>
          <table:table-cell table:formula="of:=[.$B$1]/(6*[.$A210]+1)" office:value-type="float" office:value="24610.3363412633" calcext:value-type="float">
            <text:p>24610.3363412633</text:p>
          </table:table-cell>
          <table:table-cell table:number-columns-repeated="2"/>
        </table:table-row>
        <table:table-row table:style-name="ro1">
          <table:table-cell office:value-type="float" office:value="204" calcext:value-type="float">
            <text:p>204</text:p>
          </table:table-cell>
          <table:table-cell table:formula="of:=[.$B$1]/([.A211]+1)" office:value-type="float" office:value="146341.463414634" calcext:value-type="float">
            <text:p>146341.463414634</text:p>
          </table:table-cell>
          <table:table-cell table:formula="of:=([.$B$1]-[.$G$1])*(1 - [.$A211]/[.$B$3]) + [.$G$1]" office:value-type="float" office:value="5536320" calcext:value-type="float">
            <text:p>5536320</text:p>
          </table:table-cell>
          <table:table-cell table:formula="of:=EXP(-[.$G$2]*[.$A211])*[.$B$1]" office:value-type="float" office:value="76812.3031645611" calcext:value-type="float">
            <text:p>76812.3031645611</text:p>
          </table:table-cell>
          <table:table-cell table:formula="of:=[.$B$1]/(6*[.$A211]+1)" office:value-type="float" office:value="24489.7959183673" calcext:value-type="float">
            <text:p>24489.7959183673</text:p>
          </table:table-cell>
          <table:table-cell table:number-columns-repeated="2"/>
        </table:table-row>
        <table:table-row table:style-name="ro1">
          <table:table-cell office:value-type="float" office:value="205" calcext:value-type="float">
            <text:p>205</text:p>
          </table:table-cell>
          <table:table-cell table:formula="of:=[.$B$1]/([.A212]+1)" office:value-type="float" office:value="145631.067961165" calcext:value-type="float">
            <text:p>145631.067961165</text:p>
          </table:table-cell>
          <table:table-cell table:formula="of:=([.$B$1]-[.$G$1])*(1 - [.$A212]/[.$B$3]) + [.$G$1]" office:value-type="float" office:value="5416400" calcext:value-type="float">
            <text:p>5416400</text:p>
          </table:table-cell>
          <table:table-cell table:formula="of:=EXP(-[.$G$2]*[.$A212])*[.$B$1]" office:value-type="float" office:value="74597.8691575644" calcext:value-type="float">
            <text:p>74597.8691575644</text:p>
          </table:table-cell>
          <table:table-cell table:formula="of:=[.$B$1]/(6*[.$A212]+1)" office:value-type="float" office:value="24370.4305442729" calcext:value-type="float">
            <text:p>24370.4305442729</text:p>
          </table:table-cell>
          <table:table-cell table:number-columns-repeated="2"/>
        </table:table-row>
        <table:table-row table:style-name="ro1">
          <table:table-cell office:value-type="float" office:value="206" calcext:value-type="float">
            <text:p>206</text:p>
          </table:table-cell>
          <table:table-cell table:formula="of:=[.$B$1]/([.A213]+1)" office:value-type="float" office:value="144927.536231884" calcext:value-type="float">
            <text:p>144927.536231884</text:p>
          </table:table-cell>
          <table:table-cell table:formula="of:=([.$B$1]-[.$G$1])*(1 - [.$A213]/[.$B$3]) + [.$G$1]" office:value-type="float" office:value="5296480" calcext:value-type="float">
            <text:p>5296480</text:p>
          </table:table-cell>
          <table:table-cell table:formula="of:=EXP(-[.$G$2]*[.$A213])*[.$B$1]" office:value-type="float" office:value="72447.2754179379" calcext:value-type="float">
            <text:p>72447.2754179379</text:p>
          </table:table-cell>
          <table:table-cell table:formula="of:=[.$B$1]/(6*[.$A213]+1)" office:value-type="float" office:value="24252.2231204527" calcext:value-type="float">
            <text:p>24252.2231204527</text:p>
          </table:table-cell>
          <table:table-cell table:number-columns-repeated="2"/>
        </table:table-row>
        <table:table-row table:style-name="ro1">
          <table:table-cell office:value-type="float" office:value="207" calcext:value-type="float">
            <text:p>207</text:p>
          </table:table-cell>
          <table:table-cell table:formula="of:=[.$B$1]/([.A214]+1)" office:value-type="float" office:value="144230.769230769" calcext:value-type="float">
            <text:p>144230.769230769</text:p>
          </table:table-cell>
          <table:table-cell table:formula="of:=([.$B$1]-[.$G$1])*(1 - [.$A214]/[.$B$3]) + [.$G$1]" office:value-type="float" office:value="5176560" calcext:value-type="float">
            <text:p>5176560</text:p>
          </table:table-cell>
          <table:table-cell table:formula="of:=EXP(-[.$G$2]*[.$A214])*[.$B$1]" office:value-type="float" office:value="70358.6814845411" calcext:value-type="float">
            <text:p>70358.6814845411</text:p>
          </table:table-cell>
          <table:table-cell table:formula="of:=[.$B$1]/(6*[.$A214]+1)" office:value-type="float" office:value="24135.1568785197" calcext:value-type="float">
            <text:p>24135.1568785197</text:p>
          </table:table-cell>
          <table:table-cell table:number-columns-repeated="2"/>
        </table:table-row>
        <table:table-row table:style-name="ro1">
          <table:table-cell office:value-type="float" office:value="208" calcext:value-type="float">
            <text:p>208</text:p>
          </table:table-cell>
          <table:table-cell table:formula="of:=[.$B$1]/([.A215]+1)" office:value-type="float" office:value="143540.669856459" calcext:value-type="float">
            <text:p>143540.669856459</text:p>
          </table:table-cell>
          <table:table-cell table:formula="of:=([.$B$1]-[.$G$1])*(1 - [.$A215]/[.$B$3]) + [.$G$1]" office:value-type="float" office:value="5056640" calcext:value-type="float">
            <text:p>5056640</text:p>
          </table:table-cell>
          <table:table-cell table:formula="of:=EXP(-[.$G$2]*[.$A215])*[.$B$1]" office:value-type="float" office:value="68330.2999551782" calcext:value-type="float">
            <text:p>68330.2999551782</text:p>
          </table:table-cell>
          <table:table-cell table:formula="of:=[.$B$1]/(6*[.$A215]+1)" office:value-type="float" office:value="24019.2153722978" calcext:value-type="float">
            <text:p>24019.2153722978</text:p>
          </table:table-cell>
          <table:table-cell table:number-columns-repeated="2"/>
        </table:table-row>
        <table:table-row table:style-name="ro1">
          <table:table-cell office:value-type="float" office:value="209" calcext:value-type="float">
            <text:p>209</text:p>
          </table:table-cell>
          <table:table-cell table:formula="of:=[.$B$1]/([.A216]+1)" office:value-type="float" office:value="142857.142857143" calcext:value-type="float">
            <text:p>142857.142857143</text:p>
          </table:table-cell>
          <table:table-cell table:formula="of:=([.$B$1]-[.$G$1])*(1 - [.$A216]/[.$B$3]) + [.$G$1]" office:value-type="float" office:value="4936720" calcext:value-type="float">
            <text:p>4936720</text:p>
          </table:table-cell>
          <table:table-cell table:formula="of:=EXP(-[.$G$2]*[.$A216])*[.$B$1]" office:value-type="float" office:value="66360.3949569533" calcext:value-type="float">
            <text:p>66360.3949569533</text:p>
          </table:table-cell>
          <table:table-cell table:formula="of:=[.$B$1]/(6*[.$A216]+1)" office:value-type="float" office:value="23904.3824701195" calcext:value-type="float">
            <text:p>23904.3824701195</text:p>
          </table:table-cell>
          <table:table-cell table:number-columns-repeated="2"/>
        </table:table-row>
        <table:table-row table:style-name="ro1">
          <table:table-cell office:value-type="float" office:value="210" calcext:value-type="float">
            <text:p>210</text:p>
          </table:table-cell>
          <table:table-cell table:formula="of:=[.$B$1]/([.A217]+1)" office:value-type="float" office:value="142180.09478673" calcext:value-type="float">
            <text:p>142180.09478673</text:p>
          </table:table-cell>
          <table:table-cell table:formula="of:=([.$B$1]-[.$G$1])*(1 - [.$A217]/[.$B$3]) + [.$G$1]" office:value-type="float" office:value="4816800" calcext:value-type="float">
            <text:p>4816800</text:p>
          </table:table-cell>
          <table:table-cell table:formula="of:=EXP(-[.$G$2]*[.$A217])*[.$B$1]" office:value-type="float" office:value="64447.2806607242" calcext:value-type="float">
            <text:p>64447.2806607242</text:p>
          </table:table-cell>
          <table:table-cell table:formula="of:=[.$B$1]/(6*[.$A217]+1)" office:value-type="float" office:value="23790.6423473434" calcext:value-type="float">
            <text:p>23790.6423473434</text:p>
          </table:table-cell>
          <table:table-cell table:number-columns-repeated="2"/>
        </table:table-row>
        <table:table-row table:style-name="ro1">
          <table:table-cell office:value-type="float" office:value="211" calcext:value-type="float">
            <text:p>211</text:p>
          </table:table-cell>
          <table:table-cell table:formula="of:=[.$B$1]/([.A218]+1)" office:value-type="float" office:value="141509.433962264" calcext:value-type="float">
            <text:p>141509.433962264</text:p>
          </table:table-cell>
          <table:table-cell table:formula="of:=([.$B$1]-[.$G$1])*(1 - [.$A218]/[.$B$3]) + [.$G$1]" office:value-type="float" office:value="4696880" calcext:value-type="float">
            <text:p>4696880</text:p>
          </table:table-cell>
          <table:table-cell table:formula="of:=EXP(-[.$G$2]*[.$A218])*[.$B$1]" office:value-type="float" office:value="62589.3198383827" calcext:value-type="float">
            <text:p>62589.3198383827</text:p>
          </table:table-cell>
          <table:table-cell table:formula="of:=[.$B$1]/(6*[.$A218]+1)" office:value-type="float" office:value="23677.9794790844" calcext:value-type="float">
            <text:p>23677.9794790844</text:p>
          </table:table-cell>
          <table:table-cell table:number-columns-repeated="2"/>
        </table:table-row>
        <table:table-row table:style-name="ro1">
          <table:table-cell office:value-type="float" office:value="212" calcext:value-type="float">
            <text:p>212</text:p>
          </table:table-cell>
          <table:table-cell table:formula="of:=[.$B$1]/([.A219]+1)" office:value-type="float" office:value="140845.070422535" calcext:value-type="float">
            <text:p>140845.070422535</text:p>
          </table:table-cell>
          <table:table-cell table:formula="of:=([.$B$1]-[.$G$1])*(1 - [.$A219]/[.$B$3]) + [.$G$1]" office:value-type="float" office:value="4576960" calcext:value-type="float">
            <text:p>4576960</text:p>
          </table:table-cell>
          <table:table-cell table:formula="of:=EXP(-[.$G$2]*[.$A219])*[.$B$1]" office:value-type="float" office:value="60784.9224617285" calcext:value-type="float">
            <text:p>60784.9224617285</text:p>
          </table:table-cell>
          <table:table-cell table:formula="of:=[.$B$1]/(6*[.$A219]+1)" office:value-type="float" office:value="23566.37863315" calcext:value-type="float">
            <text:p>23566.37863315</text:p>
          </table:table-cell>
          <table:table-cell table:number-columns-repeated="2"/>
        </table:table-row>
        <table:table-row table:style-name="ro1">
          <table:table-cell office:value-type="float" office:value="213" calcext:value-type="float">
            <text:p>213</text:p>
          </table:table-cell>
          <table:table-cell table:formula="of:=[.$B$1]/([.A220]+1)" office:value-type="float" office:value="140186.91588785" calcext:value-type="float">
            <text:p>140186.91588785</text:p>
          </table:table-cell>
          <table:table-cell table:formula="of:=([.$B$1]-[.$G$1])*(1 - [.$A220]/[.$B$3]) + [.$G$1]" office:value-type="float" office:value="4457040" calcext:value-type="float">
            <text:p>4457040</text:p>
          </table:table-cell>
          <table:table-cell table:formula="of:=EXP(-[.$G$2]*[.$A220])*[.$B$1]" office:value-type="float" office:value="59032.5443417346" calcext:value-type="float">
            <text:p>59032.5443417346</text:p>
          </table:table-cell>
          <table:table-cell table:formula="of:=[.$B$1]/(6*[.$A220]+1)" office:value-type="float" office:value="23455.8248631744" calcext:value-type="float">
            <text:p>23455.8248631744</text:p>
          </table:table-cell>
          <table:table-cell table:number-columns-repeated="2"/>
        </table:table-row>
        <table:table-row table:style-name="ro1">
          <table:table-cell office:value-type="float" office:value="214" calcext:value-type="float">
            <text:p>214</text:p>
          </table:table-cell>
          <table:table-cell table:formula="of:=[.$B$1]/([.A221]+1)" office:value-type="float" office:value="139534.88372093" calcext:value-type="float">
            <text:p>139534.88372093</text:p>
          </table:table-cell>
          <table:table-cell table:formula="of:=([.$B$1]-[.$G$1])*(1 - [.$A221]/[.$B$3]) + [.$G$1]" office:value-type="float" office:value="4337120" calcext:value-type="float">
            <text:p>4337120</text:p>
          </table:table-cell>
          <table:table-cell table:formula="of:=EXP(-[.$G$2]*[.$A221])*[.$B$1]" office:value-type="float" office:value="57330.6858070437" calcext:value-type="float">
            <text:p>57330.6858070437</text:p>
          </table:table-cell>
          <table:table-cell table:formula="of:=[.$B$1]/(6*[.$A221]+1)" office:value-type="float" office:value="23346.3035019455" calcext:value-type="float">
            <text:p>23346.3035019455</text:p>
          </table:table-cell>
          <table:table-cell table:number-columns-repeated="2"/>
        </table:table-row>
        <table:table-row table:style-name="ro1">
          <table:table-cell office:value-type="float" office:value="215" calcext:value-type="float">
            <text:p>215</text:p>
          </table:table-cell>
          <table:table-cell table:formula="of:=[.$B$1]/([.A222]+1)" office:value-type="float" office:value="138888.888888889" calcext:value-type="float">
            <text:p>138888.888888889</text:p>
          </table:table-cell>
          <table:table-cell table:formula="of:=([.$B$1]-[.$G$1])*(1 - [.$A222]/[.$B$3]) + [.$G$1]" office:value-type="float" office:value="4217200" calcext:value-type="float">
            <text:p>4217200</text:p>
          </table:table-cell>
          <table:table-cell table:formula="of:=EXP(-[.$G$2]*[.$A222])*[.$B$1]" office:value-type="float" office:value="55677.8904205601" calcext:value-type="float">
            <text:p>55677.8904205601</text:p>
          </table:table-cell>
          <table:table-cell table:formula="of:=[.$B$1]/(6*[.$A222]+1)" office:value-type="float" office:value="23237.8001549187" calcext:value-type="float">
            <text:p>23237.8001549187</text:p>
          </table:table-cell>
          <table:table-cell table:number-columns-repeated="2"/>
        </table:table-row>
        <table:table-row table:style-name="ro1">
          <table:table-cell office:value-type="float" office:value="216" calcext:value-type="float">
            <text:p>216</text:p>
          </table:table-cell>
          <table:table-cell table:formula="of:=[.$B$1]/([.A223]+1)" office:value-type="float" office:value="138248.847926267" calcext:value-type="float">
            <text:p>138248.847926267</text:p>
          </table:table-cell>
          <table:table-cell table:formula="of:=([.$B$1]-[.$G$1])*(1 - [.$A223]/[.$B$3]) + [.$G$1]" office:value-type="float" office:value="4097280" calcext:value-type="float">
            <text:p>4097280</text:p>
          </table:table-cell>
          <table:table-cell table:formula="of:=EXP(-[.$G$2]*[.$A223])*[.$B$1]" office:value-type="float" office:value="54072.7437330435" calcext:value-type="float">
            <text:p>54072.7437330435</text:p>
          </table:table-cell>
          <table:table-cell table:formula="of:=[.$B$1]/(6*[.$A223]+1)" office:value-type="float" office:value="23130.300693909" calcext:value-type="float">
            <text:p>23130.300693909</text:p>
          </table:table-cell>
          <table:table-cell table:number-columns-repeated="2"/>
        </table:table-row>
        <table:table-row table:style-name="ro1">
          <table:table-cell office:value-type="float" office:value="217" calcext:value-type="float">
            <text:p>217</text:p>
          </table:table-cell>
          <table:table-cell table:formula="of:=[.$B$1]/([.A224]+1)" office:value-type="float" office:value="137614.678899083" calcext:value-type="float">
            <text:p>137614.678899083</text:p>
          </table:table-cell>
          <table:table-cell table:formula="of:=([.$B$1]-[.$G$1])*(1 - [.$A224]/[.$B$3]) + [.$G$1]" office:value-type="float" office:value="3977360" calcext:value-type="float">
            <text:p>3977360</text:p>
          </table:table-cell>
          <table:table-cell table:formula="of:=EXP(-[.$G$2]*[.$A224])*[.$B$1]" office:value-type="float" office:value="52513.8720726333" calcext:value-type="float">
            <text:p>52513.8720726333</text:p>
          </table:table-cell>
          <table:table-cell table:formula="of:=[.$B$1]/(6*[.$A224]+1)" office:value-type="float" office:value="23023.7912509593" calcext:value-type="float">
            <text:p>23023.7912509593</text:p>
          </table:table-cell>
          <table:table-cell table:number-columns-repeated="2"/>
        </table:table-row>
        <table:table-row table:style-name="ro1">
          <table:table-cell office:value-type="float" office:value="218" calcext:value-type="float">
            <text:p>218</text:p>
          </table:table-cell>
          <table:table-cell table:formula="of:=[.$B$1]/([.A225]+1)" office:value-type="float" office:value="136986.301369863" calcext:value-type="float">
            <text:p>136986.301369863</text:p>
          </table:table-cell>
          <table:table-cell table:formula="of:=([.$B$1]-[.$G$1])*(1 - [.$A225]/[.$B$3]) + [.$G$1]" office:value-type="float" office:value="3857440" calcext:value-type="float">
            <text:p>3857440</text:p>
          </table:table-cell>
          <table:table-cell table:formula="of:=EXP(-[.$G$2]*[.$A225])*[.$B$1]" office:value-type="float" office:value="50999.9413692721" calcext:value-type="float">
            <text:p>50999.9413692721</text:p>
          </table:table-cell>
          <table:table-cell table:formula="of:=[.$B$1]/(6*[.$A225]+1)" office:value-type="float" office:value="22918.2582123759" calcext:value-type="float">
            <text:p>22918.2582123759</text:p>
          </table:table-cell>
          <table:table-cell table:number-columns-repeated="2"/>
        </table:table-row>
        <table:table-row table:style-name="ro1">
          <table:table-cell office:value-type="float" office:value="219" calcext:value-type="float">
            <text:p>219</text:p>
          </table:table-cell>
          <table:table-cell table:formula="of:=[.$B$1]/([.A226]+1)" office:value-type="float" office:value="136363.636363636" calcext:value-type="float">
            <text:p>136363.636363636</text:p>
          </table:table-cell>
          <table:table-cell table:formula="of:=([.$B$1]-[.$G$1])*(1 - [.$A226]/[.$B$3]) + [.$G$1]" office:value-type="float" office:value="3737520" calcext:value-type="float">
            <text:p>3737520</text:p>
          </table:table-cell>
          <table:table-cell table:formula="of:=EXP(-[.$G$2]*[.$A226])*[.$B$1]" office:value-type="float" office:value="49529.6560130187" calcext:value-type="float">
            <text:p>49529.6560130187</text:p>
          </table:table-cell>
          <table:table-cell table:formula="of:=[.$B$1]/(6*[.$A226]+1)" office:value-type="float" office:value="22813.6882129278" calcext:value-type="float">
            <text:p>22813.6882129278</text:p>
          </table:table-cell>
          <table:table-cell table:number-columns-repeated="2"/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[.$B$1]/([.A227]+1)" office:value-type="float" office:value="135746.606334842" calcext:value-type="float">
            <text:p>135746.606334842</text:p>
          </table:table-cell>
          <table:table-cell table:formula="of:=([.$B$1]-[.$G$1])*(1 - [.$A227]/[.$B$3]) + [.$G$1]" office:value-type="float" office:value="3617600" calcext:value-type="float">
            <text:p>3617600</text:p>
          </table:table-cell>
          <table:table-cell table:formula="of:=EXP(-[.$G$2]*[.$A227])*[.$B$1]" office:value-type="float" office:value="48101.757745275" calcext:value-type="float">
            <text:p>48101.757745275</text:p>
          </table:table-cell>
          <table:table-cell table:formula="of:=[.$B$1]/(6*[.$A227]+1)" office:value-type="float" office:value="22710.0681302044" calcext:value-type="float">
            <text:p>22710.0681302044</text:p>
          </table:table-cell>
          <table:table-cell table:number-columns-repeated="2"/>
        </table:table-row>
        <table:table-row table:style-name="ro1">
          <table:table-cell office:value-type="float" office:value="221" calcext:value-type="float">
            <text:p>221</text:p>
          </table:table-cell>
          <table:table-cell table:formula="of:=[.$B$1]/([.A228]+1)" office:value-type="float" office:value="135135.135135135" calcext:value-type="float">
            <text:p>135135.135135135</text:p>
          </table:table-cell>
          <table:table-cell table:formula="of:=([.$B$1]-[.$G$1])*(1 - [.$A228]/[.$B$3]) + [.$G$1]" office:value-type="float" office:value="3497680" calcext:value-type="float">
            <text:p>3497680</text:p>
          </table:table-cell>
          <table:table-cell table:formula="of:=EXP(-[.$G$2]*[.$A228])*[.$B$1]" office:value-type="float" office:value="46715.0245819789" calcext:value-type="float">
            <text:p>46715.0245819789</text:p>
          </table:table-cell>
          <table:table-cell table:formula="of:=[.$B$1]/(6*[.$A228]+1)" office:value-type="float" office:value="22607.3850791258" calcext:value-type="float">
            <text:p>22607.3850791258</text:p>
          </table:table-cell>
          <table:table-cell table:number-columns-repeated="2"/>
        </table:table-row>
        <table:table-row table:style-name="ro1">
          <table:table-cell office:value-type="float" office:value="222" calcext:value-type="float">
            <text:p>222</text:p>
          </table:table-cell>
          <table:table-cell table:formula="of:=[.$B$1]/([.A229]+1)" office:value-type="float" office:value="134529.147982063" calcext:value-type="float">
            <text:p>134529.147982063</text:p>
          </table:table-cell>
          <table:table-cell table:formula="of:=([.$B$1]-[.$G$1])*(1 - [.$A229]/[.$B$3]) + [.$G$1]" office:value-type="float" office:value="3377760" calcext:value-type="float">
            <text:p>3377760</text:p>
          </table:table-cell>
          <table:table-cell table:formula="of:=EXP(-[.$G$2]*[.$A229])*[.$B$1]" office:value-type="float" office:value="45368.2697678393" calcext:value-type="float">
            <text:p>45368.2697678393</text:p>
          </table:table-cell>
          <table:table-cell table:formula="of:=[.$B$1]/(6*[.$A229]+1)" office:value-type="float" office:value="22505.6264066017" calcext:value-type="float">
            <text:p>22505.6264066017</text:p>
          </table:table-cell>
          <table:table-cell table:number-columns-repeated="2"/>
        </table:table-row>
        <table:table-row table:style-name="ro1">
          <table:table-cell office:value-type="float" office:value="223" calcext:value-type="float">
            <text:p>223</text:p>
          </table:table-cell>
          <table:table-cell table:formula="of:=[.$B$1]/([.A230]+1)" office:value-type="float" office:value="133928.571428571" calcext:value-type="float">
            <text:p>133928.571428571</text:p>
          </table:table-cell>
          <table:table-cell table:formula="of:=([.$B$1]-[.$G$1])*(1 - [.$A230]/[.$B$3]) + [.$G$1]" office:value-type="float" office:value="3257840" calcext:value-type="float">
            <text:p>3257840</text:p>
          </table:table-cell>
          <table:table-cell table:formula="of:=EXP(-[.$G$2]*[.$A230])*[.$B$1]" office:value-type="float" office:value="44060.3407607209" calcext:value-type="float">
            <text:p>44060.3407607209</text:p>
          </table:table-cell>
          <table:table-cell table:formula="of:=[.$B$1]/(6*[.$A230]+1)" office:value-type="float" office:value="22404.7796863331" calcext:value-type="float">
            <text:p>22404.7796863331</text:p>
          </table:table-cell>
          <table:table-cell table:number-columns-repeated="2"/>
        </table:table-row>
        <table:table-row table:style-name="ro1">
          <table:table-cell office:value-type="float" office:value="224" calcext:value-type="float">
            <text:p>224</text:p>
          </table:table-cell>
          <table:table-cell table:formula="of:=[.$B$1]/([.A231]+1)" office:value-type="float" office:value="133333.333333333" calcext:value-type="float">
            <text:p>133333.333333333</text:p>
          </table:table-cell>
          <table:table-cell table:formula="of:=([.$B$1]-[.$G$1])*(1 - [.$A231]/[.$B$3]) + [.$G$1]" office:value-type="float" office:value="3137920" calcext:value-type="float">
            <text:p>3137920</text:p>
          </table:table-cell>
          <table:table-cell table:formula="of:=EXP(-[.$G$2]*[.$A231])*[.$B$1]" office:value-type="float" office:value="42790.1182453073" calcext:value-type="float">
            <text:p>42790.1182453073</text:p>
          </table:table-cell>
          <table:table-cell table:formula="of:=[.$B$1]/(6*[.$A231]+1)" office:value-type="float" office:value="22304.8327137546" calcext:value-type="float">
            <text:p>22304.8327137546</text:p>
          </table:table-cell>
          <table:table-cell table:number-columns-repeated="2"/>
        </table:table-row>
        <table:table-row table:style-name="ro1">
          <table:table-cell office:value-type="float" office:value="225" calcext:value-type="float">
            <text:p>225</text:p>
          </table:table-cell>
          <table:table-cell table:formula="of:=[.$B$1]/([.A232]+1)" office:value-type="float" office:value="132743.362831858" calcext:value-type="float">
            <text:p>132743.362831858</text:p>
          </table:table-cell>
          <table:table-cell table:formula="of:=([.$B$1]-[.$G$1])*(1 - [.$A232]/[.$B$3]) + [.$G$1]" office:value-type="float" office:value="3018000" calcext:value-type="float">
            <text:p>3018000</text:p>
          </table:table-cell>
          <table:table-cell table:formula="of:=EXP(-[.$G$2]*[.$A232])*[.$B$1]" office:value-type="float" office:value="41556.5151751999" calcext:value-type="float">
            <text:p>41556.5151751999</text:p>
          </table:table-cell>
          <table:table-cell table:formula="of:=[.$B$1]/(6*[.$A232]+1)" office:value-type="float" office:value="22205.7735011103" calcext:value-type="float">
            <text:p>22205.7735011103</text:p>
          </table:table-cell>
          <table:table-cell table:number-columns-repeated="2"/>
        </table:table-row>
        <table:table-row table:style-name="ro1">
          <table:table-cell office:value-type="float" office:value="226" calcext:value-type="float">
            <text:p>226</text:p>
          </table:table-cell>
          <table:table-cell table:formula="of:=[.$B$1]/([.A233]+1)" office:value-type="float" office:value="132158.59030837" calcext:value-type="float">
            <text:p>132158.59030837</text:p>
          </table:table-cell>
          <table:table-cell table:formula="of:=([.$B$1]-[.$G$1])*(1 - [.$A233]/[.$B$3]) + [.$G$1]" office:value-type="float" office:value="2898080" calcext:value-type="float">
            <text:p>2898080</text:p>
          </table:table-cell>
          <table:table-cell table:formula="of:=EXP(-[.$G$2]*[.$A233])*[.$B$1]" office:value-type="float" office:value="40358.4758426325" calcext:value-type="float">
            <text:p>40358.4758426325</text:p>
          </table:table-cell>
          <table:table-cell table:formula="of:=[.$B$1]/(6*[.$A233]+1)" office:value-type="float" office:value="22107.5902726603" calcext:value-type="float">
            <text:p>22107.5902726603</text:p>
          </table:table-cell>
          <table:table-cell table:number-columns-repeated="2"/>
        </table:table-row>
        <table:table-row table:style-name="ro1">
          <table:table-cell office:value-type="float" office:value="227" calcext:value-type="float">
            <text:p>227</text:p>
          </table:table-cell>
          <table:table-cell table:formula="of:=[.$B$1]/([.A234]+1)" office:value-type="float" office:value="131578.947368421" calcext:value-type="float">
            <text:p>131578.947368421</text:p>
          </table:table-cell>
          <table:table-cell table:formula="of:=([.$B$1]-[.$G$1])*(1 - [.$A234]/[.$B$3]) + [.$G$1]" office:value-type="float" office:value="2778160" calcext:value-type="float">
            <text:p>2778160</text:p>
          </table:table-cell>
          <table:table-cell table:formula="of:=EXP(-[.$G$2]*[.$A234])*[.$B$1]" office:value-type="float" office:value="39194.9749750044" calcext:value-type="float">
            <text:p>39194.9749750044</text:p>
          </table:table-cell>
          <table:table-cell table:formula="of:=[.$B$1]/(6*[.$A234]+1)" office:value-type="float" office:value="22010.2714600147" calcext:value-type="float">
            <text:p>22010.2714600147</text:p>
          </table:table-cell>
          <table:table-cell table:number-columns-repeated="2"/>
        </table:table-row>
        <table:table-row table:style-name="ro1">
          <table:table-cell office:value-type="float" office:value="228" calcext:value-type="float">
            <text:p>228</text:p>
          </table:table-cell>
          <table:table-cell table:formula="of:=[.$B$1]/([.A235]+1)" office:value-type="float" office:value="131004.366812227" calcext:value-type="float">
            <text:p>131004.366812227</text:p>
          </table:table-cell>
          <table:table-cell table:formula="of:=([.$B$1]-[.$G$1])*(1 - [.$A235]/[.$B$3]) + [.$G$1]" office:value-type="float" office:value="2658240" calcext:value-type="float">
            <text:p>2658240</text:p>
          </table:table-cell>
          <table:table-cell table:formula="of:=EXP(-[.$G$2]*[.$A235])*[.$B$1]" office:value-type="float" office:value="38065.0168574605" calcext:value-type="float">
            <text:p>38065.0168574605</text:p>
          </table:table-cell>
          <table:table-cell table:formula="of:=[.$B$1]/(6*[.$A235]+1)" office:value-type="float" office:value="21913.8056975895" calcext:value-type="float">
            <text:p>21913.8056975895</text:p>
          </table:table-cell>
          <table:table-cell table:number-columns-repeated="2"/>
        </table:table-row>
        <table:table-row table:style-name="ro1">
          <table:table-cell office:value-type="float" office:value="229" calcext:value-type="float">
            <text:p>229</text:p>
          </table:table-cell>
          <table:table-cell table:formula="of:=[.$B$1]/([.A236]+1)" office:value-type="float" office:value="130434.782608696" calcext:value-type="float">
            <text:p>130434.782608696</text:p>
          </table:table-cell>
          <table:table-cell table:formula="of:=([.$B$1]-[.$G$1])*(1 - [.$A236]/[.$B$3]) + [.$G$1]" office:value-type="float" office:value="2538320" calcext:value-type="float">
            <text:p>2538320</text:p>
          </table:table-cell>
          <table:table-cell table:formula="of:=EXP(-[.$G$2]*[.$A236])*[.$B$1]" office:value-type="float" office:value="36967.6344807666" calcext:value-type="float">
            <text:p>36967.6344807666</text:p>
          </table:table-cell>
          <table:table-cell table:formula="of:=[.$B$1]/(6*[.$A236]+1)" office:value-type="float" office:value="21818.1818181818" calcext:value-type="float">
            <text:p>21818.1818181818</text:p>
          </table:table-cell>
          <table:table-cell table:number-columns-repeated="2"/>
        </table:table-row>
        <table:table-row table:style-name="ro1">
          <table:table-cell office:value-type="float" office:value="230" calcext:value-type="float">
            <text:p>230</text:p>
          </table:table-cell>
          <table:table-cell table:formula="of:=[.$B$1]/([.A237]+1)" office:value-type="float" office:value="129870.12987013" calcext:value-type="float">
            <text:p>129870.12987013</text:p>
          </table:table-cell>
          <table:table-cell table:formula="of:=([.$B$1]-[.$G$1])*(1 - [.$A237]/[.$B$3]) + [.$G$1]" office:value-type="float" office:value="2418400" calcext:value-type="float">
            <text:p>2418400</text:p>
          </table:table-cell>
          <table:table-cell table:formula="of:=EXP(-[.$G$2]*[.$A237])*[.$B$1]" office:value-type="float" office:value="35901.8887137499" calcext:value-type="float">
            <text:p>35901.8887137499</text:p>
          </table:table-cell>
          <table:table-cell table:formula="of:=[.$B$1]/(6*[.$A237]+1)" office:value-type="float" office:value="21723.3888486604" calcext:value-type="float">
            <text:p>21723.3888486604</text:p>
          </table:table-cell>
          <table:table-cell table:number-columns-repeated="2"/>
        </table:table-row>
        <table:table-row table:style-name="ro1">
          <table:table-cell office:value-type="float" office:value="231" calcext:value-type="float">
            <text:p>231</text:p>
          </table:table-cell>
          <table:table-cell table:formula="of:=[.$B$1]/([.A238]+1)" office:value-type="float" office:value="129310.344827586" calcext:value-type="float">
            <text:p>129310.344827586</text:p>
          </table:table-cell>
          <table:table-cell table:formula="of:=([.$B$1]-[.$G$1])*(1 - [.$A238]/[.$B$3]) + [.$G$1]" office:value-type="float" office:value="2298480" calcext:value-type="float">
            <text:p>2298480</text:p>
          </table:table-cell>
          <table:table-cell table:formula="of:=EXP(-[.$G$2]*[.$A238])*[.$B$1]" office:value-type="float" office:value="34866.8674995987" calcext:value-type="float">
            <text:p>34866.8674995987</text:p>
          </table:table-cell>
          <table:table-cell table:formula="of:=[.$B$1]/(6*[.$A238]+1)" office:value-type="float" office:value="21629.4160057678" calcext:value-type="float">
            <text:p>21629.4160057678</text:p>
          </table:table-cell>
          <table:table-cell table:number-columns-repeated="2"/>
        </table:table-row>
        <table:table-row table:style-name="ro1">
          <table:table-cell office:value-type="float" office:value="232" calcext:value-type="float">
            <text:p>232</text:p>
          </table:table-cell>
          <table:table-cell table:formula="of:=[.$B$1]/([.A239]+1)" office:value-type="float" office:value="128755.364806867" calcext:value-type="float">
            <text:p>128755.364806867</text:p>
          </table:table-cell>
          <table:table-cell table:formula="of:=([.$B$1]-[.$G$1])*(1 - [.$A239]/[.$B$3]) + [.$G$1]" office:value-type="float" office:value="2178560" calcext:value-type="float">
            <text:p>2178560</text:p>
          </table:table-cell>
          <table:table-cell table:formula="of:=EXP(-[.$G$2]*[.$A239])*[.$B$1]" office:value-type="float" office:value="33861.6850753307" calcext:value-type="float">
            <text:p>33861.6850753307</text:p>
          </table:table-cell>
          <table:table-cell table:formula="of:=[.$B$1]/(6*[.$A239]+1)" office:value-type="float" office:value="21536.2526920316" calcext:value-type="float">
            <text:p>21536.2526920316</text:p>
          </table:table-cell>
          <table:table-cell table:number-columns-repeated="2"/>
        </table:table-row>
        <table:table-row table:style-name="ro1">
          <table:table-cell office:value-type="float" office:value="233" calcext:value-type="float">
            <text:p>233</text:p>
          </table:table-cell>
          <table:table-cell table:formula="of:=[.$B$1]/([.A240]+1)" office:value-type="float" office:value="128205.128205128" calcext:value-type="float">
            <text:p>128205.128205128</text:p>
          </table:table-cell>
          <table:table-cell table:formula="of:=([.$B$1]-[.$G$1])*(1 - [.$A240]/[.$B$3]) + [.$G$1]" office:value-type="float" office:value="2058640" calcext:value-type="float">
            <text:p>2058640</text:p>
          </table:table-cell>
          <table:table-cell table:formula="of:=EXP(-[.$G$2]*[.$A240])*[.$B$1]" office:value-type="float" office:value="32885.4812137647" calcext:value-type="float">
            <text:p>32885.4812137647</text:p>
          </table:table-cell>
          <table:table-cell table:formula="of:=[.$B$1]/(6*[.$A240]+1)" office:value-type="float" office:value="21443.8884917798" calcext:value-type="float">
            <text:p>21443.8884917798</text:p>
          </table:table-cell>
          <table:table-cell table:number-columns-repeated="2"/>
        </table:table-row>
        <table:table-row table:style-name="ro1">
          <table:table-cell office:value-type="float" office:value="234" calcext:value-type="float">
            <text:p>234</text:p>
          </table:table-cell>
          <table:table-cell table:formula="of:=[.$B$1]/([.A241]+1)" office:value-type="float" office:value="127659.574468085" calcext:value-type="float">
            <text:p>127659.574468085</text:p>
          </table:table-cell>
          <table:table-cell table:formula="of:=([.$B$1]-[.$G$1])*(1 - [.$A241]/[.$B$3]) + [.$G$1]" office:value-type="float" office:value="1938720" calcext:value-type="float">
            <text:p>1938720</text:p>
          </table:table-cell>
          <table:table-cell table:formula="of:=EXP(-[.$G$2]*[.$A241])*[.$B$1]" office:value-type="float" office:value="31937.4204873443" calcext:value-type="float">
            <text:p>31937.4204873443</text:p>
          </table:table-cell>
          <table:table-cell table:formula="of:=[.$B$1]/(6*[.$A241]+1)" office:value-type="float" office:value="21352.3131672598" calcext:value-type="float">
            <text:p>21352.3131672598</text:p>
          </table:table-cell>
          <table:table-cell table:number-columns-repeated="2"/>
        </table:table-row>
        <table:table-row table:style-name="ro1">
          <table:table-cell office:value-type="float" office:value="235" calcext:value-type="float">
            <text:p>235</text:p>
          </table:table-cell>
          <table:table-cell table:formula="of:=[.$B$1]/([.A242]+1)" office:value-type="float" office:value="127118.644067797" calcext:value-type="float">
            <text:p>127118.644067797</text:p>
          </table:table-cell>
          <table:table-cell table:formula="of:=([.$B$1]-[.$G$1])*(1 - [.$A242]/[.$B$3]) + [.$G$1]" office:value-type="float" office:value="1818800" calcext:value-type="float">
            <text:p>1818800</text:p>
          </table:table-cell>
          <table:table-cell table:formula="of:=EXP(-[.$G$2]*[.$A242])*[.$B$1]" office:value-type="float" office:value="31016.6915531863" calcext:value-type="float">
            <text:p>31016.6915531863</text:p>
          </table:table-cell>
          <table:table-cell table:formula="of:=[.$B$1]/(6*[.$A242]+1)" office:value-type="float" office:value="21261.5166548547" calcext:value-type="float">
            <text:p>21261.5166548547</text:p>
          </table:table-cell>
          <table:table-cell table:number-columns-repeated="2"/>
        </table:table-row>
        <table:table-row table:style-name="ro1">
          <table:table-cell office:value-type="float" office:value="236" calcext:value-type="float">
            <text:p>236</text:p>
          </table:table-cell>
          <table:table-cell table:formula="of:=[.$B$1]/([.A243]+1)" office:value-type="float" office:value="126582.278481013" calcext:value-type="float">
            <text:p>126582.278481013</text:p>
          </table:table-cell>
          <table:table-cell table:formula="of:=([.$B$1]-[.$G$1])*(1 - [.$A243]/[.$B$3]) + [.$G$1]" office:value-type="float" office:value="1698880" calcext:value-type="float">
            <text:p>1698880</text:p>
          </table:table-cell>
          <table:table-cell table:formula="of:=EXP(-[.$G$2]*[.$A243])*[.$B$1]" office:value-type="float" office:value="30122.5064587392" calcext:value-type="float">
            <text:p>30122.5064587392</text:p>
          </table:table-cell>
          <table:table-cell table:formula="of:=[.$B$1]/(6*[.$A243]+1)" office:value-type="float" office:value="21171.4890613973" calcext:value-type="float">
            <text:p>21171.4890613973</text:p>
          </table:table-cell>
          <table:table-cell table:number-columns-repeated="2"/>
        </table:table-row>
        <table:table-row table:style-name="ro1">
          <table:table-cell office:value-type="float" office:value="237" calcext:value-type="float">
            <text:p>237</text:p>
          </table:table-cell>
          <table:table-cell table:formula="of:=[.$B$1]/([.A244]+1)" office:value-type="float" office:value="126050.420168067" calcext:value-type="float">
            <text:p>126050.420168067</text:p>
          </table:table-cell>
          <table:table-cell table:formula="of:=([.$B$1]-[.$G$1])*(1 - [.$A244]/[.$B$3]) + [.$G$1]" office:value-type="float" office:value="1578960" calcext:value-type="float">
            <text:p>1578960</text:p>
          </table:table-cell>
          <table:table-cell table:formula="of:=EXP(-[.$G$2]*[.$A244])*[.$B$1]" office:value-type="float" office:value="29254.09996746" calcext:value-type="float">
            <text:p>29254.09996746</text:p>
          </table:table-cell>
          <table:table-cell table:formula="of:=[.$B$1]/(6*[.$A244]+1)" office:value-type="float" office:value="21082.2206605762" calcext:value-type="float">
            <text:p>21082.2206605762</text:p>
          </table:table-cell>
          <table:table-cell table:number-columns-repeated="2"/>
        </table:table-row>
        <table:table-row table:style-name="ro1">
          <table:table-cell office:value-type="float" office:value="238" calcext:value-type="float">
            <text:p>238</text:p>
          </table:table-cell>
          <table:table-cell table:formula="of:=[.$B$1]/([.A245]+1)" office:value-type="float" office:value="125523.012552301" calcext:value-type="float">
            <text:p>125523.012552301</text:p>
          </table:table-cell>
          <table:table-cell table:formula="of:=([.$B$1]-[.$G$1])*(1 - [.$A245]/[.$B$3]) + [.$G$1]" office:value-type="float" office:value="1459040" calcext:value-type="float">
            <text:p>1459040</text:p>
          </table:table-cell>
          <table:table-cell table:formula="of:=EXP(-[.$G$2]*[.$A245])*[.$B$1]" office:value-type="float" office:value="28410.7289039308" calcext:value-type="float">
            <text:p>28410.7289039308</text:p>
          </table:table-cell>
          <table:table-cell table:formula="of:=[.$B$1]/(6*[.$A245]+1)" office:value-type="float" office:value="20993.7018894332" calcext:value-type="float">
            <text:p>20993.7018894332</text:p>
          </table:table-cell>
          <table:table-cell table:number-columns-repeated="2"/>
        </table:table-row>
        <table:table-row table:style-name="ro1">
          <table:table-cell office:value-type="float" office:value="239" calcext:value-type="float">
            <text:p>239</text:p>
          </table:table-cell>
          <table:table-cell table:formula="of:=[.$B$1]/([.A246]+1)" office:value-type="float" office:value="125000" calcext:value-type="float">
            <text:p>125000</text:p>
          </table:table-cell>
          <table:table-cell table:formula="of:=([.$B$1]-[.$G$1])*(1 - [.$A246]/[.$B$3]) + [.$G$1]" office:value-type="float" office:value="1339120" calcext:value-type="float">
            <text:p>1339120</text:p>
          </table:table-cell>
          <table:table-cell table:formula="of:=EXP(-[.$G$2]*[.$A246])*[.$B$1]" office:value-type="float" office:value="27591.671517855" calcext:value-type="float">
            <text:p>27591.671517855</text:p>
          </table:table-cell>
          <table:table-cell table:formula="of:=[.$B$1]/(6*[.$A246]+1)" office:value-type="float" office:value="20905.9233449477" calcext:value-type="float">
            <text:p>20905.9233449477</text:p>
          </table:table-cell>
          <table:table-cell table:number-columns-repeated="2"/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[.$B$1]/([.A247]+1)" office:value-type="float" office:value="124481.32780083" calcext:value-type="float">
            <text:p>124481.32780083</text:p>
          </table:table-cell>
          <table:table-cell table:formula="of:=([.$B$1]-[.$G$1])*(1 - [.$A247]/[.$B$3]) + [.$G$1]" office:value-type="float" office:value="1219200" calcext:value-type="float">
            <text:p>1219200</text:p>
          </table:table-cell>
          <table:table-cell table:formula="of:=EXP(-[.$G$2]*[.$A247])*[.$B$1]" office:value-type="float" office:value="26796.2268663892" calcext:value-type="float">
            <text:p>26796.2268663892</text:p>
          </table:table-cell>
          <table:table-cell table:formula="of:=[.$B$1]/(6*[.$A247]+1)" office:value-type="float" office:value="20818.8757807078" calcext:value-type="float">
            <text:p>20818.8757807078</text:p>
          </table:table-cell>
          <table:table-cell table:number-columns-repeated="2"/>
        </table:table-row>
        <table:table-row table:style-name="ro1">
          <table:table-cell office:value-type="float" office:value="241" calcext:value-type="float">
            <text:p>241</text:p>
          </table:table-cell>
          <table:table-cell table:formula="of:=[.$B$1]/([.A248]+1)" office:value-type="float" office:value="123966.94214876" calcext:value-type="float">
            <text:p>123966.94214876</text:p>
          </table:table-cell>
          <table:table-cell table:formula="of:=([.$B$1]-[.$G$1])*(1 - [.$A248]/[.$B$3]) + [.$G$1]" office:value-type="float" office:value="1099280" calcext:value-type="float">
            <text:p>1099280</text:p>
          </table:table-cell>
          <table:table-cell table:formula="of:=EXP(-[.$G$2]*[.$A248])*[.$B$1]" office:value-type="float" office:value="26023.7142142818" calcext:value-type="float">
            <text:p>26023.7142142818</text:p>
          </table:table-cell>
          <table:table-cell table:formula="of:=[.$B$1]/(6*[.$A248]+1)" office:value-type="float" office:value="20732.5501036627" calcext:value-type="float">
            <text:p>20732.5501036627</text:p>
          </table:table-cell>
          <table:table-cell table:number-columns-repeated="2"/>
        </table:table-row>
        <table:table-row table:style-name="ro1">
          <table:table-cell office:value-type="float" office:value="242" calcext:value-type="float">
            <text:p>242</text:p>
          </table:table-cell>
          <table:table-cell table:formula="of:=[.$B$1]/([.A249]+1)" office:value-type="float" office:value="123456.790123457" calcext:value-type="float">
            <text:p>123456.790123457</text:p>
          </table:table-cell>
          <table:table-cell table:formula="of:=([.$B$1]-[.$G$1])*(1 - [.$A249]/[.$B$3]) + [.$G$1]" office:value-type="float" office:value="979360.000000001" calcext:value-type="float">
            <text:p>979360.000000001</text:p>
          </table:table-cell>
          <table:table-cell table:formula="of:=EXP(-[.$G$2]*[.$A249])*[.$B$1]" office:value-type="float" office:value="25273.4724513053" calcext:value-type="float">
            <text:p>25273.4724513053</text:p>
          </table:table-cell>
          <table:table-cell table:formula="of:=[.$B$1]/(6*[.$A249]+1)" office:value-type="float" office:value="20646.9373709566" calcext:value-type="float">
            <text:p>20646.9373709566</text:p>
          </table:table-cell>
          <table:table-cell table:number-columns-repeated="2"/>
        </table:table-row>
        <table:table-row table:style-name="ro1">
          <table:table-cell office:value-type="float" office:value="243" calcext:value-type="float">
            <text:p>243</text:p>
          </table:table-cell>
          <table:table-cell table:formula="of:=[.$B$1]/([.A250]+1)" office:value-type="float" office:value="122950.819672131" calcext:value-type="float">
            <text:p>122950.819672131</text:p>
          </table:table-cell>
          <table:table-cell table:formula="of:=([.$B$1]-[.$G$1])*(1 - [.$A250]/[.$B$3]) + [.$G$1]" office:value-type="float" office:value="859440.000000001" calcext:value-type="float">
            <text:p>859440.000000001</text:p>
          </table:table-cell>
          <table:table-cell table:formula="of:=EXP(-[.$G$2]*[.$A250])*[.$B$1]" office:value-type="float" office:value="24544.859526483" calcext:value-type="float">
            <text:p>24544.859526483</text:p>
          </table:table-cell>
          <table:table-cell table:formula="of:=[.$B$1]/(6*[.$A250]+1)" office:value-type="float" office:value="20562.0287868403" calcext:value-type="float">
            <text:p>20562.0287868403</text:p>
          </table:table-cell>
          <table:table-cell table:number-columns-repeated="2"/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[.$B$1]/([.A251]+1)" office:value-type="float" office:value="122448.979591837" calcext:value-type="float">
            <text:p>122448.979591837</text:p>
          </table:table-cell>
          <table:table-cell table:formula="of:=([.$B$1]-[.$G$1])*(1 - [.$A251]/[.$B$3]) + [.$G$1]" office:value-type="float" office:value="739520.000000001" calcext:value-type="float">
            <text:p>739520.000000001</text:p>
          </table:table-cell>
          <table:table-cell table:formula="of:=EXP(-[.$G$2]*[.$A251])*[.$B$1]" office:value-type="float" office:value="23837.2518986274" calcext:value-type="float">
            <text:p>23837.2518986274</text:p>
          </table:table-cell>
          <table:table-cell table:formula="of:=[.$B$1]/(6*[.$A251]+1)" office:value-type="float" office:value="20477.8156996587" calcext:value-type="float">
            <text:p>20477.8156996587</text:p>
          </table:table-cell>
          <table:table-cell table:number-columns-repeated="2"/>
        </table:table-row>
        <table:table-row table:style-name="ro1">
          <table:table-cell office:value-type="float" office:value="245" calcext:value-type="float">
            <text:p>245</text:p>
          </table:table-cell>
          <table:table-cell table:formula="of:=[.$B$1]/([.A252]+1)" office:value-type="float" office:value="121951.219512195" calcext:value-type="float">
            <text:p>121951.219512195</text:p>
          </table:table-cell>
          <table:table-cell table:formula="of:=([.$B$1]-[.$G$1])*(1 - [.$A252]/[.$B$3]) + [.$G$1]" office:value-type="float" office:value="619600.000000001" calcext:value-type="float">
            <text:p>619600.000000001</text:p>
          </table:table-cell>
          <table:table-cell table:formula="of:=EXP(-[.$G$2]*[.$A252])*[.$B$1]" office:value-type="float" office:value="23150.0440027181" calcext:value-type="float">
            <text:p>23150.0440027181</text:p>
          </table:table-cell>
          <table:table-cell table:formula="of:=[.$B$1]/(6*[.$A252]+1)" office:value-type="float" office:value="20394.2895989123" calcext:value-type="float">
            <text:p>20394.2895989123</text:p>
          </table:table-cell>
          <table:table-cell table:number-columns-repeated="2"/>
        </table:table-row>
        <table:table-row table:style-name="ro1">
          <table:table-cell office:value-type="float" office:value="246" calcext:value-type="float">
            <text:p>246</text:p>
          </table:table-cell>
          <table:table-cell table:formula="of:=[.$B$1]/([.A253]+1)" office:value-type="float" office:value="121457.489878543" calcext:value-type="float">
            <text:p>121457.489878543</text:p>
          </table:table-cell>
          <table:table-cell table:formula="of:=([.$B$1]-[.$G$1])*(1 - [.$A253]/[.$B$3]) + [.$G$1]" office:value-type="float" office:value="499680" calcext:value-type="float">
            <text:p>499680</text:p>
          </table:table-cell>
          <table:table-cell table:formula="of:=EXP(-[.$G$2]*[.$A253])*[.$B$1]" office:value-type="float" office:value="22482.6477316642" calcext:value-type="float">
            <text:p>22482.6477316642</text:p>
          </table:table-cell>
          <table:table-cell table:formula="of:=[.$B$1]/(6*[.$A253]+1)" office:value-type="float" office:value="20311.44211239" calcext:value-type="float">
            <text:p>20311.44211239</text:p>
          </table:table-cell>
          <table:table-cell table:number-columns-repeated="2"/>
        </table:table-row>
        <table:table-row table:style-name="ro1">
          <table:table-cell office:value-type="float" office:value="247" calcext:value-type="float">
            <text:p>247</text:p>
          </table:table-cell>
          <table:table-cell table:formula="of:=[.$B$1]/([.A254]+1)" office:value-type="float" office:value="120967.741935484" calcext:value-type="float">
            <text:p>120967.741935484</text:p>
          </table:table-cell>
          <table:table-cell table:formula="of:=([.$B$1]-[.$G$1])*(1 - [.$A254]/[.$B$3]) + [.$G$1]" office:value-type="float" office:value="379760" calcext:value-type="float">
            <text:p>379760</text:p>
          </table:table-cell>
          <table:table-cell table:formula="of:=EXP(-[.$G$2]*[.$A254])*[.$B$1]" office:value-type="float" office:value="21834.491933007" calcext:value-type="float">
            <text:p>21834.491933007</text:p>
          </table:table-cell>
          <table:table-cell table:formula="of:=[.$B$1]/(6*[.$A254]+1)" office:value-type="float" office:value="20229.2650033715" calcext:value-type="float">
            <text:p>20229.2650033715</text:p>
          </table:table-cell>
          <table:table-cell table:number-columns-repeated="2"/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[.$B$1]/([.A255]+1)" office:value-type="float" office:value="120481.927710843" calcext:value-type="float">
            <text:p>120481.927710843</text:p>
          </table:table-cell>
          <table:table-cell table:formula="of:=([.$B$1]-[.$G$1])*(1 - [.$A255]/[.$B$3]) + [.$G$1]" office:value-type="float" office:value="259840" calcext:value-type="float">
            <text:p>259840</text:p>
          </table:table-cell>
          <table:table-cell table:formula="of:=EXP(-[.$G$2]*[.$A255])*[.$B$1]" office:value-type="float" office:value="21205.0219201321" calcext:value-type="float">
            <text:p>21205.0219201321</text:p>
          </table:table-cell>
          <table:table-cell table:formula="of:=[.$B$1]/(6*[.$A255]+1)" office:value-type="float" office:value="20147.7501678979" calcext:value-type="float">
            <text:p>20147.7501678979</text:p>
          </table:table-cell>
          <table:table-cell table:number-columns-repeated="2"/>
        </table:table-row>
        <table:table-row table:style-name="ro1">
          <table:table-cell office:value-type="float" office:value="249" calcext:value-type="float">
            <text:p>249</text:p>
          </table:table-cell>
          <table:table-cell table:formula="of:=[.$B$1]/([.A256]+1)" office:value-type="float" office:value="120000" calcext:value-type="float">
            <text:p>120000</text:p>
          </table:table-cell>
          <table:table-cell table:formula="of:=([.$B$1]-[.$G$1])*(1 - [.$A256]/[.$B$3]) + [.$G$1]" office:value-type="float" office:value="139920" calcext:value-type="float">
            <text:p>139920</text:p>
          </table:table-cell>
          <table:table-cell table:formula="of:=EXP(-[.$G$2]*[.$A256])*[.$B$1]" office:value-type="float" office:value="20593.6989975731" calcext:value-type="float">
            <text:p>20593.6989975731</text:p>
          </table:table-cell>
          <table:table-cell table:formula="of:=[.$B$1]/(6*[.$A256]+1)" office:value-type="float" office:value="20066.889632107" calcext:value-type="float">
            <text:p>20066.889632107</text:p>
          </table:table-cell>
          <table:table-cell table:number-columns-repeated="2"/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[.$B$1]/([.A257]+1)" office:value-type="float" office:value="119521.912350598" calcext:value-type="float">
            <text:p>119521.912350598</text:p>
          </table:table-cell>
          <table:table-cell table:formula="of:=([.$B$1]-[.$G$1])*(1 - [.$A257]/[.$B$3]) + [.$G$1]" office:value-type="float" office:value="20000" calcext:value-type="float">
            <text:p>20000</text:p>
          </table:table-cell>
          <table:table-cell table:formula="of:=EXP(-[.$G$2]*[.$A257])*[.$B$1]" office:value-type="float" office:value="20000" calcext:value-type="float">
            <text:p>20000</text:p>
          </table:table-cell>
          <table:table-cell table:formula="of:=[.$B$1]/(6*[.$A257]+1)" office:value-type="float" office:value="19986.6755496336" calcext:value-type="float">
            <text:p>19986.6755496336</text:p>
          </table:table-cell>
          <table:table-cell table:number-columns-repeated="2"/>
        </table:table-row>
        <table:table-row table:style-name="ro1" table:number-rows-repeated="1048318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03">00/00/0000</text:date>, <text:time style:data-style-name="N2" text:time-value="15:06:04.10374066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4-25T21:28:06.283609059</meta:creation-date>
    <dc:date>2023-08-03T21:39:55.558102053</dc:date>
    <meta:editing-duration>PT21H42M52S</meta:editing-duration>
    <meta:editing-cycles>11</meta:editing-cycles>
    <meta:generator>LibreOffice/6.4.7.2$Linux_X86_64 LibreOffice_project/40$Build-2</meta:generator>
    <meta:document-statistic meta:table-count="1" meta:cell-count="1269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right-angled-axes="true"/>
    </style:style>
    <style:style style:name="ch3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a23434" draw:fill-color="#a23434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5983b0" draw:fill-color="#5983b0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9" style:family="chart">
      <style:graphic-properties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867cm" svg:height="8.422cm" xlink:href=".." xlink:type="simple" chart:class="chart:line" chart:style-name="ch1">
        <chart:plot-area chart:style-name="ch2" table:cell-range-address="Sheet1.A7:Sheet1.A257 Sheet1.C6:Sheet1.E257" chart:data-source-has-labels="both" svg:x="0.197cm" svg:y="0.195cm" svg:width="16.58cm" svg:height="7.881cm">
          <chartooo:coordinate-region svg:x="2.115cm" svg:y="0.394cm" svg:width="14.522cm" svg:height="6.908cm"/>
          <chart:axis chart:dimension="x" chart:name="primary-x" chart:style-name="ch3" chartooo:axis-type="auto">
            <chartooo:date-scale/>
            <chart:categories table:cell-range-address="Sheet1.A7:Sheet1.A25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C7:Sheet1.C257" chart:label-cell-address="Sheet1.C6:Sheet1.C6" chart:class="chart:line">
            <chart:data-point chart:repeated="251"/>
          </chart:series>
          <chart:series chart:style-name="ch7" chart:values-cell-range-address="Sheet1.D7:Sheet1.D257" chart:label-cell-address="Sheet1.D6:Sheet1.D6" chart:class="chart:line">
            <chart:data-point chart:repeated="251"/>
          </chart:series>
          <chart:series chart:style-name="ch8" chart:values-cell-range-address="Sheet1.E7:Sheet1.E257" chart:label-cell-address="Sheet1.E6:Sheet1.E6" chart:class="chart:line">
            <chart:data-point chart:repeated="25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near</text:p>
                <draw:g>
                  <svg:desc>Sheet1.C6:Sheet1.C6</svg:desc>
                </draw:g>
              </table:table-cell>
              <table:table-cell office:value-type="string">
                <text:p>Exponential</text:p>
                <draw:g>
                  <svg:desc>Sheet1.D6:Sheet1.D6</svg:desc>
                </draw:g>
              </table:table-cell>
              <table:table-cell office:value-type="string">
                <text:p>Geometric</text:p>
                <draw:g>
                  <svg:desc>Sheet1.E6:Sheet1.E6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heet1.A7:Sheet1.A257</svg:desc>
                </draw:g>
              </table:table-cell>
              <table:table-cell office:value-type="float" office:value="30000000">
                <text:p>30000000</text:p>
                <draw:g>
                  <svg:desc>Sheet1.C7:Sheet1.C257</svg:desc>
                </draw:g>
              </table:table-cell>
              <table:table-cell office:value-type="float" office:value="30000000">
                <text:p>30000000</text:p>
                <draw:g>
                  <svg:desc>Sheet1.D7:Sheet1.D257</svg:desc>
                </draw:g>
              </table:table-cell>
              <table:table-cell office:value-type="float" office:value="30000000">
                <text:p>30000000</text:p>
                <draw:g>
                  <svg:desc>Sheet1.E7:Sheet1.E257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29880080">
                <text:p>29880080</text:p>
              </table:table-cell>
              <table:table-cell office:value-type="float" office:value="29135125.2667483">
                <text:p>29135125.2667483</text:p>
              </table:table-cell>
              <table:table-cell office:value-type="float" office:value="4285714.28571429">
                <text:p>4285714.28571429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9760160">
                <text:p>29760160</text:p>
              </table:table-cell>
              <table:table-cell office:value-type="float" office:value="28295184.1436371">
                <text:p>28295184.1436371</text:p>
              </table:table-cell>
              <table:table-cell office:value-type="float" office:value="2307692.30769231">
                <text:p>2307692.3076923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9640240">
                <text:p>29640240</text:p>
              </table:table-cell>
              <table:table-cell office:value-type="float" office:value="27479457.8156859">
                <text:p>27479457.8156859</text:p>
              </table:table-cell>
              <table:table-cell office:value-type="float" office:value="1578947.36842105">
                <text:p>1578947.3684210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9520320">
                <text:p>29520320</text:p>
              </table:table-cell>
              <table:table-cell office:value-type="float" office:value="26687248.1907444">
                <text:p>26687248.1907444</text:p>
              </table:table-cell>
              <table:table-cell office:value-type="float" office:value="1200000">
                <text:p>120000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29400400">
                <text:p>29400400</text:p>
              </table:table-cell>
              <table:table-cell office:value-type="float" office:value="25917877.3020713">
                <text:p>25917877.3020713</text:p>
              </table:table-cell>
              <table:table-cell office:value-type="float" office:value="967741.935483871">
                <text:p>967741.935483871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29280480">
                <text:p>29280480</text:p>
              </table:table-cell>
              <table:table-cell office:value-type="float" office:value="25170686.7281353">
                <text:p>25170686.7281353</text:p>
              </table:table-cell>
              <table:table-cell office:value-type="float" office:value="810810.810810811">
                <text:p>810810.810810811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29160560">
                <text:p>29160560</text:p>
              </table:table-cell>
              <table:table-cell office:value-type="float" office:value="24445037.0291434">
                <text:p>24445037.0291434</text:p>
              </table:table-cell>
              <table:table-cell office:value-type="float" office:value="697674.418604651">
                <text:p>697674.418604651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9040640">
                <text:p>29040640</text:p>
              </table:table-cell>
              <table:table-cell office:value-type="float" office:value="23740307.1998131">
                <text:p>23740307.1998131</text:p>
              </table:table-cell>
              <table:table-cell office:value-type="float" office:value="612244.897959184">
                <text:p>612244.897959184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28920720">
                <text:p>28920720</text:p>
              </table:table-cell>
              <table:table-cell office:value-type="float" office:value="23055894.1379213">
                <text:p>23055894.1379213</text:p>
              </table:table-cell>
              <table:table-cell office:value-type="float" office:value="545454.545454545">
                <text:p>545454.54545454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8800800">
                <text:p>28800800</text:p>
              </table:table-cell>
              <table:table-cell office:value-type="float" office:value="22391212.1281742">
                <text:p>22391212.1281742</text:p>
              </table:table-cell>
              <table:table-cell office:value-type="float" office:value="491803.278688525">
                <text:p>491803.278688525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28680880">
                <text:p>28680880</text:p>
              </table:table-cell>
              <table:table-cell office:value-type="float" office:value="21745692.3409562">
                <text:p>21745692.3409562</text:p>
              </table:table-cell>
              <table:table-cell office:value-type="float" office:value="447761.194029851">
                <text:p>447761.194029851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28560960">
                <text:p>28560960</text:p>
              </table:table-cell>
              <table:table-cell office:value-type="float" office:value="21118782.3455309">
                <text:p>21118782.3455309</text:p>
              </table:table-cell>
              <table:table-cell office:value-type="float" office:value="410958.904109589">
                <text:p>410958.904109589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28441040">
                <text:p>28441040</text:p>
              </table:table-cell>
              <table:table-cell office:value-type="float" office:value="20509945.6372745">
                <text:p>20509945.6372745</text:p>
              </table:table-cell>
              <table:table-cell office:value-type="float" office:value="379746.835443038">
                <text:p>379746.835443038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28321120">
                <text:p>28321120</text:p>
              </table:table-cell>
              <table:table-cell office:value-type="float" office:value="19918661.1785397">
                <text:p>19918661.1785397</text:p>
              </table:table-cell>
              <table:table-cell office:value-type="float" office:value="352941.176470588">
                <text:p>352941.176470588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28201200">
                <text:p>28201200</text:p>
              </table:table-cell>
              <table:table-cell office:value-type="float" office:value="19344422.9527556">
                <text:p>19344422.9527556</text:p>
              </table:table-cell>
              <table:table-cell office:value-type="float" office:value="329670.32967033">
                <text:p>329670.32967033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28081280">
                <text:p>28081280</text:p>
              </table:table-cell>
              <table:table-cell office:value-type="float" office:value="18786739.5313832">
                <text:p>18786739.5313832</text:p>
              </table:table-cell>
              <table:table-cell office:value-type="float" office:value="309278.350515464">
                <text:p>309278.350515464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27961360">
                <text:p>27961360</text:p>
              </table:table-cell>
              <table:table-cell office:value-type="float" office:value="18245133.653354">
                <text:p>18245133.653354</text:p>
              </table:table-cell>
              <table:table-cell office:value-type="float" office:value="291262.13592233">
                <text:p>291262.13592233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27841440">
                <text:p>27841440</text:p>
              </table:table-cell>
              <table:table-cell office:value-type="float" office:value="17719141.8166345">
                <text:p>17719141.8166345</text:p>
              </table:table-cell>
              <table:table-cell office:value-type="float" office:value="275229.357798165">
                <text:p>275229.357798165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7721520">
                <text:p>27721520</text:p>
              </table:table-cell>
              <table:table-cell office:value-type="float" office:value="17208313.8815641">
                <text:p>17208313.8815641</text:p>
              </table:table-cell>
              <table:table-cell office:value-type="float" office:value="260869.565217391">
                <text:p>260869.56521739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7601600">
                <text:p>27601600</text:p>
              </table:table-cell>
              <table:table-cell office:value-type="float" office:value="16712212.6856298">
                <text:p>16712212.6856298</text:p>
              </table:table-cell>
              <table:table-cell office:value-type="float" office:value="247933.884297521">
                <text:p>247933.884297521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27481680">
                <text:p>27481680</text:p>
              </table:table-cell>
              <table:table-cell office:value-type="float" office:value="16230413.6693454">
                <text:p>16230413.6693454</text:p>
              </table:table-cell>
              <table:table-cell office:value-type="float" office:value="236220.472440945">
                <text:p>236220.472440945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27361760">
                <text:p>27361760</text:p>
              </table:table-cell>
              <table:table-cell office:value-type="float" office:value="15762504.5129174">
                <text:p>15762504.5129174</text:p>
              </table:table-cell>
              <table:table-cell office:value-type="float" office:value="225563.909774436">
                <text:p>225563.909774436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27241840">
                <text:p>27241840</text:p>
              </table:table-cell>
              <table:table-cell office:value-type="float" office:value="15308084.7833845">
                <text:p>15308084.7833845</text:p>
              </table:table-cell>
              <table:table-cell office:value-type="float" office:value="215827.338129496">
                <text:p>215827.338129496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27121920">
                <text:p>27121920</text:p>
              </table:table-cell>
              <table:table-cell office:value-type="float" office:value="14866765.5919303">
                <text:p>14866765.5919303</text:p>
              </table:table-cell>
              <table:table-cell office:value-type="float" office:value="206896.551724138">
                <text:p>206896.551724138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27002000">
                <text:p>27002000</text:p>
              </table:table-cell>
              <table:table-cell office:value-type="float" office:value="14438169.2610758">
                <text:p>14438169.2610758</text:p>
              </table:table-cell>
              <table:table-cell office:value-type="float" office:value="198675.496688742">
                <text:p>198675.496688742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26882080">
                <text:p>26882080</text:p>
              </table:table-cell>
              <table:table-cell office:value-type="float" office:value="14021929.0014652">
                <text:p>14021929.0014652</text:p>
              </table:table-cell>
              <table:table-cell office:value-type="float" office:value="191082.802547771">
                <text:p>191082.802547771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26762160">
                <text:p>26762160</text:p>
              </table:table-cell>
              <table:table-cell office:value-type="float" office:value="13617688.5979713">
                <text:p>13617688.5979713</text:p>
              </table:table-cell>
              <table:table-cell office:value-type="float" office:value="184049.079754601">
                <text:p>184049.079754601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26642240">
                <text:p>26642240</text:p>
              </table:table-cell>
              <table:table-cell office:value-type="float" office:value="13225102.1048488">
                <text:p>13225102.1048488</text:p>
              </table:table-cell>
              <table:table-cell office:value-type="float" office:value="177514.792899408">
                <text:p>177514.792899408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26522320">
                <text:p>26522320</text:p>
              </table:table-cell>
              <table:table-cell office:value-type="float" office:value="12843833.5496769">
                <text:p>12843833.5496769</text:p>
              </table:table-cell>
              <table:table-cell office:value-type="float" office:value="171428.571428571">
                <text:p>171428.571428571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26402400">
                <text:p>26402400</text:p>
              </table:table-cell>
              <table:table-cell office:value-type="float" office:value="12473556.6458367">
                <text:p>12473556.6458367</text:p>
              </table:table-cell>
              <table:table-cell office:value-type="float" office:value="165745.856353591">
                <text:p>165745.856353591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26282480">
                <text:p>26282480</text:p>
              </table:table-cell>
              <table:table-cell office:value-type="float" office:value="12113954.5132777">
                <text:p>12113954.5132777</text:p>
              </table:table-cell>
              <table:table-cell office:value-type="float" office:value="160427.807486631">
                <text:p>160427.807486631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26162560">
                <text:p>26162560</text:p>
              </table:table-cell>
              <table:table-cell office:value-type="float" office:value="11764719.4073346">
                <text:p>11764719.4073346</text:p>
              </table:table-cell>
              <table:table-cell office:value-type="float" office:value="155440.414507772">
                <text:p>155440.414507772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26042640">
                <text:p>26042640</text:p>
              </table:table-cell>
              <table:table-cell office:value-type="float" office:value="11425552.4553612">
                <text:p>11425552.4553612</text:p>
              </table:table-cell>
              <table:table-cell office:value-type="float" office:value="150753.768844221">
                <text:p>150753.768844221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25922720">
                <text:p>25922720</text:p>
              </table:table-cell>
              <table:table-cell office:value-type="float" office:value="11096163.4009584">
                <text:p>11096163.4009584</text:p>
              </table:table-cell>
              <table:table-cell office:value-type="float" office:value="146341.463414634">
                <text:p>146341.463414634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25802800">
                <text:p>25802800</text:p>
              </table:table-cell>
              <table:table-cell office:value-type="float" office:value="10776270.3555744">
                <text:p>10776270.3555744</text:p>
              </table:table-cell>
              <table:table-cell office:value-type="float" office:value="142180.09478673">
                <text:p>142180.09478673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25682880">
                <text:p>25682880</text:p>
              </table:table-cell>
              <table:table-cell office:value-type="float" office:value="10465599.5572668">
                <text:p>10465599.5572668</text:p>
              </table:table-cell>
              <table:table-cell office:value-type="float" office:value="138248.847926267">
                <text:p>138248.847926267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25562960">
                <text:p>25562960</text:p>
              </table:table-cell>
              <table:table-cell office:value-type="float" office:value="10163885.1364198">
                <text:p>10163885.1364198</text:p>
              </table:table-cell>
              <table:table-cell office:value-type="float" office:value="134529.147982063">
                <text:p>134529.147982063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25443040">
                <text:p>25443040</text:p>
              </table:table-cell>
              <table:table-cell office:value-type="float" office:value="9870868.8882144">
                <text:p>9870868.8882144</text:p>
              </table:table-cell>
              <table:table-cell office:value-type="float" office:value="131004.366812227">
                <text:p>131004.366812227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25323120">
                <text:p>25323120</text:p>
              </table:table-cell>
              <table:table-cell office:value-type="float" office:value="9586300.05165916">
                <text:p>9586300.05165916</text:p>
              </table:table-cell>
              <table:table-cell office:value-type="float" office:value="127659.574468085">
                <text:p>127659.574468085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25203200">
                <text:p>25203200</text:p>
              </table:table-cell>
              <table:table-cell office:value-type="float" office:value="9309935.09499083">
                <text:p>9309935.09499083</text:p>
              </table:table-cell>
              <table:table-cell office:value-type="float" office:value="124481.32780083">
                <text:p>124481.32780083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25083280">
                <text:p>25083280</text:p>
              </table:table-cell>
              <table:table-cell office:value-type="float" office:value="9041537.5072618">
                <text:p>9041537.5072618</text:p>
              </table:table-cell>
              <table:table-cell office:value-type="float" office:value="121457.489878543">
                <text:p>121457.489878543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24963360">
                <text:p>24963360</text:p>
              </table:table-cell>
              <table:table-cell office:value-type="float" office:value="8780877.59593584">
                <text:p>8780877.59593584</text:p>
              </table:table-cell>
              <table:table-cell office:value-type="float" office:value="118577.075098814">
                <text:p>118577.075098814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24843440">
                <text:p>24843440</text:p>
              </table:table-cell>
              <table:table-cell office:value-type="float" office:value="8527732.29031914">
                <text:p>8527732.29031914</text:p>
              </table:table-cell>
              <table:table-cell office:value-type="float" office:value="115830.115830116">
                <text:p>115830.115830116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24723520">
                <text:p>24723520</text:p>
              </table:table-cell>
              <table:table-cell office:value-type="float" office:value="8281884.95065808">
                <text:p>8281884.95065808</text:p>
              </table:table-cell>
              <table:table-cell office:value-type="float" office:value="113207.547169811">
                <text:p>113207.547169811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24603600">
                <text:p>24603600</text:p>
              </table:table-cell>
              <table:table-cell office:value-type="float" office:value="8043125.18274068">
                <text:p>8043125.18274068</text:p>
              </table:table-cell>
              <table:table-cell office:value-type="float" office:value="110701.10701107">
                <text:p>110701.10701107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24483680">
                <text:p>24483680</text:p>
              </table:table-cell>
              <table:table-cell office:value-type="float" office:value="7811248.65784291">
                <text:p>7811248.65784291</text:p>
              </table:table-cell>
              <table:table-cell office:value-type="float" office:value="108303.249097473">
                <text:p>108303.249097473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24363760">
                <text:p>24363760</text:p>
              </table:table-cell>
              <table:table-cell office:value-type="float" office:value="7586056.93786575">
                <text:p>7586056.93786575</text:p>
              </table:table-cell>
              <table:table-cell office:value-type="float" office:value="106007.067137809">
                <text:p>106007.067137809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24243840">
                <text:p>24243840</text:p>
              </table:table-cell>
              <table:table-cell office:value-type="float" office:value="7367357.30551344">
                <text:p>7367357.30551344</text:p>
              </table:table-cell>
              <table:table-cell office:value-type="float" office:value="103806.228373702">
                <text:p>103806.228373702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24123920">
                <text:p>24123920</text:p>
              </table:table-cell>
              <table:table-cell office:value-type="float" office:value="7154962.59936757">
                <text:p>7154962.59936757</text:p>
              </table:table-cell>
              <table:table-cell office:value-type="float" office:value="101694.915254237">
                <text:p>101694.915254237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24004000">
                <text:p>24004000</text:p>
              </table:table-cell>
              <table:table-cell office:value-type="float" office:value="6948691.05371577">
                <text:p>6948691.05371577</text:p>
              </table:table-cell>
              <table:table-cell office:value-type="float" office:value="99667.7740863787">
                <text:p>99667.7740863787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23884080">
                <text:p>23884080</text:p>
              </table:table-cell>
              <table:table-cell office:value-type="float" office:value="6748366.14299806">
                <text:p>6748366.14299806</text:p>
              </table:table-cell>
              <table:table-cell office:value-type="float" office:value="97719.8697068404">
                <text:p>97719.8697068404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23764160">
                <text:p>23764160</text:p>
              </table:table-cell>
              <table:table-cell office:value-type="float" office:value="6553816.43073771">
                <text:p>6553816.43073771</text:p>
              </table:table-cell>
              <table:table-cell office:value-type="float" office:value="95846.6453674122">
                <text:p>95846.6453674122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23644240">
                <text:p>23644240</text:p>
              </table:table-cell>
              <table:table-cell office:value-type="float" office:value="6364875.42282721">
                <text:p>6364875.42282721</text:p>
              </table:table-cell>
              <table:table-cell office:value-type="float" office:value="94043.8871473354">
                <text:p>94043.8871473354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23524320">
                <text:p>23524320</text:p>
              </table:table-cell>
              <table:table-cell office:value-type="float" office:value="6181381.42504394">
                <text:p>6181381.42504394</text:p>
              </table:table-cell>
              <table:table-cell office:value-type="float" office:value="92307.6923076923">
                <text:p>92307.6923076923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23404400">
                <text:p>23404400</text:p>
              </table:table-cell>
              <table:table-cell office:value-type="float" office:value="6003177.40467353">
                <text:p>6003177.40467353</text:p>
              </table:table-cell>
              <table:table-cell office:value-type="float" office:value="90634.4410876133">
                <text:p>90634.4410876133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23284480">
                <text:p>23284480</text:p>
              </table:table-cell>
              <table:table-cell office:value-type="float" office:value="5830110.85612254">
                <text:p>5830110.85612254</text:p>
              </table:table-cell>
              <table:table-cell office:value-type="float" office:value="89020.7715133531">
                <text:p>89020.7715133531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23164560">
                <text:p>23164560</text:p>
              </table:table-cell>
              <table:table-cell office:value-type="float" office:value="5662033.67040531">
                <text:p>5662033.67040531</text:p>
              </table:table-cell>
              <table:table-cell office:value-type="float" office:value="87463.556851312">
                <text:p>87463.556851312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23044640">
                <text:p>23044640</text:p>
              </table:table-cell>
              <table:table-cell office:value-type="float" office:value="5498802.0083935">
                <text:p>5498802.0083935</text:p>
              </table:table-cell>
              <table:table-cell office:value-type="float" office:value="85959.8853868195">
                <text:p>85959.8853868195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22924720">
                <text:p>22924720</text:p>
              </table:table-cell>
              <table:table-cell office:value-type="float" office:value="5340276.17771972">
                <text:p>5340276.17771972</text:p>
              </table:table-cell>
              <table:table-cell office:value-type="float" office:value="84507.0422535211">
                <text:p>84507.0422535211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22804800">
                <text:p>22804800</text:p>
              </table:table-cell>
              <table:table-cell office:value-type="float" office:value="5186320.51322986">
                <text:p>5186320.51322986</text:p>
              </table:table-cell>
              <table:table-cell office:value-type="float" office:value="83102.4930747923">
                <text:p>83102.4930747923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22684880">
                <text:p>22684880</text:p>
              </table:table-cell>
              <table:table-cell office:value-type="float" office:value="5036803.26088194">
                <text:p>5036803.26088194</text:p>
              </table:table-cell>
              <table:table-cell office:value-type="float" office:value="81743.8692098093">
                <text:p>81743.8692098093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22564960">
                <text:p>22564960</text:p>
              </table:table-cell>
              <table:table-cell office:value-type="float" office:value="4891596.46499205">
                <text:p>4891596.46499205</text:p>
              </table:table-cell>
              <table:table-cell office:value-type="float" office:value="80428.9544235925">
                <text:p>80428.9544235925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22445040">
                <text:p>22445040</text:p>
              </table:table-cell>
              <table:table-cell office:value-type="float" office:value="4750575.85873088">
                <text:p>4750575.85873088</text:p>
              </table:table-cell>
              <table:table-cell office:value-type="float" office:value="79155.672823219">
                <text:p>79155.672823219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22325120">
                <text:p>22325120</text:p>
              </table:table-cell>
              <table:table-cell office:value-type="float" office:value="4613620.75777714">
                <text:p>4613620.75777714</text:p>
              </table:table-cell>
              <table:table-cell office:value-type="float" office:value="77922.0779220779">
                <text:p>77922.0779220779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22205200">
                <text:p>22205200</text:p>
              </table:table-cell>
              <table:table-cell office:value-type="float" office:value="4480613.9570369">
                <text:p>4480613.9570369</text:p>
              </table:table-cell>
              <table:table-cell office:value-type="float" office:value="76726.3427109974">
                <text:p>76726.3427109974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22085280">
                <text:p>22085280</text:p>
              </table:table-cell>
              <table:table-cell office:value-type="float" office:value="4351441.63034036">
                <text:p>4351441.63034036</text:p>
              </table:table-cell>
              <table:table-cell office:value-type="float" office:value="75566.7506297229">
                <text:p>75566.7506297229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21965360">
                <text:p>21965360</text:p>
              </table:table-cell>
              <table:table-cell office:value-type="float" office:value="4225993.23303033">
                <text:p>4225993.23303033</text:p>
              </table:table-cell>
              <table:table-cell office:value-type="float" office:value="74441.6873449132">
                <text:p>74441.6873449132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21845440">
                <text:p>21845440</text:p>
              </table:table-cell>
              <table:table-cell office:value-type="float" office:value="4104161.40735897">
                <text:p>4104161.40735897</text:p>
              </table:table-cell>
              <table:table-cell office:value-type="float" office:value="73349.6332518337">
                <text:p>73349.6332518337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21725520">
                <text:p>21725520</text:p>
              </table:table-cell>
              <table:table-cell office:value-type="float" office:value="3985841.89061191">
                <text:p>3985841.89061191</text:p>
              </table:table-cell>
              <table:table-cell office:value-type="float" office:value="72289.156626506">
                <text:p>72289.156626506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21605600">
                <text:p>21605600</text:p>
              </table:table-cell>
              <table:table-cell office:value-type="float" office:value="3870933.42588103">
                <text:p>3870933.42588103</text:p>
              </table:table-cell>
              <table:table-cell office:value-type="float" office:value="71258.9073634204">
                <text:p>71258.9073634204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21485680">
                <text:p>21485680</text:p>
              </table:table-cell>
              <table:table-cell office:value-type="float" office:value="3759337.67540956">
                <text:p>3759337.67540956</text:p>
              </table:table-cell>
              <table:table-cell office:value-type="float" office:value="70257.6112412178">
                <text:p>70257.6112412178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21365760">
                <text:p>21365760</text:p>
              </table:table-cell>
              <table:table-cell office:value-type="float" office:value="3650959.13643546">
                <text:p>3650959.13643546</text:p>
              </table:table-cell>
              <table:table-cell office:value-type="float" office:value="69284.064665127">
                <text:p>69284.064665127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21245840">
                <text:p>21245840</text:p>
              </table:table-cell>
              <table:table-cell office:value-type="float" office:value="3545705.05946087">
                <text:p>3545705.05946087</text:p>
              </table:table-cell>
              <table:table-cell office:value-type="float" office:value="68337.1298405467">
                <text:p>68337.1298405467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21125920">
                <text:p>21125920</text:p>
              </table:table-cell>
              <table:table-cell office:value-type="float" office:value="3443485.36887785">
                <text:p>3443485.36887785</text:p>
              </table:table-cell>
              <table:table-cell office:value-type="float" office:value="67415.7303370787">
                <text:p>67415.7303370787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21006000">
                <text:p>21006000</text:p>
              </table:table-cell>
              <table:table-cell office:value-type="float" office:value="3344212.58588237">
                <text:p>3344212.58588237</text:p>
              </table:table-cell>
              <table:table-cell office:value-type="float" office:value="66518.8470066519">
                <text:p>66518.8470066519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20886080">
                <text:p>20886080</text:p>
              </table:table-cell>
              <table:table-cell office:value-type="float" office:value="3247801.75361063">
                <text:p>3247801.75361063</text:p>
              </table:table-cell>
              <table:table-cell office:value-type="float" office:value="65645.5142231948">
                <text:p>65645.5142231948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20766160">
                <text:p>20766160</text:p>
              </table:table-cell>
              <table:table-cell office:value-type="float" office:value="3154170.36443368">
                <text:p>3154170.36443368</text:p>
              </table:table-cell>
              <table:table-cell office:value-type="float" office:value="64794.8164146868">
                <text:p>64794.8164146868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20646240">
                <text:p>20646240</text:p>
              </table:table-cell>
              <table:table-cell office:value-type="float" office:value="3063238.28934801">
                <text:p>3063238.28934801</text:p>
              </table:table-cell>
              <table:table-cell office:value-type="float" office:value="63965.8848614072">
                <text:p>63965.8848614072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20526320">
                <text:p>20526320</text:p>
              </table:table-cell>
              <table:table-cell office:value-type="float" office:value="2974927.7094018">
                <text:p>2974927.7094018</text:p>
              </table:table-cell>
              <table:table-cell office:value-type="float" office:value="63157.8947368421">
                <text:p>63157.8947368421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20406400">
                <text:p>20406400</text:p>
              </table:table-cell>
              <table:table-cell office:value-type="float" office:value="2889163.04909807">
                <text:p>2889163.04909807</text:p>
              </table:table-cell>
              <table:table-cell office:value-type="float" office:value="62370.0623700624">
                <text:p>62370.0623700624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20286480">
                <text:p>20286480</text:p>
              </table:table-cell>
              <table:table-cell office:value-type="float" office:value="2805870.91171775">
                <text:p>2805870.91171775</text:p>
              </table:table-cell>
              <table:table-cell office:value-type="float" office:value="61601.6427104723">
                <text:p>61601.6427104723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20166560">
                <text:p>20166560</text:p>
              </table:table-cell>
              <table:table-cell office:value-type="float" office:value="2724980.0165074">
                <text:p>2724980.0165074</text:p>
              </table:table-cell>
              <table:table-cell office:value-type="float" office:value="60851.9269776876">
                <text:p>60851.9269776876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20046640">
                <text:p>20046640</text:p>
              </table:table-cell>
              <table:table-cell office:value-type="float" office:value="2646421.13767762">
                <text:p>2646421.13767762</text:p>
              </table:table-cell>
              <table:table-cell office:value-type="float" office:value="60120.2404809619">
                <text:p>60120.2404809619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19926720">
                <text:p>19926720</text:p>
              </table:table-cell>
              <table:table-cell office:value-type="float" office:value="2570127.04516027">
                <text:p>2570127.04516027</text:p>
              </table:table-cell>
              <table:table-cell office:value-type="float" office:value="59405.9405940594">
                <text:p>59405.9405940594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19806800">
                <text:p>19806800</text:p>
              </table:table-cell>
              <table:table-cell office:value-type="float" office:value="2496032.4470734">
                <text:p>2496032.4470734</text:p>
              </table:table-cell>
              <table:table-cell office:value-type="float" office:value="58708.4148727984">
                <text:p>58708.4148727984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19686880">
                <text:p>19686880</text:p>
              </table:table-cell>
              <table:table-cell office:value-type="float" office:value="2424073.93384506">
                <text:p>2424073.93384506</text:p>
              </table:table-cell>
              <table:table-cell office:value-type="float" office:value="58027.079303675">
                <text:p>58027.079303675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19566960">
                <text:p>19566960</text:p>
              </table:table-cell>
              <table:table-cell office:value-type="float" office:value="2354189.92394783">
                <text:p>2354189.92394783</text:p>
              </table:table-cell>
              <table:table-cell office:value-type="float" office:value="57361.3766730402">
                <text:p>57361.3766730402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19447040">
                <text:p>19447040</text:p>
              </table:table-cell>
              <table:table-cell office:value-type="float" office:value="2286320.61119789">
                <text:p>2286320.61119789</text:p>
              </table:table-cell>
              <table:table-cell office:value-type="float" office:value="56710.775047259">
                <text:p>56710.775047259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19327120">
                <text:p>19327120</text:p>
              </table:table-cell>
              <table:table-cell office:value-type="float" office:value="2220407.9135733">
                <text:p>2220407.9135733</text:p>
              </table:table-cell>
              <table:table-cell office:value-type="float" office:value="56074.7663551402">
                <text:p>56074.7663551402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19207200">
                <text:p>19207200</text:p>
              </table:table-cell>
              <table:table-cell office:value-type="float" office:value="2156395.42350791">
                <text:p>2156395.42350791</text:p>
              </table:table-cell>
              <table:table-cell office:value-type="float" office:value="55452.865064695">
                <text:p>55452.865064695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19087280">
                <text:p>19087280</text:p>
              </table:table-cell>
              <table:table-cell office:value-type="float" office:value="2094228.35961819">
                <text:p>2094228.35961819</text:p>
              </table:table-cell>
              <table:table-cell office:value-type="float" office:value="54844.6069469836">
                <text:p>54844.6069469836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18967360">
                <text:p>18967360</text:p>
              </table:table-cell>
              <table:table-cell office:value-type="float" office:value="2033853.51982175">
                <text:p>2033853.51982175</text:p>
              </table:table-cell>
              <table:table-cell office:value-type="float" office:value="54249.547920434">
                <text:p>54249.547920434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18847440">
                <text:p>18847440</text:p>
              </table:table-cell>
              <table:table-cell office:value-type="float" office:value="1975219.23580746">
                <text:p>1975219.23580746</text:p>
              </table:table-cell>
              <table:table-cell office:value-type="float" office:value="53667.2629695886">
                <text:p>53667.2629695886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18727520">
                <text:p>18727520</text:p>
              </table:table-cell>
              <table:table-cell office:value-type="float" office:value="1918275.32881803">
                <text:p>1918275.32881803</text:p>
              </table:table-cell>
              <table:table-cell office:value-type="float" office:value="53097.3451327434">
                <text:p>53097.3451327434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18607600">
                <text:p>18607600</text:p>
              </table:table-cell>
              <table:table-cell office:value-type="float" office:value="1862973.06670754">
                <text:p>1862973.06670754</text:p>
              </table:table-cell>
              <table:table-cell office:value-type="float" office:value="52539.4045534151">
                <text:p>52539.4045534151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18487680">
                <text:p>18487680</text:p>
              </table:table-cell>
              <table:table-cell office:value-type="float" office:value="1809265.12223674">
                <text:p>1809265.12223674</text:p>
              </table:table-cell>
              <table:table-cell office:value-type="float" office:value="51993.0675909879">
                <text:p>51993.0675909879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18367760">
                <text:p>18367760</text:p>
              </table:table-cell>
              <table:table-cell office:value-type="float" office:value="1757105.53257087">
                <text:p>1757105.53257087</text:p>
              </table:table-cell>
              <table:table-cell office:value-type="float" office:value="51457.9759862779">
                <text:p>51457.9759862779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18247840">
                <text:p>18247840</text:p>
              </table:table-cell>
              <table:table-cell office:value-type="float" office:value="1706449.65994496">
                <text:p>1706449.65994496</text:p>
              </table:table-cell>
              <table:table-cell office:value-type="float" office:value="50933.7860780985">
                <text:p>50933.7860780985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18127920">
                <text:p>18127920</text:p>
              </table:table-cell>
              <table:table-cell office:value-type="float" office:value="1657254.15346321">
                <text:p>1657254.15346321</text:p>
              </table:table-cell>
              <table:table-cell office:value-type="float" office:value="50420.1680672269">
                <text:p>50420.1680672269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8008000">
                <text:p>18008000</text:p>
              </table:table-cell>
              <table:table-cell office:value-type="float" office:value="1609476.91199965">
                <text:p>1609476.91199965</text:p>
              </table:table-cell>
              <table:table-cell office:value-type="float" office:value="49916.8053244592">
                <text:p>49916.8053244592</text:p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17888080">
                <text:p>17888080</text:p>
              </table:table-cell>
              <table:table-cell office:value-type="float" office:value="1563077.0481683">
                <text:p>1563077.0481683</text:p>
              </table:table-cell>
              <table:table-cell office:value-type="float" office:value="49423.3937397035">
                <text:p>49423.3937397035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17768160">
                <text:p>17768160</text:p>
              </table:table-cell>
              <table:table-cell office:value-type="float" office:value="1518014.85333209">
                <text:p>1518014.85333209</text:p>
              </table:table-cell>
              <table:table-cell office:value-type="float" office:value="48939.6411092985">
                <text:p>48939.6411092985</text:p>
              </table:table-cell>
            </table:table-row>
            <table:table-row>
              <table:table-cell office:value-type="float" office:value="103">
                <text:p>103</text:p>
              </table:table-cell>
              <table:table-cell office:value-type="float" office:value="17648240">
                <text:p>17648240</text:p>
              </table:table-cell>
              <table:table-cell office:value-type="float" office:value="1474251.76362049">
                <text:p>1474251.76362049</text:p>
              </table:table-cell>
              <table:table-cell office:value-type="float" office:value="48465.2665589661">
                <text:p>48465.2665589661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17528320">
                <text:p>17528320</text:p>
              </table:table-cell>
              <table:table-cell office:value-type="float" office:value="1431750.32692692">
                <text:p>1431750.32692692</text:p>
              </table:table-cell>
              <table:table-cell office:value-type="float" office:value="48000">
                <text:p>48000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17408400">
                <text:p>17408400</text:p>
              </table:table-cell>
              <table:table-cell office:value-type="float" office:value="1390474.17085745">
                <text:p>1390474.17085745</text:p>
              </table:table-cell>
              <table:table-cell office:value-type="float" office:value="47543.5816164818">
                <text:p>47543.5816164818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17288480">
                <text:p>17288480</text:p>
              </table:table-cell>
              <table:table-cell office:value-type="float" office:value="1350387.97160366">
                <text:p>1350387.97160366</text:p>
              </table:table-cell>
              <table:table-cell office:value-type="float" office:value="47095.7613814757">
                <text:p>47095.7613814757</text:p>
              </table:table-cell>
            </table:table-row>
            <table:table-row>
              <table:table-cell office:value-type="float" office:value="107">
                <text:p>107</text:p>
              </table:table-cell>
              <table:table-cell office:value-type="float" office:value="17168560">
                <text:p>17168560</text:p>
              </table:table-cell>
              <table:table-cell office:value-type="float" office:value="1311457.42371276">
                <text:p>1311457.42371276</text:p>
              </table:table-cell>
              <table:table-cell office:value-type="float" office:value="46656.298600311">
                <text:p>46656.298600311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17048640">
                <text:p>17048640</text:p>
              </table:table-cell>
              <table:table-cell office:value-type="float" office:value="1273649.21072927">
                <text:p>1273649.21072927</text:p>
              </table:table-cell>
              <table:table-cell office:value-type="float" office:value="46224.9614791988">
                <text:p>46224.9614791988</text:p>
              </table:table-cell>
            </table:table-row>
            <table:table-row>
              <table:table-cell office:value-type="float" office:value="109">
                <text:p>109</text:p>
              </table:table-cell>
              <table:table-cell office:value-type="float" office:value="16928720">
                <text:p>16928720</text:p>
              </table:table-cell>
              <table:table-cell office:value-type="float" office:value="1236930.97668308">
                <text:p>1236930.97668308</text:p>
              </table:table-cell>
              <table:table-cell office:value-type="float" office:value="45801.5267175573">
                <text:p>45801.5267175573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16808800">
                <text:p>16808800</text:p>
              </table:table-cell>
              <table:table-cell office:value-type="float" office:value="1201271.29839943">
                <text:p>1201271.29839943</text:p>
              </table:table-cell>
              <table:table-cell office:value-type="float" office:value="45385.7791225416">
                <text:p>45385.7791225416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16688880">
                <text:p>16688880</text:p>
              </table:table-cell>
              <table:table-cell office:value-type="float" office:value="1166639.65860722">
                <text:p>1166639.65860722</text:p>
              </table:table-cell>
              <table:table-cell office:value-type="float" office:value="44977.5112443778">
                <text:p>44977.5112443778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16568960">
                <text:p>16568960</text:p>
              </table:table-cell>
              <table:table-cell office:value-type="float" office:value="1133006.4198226">
                <text:p>1133006.4198226</text:p>
              </table:table-cell>
              <table:table-cell office:value-type="float" office:value="44576.5230312036">
                <text:p>44576.5230312036</text:p>
              </table:table-cell>
            </table:table-row>
            <table:table-row>
              <table:table-cell office:value-type="float" office:value="113">
                <text:p>113</text:p>
              </table:table-cell>
              <table:table-cell office:value-type="float" office:value="16449040">
                <text:p>16449040</text:p>
              </table:table-cell>
              <table:table-cell office:value-type="float" office:value="1100342.79898538">
                <text:p>1100342.79898538</text:p>
              </table:table-cell>
              <table:table-cell office:value-type="float" office:value="44182.6215022091">
                <text:p>44182.6215022091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16329120">
                <text:p>16329120</text:p>
              </table:table-cell>
              <table:table-cell office:value-type="float" office:value="1068620.84282678">
                <text:p>1068620.84282678</text:p>
              </table:table-cell>
              <table:table-cell office:value-type="float" office:value="43795.6204379562">
                <text:p>43795.6204379562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16209200">
                <text:p>16209200</text:p>
              </table:table-cell>
              <table:table-cell office:value-type="float" office:value="1037813.40394721">
                <text:p>1037813.40394721</text:p>
              </table:table-cell>
              <table:table-cell office:value-type="float" office:value="43415.3400868307">
                <text:p>43415.3400868307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16089280">
                <text:p>16089280</text:p>
              </table:table-cell>
              <table:table-cell office:value-type="float" office:value="1007894.11758375">
                <text:p>1007894.11758375</text:p>
              </table:table-cell>
              <table:table-cell office:value-type="float" office:value="43041.6068866571">
                <text:p>43041.6068866571</text:p>
              </table:table-cell>
            </table:table-row>
            <table:table-row>
              <table:table-cell office:value-type="float" office:value="117">
                <text:p>117</text:p>
              </table:table-cell>
              <table:table-cell office:value-type="float" office:value="15969360">
                <text:p>15969360</text:p>
              </table:table-cell>
              <table:table-cell office:value-type="float" office:value="978837.379047373">
                <text:p>978837.379047373</text:p>
              </table:table-cell>
              <table:table-cell office:value-type="float" office:value="42674.253200569">
                <text:p>42674.253200569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15849440">
                <text:p>15849440</text:p>
              </table:table-cell>
              <table:table-cell office:value-type="float" office:value="950618.321810692">
                <text:p>950618.321810692</text:p>
              </table:table-cell>
              <table:table-cell office:value-type="float" office:value="42313.1170662905">
                <text:p>42313.1170662905</text:p>
              </table:table-cell>
            </table:table-row>
            <table:table-row>
              <table:table-cell office:value-type="float" office:value="119">
                <text:p>119</text:p>
              </table:table-cell>
              <table:table-cell office:value-type="float" office:value="15729520">
                <text:p>15729520</text:p>
              </table:table-cell>
              <table:table-cell office:value-type="float" office:value="923212.796227352">
                <text:p>923212.796227352</text:p>
              </table:table-cell>
              <table:table-cell office:value-type="float" office:value="41958.041958042">
                <text:p>41958.041958042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15609600">
                <text:p>15609600</text:p>
              </table:table-cell>
              <table:table-cell office:value-type="float" office:value="896597.348864961">
                <text:p>896597.348864961</text:p>
              </table:table-cell>
              <table:table-cell office:value-type="float" office:value="41608.8765603329">
                <text:p>41608.8765603329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15489680">
                <text:p>15489680</text:p>
              </table:table-cell>
              <table:table-cell office:value-type="float" office:value="870749.202433834">
                <text:p>870749.202433834</text:p>
              </table:table-cell>
              <table:table-cell office:value-type="float" office:value="41265.4745529574">
                <text:p>41265.4745529574</text:p>
              </table:table-cell>
            </table:table-row>
            <table:table-row>
              <table:table-cell office:value-type="float" office:value="122">
                <text:p>122</text:p>
              </table:table-cell>
              <table:table-cell office:value-type="float" office:value="15369760">
                <text:p>15369760</text:p>
              </table:table-cell>
              <table:table-cell office:value-type="float" office:value="845646.236294363">
                <text:p>845646.236294363</text:p>
              </table:table-cell>
              <table:table-cell office:value-type="float" office:value="40927.6944065484">
                <text:p>40927.6944065484</text:p>
              </table:table-cell>
            </table:table-row>
            <table:table-row>
              <table:table-cell office:value-type="float" office:value="123">
                <text:p>123</text:p>
              </table:table-cell>
              <table:table-cell office:value-type="float" office:value="15249840">
                <text:p>15249840</text:p>
              </table:table-cell>
              <table:table-cell office:value-type="float" office:value="821266.96752635">
                <text:p>821266.96752635</text:p>
              </table:table-cell>
              <table:table-cell office:value-type="float" office:value="40595.399188092">
                <text:p>40595.399188092</text:p>
              </table:table-cell>
            </table:table-row>
            <table:table-row>
              <table:table-cell office:value-type="float" office:value="124">
                <text:p>124</text:p>
              </table:table-cell>
              <table:table-cell office:value-type="float" office:value="15129920">
                <text:p>15129920</text:p>
              </table:table-cell>
              <table:table-cell office:value-type="float" office:value="797590.53254409">
                <text:p>797590.53254409</text:p>
              </table:table-cell>
              <table:table-cell office:value-type="float" office:value="40268.4563758389">
                <text:p>40268.4563758389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15010000">
                <text:p>15010000</text:p>
              </table:table-cell>
              <table:table-cell office:value-type="float" office:value="774596.669241483">
                <text:p>774596.669241483</text:p>
              </table:table-cell>
              <table:table-cell office:value-type="float" office:value="39946.7376830892">
                <text:p>39946.7376830892</text:p>
              </table:table-cell>
            </table:table-row>
            <table:table-row>
              <table:table-cell office:value-type="float" office:value="126">
                <text:p>126</text:p>
              </table:table-cell>
              <table:table-cell office:value-type="float" office:value="14890080">
                <text:p>14890080</text:p>
              </table:table-cell>
              <table:table-cell office:value-type="float" office:value="752265.699651887">
                <text:p>752265.699651887</text:p>
              </table:table-cell>
              <table:table-cell office:value-type="float" office:value="39630.1188903567">
                <text:p>39630.1188903567</text:p>
              </table:table-cell>
            </table:table-row>
            <table:table-row>
              <table:table-cell office:value-type="float" office:value="127">
                <text:p>127</text:p>
              </table:table-cell>
              <table:table-cell office:value-type="float" office:value="14770160">
                <text:p>14770160</text:p>
              </table:table-cell>
              <table:table-cell office:value-type="float" office:value="730578.513107858">
                <text:p>730578.513107858</text:p>
              </table:table-cell>
              <table:table-cell office:value-type="float" office:value="39318.4796854522">
                <text:p>39318.4796854522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14650240">
                <text:p>14650240</text:p>
              </table:table-cell>
              <table:table-cell office:value-type="float" office:value="709516.549886405">
                <text:p>709516.549886405</text:p>
              </table:table-cell>
              <table:table-cell office:value-type="float" office:value="39011.7035110533">
                <text:p>39011.7035110533</text:p>
              </table:table-cell>
            </table:table-row>
            <table:table-row>
              <table:table-cell office:value-type="float" office:value="129">
                <text:p>129</text:p>
              </table:table-cell>
              <table:table-cell office:value-type="float" office:value="14530320">
                <text:p>14530320</text:p>
              </table:table-cell>
              <table:table-cell office:value-type="float" office:value="689061.785325715">
                <text:p>689061.785325715</text:p>
              </table:table-cell>
              <table:table-cell office:value-type="float" office:value="38709.6774193548">
                <text:p>38709.6774193548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14410400">
                <text:p>14410400</text:p>
              </table:table-cell>
              <table:table-cell office:value-type="float" office:value="669196.714399797">
                <text:p>669196.714399797</text:p>
              </table:table-cell>
              <table:table-cell office:value-type="float" office:value="38412.2919334187">
                <text:p>38412.2919334187</text:p>
              </table:table-cell>
            </table:table-row>
            <table:table-row>
              <table:table-cell office:value-type="float" office:value="131">
                <text:p>131</text:p>
              </table:table-cell>
              <table:table-cell office:value-type="float" office:value="14290480">
                <text:p>14290480</text:p>
              </table:table-cell>
              <table:table-cell office:value-type="float" office:value="649904.336737815">
                <text:p>649904.336737815</text:p>
              </table:table-cell>
              <table:table-cell office:value-type="float" office:value="38119.4409148666">
                <text:p>38119.4409148666</text:p>
              </table:table-cell>
            </table:table-row>
            <table:table-row>
              <table:table-cell office:value-type="float" office:value="132">
                <text:p>132</text:p>
              </table:table-cell>
              <table:table-cell office:value-type="float" office:value="14170560">
                <text:p>14170560</text:p>
              </table:table-cell>
              <table:table-cell office:value-type="float" office:value="631168.142075306">
                <text:p>631168.142075306</text:p>
              </table:table-cell>
              <table:table-cell office:value-type="float" office:value="37831.0214375788">
                <text:p>37831.0214375788</text:p>
              </table:table-cell>
            </table:table-row>
            <table:table-row>
              <table:table-cell office:value-type="float" office:value="133">
                <text:p>133</text:p>
              </table:table-cell>
              <table:table-cell office:value-type="float" office:value="14050640">
                <text:p>14050640</text:p>
              </table:table-cell>
              <table:table-cell office:value-type="float" office:value="612972.096124827">
                <text:p>612972.096124827</text:p>
              </table:table-cell>
              <table:table-cell office:value-type="float" office:value="37546.9336670839">
                <text:p>37546.9336670839</text:p>
              </table:table-cell>
            </table:table-row>
            <table:table-row>
              <table:table-cell office:value-type="float" office:value="134">
                <text:p>134</text:p>
              </table:table-cell>
              <table:table-cell office:value-type="float" office:value="13930720">
                <text:p>13930720</text:p>
              </table:table-cell>
              <table:table-cell office:value-type="float" office:value="595300.626853937">
                <text:p>595300.626853937</text:p>
              </table:table-cell>
              <table:table-cell office:value-type="float" office:value="37267.0807453416">
                <text:p>37267.0807453416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13810800">
                <text:p>13810800</text:p>
              </table:table-cell>
              <table:table-cell office:value-type="float" office:value="578138.611158774">
                <text:p>578138.611158774</text:p>
              </table:table-cell>
              <table:table-cell office:value-type="float" office:value="36991.3686806412">
                <text:p>36991.3686806412</text:p>
              </table:table-cell>
            </table:table-row>
            <table:table-row>
              <table:table-cell office:value-type="float" office:value="136">
                <text:p>136</text:p>
              </table:table-cell>
              <table:table-cell office:value-type="float" office:value="13690880">
                <text:p>13690880</text:p>
              </table:table-cell>
              <table:table-cell office:value-type="float" office:value="561471.361921825">
                <text:p>561471.361921825</text:p>
              </table:table-cell>
              <table:table-cell office:value-type="float" office:value="36719.7062423501">
                <text:p>36719.7062423501</text:p>
              </table:table-cell>
            </table:table-row>
            <table:table-row>
              <table:table-cell office:value-type="float" office:value="137">
                <text:p>137</text:p>
              </table:table-cell>
              <table:table-cell office:value-type="float" office:value="13570960">
                <text:p>13570960</text:p>
              </table:table-cell>
              <table:table-cell office:value-type="float" office:value="545284.615442804">
                <text:p>545284.615442804</text:p>
              </table:table-cell>
              <table:table-cell office:value-type="float" office:value="36452.0048602673">
                <text:p>36452.0048602673</text:p>
              </table:table-cell>
            </table:table-row>
            <table:table-row>
              <table:table-cell office:value-type="float" office:value="138">
                <text:p>138</text:p>
              </table:table-cell>
              <table:table-cell office:value-type="float" office:value="13451040">
                <text:p>13451040</text:p>
              </table:table-cell>
              <table:table-cell office:value-type="float" office:value="529564.519231892">
                <text:p>529564.519231892</text:p>
              </table:table-cell>
              <table:table-cell office:value-type="float" office:value="36188.1785283474">
                <text:p>36188.1785283474</text:p>
              </table:table-cell>
            </table:table-row>
            <table:table-row>
              <table:table-cell office:value-type="float" office:value="139">
                <text:p>139</text:p>
              </table:table-cell>
              <table:table-cell office:value-type="float" office:value="13331120">
                <text:p>13331120</text:p>
              </table:table-cell>
              <table:table-cell office:value-type="float" office:value="514297.620154883">
                <text:p>514297.620154883</text:p>
              </table:table-cell>
              <table:table-cell office:value-type="float" office:value="35928.1437125748">
                <text:p>35928.1437125748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13211200">
                <text:p>13211200</text:p>
              </table:table-cell>
              <table:table-cell office:value-type="float" office:value="499470.852920101">
                <text:p>499470.852920101</text:p>
              </table:table-cell>
              <table:table-cell office:value-type="float" office:value="35671.8192627824">
                <text:p>35671.8192627824</text:p>
              </table:table-cell>
            </table:table-row>
            <table:table-row>
              <table:table-cell office:value-type="float" office:value="141">
                <text:p>141</text:p>
              </table:table-cell>
              <table:table-cell office:value-type="float" office:value="13091280">
                <text:p>13091280</text:p>
              </table:table-cell>
              <table:table-cell office:value-type="float" office:value="485071.528897225">
                <text:p>485071.528897225</text:p>
              </table:table-cell>
              <table:table-cell office:value-type="float" office:value="35419.1263282172">
                <text:p>35419.1263282172</text:p>
              </table:table-cell>
            </table:table-row>
            <table:table-row>
              <table:table-cell office:value-type="float" office:value="142">
                <text:p>142</text:p>
              </table:table-cell>
              <table:table-cell office:value-type="float" office:value="12971360">
                <text:p>12971360</text:p>
              </table:table-cell>
              <table:table-cell office:value-type="float" office:value="471087.325258458">
                <text:p>471087.325258458</text:p>
              </table:table-cell>
              <table:table-cell office:value-type="float" office:value="35169.9882766706">
                <text:p>35169.9882766706</text:p>
              </table:table-cell>
            </table:table-row>
            <table:table-row>
              <table:table-cell office:value-type="float" office:value="143">
                <text:p>143</text:p>
              </table:table-cell>
              <table:table-cell office:value-type="float" office:value="12851440">
                <text:p>12851440</text:p>
              </table:table-cell>
              <table:table-cell office:value-type="float" office:value="457506.274432752">
                <text:p>457506.274432752</text:p>
              </table:table-cell>
              <table:table-cell office:value-type="float" office:value="34924.3306169965">
                <text:p>34924.3306169965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12731520">
                <text:p>12731520</text:p>
              </table:table-cell>
              <table:table-cell office:value-type="float" office:value="444316.753864052">
                <text:p>444316.753864052</text:p>
              </table:table-cell>
              <table:table-cell office:value-type="float" office:value="34682.0809248555">
                <text:p>34682.0809248555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12611600">
                <text:p>12611600</text:p>
              </table:table-cell>
              <table:table-cell office:value-type="float" office:value="431507.476064803">
                <text:p>431507.476064803</text:p>
              </table:table-cell>
              <table:table-cell office:value-type="float" office:value="34443.168771527">
                <text:p>34443.168771527</text:p>
              </table:table-cell>
            </table:table-row>
            <table:table-row>
              <table:table-cell office:value-type="float" office:value="146">
                <text:p>146</text:p>
              </table:table-cell>
              <table:table-cell office:value-type="float" office:value="12491680">
                <text:p>12491680</text:p>
              </table:table-cell>
              <table:table-cell office:value-type="float" office:value="419067.478956214">
                <text:p>419067.478956214</text:p>
              </table:table-cell>
              <table:table-cell office:value-type="float" office:value="34207.5256556442">
                <text:p>34207.5256556442</text:p>
              </table:table-cell>
            </table:table-row>
            <table:table-row>
              <table:table-cell office:value-type="float" office:value="147">
                <text:p>147</text:p>
              </table:table-cell>
              <table:table-cell office:value-type="float" office:value="12371760">
                <text:p>12371760</text:p>
              </table:table-cell>
              <table:table-cell office:value-type="float" office:value="406986.11648699">
                <text:p>406986.11648699</text:p>
              </table:table-cell>
              <table:table-cell office:value-type="float" office:value="33975.0849377123">
                <text:p>33975.0849377123</text:p>
              </table:table-cell>
            </table:table-row>
            <table:table-row>
              <table:table-cell office:value-type="float" office:value="148">
                <text:p>148</text:p>
              </table:table-cell>
              <table:table-cell office:value-type="float" office:value="12251840">
                <text:p>12251840</text:p>
              </table:table-cell>
              <table:table-cell office:value-type="float" office:value="395253.049522528">
                <text:p>395253.049522528</text:p>
              </table:table-cell>
              <table:table-cell office:value-type="float" office:value="33745.7817772778">
                <text:p>33745.7817772778</text:p>
              </table:table-cell>
            </table:table-row>
            <table:table-row>
              <table:table-cell office:value-type="float" office:value="149">
                <text:p>149</text:p>
              </table:table-cell>
              <table:table-cell office:value-type="float" office:value="12131920">
                <text:p>12131920</text:p>
              </table:table-cell>
              <table:table-cell office:value-type="float" office:value="383858.236996771">
                <text:p>383858.236996771</text:p>
              </table:table-cell>
              <table:table-cell office:value-type="float" office:value="33519.5530726257">
                <text:p>33519.5530726257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12012000">
                <text:p>12012000</text:p>
              </table:table-cell>
              <table:table-cell office:value-type="float" office:value="372791.927319135">
                <text:p>372791.927319135</text:p>
              </table:table-cell>
              <table:table-cell office:value-type="float" office:value="33296.3374028857">
                <text:p>33296.3374028857</text:p>
              </table:table-cell>
            </table:table-row>
            <table:table-row>
              <table:table-cell office:value-type="float" office:value="151">
                <text:p>151</text:p>
              </table:table-cell>
              <table:table-cell office:value-type="float" office:value="11892080">
                <text:p>11892080</text:p>
              </table:table-cell>
              <table:table-cell office:value-type="float" office:value="362044.650029184">
                <text:p>362044.650029184</text:p>
              </table:table-cell>
              <table:table-cell office:value-type="float" office:value="33076.0749724366">
                <text:p>33076.0749724366</text:p>
              </table:table-cell>
            </table:table-row>
            <table:table-row>
              <table:table-cell office:value-type="float" office:value="152">
                <text:p>152</text:p>
              </table:table-cell>
              <table:table-cell office:value-type="float" office:value="11772160">
                <text:p>11772160</text:p>
              </table:table-cell>
              <table:table-cell office:value-type="float" office:value="351607.207691877">
                <text:p>351607.207691877</text:p>
              </table:table-cell>
              <table:table-cell office:value-type="float" office:value="32858.7075575027">
                <text:p>32858.7075575027</text:p>
              </table:table-cell>
            </table:table-row>
            <table:table-row>
              <table:table-cell office:value-type="float" office:value="153">
                <text:p>153</text:p>
              </table:table-cell>
              <table:table-cell office:value-type="float" office:value="11652240">
                <text:p>11652240</text:p>
              </table:table-cell>
              <table:table-cell office:value-type="float" office:value="341470.66802648">
                <text:p>341470.66802648</text:p>
              </table:table-cell>
              <table:table-cell office:value-type="float" office:value="32644.1784548422">
                <text:p>32644.1784548422</text:p>
              </table:table-cell>
            </table:table-row>
            <table:table-row>
              <table:table-cell office:value-type="float" office:value="154">
                <text:p>154</text:p>
              </table:table-cell>
              <table:table-cell office:value-type="float" office:value="11532320">
                <text:p>11532320</text:p>
              </table:table-cell>
              <table:table-cell office:value-type="float" office:value="331626.356262391">
                <text:p>331626.356262391</text:p>
              </table:table-cell>
              <table:table-cell office:value-type="float" office:value="32432.4324324324">
                <text:p>32432.4324324324</text:p>
              </table:table-cell>
            </table:table-row>
            <table:table-row>
              <table:table-cell office:value-type="float" office:value="155">
                <text:p>155</text:p>
              </table:table-cell>
              <table:table-cell office:value-type="float" office:value="11412400">
                <text:p>11412400</text:p>
              </table:table-cell>
              <table:table-cell office:value-type="float" office:value="322065.847715335">
                <text:p>322065.847715335</text:p>
              </table:table-cell>
              <table:table-cell office:value-type="float" office:value="32223.4156820623">
                <text:p>32223.4156820623</text:p>
              </table:table-cell>
            </table:table-row>
            <table:table-row>
              <table:table-cell office:value-type="float" office:value="156">
                <text:p>156</text:p>
              </table:table-cell>
              <table:table-cell office:value-type="float" office:value="11292480">
                <text:p>11292480</text:p>
              </table:table-cell>
              <table:table-cell office:value-type="float" office:value="312780.960577592">
                <text:p>312780.960577592</text:p>
              </table:table-cell>
              <table:table-cell office:value-type="float" office:value="32017.075773746">
                <text:p>32017.075773746</text:p>
              </table:table-cell>
            </table:table-row>
            <table:table-row>
              <table:table-cell office:value-type="float" office:value="157">
                <text:p>157</text:p>
              </table:table-cell>
              <table:table-cell office:value-type="float" office:value="11172560">
                <text:p>11172560</text:p>
              </table:table-cell>
              <table:table-cell office:value-type="float" office:value="303763.748916066">
                <text:p>303763.748916066</text:p>
              </table:table-cell>
              <table:table-cell office:value-type="float" office:value="31813.361611877">
                <text:p>31813.361611877</text:p>
              </table:table-cell>
            </table:table-row>
            <table:table-row>
              <table:table-cell office:value-type="float" office:value="158">
                <text:p>158</text:p>
              </table:table-cell>
              <table:table-cell office:value-type="float" office:value="11052640">
                <text:p>11052640</text:p>
              </table:table-cell>
              <table:table-cell office:value-type="float" office:value="295006.495872222">
                <text:p>295006.495872222</text:p>
              </table:table-cell>
              <table:table-cell office:value-type="float" office:value="31612.2233930453">
                <text:p>31612.2233930453</text:p>
              </table:table-cell>
            </table:table-row>
            <table:table-row>
              <table:table-cell office:value-type="float" office:value="159">
                <text:p>159</text:p>
              </table:table-cell>
              <table:table-cell office:value-type="float" office:value="10932720">
                <text:p>10932720</text:p>
              </table:table-cell>
              <table:table-cell office:value-type="float" office:value="286501.707058055">
                <text:p>286501.707058055</text:p>
              </table:table-cell>
              <table:table-cell office:value-type="float" office:value="31413.612565445">
                <text:p>31413.612565445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10812800">
                <text:p>10812800</text:p>
              </table:table-cell>
              <table:table-cell office:value-type="float" office:value="278242.104142455">
                <text:p>278242.104142455</text:p>
              </table:table-cell>
              <table:table-cell office:value-type="float" office:value="31217.4817898023">
                <text:p>31217.4817898023</text:p>
              </table:table-cell>
            </table:table-row>
            <table:table-row>
              <table:table-cell office:value-type="float" office:value="161">
                <text:p>161</text:p>
              </table:table-cell>
              <table:table-cell office:value-type="float" office:value="10692880">
                <text:p>10692880</text:p>
              </table:table-cell>
              <table:table-cell office:value-type="float" office:value="270220.618622468">
                <text:p>270220.618622468</text:p>
              </table:table-cell>
              <table:table-cell office:value-type="float" office:value="31023.784901758">
                <text:p>31023.784901758</text:p>
              </table:table-cell>
            </table:table-row>
            <table:table-row>
              <table:table-cell office:value-type="float" office:value="162">
                <text:p>162</text:p>
              </table:table-cell>
              <table:table-cell office:value-type="float" office:value="10572960">
                <text:p>10572960</text:p>
              </table:table-cell>
              <table:table-cell office:value-type="float" office:value="262430.385774127">
                <text:p>262430.385774127</text:p>
              </table:table-cell>
              <table:table-cell office:value-type="float" office:value="30832.4768756423">
                <text:p>30832.4768756423</text:p>
              </table:table-cell>
            </table:table-row>
            <table:table-row>
              <table:table-cell office:value-type="float" office:value="163">
                <text:p>163</text:p>
              </table:table-cell>
              <table:table-cell office:value-type="float" office:value="10453040">
                <text:p>10453040</text:p>
              </table:table-cell>
              <table:table-cell office:value-type="float" office:value="254864.738777675">
                <text:p>254864.738777675</text:p>
              </table:table-cell>
              <table:table-cell office:value-type="float" office:value="30643.5137895812">
                <text:p>30643.5137895812</text:p>
              </table:table-cell>
            </table:table-row>
            <table:table-row>
              <table:table-cell office:value-type="float" office:value="164">
                <text:p>164</text:p>
              </table:table-cell>
              <table:table-cell office:value-type="float" office:value="10333120">
                <text:p>10333120</text:p>
              </table:table-cell>
              <table:table-cell office:value-type="float" office:value="247517.203012155">
                <text:p>247517.203012155</text:p>
              </table:table-cell>
              <table:table-cell office:value-type="float" office:value="30456.8527918782">
                <text:p>30456.8527918782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10213200">
                <text:p>10213200</text:p>
              </table:table-cell>
              <table:table-cell office:value-type="float" office:value="240381.490514476">
                <text:p>240381.490514476</text:p>
              </table:table-cell>
              <table:table-cell office:value-type="float" office:value="30272.4520686176">
                <text:p>30272.4520686176</text:p>
              </table:table-cell>
            </table:table-row>
            <table:table-row>
              <table:table-cell office:value-type="float" office:value="166">
                <text:p>166</text:p>
              </table:table-cell>
              <table:table-cell office:value-type="float" office:value="10093280">
                <text:p>10093280</text:p>
              </table:table-cell>
              <table:table-cell office:value-type="float" office:value="233451.494598231">
                <text:p>233451.494598231</text:p>
              </table:table-cell>
              <table:table-cell office:value-type="float" office:value="30090.2708124373">
                <text:p>30090.2708124373</text:p>
              </table:table-cell>
            </table:table-row>
            <table:table-row>
              <table:table-cell office:value-type="float" office:value="167">
                <text:p>167</text:p>
              </table:table-cell>
              <table:table-cell office:value-type="float" office:value="9973360">
                <text:p>9973360</text:p>
              </table:table-cell>
              <table:table-cell office:value-type="float" office:value="226721.284627636">
                <text:p>226721.284627636</text:p>
              </table:table-cell>
              <table:table-cell office:value-type="float" office:value="29910.2691924227">
                <text:p>29910.2691924227</text:p>
              </table:table-cell>
            </table:table-row>
            <table:table-row>
              <table:table-cell office:value-type="float" office:value="168">
                <text:p>168</text:p>
              </table:table-cell>
              <table:table-cell office:value-type="float" office:value="9853440">
                <text:p>9853440</text:p>
              </table:table-cell>
              <table:table-cell office:value-type="float" office:value="220185.100942142">
                <text:p>220185.100942142</text:p>
              </table:table-cell>
              <table:table-cell office:value-type="float" office:value="29732.4083250743">
                <text:p>29732.4083250743</text:p>
              </table:table-cell>
            </table:table-row>
            <table:table-row>
              <table:table-cell office:value-type="float" office:value="169">
                <text:p>169</text:p>
              </table:table-cell>
              <table:table-cell office:value-type="float" office:value="9733520">
                <text:p>9733520</text:p>
              </table:table-cell>
              <table:table-cell office:value-type="float" office:value="213837.349927364">
                <text:p>213837.349927364</text:p>
              </table:table-cell>
              <table:table-cell office:value-type="float" office:value="29556.6502463054">
                <text:p>29556.6502463054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9613600">
                <text:p>9613600</text:p>
              </table:table-cell>
              <table:table-cell office:value-type="float" office:value="207672.599228108">
                <text:p>207672.599228108</text:p>
              </table:table-cell>
              <table:table-cell office:value-type="float" office:value="29382.957884427">
                <text:p>29382.957884427</text:p>
              </table:table-cell>
            </table:table-row>
            <table:table-row>
              <table:table-cell office:value-type="float" office:value="171">
                <text:p>171</text:p>
              </table:table-cell>
              <table:table-cell office:value-type="float" office:value="9493680">
                <text:p>9493680</text:p>
              </table:table-cell>
              <table:table-cell office:value-type="float" office:value="201685.573099404">
                <text:p>201685.573099404</text:p>
              </table:table-cell>
              <table:table-cell office:value-type="float" office:value="29211.2950340798">
                <text:p>29211.2950340798</text:p>
              </table:table-cell>
            </table:table-row>
            <table:table-row>
              <table:table-cell office:value-type="float" office:value="172">
                <text:p>172</text:p>
              </table:table-cell>
              <table:table-cell office:value-type="float" office:value="9373760">
                <text:p>9373760</text:p>
              </table:table-cell>
              <table:table-cell office:value-type="float" office:value="195871.147891568">
                <text:p>195871.147891568</text:p>
              </table:table-cell>
              <table:table-cell office:value-type="float" office:value="29041.6263310745">
                <text:p>29041.6263310745</text:p>
              </table:table-cell>
            </table:table-row>
            <table:table-row>
              <table:table-cell office:value-type="float" office:value="173">
                <text:p>173</text:p>
              </table:table-cell>
              <table:table-cell office:value-type="float" office:value="9253840">
                <text:p>9253840</text:p>
              </table:table-cell>
              <table:table-cell office:value-type="float" office:value="190224.347665421">
                <text:p>190224.347665421</text:p>
              </table:table-cell>
              <table:table-cell office:value-type="float" office:value="28873.9172281039">
                <text:p>28873.9172281039</text:p>
              </table:table-cell>
            </table:table-row>
            <table:table-row>
              <table:table-cell office:value-type="float" office:value="174">
                <text:p>174</text:p>
              </table:table-cell>
              <table:table-cell office:value-type="float" office:value="9133920">
                <text:p>9133920</text:p>
              </table:table-cell>
              <table:table-cell office:value-type="float" office:value="184740.339933917">
                <text:p>184740.339933917</text:p>
              </table:table-cell>
              <table:table-cell office:value-type="float" office:value="28708.1339712919">
                <text:p>28708.1339712919</text:p>
              </table:table-cell>
            </table:table-row>
            <table:table-row>
              <table:table-cell office:value-type="float" office:value="175">
                <text:p>175</text:p>
              </table:table-cell>
              <table:table-cell office:value-type="float" office:value="9014000">
                <text:p>9014000</text:p>
              </table:table-cell>
              <table:table-cell office:value-type="float" office:value="179414.431526544">
                <text:p>179414.431526544</text:p>
              </table:table-cell>
              <table:table-cell office:value-type="float" office:value="28544.2435775452">
                <text:p>28544.2435775452</text:p>
              </table:table-cell>
            </table:table-row>
            <table:table-row>
              <table:table-cell office:value-type="float" office:value="176">
                <text:p>176</text:p>
              </table:table-cell>
              <table:table-cell office:value-type="float" office:value="8894080">
                <text:p>8894080</text:p>
              </table:table-cell>
              <table:table-cell office:value-type="float" office:value="174242.064572943">
                <text:p>174242.064572943</text:p>
              </table:table-cell>
              <table:table-cell office:value-type="float" office:value="28382.2138126774">
                <text:p>28382.2138126774</text:p>
              </table:table-cell>
            </table:table-row>
            <table:table-row>
              <table:table-cell office:value-type="float" office:value="177">
                <text:p>177</text:p>
              </table:table-cell>
              <table:table-cell office:value-type="float" office:value="8774160">
                <text:p>8774160</text:p>
              </table:table-cell>
              <table:table-cell office:value-type="float" office:value="169218.812602318">
                <text:p>169218.812602318</text:p>
              </table:table-cell>
              <table:table-cell office:value-type="float" office:value="28222.0131702728">
                <text:p>28222.0131702728</text:p>
              </table:table-cell>
            </table:table-row>
            <table:table-row>
              <table:table-cell office:value-type="float" office:value="178">
                <text:p>178</text:p>
              </table:table-cell>
              <table:table-cell office:value-type="float" office:value="8654240">
                <text:p>8654240</text:p>
              </table:table-cell>
              <table:table-cell office:value-type="float" office:value="164340.376755298">
                <text:p>164340.376755298</text:p>
              </table:table-cell>
              <table:table-cell office:value-type="float" office:value="28063.6108512629">
                <text:p>28063.6108512629</text:p>
              </table:table-cell>
            </table:table-row>
            <table:table-row>
              <table:table-cell office:value-type="float" office:value="179">
                <text:p>179</text:p>
              </table:table-cell>
              <table:table-cell office:value-type="float" office:value="8534320">
                <text:p>8534320</text:p>
              </table:table-cell>
              <table:table-cell office:value-type="float" office:value="159602.582105007">
                <text:p>159602.582105007</text:p>
              </table:table-cell>
              <table:table-cell office:value-type="float" office:value="27906.976744186">
                <text:p>27906.976744186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8414400">
                <text:p>8414400</text:p>
              </table:table-cell>
              <table:table-cell office:value-type="float" office:value="155001.374084195">
                <text:p>155001.374084195</text:p>
              </table:table-cell>
              <table:table-cell office:value-type="float" office:value="27752.0814061055">
                <text:p>27752.0814061055</text:p>
              </table:table-cell>
            </table:table-row>
            <table:table-row>
              <table:table-cell office:value-type="float" office:value="181">
                <text:p>181</text:p>
              </table:table-cell>
              <table:table-cell office:value-type="float" office:value="8294480">
                <text:p>8294480</text:p>
              </table:table-cell>
              <table:table-cell office:value-type="float" office:value="150532.815015371">
                <text:p>150532.815015371</text:p>
              </table:table-cell>
              <table:table-cell office:value-type="float" office:value="27598.8960441582">
                <text:p>27598.8960441582</text:p>
              </table:table-cell>
            </table:table-row>
            <table:table-row>
              <table:table-cell office:value-type="float" office:value="182">
                <text:p>182</text:p>
              </table:table-cell>
              <table:table-cell office:value-type="float" office:value="8174560">
                <text:p>8174560</text:p>
              </table:table-cell>
              <table:table-cell office:value-type="float" office:value="146193.080740969">
                <text:p>146193.080740969</text:p>
              </table:table-cell>
              <table:table-cell office:value-type="float" office:value="27447.3924977127">
                <text:p>27447.3924977127</text:p>
              </table:table-cell>
            </table:table-row>
            <table:table-row>
              <table:table-cell office:value-type="float" office:value="183">
                <text:p>183</text:p>
              </table:table-cell>
              <table:table-cell office:value-type="float" office:value="8054640">
                <text:p>8054640</text:p>
              </table:table-cell>
              <table:table-cell office:value-type="float" office:value="141978.457350666">
                <text:p>141978.457350666</text:p>
              </table:table-cell>
              <table:table-cell office:value-type="float" office:value="27297.5432211101">
                <text:p>27297.5432211101</text:p>
              </table:table-cell>
            </table:table-row>
            <table:table-row>
              <table:table-cell office:value-type="float" office:value="184">
                <text:p>184</text:p>
              </table:table-cell>
              <table:table-cell office:value-type="float" office:value="7934720">
                <text:p>7934720</text:p>
              </table:table-cell>
              <table:table-cell office:value-type="float" office:value="137885.338003045">
                <text:p>137885.338003045</text:p>
              </table:table-cell>
              <table:table-cell office:value-type="float" office:value="27149.3212669683">
                <text:p>27149.3212669683</text:p>
              </table:table-cell>
            </table:table-row>
            <table:table-row>
              <table:table-cell office:value-type="float" office:value="185">
                <text:p>185</text:p>
              </table:table-cell>
              <table:table-cell office:value-type="float" office:value="7814800">
                <text:p>7814800</text:p>
              </table:table-cell>
              <table:table-cell office:value-type="float" office:value="133910.219838888">
                <text:p>133910.219838888</text:p>
              </table:table-cell>
              <table:table-cell office:value-type="float" office:value="27002.700270027">
                <text:p>27002.700270027</text:p>
              </table:table-cell>
            </table:table-row>
            <table:table-row>
              <table:table-cell office:value-type="float" office:value="186">
                <text:p>186</text:p>
              </table:table-cell>
              <table:table-cell office:value-type="float" office:value="7694880">
                <text:p>7694880</text:p>
              </table:table-cell>
              <table:table-cell office:value-type="float" office:value="130049.70098346">
                <text:p>130049.70098346</text:p>
              </table:table-cell>
              <table:table-cell office:value-type="float" office:value="26857.654431513">
                <text:p>26857.654431513</text:p>
              </table:table-cell>
            </table:table-row>
            <table:table-row>
              <table:table-cell office:value-type="float" office:value="187">
                <text:p>187</text:p>
              </table:table-cell>
              <table:table-cell office:value-type="float" office:value="7574960">
                <text:p>7574960</text:p>
              </table:table-cell>
              <table:table-cell office:value-type="float" office:value="126300.477635208">
                <text:p>126300.477635208</text:p>
              </table:table-cell>
              <table:table-cell office:value-type="float" office:value="26714.1585040071">
                <text:p>26714.1585040071</text:p>
              </table:table-cell>
            </table:table-row>
            <table:table-row>
              <table:table-cell office:value-type="float" office:value="188">
                <text:p>188</text:p>
              </table:table-cell>
              <table:table-cell office:value-type="float" office:value="7455040">
                <text:p>7455040</text:p>
              </table:table-cell>
              <table:table-cell office:value-type="float" office:value="122659.341238398">
                <text:p>122659.341238398</text:p>
              </table:table-cell>
              <table:table-cell office:value-type="float" office:value="26572.1877767936">
                <text:p>26572.1877767936</text:p>
              </table:table-cell>
            </table:table-row>
            <table:table-row>
              <table:table-cell office:value-type="float" office:value="189">
                <text:p>189</text:p>
              </table:table-cell>
              <table:table-cell office:value-type="float" office:value="7335120">
                <text:p>7335120</text:p>
              </table:table-cell>
              <table:table-cell office:value-type="float" office:value="119123.175737251">
                <text:p>119123.175737251</text:p>
              </table:table-cell>
              <table:table-cell office:value-type="float" office:value="26431.718061674">
                <text:p>26431.718061674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7215200">
                <text:p>7215200</text:p>
              </table:table-cell>
              <table:table-cell office:value-type="float" office:value="115688.954909256">
                <text:p>115688.954909256</text:p>
              </table:table-cell>
              <table:table-cell office:value-type="float" office:value="26292.7256792287">
                <text:p>26292.7256792287</text:p>
              </table:table-cell>
            </table:table-row>
            <table:table-row>
              <table:table-cell office:value-type="float" office:value="191">
                <text:p>191</text:p>
              </table:table-cell>
              <table:table-cell office:value-type="float" office:value="7095280">
                <text:p>7095280</text:p>
              </table:table-cell>
              <table:table-cell office:value-type="float" office:value="112353.739775346">
                <text:p>112353.739775346</text:p>
              </table:table-cell>
              <table:table-cell office:value-type="float" office:value="26155.18744551">
                <text:p>26155.18744551</text:p>
              </table:table-cell>
            </table:table-row>
            <table:table-row>
              <table:table-cell office:value-type="float" office:value="192">
                <text:p>192</text:p>
              </table:table-cell>
              <table:table-cell office:value-type="float" office:value="6975360">
                <text:p>6975360</text:p>
              </table:table-cell>
              <table:table-cell office:value-type="float" office:value="109114.676084745">
                <text:p>109114.676084745</text:p>
              </table:table-cell>
              <table:table-cell office:value-type="float" office:value="26019.08065915">
                <text:p>26019.08065915</text:p>
              </table:table-cell>
            </table:table-row>
            <table:table-row>
              <table:table-cell office:value-type="float" office:value="193">
                <text:p>193</text:p>
              </table:table-cell>
              <table:table-cell office:value-type="float" office:value="6855440">
                <text:p>6855440</text:p>
              </table:table-cell>
              <table:table-cell office:value-type="float" office:value="105968.991872323">
                <text:p>105968.991872323</text:p>
              </table:table-cell>
              <table:table-cell office:value-type="float" office:value="25884.3830888697">
                <text:p>25884.3830888697</text:p>
              </table:table-cell>
            </table:table-row>
            <table:table-row>
              <table:table-cell office:value-type="float" office:value="194">
                <text:p>194</text:p>
              </table:table-cell>
              <table:table-cell office:value-type="float" office:value="6735520">
                <text:p>6735520</text:p>
              </table:table-cell>
              <table:table-cell office:value-type="float" office:value="102913.995086372">
                <text:p>102913.995086372</text:p>
              </table:table-cell>
              <table:table-cell office:value-type="float" office:value="25751.0729613734">
                <text:p>25751.0729613734</text:p>
              </table:table-cell>
            </table:table-row>
            <table:table-row>
              <table:table-cell office:value-type="float" office:value="195">
                <text:p>195</text:p>
              </table:table-cell>
              <table:table-cell office:value-type="float" office:value="6615600">
                <text:p>6615600</text:p>
              </table:table-cell>
              <table:table-cell office:value-type="float" office:value="99947.0712847656">
                <text:p>99947.0712847656</text:p>
              </table:table-cell>
              <table:table-cell office:value-type="float" office:value="25619.1289496157">
                <text:p>25619.1289496157</text:p>
              </table:table-cell>
            </table:table-row>
            <table:table-row>
              <table:table-cell office:value-type="float" office:value="196">
                <text:p>196</text:p>
              </table:table-cell>
              <table:table-cell office:value-type="float" office:value="6495680">
                <text:p>6495680</text:p>
              </table:table-cell>
              <table:table-cell office:value-type="float" office:value="97065.6813975422">
                <text:p>97065.6813975422</text:p>
              </table:table-cell>
              <table:table-cell office:value-type="float" office:value="25488.5301614274">
                <text:p>25488.5301614274</text:p>
              </table:table-cell>
            </table:table-row>
            <table:table-row>
              <table:table-cell office:value-type="float" office:value="197">
                <text:p>197</text:p>
              </table:table-cell>
              <table:table-cell office:value-type="float" office:value="6375760">
                <text:p>6375760</text:p>
              </table:table-cell>
              <table:table-cell office:value-type="float" office:value="94267.359553989">
                <text:p>94267.359553989</text:p>
              </table:table-cell>
              <table:table-cell office:value-type="float" office:value="25359.2561284869">
                <text:p>25359.2561284869</text:p>
              </table:table-cell>
            </table:table-row>
            <table:table-row>
              <table:table-cell office:value-type="float" office:value="198">
                <text:p>198</text:p>
              </table:table-cell>
              <table:table-cell office:value-type="float" office:value="6255840">
                <text:p>6255840</text:p>
              </table:table-cell>
              <table:table-cell office:value-type="float" office:value="91549.7109723689">
                <text:p>91549.7109723689</text:p>
              </table:table-cell>
              <table:table-cell office:value-type="float" office:value="25231.2867956266">
                <text:p>25231.2867956266</text:p>
              </table:table-cell>
            </table:table-row>
            <table:table-row>
              <table:table-cell office:value-type="float" office:value="199">
                <text:p>199</text:p>
              </table:table-cell>
              <table:table-cell office:value-type="float" office:value="6135920">
                <text:p>6135920</text:p>
              </table:table-cell>
              <table:table-cell office:value-type="float" office:value="88910.4099104855">
                <text:p>88910.4099104855</text:p>
              </table:table-cell>
              <table:table-cell office:value-type="float" office:value="25104.6025104603">
                <text:p>25104.6025104603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6016000">
                <text:p>6016000</text:p>
              </table:table-cell>
              <table:table-cell office:value-type="float" office:value="86347.1976753311">
                <text:p>86347.1976753311</text:p>
              </table:table-cell>
              <table:table-cell office:value-type="float" office:value="24979.1840133222">
                <text:p>24979.1840133222</text:p>
              </table:table-cell>
            </table:table-row>
            <table:table-row>
              <table:table-cell office:value-type="float" office:value="201">
                <text:p>201</text:p>
              </table:table-cell>
              <table:table-cell office:value-type="float" office:value="5896080">
                <text:p>5896080</text:p>
              </table:table-cell>
              <table:table-cell office:value-type="float" office:value="83857.8806901149">
                <text:p>83857.8806901149</text:p>
              </table:table-cell>
              <table:table-cell office:value-type="float" office:value="24855.0124275062">
                <text:p>24855.0124275062</text:p>
              </table:table-cell>
            </table:table-row>
            <table:table-row>
              <table:table-cell office:value-type="float" office:value="202">
                <text:p>202</text:p>
              </table:table-cell>
              <table:table-cell office:value-type="float" office:value="5776160">
                <text:p>5776160</text:p>
              </table:table-cell>
              <table:table-cell office:value-type="float" office:value="81440.3286170176">
                <text:p>81440.3286170176</text:p>
              </table:table-cell>
              <table:table-cell office:value-type="float" office:value="24732.0692497939">
                <text:p>24732.0692497939</text:p>
              </table:table-cell>
            </table:table-row>
            <table:table-row>
              <table:table-cell office:value-type="float" office:value="203">
                <text:p>203</text:p>
              </table:table-cell>
              <table:table-cell office:value-type="float" office:value="5656240">
                <text:p>5656240</text:p>
              </table:table-cell>
              <table:table-cell office:value-type="float" office:value="79092.472534065">
                <text:p>79092.472534065</text:p>
              </table:table-cell>
              <table:table-cell office:value-type="float" office:value="24610.3363412633">
                <text:p>24610.3363412633</text:p>
              </table:table-cell>
            </table:table-row>
            <table:table-row>
              <table:table-cell office:value-type="float" office:value="204">
                <text:p>204</text:p>
              </table:table-cell>
              <table:table-cell office:value-type="float" office:value="5536320">
                <text:p>5536320</text:p>
              </table:table-cell>
              <table:table-cell office:value-type="float" office:value="76812.3031645611">
                <text:p>76812.3031645611</text:p>
              </table:table-cell>
              <table:table-cell office:value-type="float" office:value="24489.7959183673">
                <text:p>24489.7959183673</text:p>
              </table:table-cell>
            </table:table-row>
            <table:table-row>
              <table:table-cell office:value-type="float" office:value="205">
                <text:p>205</text:p>
              </table:table-cell>
              <table:table-cell office:value-type="float" office:value="5416400">
                <text:p>5416400</text:p>
              </table:table-cell>
              <table:table-cell office:value-type="float" office:value="74597.8691575644">
                <text:p>74597.8691575644</text:p>
              </table:table-cell>
              <table:table-cell office:value-type="float" office:value="24370.4305442729">
                <text:p>24370.4305442729</text:p>
              </table:table-cell>
            </table:table-row>
            <table:table-row>
              <table:table-cell office:value-type="float" office:value="206">
                <text:p>206</text:p>
              </table:table-cell>
              <table:table-cell office:value-type="float" office:value="5296480">
                <text:p>5296480</text:p>
              </table:table-cell>
              <table:table-cell office:value-type="float" office:value="72447.2754179379">
                <text:p>72447.2754179379</text:p>
              </table:table-cell>
              <table:table-cell office:value-type="float" office:value="24252.2231204527">
                <text:p>24252.2231204527</text:p>
              </table:table-cell>
            </table:table-row>
            <table:table-row>
              <table:table-cell office:value-type="float" office:value="207">
                <text:p>207</text:p>
              </table:table-cell>
              <table:table-cell office:value-type="float" office:value="5176560">
                <text:p>5176560</text:p>
              </table:table-cell>
              <table:table-cell office:value-type="float" office:value="70358.6814845411">
                <text:p>70358.6814845411</text:p>
              </table:table-cell>
              <table:table-cell office:value-type="float" office:value="24135.1568785197">
                <text:p>24135.1568785197</text:p>
              </table:table-cell>
            </table:table-row>
            <table:table-row>
              <table:table-cell office:value-type="float" office:value="208">
                <text:p>208</text:p>
              </table:table-cell>
              <table:table-cell office:value-type="float" office:value="5056640">
                <text:p>5056640</text:p>
              </table:table-cell>
              <table:table-cell office:value-type="float" office:value="68330.2999551782">
                <text:p>68330.2999551782</text:p>
              </table:table-cell>
              <table:table-cell office:value-type="float" office:value="24019.2153722978">
                <text:p>24019.2153722978</text:p>
              </table:table-cell>
            </table:table-row>
            <table:table-row>
              <table:table-cell office:value-type="float" office:value="209">
                <text:p>209</text:p>
              </table:table-cell>
              <table:table-cell office:value-type="float" office:value="4936720">
                <text:p>4936720</text:p>
              </table:table-cell>
              <table:table-cell office:value-type="float" office:value="66360.3949569533">
                <text:p>66360.3949569533</text:p>
              </table:table-cell>
              <table:table-cell office:value-type="float" office:value="23904.3824701195">
                <text:p>23904.3824701195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4816800">
                <text:p>4816800</text:p>
              </table:table-cell>
              <table:table-cell office:value-type="float" office:value="64447.2806607242">
                <text:p>64447.2806607242</text:p>
              </table:table-cell>
              <table:table-cell office:value-type="float" office:value="23790.6423473434">
                <text:p>23790.6423473434</text:p>
              </table:table-cell>
            </table:table-row>
            <table:table-row>
              <table:table-cell office:value-type="float" office:value="211">
                <text:p>211</text:p>
              </table:table-cell>
              <table:table-cell office:value-type="float" office:value="4696880">
                <text:p>4696880</text:p>
              </table:table-cell>
              <table:table-cell office:value-type="float" office:value="62589.3198383827">
                <text:p>62589.3198383827</text:p>
              </table:table-cell>
              <table:table-cell office:value-type="float" office:value="23677.9794790844">
                <text:p>23677.9794790844</text:p>
              </table:table-cell>
            </table:table-row>
            <table:table-row>
              <table:table-cell office:value-type="float" office:value="212">
                <text:p>212</text:p>
              </table:table-cell>
              <table:table-cell office:value-type="float" office:value="4576960">
                <text:p>4576960</text:p>
              </table:table-cell>
              <table:table-cell office:value-type="float" office:value="60784.9224617285">
                <text:p>60784.9224617285</text:p>
              </table:table-cell>
              <table:table-cell office:value-type="float" office:value="23566.37863315">
                <text:p>23566.37863315</text:p>
              </table:table-cell>
            </table:table-row>
            <table:table-row>
              <table:table-cell office:value-type="float" office:value="213">
                <text:p>213</text:p>
              </table:table-cell>
              <table:table-cell office:value-type="float" office:value="4457040">
                <text:p>4457040</text:p>
              </table:table-cell>
              <table:table-cell office:value-type="float" office:value="59032.5443417346">
                <text:p>59032.5443417346</text:p>
              </table:table-cell>
              <table:table-cell office:value-type="float" office:value="23455.8248631744">
                <text:p>23455.8248631744</text:p>
              </table:table-cell>
            </table:table-row>
            <table:table-row>
              <table:table-cell office:value-type="float" office:value="214">
                <text:p>214</text:p>
              </table:table-cell>
              <table:table-cell office:value-type="float" office:value="4337120">
                <text:p>4337120</text:p>
              </table:table-cell>
              <table:table-cell office:value-type="float" office:value="57330.6858070437">
                <text:p>57330.6858070437</text:p>
              </table:table-cell>
              <table:table-cell office:value-type="float" office:value="23346.3035019455">
                <text:p>23346.3035019455</text:p>
              </table:table-cell>
            </table:table-row>
            <table:table-row>
              <table:table-cell office:value-type="float" office:value="215">
                <text:p>215</text:p>
              </table:table-cell>
              <table:table-cell office:value-type="float" office:value="4217200">
                <text:p>4217200</text:p>
              </table:table-cell>
              <table:table-cell office:value-type="float" office:value="55677.8904205601">
                <text:p>55677.8904205601</text:p>
              </table:table-cell>
              <table:table-cell office:value-type="float" office:value="23237.8001549187">
                <text:p>23237.8001549187</text:p>
              </table:table-cell>
            </table:table-row>
            <table:table-row>
              <table:table-cell office:value-type="float" office:value="216">
                <text:p>216</text:p>
              </table:table-cell>
              <table:table-cell office:value-type="float" office:value="4097280">
                <text:p>4097280</text:p>
              </table:table-cell>
              <table:table-cell office:value-type="float" office:value="54072.7437330435">
                <text:p>54072.7437330435</text:p>
              </table:table-cell>
              <table:table-cell office:value-type="float" office:value="23130.300693909">
                <text:p>23130.300693909</text:p>
              </table:table-cell>
            </table:table-row>
            <table:table-row>
              <table:table-cell office:value-type="float" office:value="217">
                <text:p>217</text:p>
              </table:table-cell>
              <table:table-cell office:value-type="float" office:value="3977360">
                <text:p>3977360</text:p>
              </table:table-cell>
              <table:table-cell office:value-type="float" office:value="52513.8720726333">
                <text:p>52513.8720726333</text:p>
              </table:table-cell>
              <table:table-cell office:value-type="float" office:value="23023.7912509593">
                <text:p>23023.7912509593</text:p>
              </table:table-cell>
            </table:table-row>
            <table:table-row>
              <table:table-cell office:value-type="float" office:value="218">
                <text:p>218</text:p>
              </table:table-cell>
              <table:table-cell office:value-type="float" office:value="3857440">
                <text:p>3857440</text:p>
              </table:table-cell>
              <table:table-cell office:value-type="float" office:value="50999.9413692721">
                <text:p>50999.9413692721</text:p>
              </table:table-cell>
              <table:table-cell office:value-type="float" office:value="22918.2582123759">
                <text:p>22918.2582123759</text:p>
              </table:table-cell>
            </table:table-row>
            <table:table-row>
              <table:table-cell office:value-type="float" office:value="219">
                <text:p>219</text:p>
              </table:table-cell>
              <table:table-cell office:value-type="float" office:value="3737520">
                <text:p>3737520</text:p>
              </table:table-cell>
              <table:table-cell office:value-type="float" office:value="49529.6560130187">
                <text:p>49529.6560130187</text:p>
              </table:table-cell>
              <table:table-cell office:value-type="float" office:value="22813.6882129278">
                <text:p>22813.6882129278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3617600">
                <text:p>3617600</text:p>
              </table:table-cell>
              <table:table-cell office:value-type="float" office:value="48101.757745275">
                <text:p>48101.757745275</text:p>
              </table:table-cell>
              <table:table-cell office:value-type="float" office:value="22710.0681302044">
                <text:p>22710.0681302044</text:p>
              </table:table-cell>
            </table:table-row>
            <table:table-row>
              <table:table-cell office:value-type="float" office:value="221">
                <text:p>221</text:p>
              </table:table-cell>
              <table:table-cell office:value-type="float" office:value="3497680">
                <text:p>3497680</text:p>
              </table:table-cell>
              <table:table-cell office:value-type="float" office:value="46715.0245819789">
                <text:p>46715.0245819789</text:p>
              </table:table-cell>
              <table:table-cell office:value-type="float" office:value="22607.3850791258">
                <text:p>22607.3850791258</text:p>
              </table:table-cell>
            </table:table-row>
            <table:table-row>
              <table:table-cell office:value-type="float" office:value="222">
                <text:p>222</text:p>
              </table:table-cell>
              <table:table-cell office:value-type="float" office:value="3377760">
                <text:p>3377760</text:p>
              </table:table-cell>
              <table:table-cell office:value-type="float" office:value="45368.2697678393">
                <text:p>45368.2697678393</text:p>
              </table:table-cell>
              <table:table-cell office:value-type="float" office:value="22505.6264066017">
                <text:p>22505.6264066017</text:p>
              </table:table-cell>
            </table:table-row>
            <table:table-row>
              <table:table-cell office:value-type="float" office:value="223">
                <text:p>223</text:p>
              </table:table-cell>
              <table:table-cell office:value-type="float" office:value="3257840">
                <text:p>3257840</text:p>
              </table:table-cell>
              <table:table-cell office:value-type="float" office:value="44060.3407607209">
                <text:p>44060.3407607209</text:p>
              </table:table-cell>
              <table:table-cell office:value-type="float" office:value="22404.7796863331">
                <text:p>22404.7796863331</text:p>
              </table:table-cell>
            </table:table-row>
            <table:table-row>
              <table:table-cell office:value-type="float" office:value="224">
                <text:p>224</text:p>
              </table:table-cell>
              <table:table-cell office:value-type="float" office:value="3137920">
                <text:p>3137920</text:p>
              </table:table-cell>
              <table:table-cell office:value-type="float" office:value="42790.1182453073">
                <text:p>42790.1182453073</text:p>
              </table:table-cell>
              <table:table-cell office:value-type="float" office:value="22304.8327137546">
                <text:p>22304.8327137546</text:p>
              </table:table-cell>
            </table:table-row>
            <table:table-row>
              <table:table-cell office:value-type="float" office:value="225">
                <text:p>225</text:p>
              </table:table-cell>
              <table:table-cell office:value-type="float" office:value="3018000">
                <text:p>3018000</text:p>
              </table:table-cell>
              <table:table-cell office:value-type="float" office:value="41556.5151751999">
                <text:p>41556.5151751999</text:p>
              </table:table-cell>
              <table:table-cell office:value-type="float" office:value="22205.7735011103">
                <text:p>22205.7735011103</text:p>
              </table:table-cell>
            </table:table-row>
            <table:table-row>
              <table:table-cell office:value-type="float" office:value="226">
                <text:p>226</text:p>
              </table:table-cell>
              <table:table-cell office:value-type="float" office:value="2898080">
                <text:p>2898080</text:p>
              </table:table-cell>
              <table:table-cell office:value-type="float" office:value="40358.4758426325">
                <text:p>40358.4758426325</text:p>
              </table:table-cell>
              <table:table-cell office:value-type="float" office:value="22107.5902726603">
                <text:p>22107.5902726603</text:p>
              </table:table-cell>
            </table:table-row>
            <table:table-row>
              <table:table-cell office:value-type="float" office:value="227">
                <text:p>227</text:p>
              </table:table-cell>
              <table:table-cell office:value-type="float" office:value="2778160">
                <text:p>2778160</text:p>
              </table:table-cell>
              <table:table-cell office:value-type="float" office:value="39194.9749750044">
                <text:p>39194.9749750044</text:p>
              </table:table-cell>
              <table:table-cell office:value-type="float" office:value="22010.2714600147">
                <text:p>22010.2714600147</text:p>
              </table:table-cell>
            </table:table-row>
            <table:table-row>
              <table:table-cell office:value-type="float" office:value="228">
                <text:p>228</text:p>
              </table:table-cell>
              <table:table-cell office:value-type="float" office:value="2658240">
                <text:p>2658240</text:p>
              </table:table-cell>
              <table:table-cell office:value-type="float" office:value="38065.0168574605">
                <text:p>38065.0168574605</text:p>
              </table:table-cell>
              <table:table-cell office:value-type="float" office:value="21913.8056975895">
                <text:p>21913.8056975895</text:p>
              </table:table-cell>
            </table:table-row>
            <table:table-row>
              <table:table-cell office:value-type="float" office:value="229">
                <text:p>229</text:p>
              </table:table-cell>
              <table:table-cell office:value-type="float" office:value="2538320">
                <text:p>2538320</text:p>
              </table:table-cell>
              <table:table-cell office:value-type="float" office:value="36967.6344807666">
                <text:p>36967.6344807666</text:p>
              </table:table-cell>
              <table:table-cell office:value-type="float" office:value="21818.1818181818">
                <text:p>21818.1818181818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2418400">
                <text:p>2418400</text:p>
              </table:table-cell>
              <table:table-cell office:value-type="float" office:value="35901.8887137499">
                <text:p>35901.8887137499</text:p>
              </table:table-cell>
              <table:table-cell office:value-type="float" office:value="21723.3888486604">
                <text:p>21723.3888486604</text:p>
              </table:table-cell>
            </table:table-row>
            <table:table-row>
              <table:table-cell office:value-type="float" office:value="231">
                <text:p>231</text:p>
              </table:table-cell>
              <table:table-cell office:value-type="float" office:value="2298480">
                <text:p>2298480</text:p>
              </table:table-cell>
              <table:table-cell office:value-type="float" office:value="34866.8674995987">
                <text:p>34866.8674995987</text:p>
              </table:table-cell>
              <table:table-cell office:value-type="float" office:value="21629.4160057678">
                <text:p>21629.4160057678</text:p>
              </table:table-cell>
            </table:table-row>
            <table:table-row>
              <table:table-cell office:value-type="float" office:value="232">
                <text:p>232</text:p>
              </table:table-cell>
              <table:table-cell office:value-type="float" office:value="2178560">
                <text:p>2178560</text:p>
              </table:table-cell>
              <table:table-cell office:value-type="float" office:value="33861.6850753307">
                <text:p>33861.6850753307</text:p>
              </table:table-cell>
              <table:table-cell office:value-type="float" office:value="21536.2526920316">
                <text:p>21536.2526920316</text:p>
              </table:table-cell>
            </table:table-row>
            <table:table-row>
              <table:table-cell office:value-type="float" office:value="233">
                <text:p>233</text:p>
              </table:table-cell>
              <table:table-cell office:value-type="float" office:value="2058640">
                <text:p>2058640</text:p>
              </table:table-cell>
              <table:table-cell office:value-type="float" office:value="32885.4812137647">
                <text:p>32885.4812137647</text:p>
              </table:table-cell>
              <table:table-cell office:value-type="float" office:value="21443.8884917798">
                <text:p>21443.8884917798</text:p>
              </table:table-cell>
            </table:table-row>
            <table:table-row>
              <table:table-cell office:value-type="float" office:value="234">
                <text:p>234</text:p>
              </table:table-cell>
              <table:table-cell office:value-type="float" office:value="1938720">
                <text:p>1938720</text:p>
              </table:table-cell>
              <table:table-cell office:value-type="float" office:value="31937.4204873443">
                <text:p>31937.4204873443</text:p>
              </table:table-cell>
              <table:table-cell office:value-type="float" office:value="21352.3131672598">
                <text:p>21352.3131672598</text:p>
              </table:table-cell>
            </table:table-row>
            <table:table-row>
              <table:table-cell office:value-type="float" office:value="235">
                <text:p>235</text:p>
              </table:table-cell>
              <table:table-cell office:value-type="float" office:value="1818800">
                <text:p>1818800</text:p>
              </table:table-cell>
              <table:table-cell office:value-type="float" office:value="31016.6915531863">
                <text:p>31016.6915531863</text:p>
              </table:table-cell>
              <table:table-cell office:value-type="float" office:value="21261.5166548547">
                <text:p>21261.5166548547</text:p>
              </table:table-cell>
            </table:table-row>
            <table:table-row>
              <table:table-cell office:value-type="float" office:value="236">
                <text:p>236</text:p>
              </table:table-cell>
              <table:table-cell office:value-type="float" office:value="1698880">
                <text:p>1698880</text:p>
              </table:table-cell>
              <table:table-cell office:value-type="float" office:value="30122.5064587392">
                <text:p>30122.5064587392</text:p>
              </table:table-cell>
              <table:table-cell office:value-type="float" office:value="21171.4890613973">
                <text:p>21171.4890613973</text:p>
              </table:table-cell>
            </table:table-row>
            <table:table-row>
              <table:table-cell office:value-type="float" office:value="237">
                <text:p>237</text:p>
              </table:table-cell>
              <table:table-cell office:value-type="float" office:value="1578960">
                <text:p>1578960</text:p>
              </table:table-cell>
              <table:table-cell office:value-type="float" office:value="29254.09996746">
                <text:p>29254.09996746</text:p>
              </table:table-cell>
              <table:table-cell office:value-type="float" office:value="21082.2206605762">
                <text:p>21082.2206605762</text:p>
              </table:table-cell>
            </table:table-row>
            <table:table-row>
              <table:table-cell office:value-type="float" office:value="238">
                <text:p>238</text:p>
              </table:table-cell>
              <table:table-cell office:value-type="float" office:value="1459040">
                <text:p>1459040</text:p>
              </table:table-cell>
              <table:table-cell office:value-type="float" office:value="28410.7289039308">
                <text:p>28410.7289039308</text:p>
              </table:table-cell>
              <table:table-cell office:value-type="float" office:value="20993.7018894332">
                <text:p>20993.7018894332</text:p>
              </table:table-cell>
            </table:table-row>
            <table:table-row>
              <table:table-cell office:value-type="float" office:value="239">
                <text:p>239</text:p>
              </table:table-cell>
              <table:table-cell office:value-type="float" office:value="1339120">
                <text:p>1339120</text:p>
              </table:table-cell>
              <table:table-cell office:value-type="float" office:value="27591.671517855">
                <text:p>27591.671517855</text:p>
              </table:table-cell>
              <table:table-cell office:value-type="float" office:value="20905.9233449477">
                <text:p>20905.9233449477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1219200">
                <text:p>1219200</text:p>
              </table:table-cell>
              <table:table-cell office:value-type="float" office:value="26796.2268663892">
                <text:p>26796.2268663892</text:p>
              </table:table-cell>
              <table:table-cell office:value-type="float" office:value="20818.8757807078">
                <text:p>20818.8757807078</text:p>
              </table:table-cell>
            </table:table-row>
            <table:table-row>
              <table:table-cell office:value-type="float" office:value="241">
                <text:p>241</text:p>
              </table:table-cell>
              <table:table-cell office:value-type="float" office:value="1099280">
                <text:p>1099280</text:p>
              </table:table-cell>
              <table:table-cell office:value-type="float" office:value="26023.7142142818">
                <text:p>26023.7142142818</text:p>
              </table:table-cell>
              <table:table-cell office:value-type="float" office:value="20732.5501036627">
                <text:p>20732.5501036627</text:p>
              </table:table-cell>
            </table:table-row>
            <table:table-row>
              <table:table-cell office:value-type="float" office:value="242">
                <text:p>242</text:p>
              </table:table-cell>
              <table:table-cell office:value-type="float" office:value="979360.000000001">
                <text:p>979360.000000001</text:p>
              </table:table-cell>
              <table:table-cell office:value-type="float" office:value="25273.4724513053">
                <text:p>25273.4724513053</text:p>
              </table:table-cell>
              <table:table-cell office:value-type="float" office:value="20646.9373709566">
                <text:p>20646.9373709566</text:p>
              </table:table-cell>
            </table:table-row>
            <table:table-row>
              <table:table-cell office:value-type="float" office:value="243">
                <text:p>243</text:p>
              </table:table-cell>
              <table:table-cell office:value-type="float" office:value="859440.000000001">
                <text:p>859440.000000001</text:p>
              </table:table-cell>
              <table:table-cell office:value-type="float" office:value="24544.859526483">
                <text:p>24544.859526483</text:p>
              </table:table-cell>
              <table:table-cell office:value-type="float" office:value="20562.0287868403">
                <text:p>20562.0287868403</text:p>
              </table:table-cell>
            </table:table-row>
            <table:table-row>
              <table:table-cell office:value-type="float" office:value="244">
                <text:p>244</text:p>
              </table:table-cell>
              <table:table-cell office:value-type="float" office:value="739520.000000001">
                <text:p>739520.000000001</text:p>
              </table:table-cell>
              <table:table-cell office:value-type="float" office:value="23837.2518986274">
                <text:p>23837.2518986274</text:p>
              </table:table-cell>
              <table:table-cell office:value-type="float" office:value="20477.8156996587">
                <text:p>20477.8156996587</text:p>
              </table:table-cell>
            </table:table-row>
            <table:table-row>
              <table:table-cell office:value-type="float" office:value="245">
                <text:p>245</text:p>
              </table:table-cell>
              <table:table-cell office:value-type="float" office:value="619600.000000001">
                <text:p>619600.000000001</text:p>
              </table:table-cell>
              <table:table-cell office:value-type="float" office:value="23150.0440027181">
                <text:p>23150.0440027181</text:p>
              </table:table-cell>
              <table:table-cell office:value-type="float" office:value="20394.2895989123">
                <text:p>20394.2895989123</text:p>
              </table:table-cell>
            </table:table-row>
            <table:table-row>
              <table:table-cell office:value-type="float" office:value="246">
                <text:p>246</text:p>
              </table:table-cell>
              <table:table-cell office:value-type="float" office:value="499680">
                <text:p>499680</text:p>
              </table:table-cell>
              <table:table-cell office:value-type="float" office:value="22482.6477316642">
                <text:p>22482.6477316642</text:p>
              </table:table-cell>
              <table:table-cell office:value-type="float" office:value="20311.44211239">
                <text:p>20311.44211239</text:p>
              </table:table-cell>
            </table:table-row>
            <table:table-row>
              <table:table-cell office:value-type="float" office:value="247">
                <text:p>247</text:p>
              </table:table-cell>
              <table:table-cell office:value-type="float" office:value="379760">
                <text:p>379760</text:p>
              </table:table-cell>
              <table:table-cell office:value-type="float" office:value="21834.491933007">
                <text:p>21834.491933007</text:p>
              </table:table-cell>
              <table:table-cell office:value-type="float" office:value="20229.2650033715">
                <text:p>20229.2650033715</text:p>
              </table:table-cell>
            </table:table-row>
            <table:table-row>
              <table:table-cell office:value-type="float" office:value="248">
                <text:p>248</text:p>
              </table:table-cell>
              <table:table-cell office:value-type="float" office:value="259840">
                <text:p>259840</text:p>
              </table:table-cell>
              <table:table-cell office:value-type="float" office:value="21205.0219201321">
                <text:p>21205.0219201321</text:p>
              </table:table-cell>
              <table:table-cell office:value-type="float" office:value="20147.7501678979">
                <text:p>20147.7501678979</text:p>
              </table:table-cell>
            </table:table-row>
            <table:table-row>
              <table:table-cell office:value-type="float" office:value="249">
                <text:p>249</text:p>
              </table:table-cell>
              <table:table-cell office:value-type="float" office:value="139920">
                <text:p>139920</text:p>
              </table:table-cell>
              <table:table-cell office:value-type="float" office:value="20593.6989975731">
                <text:p>20593.6989975731</text:p>
              </table:table-cell>
              <table:table-cell office:value-type="float" office:value="20066.889632107">
                <text:p>20066.889632107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20000">
                <text:p>20000</text:p>
              </table:table-cell>
              <table:table-cell office:value-type="float" office:value="20000">
                <text:p>20000</text:p>
              </table:table-cell>
              <table:table-cell office:value-type="float" office:value="19986.6755496336">
                <text:p>19986.675549633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a23434" draw:fill-color="#a23434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5983b0" draw:fill-color="#5983b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956cm" svg:height="9.005cm" xlink:href=".." xlink:type="simple" chart:class="chart:line" chart:style-name="ch1">
        <chart:legend chart:legend-position="top" svg:x="4.62cm" svg:y="0.185cm" style:legend-expansion="wide" chart:style-name="ch2"/>
        <chart:plot-area chart:style-name="ch3" table:cell-range-address="Sheet1.A7:Sheet1.A257 Sheet1.C6:Sheet1.E257" chart:data-source-has-labels="both" svg:x="0.41cm" svg:y="0.884cm" svg:width="16.345cm" svg:height="7.859cm">
          <chartooo:coordinate-region svg:x="2.143cm" svg:y="1.084cm" svg:width="14.471cm" svg:height="6.885cm"/>
          <chart:axis chart:dimension="x" chart:name="primary-x" chart:style-name="ch4" chartooo:axis-type="auto">
            <chartooo:date-scale/>
            <chart:categories table:cell-range-address="Sheet1.A7:Sheet1.A25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C7:Sheet1.C257" chart:label-cell-address="Sheet1.C6:Sheet1.C6" chart:class="chart:line">
            <chart:data-point chart:repeated="251"/>
          </chart:series>
          <chart:series chart:style-name="ch8" chart:values-cell-range-address="Sheet1.D7:Sheet1.D257" chart:label-cell-address="Sheet1.D6:Sheet1.D6" chart:class="chart:line">
            <chart:data-point chart:repeated="251"/>
          </chart:series>
          <chart:series chart:style-name="ch9" chart:values-cell-range-address="Sheet1.E7:Sheet1.E257" chart:label-cell-address="Sheet1.E6:Sheet1.E6" chart:class="chart:line">
            <chart:data-point chart:repeated="25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near</text:p>
                <draw:g>
                  <svg:desc>Sheet1.C6:Sheet1.C6</svg:desc>
                </draw:g>
              </table:table-cell>
              <table:table-cell office:value-type="string">
                <text:p>Exponential</text:p>
                <draw:g>
                  <svg:desc>Sheet1.D6:Sheet1.D6</svg:desc>
                </draw:g>
              </table:table-cell>
              <table:table-cell office:value-type="string">
                <text:p>Geometric</text:p>
                <draw:g>
                  <svg:desc>Sheet1.E6:Sheet1.E6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heet1.A7:Sheet1.A257</svg:desc>
                </draw:g>
              </table:table-cell>
              <table:table-cell office:value-type="float" office:value="30000000">
                <text:p>30000000</text:p>
                <draw:g>
                  <svg:desc>Sheet1.C7:Sheet1.C257</svg:desc>
                </draw:g>
              </table:table-cell>
              <table:table-cell office:value-type="float" office:value="30000000">
                <text:p>30000000</text:p>
                <draw:g>
                  <svg:desc>Sheet1.D7:Sheet1.D257</svg:desc>
                </draw:g>
              </table:table-cell>
              <table:table-cell office:value-type="float" office:value="30000000">
                <text:p>30000000</text:p>
                <draw:g>
                  <svg:desc>Sheet1.E7:Sheet1.E257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29880080">
                <text:p>29880080</text:p>
              </table:table-cell>
              <table:table-cell office:value-type="float" office:value="29135125.2667483">
                <text:p>29135125.2667483</text:p>
              </table:table-cell>
              <table:table-cell office:value-type="float" office:value="4285714.28571429">
                <text:p>4285714.28571429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9760160">
                <text:p>29760160</text:p>
              </table:table-cell>
              <table:table-cell office:value-type="float" office:value="28295184.1436371">
                <text:p>28295184.1436371</text:p>
              </table:table-cell>
              <table:table-cell office:value-type="float" office:value="2307692.30769231">
                <text:p>2307692.3076923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9640240">
                <text:p>29640240</text:p>
              </table:table-cell>
              <table:table-cell office:value-type="float" office:value="27479457.8156859">
                <text:p>27479457.8156859</text:p>
              </table:table-cell>
              <table:table-cell office:value-type="float" office:value="1578947.36842105">
                <text:p>1578947.3684210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9520320">
                <text:p>29520320</text:p>
              </table:table-cell>
              <table:table-cell office:value-type="float" office:value="26687248.1907444">
                <text:p>26687248.1907444</text:p>
              </table:table-cell>
              <table:table-cell office:value-type="float" office:value="1200000">
                <text:p>120000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29400400">
                <text:p>29400400</text:p>
              </table:table-cell>
              <table:table-cell office:value-type="float" office:value="25917877.3020713">
                <text:p>25917877.3020713</text:p>
              </table:table-cell>
              <table:table-cell office:value-type="float" office:value="967741.935483871">
                <text:p>967741.935483871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29280480">
                <text:p>29280480</text:p>
              </table:table-cell>
              <table:table-cell office:value-type="float" office:value="25170686.7281353">
                <text:p>25170686.7281353</text:p>
              </table:table-cell>
              <table:table-cell office:value-type="float" office:value="810810.810810811">
                <text:p>810810.810810811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29160560">
                <text:p>29160560</text:p>
              </table:table-cell>
              <table:table-cell office:value-type="float" office:value="24445037.0291434">
                <text:p>24445037.0291434</text:p>
              </table:table-cell>
              <table:table-cell office:value-type="float" office:value="697674.418604651">
                <text:p>697674.418604651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9040640">
                <text:p>29040640</text:p>
              </table:table-cell>
              <table:table-cell office:value-type="float" office:value="23740307.1998131">
                <text:p>23740307.1998131</text:p>
              </table:table-cell>
              <table:table-cell office:value-type="float" office:value="612244.897959184">
                <text:p>612244.897959184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28920720">
                <text:p>28920720</text:p>
              </table:table-cell>
              <table:table-cell office:value-type="float" office:value="23055894.1379213">
                <text:p>23055894.1379213</text:p>
              </table:table-cell>
              <table:table-cell office:value-type="float" office:value="545454.545454545">
                <text:p>545454.54545454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8800800">
                <text:p>28800800</text:p>
              </table:table-cell>
              <table:table-cell office:value-type="float" office:value="22391212.1281742">
                <text:p>22391212.1281742</text:p>
              </table:table-cell>
              <table:table-cell office:value-type="float" office:value="491803.278688525">
                <text:p>491803.278688525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28680880">
                <text:p>28680880</text:p>
              </table:table-cell>
              <table:table-cell office:value-type="float" office:value="21745692.3409562">
                <text:p>21745692.3409562</text:p>
              </table:table-cell>
              <table:table-cell office:value-type="float" office:value="447761.194029851">
                <text:p>447761.194029851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28560960">
                <text:p>28560960</text:p>
              </table:table-cell>
              <table:table-cell office:value-type="float" office:value="21118782.3455309">
                <text:p>21118782.3455309</text:p>
              </table:table-cell>
              <table:table-cell office:value-type="float" office:value="410958.904109589">
                <text:p>410958.904109589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28441040">
                <text:p>28441040</text:p>
              </table:table-cell>
              <table:table-cell office:value-type="float" office:value="20509945.6372745">
                <text:p>20509945.6372745</text:p>
              </table:table-cell>
              <table:table-cell office:value-type="float" office:value="379746.835443038">
                <text:p>379746.835443038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28321120">
                <text:p>28321120</text:p>
              </table:table-cell>
              <table:table-cell office:value-type="float" office:value="19918661.1785397">
                <text:p>19918661.1785397</text:p>
              </table:table-cell>
              <table:table-cell office:value-type="float" office:value="352941.176470588">
                <text:p>352941.176470588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28201200">
                <text:p>28201200</text:p>
              </table:table-cell>
              <table:table-cell office:value-type="float" office:value="19344422.9527556">
                <text:p>19344422.9527556</text:p>
              </table:table-cell>
              <table:table-cell office:value-type="float" office:value="329670.32967033">
                <text:p>329670.32967033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28081280">
                <text:p>28081280</text:p>
              </table:table-cell>
              <table:table-cell office:value-type="float" office:value="18786739.5313832">
                <text:p>18786739.5313832</text:p>
              </table:table-cell>
              <table:table-cell office:value-type="float" office:value="309278.350515464">
                <text:p>309278.350515464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27961360">
                <text:p>27961360</text:p>
              </table:table-cell>
              <table:table-cell office:value-type="float" office:value="18245133.653354">
                <text:p>18245133.653354</text:p>
              </table:table-cell>
              <table:table-cell office:value-type="float" office:value="291262.13592233">
                <text:p>291262.13592233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27841440">
                <text:p>27841440</text:p>
              </table:table-cell>
              <table:table-cell office:value-type="float" office:value="17719141.8166345">
                <text:p>17719141.8166345</text:p>
              </table:table-cell>
              <table:table-cell office:value-type="float" office:value="275229.357798165">
                <text:p>275229.357798165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7721520">
                <text:p>27721520</text:p>
              </table:table-cell>
              <table:table-cell office:value-type="float" office:value="17208313.8815641">
                <text:p>17208313.8815641</text:p>
              </table:table-cell>
              <table:table-cell office:value-type="float" office:value="260869.565217391">
                <text:p>260869.56521739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7601600">
                <text:p>27601600</text:p>
              </table:table-cell>
              <table:table-cell office:value-type="float" office:value="16712212.6856298">
                <text:p>16712212.6856298</text:p>
              </table:table-cell>
              <table:table-cell office:value-type="float" office:value="247933.884297521">
                <text:p>247933.884297521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27481680">
                <text:p>27481680</text:p>
              </table:table-cell>
              <table:table-cell office:value-type="float" office:value="16230413.6693454">
                <text:p>16230413.6693454</text:p>
              </table:table-cell>
              <table:table-cell office:value-type="float" office:value="236220.472440945">
                <text:p>236220.472440945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27361760">
                <text:p>27361760</text:p>
              </table:table-cell>
              <table:table-cell office:value-type="float" office:value="15762504.5129174">
                <text:p>15762504.5129174</text:p>
              </table:table-cell>
              <table:table-cell office:value-type="float" office:value="225563.909774436">
                <text:p>225563.909774436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27241840">
                <text:p>27241840</text:p>
              </table:table-cell>
              <table:table-cell office:value-type="float" office:value="15308084.7833845">
                <text:p>15308084.7833845</text:p>
              </table:table-cell>
              <table:table-cell office:value-type="float" office:value="215827.338129496">
                <text:p>215827.338129496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27121920">
                <text:p>27121920</text:p>
              </table:table-cell>
              <table:table-cell office:value-type="float" office:value="14866765.5919303">
                <text:p>14866765.5919303</text:p>
              </table:table-cell>
              <table:table-cell office:value-type="float" office:value="206896.551724138">
                <text:p>206896.551724138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27002000">
                <text:p>27002000</text:p>
              </table:table-cell>
              <table:table-cell office:value-type="float" office:value="14438169.2610758">
                <text:p>14438169.2610758</text:p>
              </table:table-cell>
              <table:table-cell office:value-type="float" office:value="198675.496688742">
                <text:p>198675.496688742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26882080">
                <text:p>26882080</text:p>
              </table:table-cell>
              <table:table-cell office:value-type="float" office:value="14021929.0014652">
                <text:p>14021929.0014652</text:p>
              </table:table-cell>
              <table:table-cell office:value-type="float" office:value="191082.802547771">
                <text:p>191082.802547771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26762160">
                <text:p>26762160</text:p>
              </table:table-cell>
              <table:table-cell office:value-type="float" office:value="13617688.5979713">
                <text:p>13617688.5979713</text:p>
              </table:table-cell>
              <table:table-cell office:value-type="float" office:value="184049.079754601">
                <text:p>184049.079754601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26642240">
                <text:p>26642240</text:p>
              </table:table-cell>
              <table:table-cell office:value-type="float" office:value="13225102.1048488">
                <text:p>13225102.1048488</text:p>
              </table:table-cell>
              <table:table-cell office:value-type="float" office:value="177514.792899408">
                <text:p>177514.792899408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26522320">
                <text:p>26522320</text:p>
              </table:table-cell>
              <table:table-cell office:value-type="float" office:value="12843833.5496769">
                <text:p>12843833.5496769</text:p>
              </table:table-cell>
              <table:table-cell office:value-type="float" office:value="171428.571428571">
                <text:p>171428.571428571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26402400">
                <text:p>26402400</text:p>
              </table:table-cell>
              <table:table-cell office:value-type="float" office:value="12473556.6458367">
                <text:p>12473556.6458367</text:p>
              </table:table-cell>
              <table:table-cell office:value-type="float" office:value="165745.856353591">
                <text:p>165745.856353591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26282480">
                <text:p>26282480</text:p>
              </table:table-cell>
              <table:table-cell office:value-type="float" office:value="12113954.5132777">
                <text:p>12113954.5132777</text:p>
              </table:table-cell>
              <table:table-cell office:value-type="float" office:value="160427.807486631">
                <text:p>160427.807486631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26162560">
                <text:p>26162560</text:p>
              </table:table-cell>
              <table:table-cell office:value-type="float" office:value="11764719.4073346">
                <text:p>11764719.4073346</text:p>
              </table:table-cell>
              <table:table-cell office:value-type="float" office:value="155440.414507772">
                <text:p>155440.414507772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26042640">
                <text:p>26042640</text:p>
              </table:table-cell>
              <table:table-cell office:value-type="float" office:value="11425552.4553612">
                <text:p>11425552.4553612</text:p>
              </table:table-cell>
              <table:table-cell office:value-type="float" office:value="150753.768844221">
                <text:p>150753.768844221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25922720">
                <text:p>25922720</text:p>
              </table:table-cell>
              <table:table-cell office:value-type="float" office:value="11096163.4009584">
                <text:p>11096163.4009584</text:p>
              </table:table-cell>
              <table:table-cell office:value-type="float" office:value="146341.463414634">
                <text:p>146341.463414634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25802800">
                <text:p>25802800</text:p>
              </table:table-cell>
              <table:table-cell office:value-type="float" office:value="10776270.3555744">
                <text:p>10776270.3555744</text:p>
              </table:table-cell>
              <table:table-cell office:value-type="float" office:value="142180.09478673">
                <text:p>142180.09478673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25682880">
                <text:p>25682880</text:p>
              </table:table-cell>
              <table:table-cell office:value-type="float" office:value="10465599.5572668">
                <text:p>10465599.5572668</text:p>
              </table:table-cell>
              <table:table-cell office:value-type="float" office:value="138248.847926267">
                <text:p>138248.847926267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25562960">
                <text:p>25562960</text:p>
              </table:table-cell>
              <table:table-cell office:value-type="float" office:value="10163885.1364198">
                <text:p>10163885.1364198</text:p>
              </table:table-cell>
              <table:table-cell office:value-type="float" office:value="134529.147982063">
                <text:p>134529.147982063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25443040">
                <text:p>25443040</text:p>
              </table:table-cell>
              <table:table-cell office:value-type="float" office:value="9870868.8882144">
                <text:p>9870868.8882144</text:p>
              </table:table-cell>
              <table:table-cell office:value-type="float" office:value="131004.366812227">
                <text:p>131004.366812227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25323120">
                <text:p>25323120</text:p>
              </table:table-cell>
              <table:table-cell office:value-type="float" office:value="9586300.05165916">
                <text:p>9586300.05165916</text:p>
              </table:table-cell>
              <table:table-cell office:value-type="float" office:value="127659.574468085">
                <text:p>127659.574468085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25203200">
                <text:p>25203200</text:p>
              </table:table-cell>
              <table:table-cell office:value-type="float" office:value="9309935.09499083">
                <text:p>9309935.09499083</text:p>
              </table:table-cell>
              <table:table-cell office:value-type="float" office:value="124481.32780083">
                <text:p>124481.32780083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25083280">
                <text:p>25083280</text:p>
              </table:table-cell>
              <table:table-cell office:value-type="float" office:value="9041537.5072618">
                <text:p>9041537.5072618</text:p>
              </table:table-cell>
              <table:table-cell office:value-type="float" office:value="121457.489878543">
                <text:p>121457.489878543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24963360">
                <text:p>24963360</text:p>
              </table:table-cell>
              <table:table-cell office:value-type="float" office:value="8780877.59593584">
                <text:p>8780877.59593584</text:p>
              </table:table-cell>
              <table:table-cell office:value-type="float" office:value="118577.075098814">
                <text:p>118577.075098814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24843440">
                <text:p>24843440</text:p>
              </table:table-cell>
              <table:table-cell office:value-type="float" office:value="8527732.29031914">
                <text:p>8527732.29031914</text:p>
              </table:table-cell>
              <table:table-cell office:value-type="float" office:value="115830.115830116">
                <text:p>115830.115830116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24723520">
                <text:p>24723520</text:p>
              </table:table-cell>
              <table:table-cell office:value-type="float" office:value="8281884.95065808">
                <text:p>8281884.95065808</text:p>
              </table:table-cell>
              <table:table-cell office:value-type="float" office:value="113207.547169811">
                <text:p>113207.547169811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24603600">
                <text:p>24603600</text:p>
              </table:table-cell>
              <table:table-cell office:value-type="float" office:value="8043125.18274068">
                <text:p>8043125.18274068</text:p>
              </table:table-cell>
              <table:table-cell office:value-type="float" office:value="110701.10701107">
                <text:p>110701.10701107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24483680">
                <text:p>24483680</text:p>
              </table:table-cell>
              <table:table-cell office:value-type="float" office:value="7811248.65784291">
                <text:p>7811248.65784291</text:p>
              </table:table-cell>
              <table:table-cell office:value-type="float" office:value="108303.249097473">
                <text:p>108303.249097473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24363760">
                <text:p>24363760</text:p>
              </table:table-cell>
              <table:table-cell office:value-type="float" office:value="7586056.93786575">
                <text:p>7586056.93786575</text:p>
              </table:table-cell>
              <table:table-cell office:value-type="float" office:value="106007.067137809">
                <text:p>106007.067137809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24243840">
                <text:p>24243840</text:p>
              </table:table-cell>
              <table:table-cell office:value-type="float" office:value="7367357.30551344">
                <text:p>7367357.30551344</text:p>
              </table:table-cell>
              <table:table-cell office:value-type="float" office:value="103806.228373702">
                <text:p>103806.228373702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24123920">
                <text:p>24123920</text:p>
              </table:table-cell>
              <table:table-cell office:value-type="float" office:value="7154962.59936757">
                <text:p>7154962.59936757</text:p>
              </table:table-cell>
              <table:table-cell office:value-type="float" office:value="101694.915254237">
                <text:p>101694.915254237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24004000">
                <text:p>24004000</text:p>
              </table:table-cell>
              <table:table-cell office:value-type="float" office:value="6948691.05371577">
                <text:p>6948691.05371577</text:p>
              </table:table-cell>
              <table:table-cell office:value-type="float" office:value="99667.7740863787">
                <text:p>99667.7740863787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23884080">
                <text:p>23884080</text:p>
              </table:table-cell>
              <table:table-cell office:value-type="float" office:value="6748366.14299806">
                <text:p>6748366.14299806</text:p>
              </table:table-cell>
              <table:table-cell office:value-type="float" office:value="97719.8697068404">
                <text:p>97719.8697068404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23764160">
                <text:p>23764160</text:p>
              </table:table-cell>
              <table:table-cell office:value-type="float" office:value="6553816.43073771">
                <text:p>6553816.43073771</text:p>
              </table:table-cell>
              <table:table-cell office:value-type="float" office:value="95846.6453674122">
                <text:p>95846.6453674122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23644240">
                <text:p>23644240</text:p>
              </table:table-cell>
              <table:table-cell office:value-type="float" office:value="6364875.42282721">
                <text:p>6364875.42282721</text:p>
              </table:table-cell>
              <table:table-cell office:value-type="float" office:value="94043.8871473354">
                <text:p>94043.8871473354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23524320">
                <text:p>23524320</text:p>
              </table:table-cell>
              <table:table-cell office:value-type="float" office:value="6181381.42504394">
                <text:p>6181381.42504394</text:p>
              </table:table-cell>
              <table:table-cell office:value-type="float" office:value="92307.6923076923">
                <text:p>92307.6923076923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23404400">
                <text:p>23404400</text:p>
              </table:table-cell>
              <table:table-cell office:value-type="float" office:value="6003177.40467353">
                <text:p>6003177.40467353</text:p>
              </table:table-cell>
              <table:table-cell office:value-type="float" office:value="90634.4410876133">
                <text:p>90634.4410876133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23284480">
                <text:p>23284480</text:p>
              </table:table-cell>
              <table:table-cell office:value-type="float" office:value="5830110.85612254">
                <text:p>5830110.85612254</text:p>
              </table:table-cell>
              <table:table-cell office:value-type="float" office:value="89020.7715133531">
                <text:p>89020.7715133531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23164560">
                <text:p>23164560</text:p>
              </table:table-cell>
              <table:table-cell office:value-type="float" office:value="5662033.67040531">
                <text:p>5662033.67040531</text:p>
              </table:table-cell>
              <table:table-cell office:value-type="float" office:value="87463.556851312">
                <text:p>87463.556851312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23044640">
                <text:p>23044640</text:p>
              </table:table-cell>
              <table:table-cell office:value-type="float" office:value="5498802.0083935">
                <text:p>5498802.0083935</text:p>
              </table:table-cell>
              <table:table-cell office:value-type="float" office:value="85959.8853868195">
                <text:p>85959.8853868195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22924720">
                <text:p>22924720</text:p>
              </table:table-cell>
              <table:table-cell office:value-type="float" office:value="5340276.17771972">
                <text:p>5340276.17771972</text:p>
              </table:table-cell>
              <table:table-cell office:value-type="float" office:value="84507.0422535211">
                <text:p>84507.0422535211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22804800">
                <text:p>22804800</text:p>
              </table:table-cell>
              <table:table-cell office:value-type="float" office:value="5186320.51322986">
                <text:p>5186320.51322986</text:p>
              </table:table-cell>
              <table:table-cell office:value-type="float" office:value="83102.4930747923">
                <text:p>83102.4930747923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22684880">
                <text:p>22684880</text:p>
              </table:table-cell>
              <table:table-cell office:value-type="float" office:value="5036803.26088194">
                <text:p>5036803.26088194</text:p>
              </table:table-cell>
              <table:table-cell office:value-type="float" office:value="81743.8692098093">
                <text:p>81743.8692098093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22564960">
                <text:p>22564960</text:p>
              </table:table-cell>
              <table:table-cell office:value-type="float" office:value="4891596.46499205">
                <text:p>4891596.46499205</text:p>
              </table:table-cell>
              <table:table-cell office:value-type="float" office:value="80428.9544235925">
                <text:p>80428.9544235925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22445040">
                <text:p>22445040</text:p>
              </table:table-cell>
              <table:table-cell office:value-type="float" office:value="4750575.85873088">
                <text:p>4750575.85873088</text:p>
              </table:table-cell>
              <table:table-cell office:value-type="float" office:value="79155.672823219">
                <text:p>79155.672823219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22325120">
                <text:p>22325120</text:p>
              </table:table-cell>
              <table:table-cell office:value-type="float" office:value="4613620.75777714">
                <text:p>4613620.75777714</text:p>
              </table:table-cell>
              <table:table-cell office:value-type="float" office:value="77922.0779220779">
                <text:p>77922.0779220779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22205200">
                <text:p>22205200</text:p>
              </table:table-cell>
              <table:table-cell office:value-type="float" office:value="4480613.9570369">
                <text:p>4480613.9570369</text:p>
              </table:table-cell>
              <table:table-cell office:value-type="float" office:value="76726.3427109974">
                <text:p>76726.3427109974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22085280">
                <text:p>22085280</text:p>
              </table:table-cell>
              <table:table-cell office:value-type="float" office:value="4351441.63034036">
                <text:p>4351441.63034036</text:p>
              </table:table-cell>
              <table:table-cell office:value-type="float" office:value="75566.7506297229">
                <text:p>75566.7506297229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21965360">
                <text:p>21965360</text:p>
              </table:table-cell>
              <table:table-cell office:value-type="float" office:value="4225993.23303033">
                <text:p>4225993.23303033</text:p>
              </table:table-cell>
              <table:table-cell office:value-type="float" office:value="74441.6873449132">
                <text:p>74441.6873449132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21845440">
                <text:p>21845440</text:p>
              </table:table-cell>
              <table:table-cell office:value-type="float" office:value="4104161.40735897">
                <text:p>4104161.40735897</text:p>
              </table:table-cell>
              <table:table-cell office:value-type="float" office:value="73349.6332518337">
                <text:p>73349.6332518337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21725520">
                <text:p>21725520</text:p>
              </table:table-cell>
              <table:table-cell office:value-type="float" office:value="3985841.89061191">
                <text:p>3985841.89061191</text:p>
              </table:table-cell>
              <table:table-cell office:value-type="float" office:value="72289.156626506">
                <text:p>72289.156626506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21605600">
                <text:p>21605600</text:p>
              </table:table-cell>
              <table:table-cell office:value-type="float" office:value="3870933.42588103">
                <text:p>3870933.42588103</text:p>
              </table:table-cell>
              <table:table-cell office:value-type="float" office:value="71258.9073634204">
                <text:p>71258.9073634204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21485680">
                <text:p>21485680</text:p>
              </table:table-cell>
              <table:table-cell office:value-type="float" office:value="3759337.67540956">
                <text:p>3759337.67540956</text:p>
              </table:table-cell>
              <table:table-cell office:value-type="float" office:value="70257.6112412178">
                <text:p>70257.6112412178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21365760">
                <text:p>21365760</text:p>
              </table:table-cell>
              <table:table-cell office:value-type="float" office:value="3650959.13643546">
                <text:p>3650959.13643546</text:p>
              </table:table-cell>
              <table:table-cell office:value-type="float" office:value="69284.064665127">
                <text:p>69284.064665127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21245840">
                <text:p>21245840</text:p>
              </table:table-cell>
              <table:table-cell office:value-type="float" office:value="3545705.05946087">
                <text:p>3545705.05946087</text:p>
              </table:table-cell>
              <table:table-cell office:value-type="float" office:value="68337.1298405467">
                <text:p>68337.1298405467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21125920">
                <text:p>21125920</text:p>
              </table:table-cell>
              <table:table-cell office:value-type="float" office:value="3443485.36887785">
                <text:p>3443485.36887785</text:p>
              </table:table-cell>
              <table:table-cell office:value-type="float" office:value="67415.7303370787">
                <text:p>67415.7303370787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21006000">
                <text:p>21006000</text:p>
              </table:table-cell>
              <table:table-cell office:value-type="float" office:value="3344212.58588237">
                <text:p>3344212.58588237</text:p>
              </table:table-cell>
              <table:table-cell office:value-type="float" office:value="66518.8470066519">
                <text:p>66518.8470066519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20886080">
                <text:p>20886080</text:p>
              </table:table-cell>
              <table:table-cell office:value-type="float" office:value="3247801.75361063">
                <text:p>3247801.75361063</text:p>
              </table:table-cell>
              <table:table-cell office:value-type="float" office:value="65645.5142231948">
                <text:p>65645.5142231948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20766160">
                <text:p>20766160</text:p>
              </table:table-cell>
              <table:table-cell office:value-type="float" office:value="3154170.36443368">
                <text:p>3154170.36443368</text:p>
              </table:table-cell>
              <table:table-cell office:value-type="float" office:value="64794.8164146868">
                <text:p>64794.8164146868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20646240">
                <text:p>20646240</text:p>
              </table:table-cell>
              <table:table-cell office:value-type="float" office:value="3063238.28934801">
                <text:p>3063238.28934801</text:p>
              </table:table-cell>
              <table:table-cell office:value-type="float" office:value="63965.8848614072">
                <text:p>63965.8848614072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20526320">
                <text:p>20526320</text:p>
              </table:table-cell>
              <table:table-cell office:value-type="float" office:value="2974927.7094018">
                <text:p>2974927.7094018</text:p>
              </table:table-cell>
              <table:table-cell office:value-type="float" office:value="63157.8947368421">
                <text:p>63157.8947368421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20406400">
                <text:p>20406400</text:p>
              </table:table-cell>
              <table:table-cell office:value-type="float" office:value="2889163.04909807">
                <text:p>2889163.04909807</text:p>
              </table:table-cell>
              <table:table-cell office:value-type="float" office:value="62370.0623700624">
                <text:p>62370.0623700624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20286480">
                <text:p>20286480</text:p>
              </table:table-cell>
              <table:table-cell office:value-type="float" office:value="2805870.91171775">
                <text:p>2805870.91171775</text:p>
              </table:table-cell>
              <table:table-cell office:value-type="float" office:value="61601.6427104723">
                <text:p>61601.6427104723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20166560">
                <text:p>20166560</text:p>
              </table:table-cell>
              <table:table-cell office:value-type="float" office:value="2724980.0165074">
                <text:p>2724980.0165074</text:p>
              </table:table-cell>
              <table:table-cell office:value-type="float" office:value="60851.9269776876">
                <text:p>60851.9269776876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20046640">
                <text:p>20046640</text:p>
              </table:table-cell>
              <table:table-cell office:value-type="float" office:value="2646421.13767762">
                <text:p>2646421.13767762</text:p>
              </table:table-cell>
              <table:table-cell office:value-type="float" office:value="60120.2404809619">
                <text:p>60120.2404809619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19926720">
                <text:p>19926720</text:p>
              </table:table-cell>
              <table:table-cell office:value-type="float" office:value="2570127.04516027">
                <text:p>2570127.04516027</text:p>
              </table:table-cell>
              <table:table-cell office:value-type="float" office:value="59405.9405940594">
                <text:p>59405.9405940594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19806800">
                <text:p>19806800</text:p>
              </table:table-cell>
              <table:table-cell office:value-type="float" office:value="2496032.4470734">
                <text:p>2496032.4470734</text:p>
              </table:table-cell>
              <table:table-cell office:value-type="float" office:value="58708.4148727984">
                <text:p>58708.4148727984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19686880">
                <text:p>19686880</text:p>
              </table:table-cell>
              <table:table-cell office:value-type="float" office:value="2424073.93384506">
                <text:p>2424073.93384506</text:p>
              </table:table-cell>
              <table:table-cell office:value-type="float" office:value="58027.079303675">
                <text:p>58027.079303675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19566960">
                <text:p>19566960</text:p>
              </table:table-cell>
              <table:table-cell office:value-type="float" office:value="2354189.92394783">
                <text:p>2354189.92394783</text:p>
              </table:table-cell>
              <table:table-cell office:value-type="float" office:value="57361.3766730402">
                <text:p>57361.3766730402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19447040">
                <text:p>19447040</text:p>
              </table:table-cell>
              <table:table-cell office:value-type="float" office:value="2286320.61119789">
                <text:p>2286320.61119789</text:p>
              </table:table-cell>
              <table:table-cell office:value-type="float" office:value="56710.775047259">
                <text:p>56710.775047259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19327120">
                <text:p>19327120</text:p>
              </table:table-cell>
              <table:table-cell office:value-type="float" office:value="2220407.9135733">
                <text:p>2220407.9135733</text:p>
              </table:table-cell>
              <table:table-cell office:value-type="float" office:value="56074.7663551402">
                <text:p>56074.7663551402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19207200">
                <text:p>19207200</text:p>
              </table:table-cell>
              <table:table-cell office:value-type="float" office:value="2156395.42350791">
                <text:p>2156395.42350791</text:p>
              </table:table-cell>
              <table:table-cell office:value-type="float" office:value="55452.865064695">
                <text:p>55452.865064695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19087280">
                <text:p>19087280</text:p>
              </table:table-cell>
              <table:table-cell office:value-type="float" office:value="2094228.35961819">
                <text:p>2094228.35961819</text:p>
              </table:table-cell>
              <table:table-cell office:value-type="float" office:value="54844.6069469836">
                <text:p>54844.6069469836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18967360">
                <text:p>18967360</text:p>
              </table:table-cell>
              <table:table-cell office:value-type="float" office:value="2033853.51982175">
                <text:p>2033853.51982175</text:p>
              </table:table-cell>
              <table:table-cell office:value-type="float" office:value="54249.547920434">
                <text:p>54249.547920434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18847440">
                <text:p>18847440</text:p>
              </table:table-cell>
              <table:table-cell office:value-type="float" office:value="1975219.23580746">
                <text:p>1975219.23580746</text:p>
              </table:table-cell>
              <table:table-cell office:value-type="float" office:value="53667.2629695886">
                <text:p>53667.2629695886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18727520">
                <text:p>18727520</text:p>
              </table:table-cell>
              <table:table-cell office:value-type="float" office:value="1918275.32881803">
                <text:p>1918275.32881803</text:p>
              </table:table-cell>
              <table:table-cell office:value-type="float" office:value="53097.3451327434">
                <text:p>53097.3451327434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18607600">
                <text:p>18607600</text:p>
              </table:table-cell>
              <table:table-cell office:value-type="float" office:value="1862973.06670754">
                <text:p>1862973.06670754</text:p>
              </table:table-cell>
              <table:table-cell office:value-type="float" office:value="52539.4045534151">
                <text:p>52539.4045534151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18487680">
                <text:p>18487680</text:p>
              </table:table-cell>
              <table:table-cell office:value-type="float" office:value="1809265.12223674">
                <text:p>1809265.12223674</text:p>
              </table:table-cell>
              <table:table-cell office:value-type="float" office:value="51993.0675909879">
                <text:p>51993.0675909879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18367760">
                <text:p>18367760</text:p>
              </table:table-cell>
              <table:table-cell office:value-type="float" office:value="1757105.53257087">
                <text:p>1757105.53257087</text:p>
              </table:table-cell>
              <table:table-cell office:value-type="float" office:value="51457.9759862779">
                <text:p>51457.9759862779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18247840">
                <text:p>18247840</text:p>
              </table:table-cell>
              <table:table-cell office:value-type="float" office:value="1706449.65994496">
                <text:p>1706449.65994496</text:p>
              </table:table-cell>
              <table:table-cell office:value-type="float" office:value="50933.7860780985">
                <text:p>50933.7860780985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18127920">
                <text:p>18127920</text:p>
              </table:table-cell>
              <table:table-cell office:value-type="float" office:value="1657254.15346321">
                <text:p>1657254.15346321</text:p>
              </table:table-cell>
              <table:table-cell office:value-type="float" office:value="50420.1680672269">
                <text:p>50420.1680672269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8008000">
                <text:p>18008000</text:p>
              </table:table-cell>
              <table:table-cell office:value-type="float" office:value="1609476.91199965">
                <text:p>1609476.91199965</text:p>
              </table:table-cell>
              <table:table-cell office:value-type="float" office:value="49916.8053244592">
                <text:p>49916.8053244592</text:p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17888080">
                <text:p>17888080</text:p>
              </table:table-cell>
              <table:table-cell office:value-type="float" office:value="1563077.0481683">
                <text:p>1563077.0481683</text:p>
              </table:table-cell>
              <table:table-cell office:value-type="float" office:value="49423.3937397035">
                <text:p>49423.3937397035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17768160">
                <text:p>17768160</text:p>
              </table:table-cell>
              <table:table-cell office:value-type="float" office:value="1518014.85333209">
                <text:p>1518014.85333209</text:p>
              </table:table-cell>
              <table:table-cell office:value-type="float" office:value="48939.6411092985">
                <text:p>48939.6411092985</text:p>
              </table:table-cell>
            </table:table-row>
            <table:table-row>
              <table:table-cell office:value-type="float" office:value="103">
                <text:p>103</text:p>
              </table:table-cell>
              <table:table-cell office:value-type="float" office:value="17648240">
                <text:p>17648240</text:p>
              </table:table-cell>
              <table:table-cell office:value-type="float" office:value="1474251.76362049">
                <text:p>1474251.76362049</text:p>
              </table:table-cell>
              <table:table-cell office:value-type="float" office:value="48465.2665589661">
                <text:p>48465.2665589661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17528320">
                <text:p>17528320</text:p>
              </table:table-cell>
              <table:table-cell office:value-type="float" office:value="1431750.32692692">
                <text:p>1431750.32692692</text:p>
              </table:table-cell>
              <table:table-cell office:value-type="float" office:value="48000">
                <text:p>48000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17408400">
                <text:p>17408400</text:p>
              </table:table-cell>
              <table:table-cell office:value-type="float" office:value="1390474.17085745">
                <text:p>1390474.17085745</text:p>
              </table:table-cell>
              <table:table-cell office:value-type="float" office:value="47543.5816164818">
                <text:p>47543.5816164818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17288480">
                <text:p>17288480</text:p>
              </table:table-cell>
              <table:table-cell office:value-type="float" office:value="1350387.97160366">
                <text:p>1350387.97160366</text:p>
              </table:table-cell>
              <table:table-cell office:value-type="float" office:value="47095.7613814757">
                <text:p>47095.7613814757</text:p>
              </table:table-cell>
            </table:table-row>
            <table:table-row>
              <table:table-cell office:value-type="float" office:value="107">
                <text:p>107</text:p>
              </table:table-cell>
              <table:table-cell office:value-type="float" office:value="17168560">
                <text:p>17168560</text:p>
              </table:table-cell>
              <table:table-cell office:value-type="float" office:value="1311457.42371276">
                <text:p>1311457.42371276</text:p>
              </table:table-cell>
              <table:table-cell office:value-type="float" office:value="46656.298600311">
                <text:p>46656.298600311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17048640">
                <text:p>17048640</text:p>
              </table:table-cell>
              <table:table-cell office:value-type="float" office:value="1273649.21072927">
                <text:p>1273649.21072927</text:p>
              </table:table-cell>
              <table:table-cell office:value-type="float" office:value="46224.9614791988">
                <text:p>46224.9614791988</text:p>
              </table:table-cell>
            </table:table-row>
            <table:table-row>
              <table:table-cell office:value-type="float" office:value="109">
                <text:p>109</text:p>
              </table:table-cell>
              <table:table-cell office:value-type="float" office:value="16928720">
                <text:p>16928720</text:p>
              </table:table-cell>
              <table:table-cell office:value-type="float" office:value="1236930.97668308">
                <text:p>1236930.97668308</text:p>
              </table:table-cell>
              <table:table-cell office:value-type="float" office:value="45801.5267175573">
                <text:p>45801.5267175573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16808800">
                <text:p>16808800</text:p>
              </table:table-cell>
              <table:table-cell office:value-type="float" office:value="1201271.29839943">
                <text:p>1201271.29839943</text:p>
              </table:table-cell>
              <table:table-cell office:value-type="float" office:value="45385.7791225416">
                <text:p>45385.7791225416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16688880">
                <text:p>16688880</text:p>
              </table:table-cell>
              <table:table-cell office:value-type="float" office:value="1166639.65860722">
                <text:p>1166639.65860722</text:p>
              </table:table-cell>
              <table:table-cell office:value-type="float" office:value="44977.5112443778">
                <text:p>44977.5112443778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16568960">
                <text:p>16568960</text:p>
              </table:table-cell>
              <table:table-cell office:value-type="float" office:value="1133006.4198226">
                <text:p>1133006.4198226</text:p>
              </table:table-cell>
              <table:table-cell office:value-type="float" office:value="44576.5230312036">
                <text:p>44576.5230312036</text:p>
              </table:table-cell>
            </table:table-row>
            <table:table-row>
              <table:table-cell office:value-type="float" office:value="113">
                <text:p>113</text:p>
              </table:table-cell>
              <table:table-cell office:value-type="float" office:value="16449040">
                <text:p>16449040</text:p>
              </table:table-cell>
              <table:table-cell office:value-type="float" office:value="1100342.79898538">
                <text:p>1100342.79898538</text:p>
              </table:table-cell>
              <table:table-cell office:value-type="float" office:value="44182.6215022091">
                <text:p>44182.6215022091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16329120">
                <text:p>16329120</text:p>
              </table:table-cell>
              <table:table-cell office:value-type="float" office:value="1068620.84282678">
                <text:p>1068620.84282678</text:p>
              </table:table-cell>
              <table:table-cell office:value-type="float" office:value="43795.6204379562">
                <text:p>43795.6204379562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16209200">
                <text:p>16209200</text:p>
              </table:table-cell>
              <table:table-cell office:value-type="float" office:value="1037813.40394721">
                <text:p>1037813.40394721</text:p>
              </table:table-cell>
              <table:table-cell office:value-type="float" office:value="43415.3400868307">
                <text:p>43415.3400868307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16089280">
                <text:p>16089280</text:p>
              </table:table-cell>
              <table:table-cell office:value-type="float" office:value="1007894.11758375">
                <text:p>1007894.11758375</text:p>
              </table:table-cell>
              <table:table-cell office:value-type="float" office:value="43041.6068866571">
                <text:p>43041.6068866571</text:p>
              </table:table-cell>
            </table:table-row>
            <table:table-row>
              <table:table-cell office:value-type="float" office:value="117">
                <text:p>117</text:p>
              </table:table-cell>
              <table:table-cell office:value-type="float" office:value="15969360">
                <text:p>15969360</text:p>
              </table:table-cell>
              <table:table-cell office:value-type="float" office:value="978837.379047373">
                <text:p>978837.379047373</text:p>
              </table:table-cell>
              <table:table-cell office:value-type="float" office:value="42674.253200569">
                <text:p>42674.253200569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15849440">
                <text:p>15849440</text:p>
              </table:table-cell>
              <table:table-cell office:value-type="float" office:value="950618.321810692">
                <text:p>950618.321810692</text:p>
              </table:table-cell>
              <table:table-cell office:value-type="float" office:value="42313.1170662905">
                <text:p>42313.1170662905</text:p>
              </table:table-cell>
            </table:table-row>
            <table:table-row>
              <table:table-cell office:value-type="float" office:value="119">
                <text:p>119</text:p>
              </table:table-cell>
              <table:table-cell office:value-type="float" office:value="15729520">
                <text:p>15729520</text:p>
              </table:table-cell>
              <table:table-cell office:value-type="float" office:value="923212.796227352">
                <text:p>923212.796227352</text:p>
              </table:table-cell>
              <table:table-cell office:value-type="float" office:value="41958.041958042">
                <text:p>41958.041958042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15609600">
                <text:p>15609600</text:p>
              </table:table-cell>
              <table:table-cell office:value-type="float" office:value="896597.348864961">
                <text:p>896597.348864961</text:p>
              </table:table-cell>
              <table:table-cell office:value-type="float" office:value="41608.8765603329">
                <text:p>41608.8765603329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15489680">
                <text:p>15489680</text:p>
              </table:table-cell>
              <table:table-cell office:value-type="float" office:value="870749.202433834">
                <text:p>870749.202433834</text:p>
              </table:table-cell>
              <table:table-cell office:value-type="float" office:value="41265.4745529574">
                <text:p>41265.4745529574</text:p>
              </table:table-cell>
            </table:table-row>
            <table:table-row>
              <table:table-cell office:value-type="float" office:value="122">
                <text:p>122</text:p>
              </table:table-cell>
              <table:table-cell office:value-type="float" office:value="15369760">
                <text:p>15369760</text:p>
              </table:table-cell>
              <table:table-cell office:value-type="float" office:value="845646.236294363">
                <text:p>845646.236294363</text:p>
              </table:table-cell>
              <table:table-cell office:value-type="float" office:value="40927.6944065484">
                <text:p>40927.6944065484</text:p>
              </table:table-cell>
            </table:table-row>
            <table:table-row>
              <table:table-cell office:value-type="float" office:value="123">
                <text:p>123</text:p>
              </table:table-cell>
              <table:table-cell office:value-type="float" office:value="15249840">
                <text:p>15249840</text:p>
              </table:table-cell>
              <table:table-cell office:value-type="float" office:value="821266.96752635">
                <text:p>821266.96752635</text:p>
              </table:table-cell>
              <table:table-cell office:value-type="float" office:value="40595.399188092">
                <text:p>40595.399188092</text:p>
              </table:table-cell>
            </table:table-row>
            <table:table-row>
              <table:table-cell office:value-type="float" office:value="124">
                <text:p>124</text:p>
              </table:table-cell>
              <table:table-cell office:value-type="float" office:value="15129920">
                <text:p>15129920</text:p>
              </table:table-cell>
              <table:table-cell office:value-type="float" office:value="797590.53254409">
                <text:p>797590.53254409</text:p>
              </table:table-cell>
              <table:table-cell office:value-type="float" office:value="40268.4563758389">
                <text:p>40268.4563758389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15010000">
                <text:p>15010000</text:p>
              </table:table-cell>
              <table:table-cell office:value-type="float" office:value="774596.669241483">
                <text:p>774596.669241483</text:p>
              </table:table-cell>
              <table:table-cell office:value-type="float" office:value="39946.7376830892">
                <text:p>39946.7376830892</text:p>
              </table:table-cell>
            </table:table-row>
            <table:table-row>
              <table:table-cell office:value-type="float" office:value="126">
                <text:p>126</text:p>
              </table:table-cell>
              <table:table-cell office:value-type="float" office:value="14890080">
                <text:p>14890080</text:p>
              </table:table-cell>
              <table:table-cell office:value-type="float" office:value="752265.699651887">
                <text:p>752265.699651887</text:p>
              </table:table-cell>
              <table:table-cell office:value-type="float" office:value="39630.1188903567">
                <text:p>39630.1188903567</text:p>
              </table:table-cell>
            </table:table-row>
            <table:table-row>
              <table:table-cell office:value-type="float" office:value="127">
                <text:p>127</text:p>
              </table:table-cell>
              <table:table-cell office:value-type="float" office:value="14770160">
                <text:p>14770160</text:p>
              </table:table-cell>
              <table:table-cell office:value-type="float" office:value="730578.513107858">
                <text:p>730578.513107858</text:p>
              </table:table-cell>
              <table:table-cell office:value-type="float" office:value="39318.4796854522">
                <text:p>39318.4796854522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14650240">
                <text:p>14650240</text:p>
              </table:table-cell>
              <table:table-cell office:value-type="float" office:value="709516.549886405">
                <text:p>709516.549886405</text:p>
              </table:table-cell>
              <table:table-cell office:value-type="float" office:value="39011.7035110533">
                <text:p>39011.7035110533</text:p>
              </table:table-cell>
            </table:table-row>
            <table:table-row>
              <table:table-cell office:value-type="float" office:value="129">
                <text:p>129</text:p>
              </table:table-cell>
              <table:table-cell office:value-type="float" office:value="14530320">
                <text:p>14530320</text:p>
              </table:table-cell>
              <table:table-cell office:value-type="float" office:value="689061.785325715">
                <text:p>689061.785325715</text:p>
              </table:table-cell>
              <table:table-cell office:value-type="float" office:value="38709.6774193548">
                <text:p>38709.6774193548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14410400">
                <text:p>14410400</text:p>
              </table:table-cell>
              <table:table-cell office:value-type="float" office:value="669196.714399797">
                <text:p>669196.714399797</text:p>
              </table:table-cell>
              <table:table-cell office:value-type="float" office:value="38412.2919334187">
                <text:p>38412.2919334187</text:p>
              </table:table-cell>
            </table:table-row>
            <table:table-row>
              <table:table-cell office:value-type="float" office:value="131">
                <text:p>131</text:p>
              </table:table-cell>
              <table:table-cell office:value-type="float" office:value="14290480">
                <text:p>14290480</text:p>
              </table:table-cell>
              <table:table-cell office:value-type="float" office:value="649904.336737815">
                <text:p>649904.336737815</text:p>
              </table:table-cell>
              <table:table-cell office:value-type="float" office:value="38119.4409148666">
                <text:p>38119.4409148666</text:p>
              </table:table-cell>
            </table:table-row>
            <table:table-row>
              <table:table-cell office:value-type="float" office:value="132">
                <text:p>132</text:p>
              </table:table-cell>
              <table:table-cell office:value-type="float" office:value="14170560">
                <text:p>14170560</text:p>
              </table:table-cell>
              <table:table-cell office:value-type="float" office:value="631168.142075306">
                <text:p>631168.142075306</text:p>
              </table:table-cell>
              <table:table-cell office:value-type="float" office:value="37831.0214375788">
                <text:p>37831.0214375788</text:p>
              </table:table-cell>
            </table:table-row>
            <table:table-row>
              <table:table-cell office:value-type="float" office:value="133">
                <text:p>133</text:p>
              </table:table-cell>
              <table:table-cell office:value-type="float" office:value="14050640">
                <text:p>14050640</text:p>
              </table:table-cell>
              <table:table-cell office:value-type="float" office:value="612972.096124827">
                <text:p>612972.096124827</text:p>
              </table:table-cell>
              <table:table-cell office:value-type="float" office:value="37546.9336670839">
                <text:p>37546.9336670839</text:p>
              </table:table-cell>
            </table:table-row>
            <table:table-row>
              <table:table-cell office:value-type="float" office:value="134">
                <text:p>134</text:p>
              </table:table-cell>
              <table:table-cell office:value-type="float" office:value="13930720">
                <text:p>13930720</text:p>
              </table:table-cell>
              <table:table-cell office:value-type="float" office:value="595300.626853937">
                <text:p>595300.626853937</text:p>
              </table:table-cell>
              <table:table-cell office:value-type="float" office:value="37267.0807453416">
                <text:p>37267.0807453416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13810800">
                <text:p>13810800</text:p>
              </table:table-cell>
              <table:table-cell office:value-type="float" office:value="578138.611158774">
                <text:p>578138.611158774</text:p>
              </table:table-cell>
              <table:table-cell office:value-type="float" office:value="36991.3686806412">
                <text:p>36991.3686806412</text:p>
              </table:table-cell>
            </table:table-row>
            <table:table-row>
              <table:table-cell office:value-type="float" office:value="136">
                <text:p>136</text:p>
              </table:table-cell>
              <table:table-cell office:value-type="float" office:value="13690880">
                <text:p>13690880</text:p>
              </table:table-cell>
              <table:table-cell office:value-type="float" office:value="561471.361921825">
                <text:p>561471.361921825</text:p>
              </table:table-cell>
              <table:table-cell office:value-type="float" office:value="36719.7062423501">
                <text:p>36719.7062423501</text:p>
              </table:table-cell>
            </table:table-row>
            <table:table-row>
              <table:table-cell office:value-type="float" office:value="137">
                <text:p>137</text:p>
              </table:table-cell>
              <table:table-cell office:value-type="float" office:value="13570960">
                <text:p>13570960</text:p>
              </table:table-cell>
              <table:table-cell office:value-type="float" office:value="545284.615442804">
                <text:p>545284.615442804</text:p>
              </table:table-cell>
              <table:table-cell office:value-type="float" office:value="36452.0048602673">
                <text:p>36452.0048602673</text:p>
              </table:table-cell>
            </table:table-row>
            <table:table-row>
              <table:table-cell office:value-type="float" office:value="138">
                <text:p>138</text:p>
              </table:table-cell>
              <table:table-cell office:value-type="float" office:value="13451040">
                <text:p>13451040</text:p>
              </table:table-cell>
              <table:table-cell office:value-type="float" office:value="529564.519231892">
                <text:p>529564.519231892</text:p>
              </table:table-cell>
              <table:table-cell office:value-type="float" office:value="36188.1785283474">
                <text:p>36188.1785283474</text:p>
              </table:table-cell>
            </table:table-row>
            <table:table-row>
              <table:table-cell office:value-type="float" office:value="139">
                <text:p>139</text:p>
              </table:table-cell>
              <table:table-cell office:value-type="float" office:value="13331120">
                <text:p>13331120</text:p>
              </table:table-cell>
              <table:table-cell office:value-type="float" office:value="514297.620154883">
                <text:p>514297.620154883</text:p>
              </table:table-cell>
              <table:table-cell office:value-type="float" office:value="35928.1437125748">
                <text:p>35928.1437125748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13211200">
                <text:p>13211200</text:p>
              </table:table-cell>
              <table:table-cell office:value-type="float" office:value="499470.852920101">
                <text:p>499470.852920101</text:p>
              </table:table-cell>
              <table:table-cell office:value-type="float" office:value="35671.8192627824">
                <text:p>35671.8192627824</text:p>
              </table:table-cell>
            </table:table-row>
            <table:table-row>
              <table:table-cell office:value-type="float" office:value="141">
                <text:p>141</text:p>
              </table:table-cell>
              <table:table-cell office:value-type="float" office:value="13091280">
                <text:p>13091280</text:p>
              </table:table-cell>
              <table:table-cell office:value-type="float" office:value="485071.528897225">
                <text:p>485071.528897225</text:p>
              </table:table-cell>
              <table:table-cell office:value-type="float" office:value="35419.1263282172">
                <text:p>35419.1263282172</text:p>
              </table:table-cell>
            </table:table-row>
            <table:table-row>
              <table:table-cell office:value-type="float" office:value="142">
                <text:p>142</text:p>
              </table:table-cell>
              <table:table-cell office:value-type="float" office:value="12971360">
                <text:p>12971360</text:p>
              </table:table-cell>
              <table:table-cell office:value-type="float" office:value="471087.325258458">
                <text:p>471087.325258458</text:p>
              </table:table-cell>
              <table:table-cell office:value-type="float" office:value="35169.9882766706">
                <text:p>35169.9882766706</text:p>
              </table:table-cell>
            </table:table-row>
            <table:table-row>
              <table:table-cell office:value-type="float" office:value="143">
                <text:p>143</text:p>
              </table:table-cell>
              <table:table-cell office:value-type="float" office:value="12851440">
                <text:p>12851440</text:p>
              </table:table-cell>
              <table:table-cell office:value-type="float" office:value="457506.274432752">
                <text:p>457506.274432752</text:p>
              </table:table-cell>
              <table:table-cell office:value-type="float" office:value="34924.3306169965">
                <text:p>34924.3306169965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12731520">
                <text:p>12731520</text:p>
              </table:table-cell>
              <table:table-cell office:value-type="float" office:value="444316.753864052">
                <text:p>444316.753864052</text:p>
              </table:table-cell>
              <table:table-cell office:value-type="float" office:value="34682.0809248555">
                <text:p>34682.0809248555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12611600">
                <text:p>12611600</text:p>
              </table:table-cell>
              <table:table-cell office:value-type="float" office:value="431507.476064803">
                <text:p>431507.476064803</text:p>
              </table:table-cell>
              <table:table-cell office:value-type="float" office:value="34443.168771527">
                <text:p>34443.168771527</text:p>
              </table:table-cell>
            </table:table-row>
            <table:table-row>
              <table:table-cell office:value-type="float" office:value="146">
                <text:p>146</text:p>
              </table:table-cell>
              <table:table-cell office:value-type="float" office:value="12491680">
                <text:p>12491680</text:p>
              </table:table-cell>
              <table:table-cell office:value-type="float" office:value="419067.478956214">
                <text:p>419067.478956214</text:p>
              </table:table-cell>
              <table:table-cell office:value-type="float" office:value="34207.5256556442">
                <text:p>34207.5256556442</text:p>
              </table:table-cell>
            </table:table-row>
            <table:table-row>
              <table:table-cell office:value-type="float" office:value="147">
                <text:p>147</text:p>
              </table:table-cell>
              <table:table-cell office:value-type="float" office:value="12371760">
                <text:p>12371760</text:p>
              </table:table-cell>
              <table:table-cell office:value-type="float" office:value="406986.11648699">
                <text:p>406986.11648699</text:p>
              </table:table-cell>
              <table:table-cell office:value-type="float" office:value="33975.0849377123">
                <text:p>33975.0849377123</text:p>
              </table:table-cell>
            </table:table-row>
            <table:table-row>
              <table:table-cell office:value-type="float" office:value="148">
                <text:p>148</text:p>
              </table:table-cell>
              <table:table-cell office:value-type="float" office:value="12251840">
                <text:p>12251840</text:p>
              </table:table-cell>
              <table:table-cell office:value-type="float" office:value="395253.049522528">
                <text:p>395253.049522528</text:p>
              </table:table-cell>
              <table:table-cell office:value-type="float" office:value="33745.7817772778">
                <text:p>33745.7817772778</text:p>
              </table:table-cell>
            </table:table-row>
            <table:table-row>
              <table:table-cell office:value-type="float" office:value="149">
                <text:p>149</text:p>
              </table:table-cell>
              <table:table-cell office:value-type="float" office:value="12131920">
                <text:p>12131920</text:p>
              </table:table-cell>
              <table:table-cell office:value-type="float" office:value="383858.236996771">
                <text:p>383858.236996771</text:p>
              </table:table-cell>
              <table:table-cell office:value-type="float" office:value="33519.5530726257">
                <text:p>33519.5530726257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12012000">
                <text:p>12012000</text:p>
              </table:table-cell>
              <table:table-cell office:value-type="float" office:value="372791.927319135">
                <text:p>372791.927319135</text:p>
              </table:table-cell>
              <table:table-cell office:value-type="float" office:value="33296.3374028857">
                <text:p>33296.3374028857</text:p>
              </table:table-cell>
            </table:table-row>
            <table:table-row>
              <table:table-cell office:value-type="float" office:value="151">
                <text:p>151</text:p>
              </table:table-cell>
              <table:table-cell office:value-type="float" office:value="11892080">
                <text:p>11892080</text:p>
              </table:table-cell>
              <table:table-cell office:value-type="float" office:value="362044.650029184">
                <text:p>362044.650029184</text:p>
              </table:table-cell>
              <table:table-cell office:value-type="float" office:value="33076.0749724366">
                <text:p>33076.0749724366</text:p>
              </table:table-cell>
            </table:table-row>
            <table:table-row>
              <table:table-cell office:value-type="float" office:value="152">
                <text:p>152</text:p>
              </table:table-cell>
              <table:table-cell office:value-type="float" office:value="11772160">
                <text:p>11772160</text:p>
              </table:table-cell>
              <table:table-cell office:value-type="float" office:value="351607.207691877">
                <text:p>351607.207691877</text:p>
              </table:table-cell>
              <table:table-cell office:value-type="float" office:value="32858.7075575027">
                <text:p>32858.7075575027</text:p>
              </table:table-cell>
            </table:table-row>
            <table:table-row>
              <table:table-cell office:value-type="float" office:value="153">
                <text:p>153</text:p>
              </table:table-cell>
              <table:table-cell office:value-type="float" office:value="11652240">
                <text:p>11652240</text:p>
              </table:table-cell>
              <table:table-cell office:value-type="float" office:value="341470.66802648">
                <text:p>341470.66802648</text:p>
              </table:table-cell>
              <table:table-cell office:value-type="float" office:value="32644.1784548422">
                <text:p>32644.1784548422</text:p>
              </table:table-cell>
            </table:table-row>
            <table:table-row>
              <table:table-cell office:value-type="float" office:value="154">
                <text:p>154</text:p>
              </table:table-cell>
              <table:table-cell office:value-type="float" office:value="11532320">
                <text:p>11532320</text:p>
              </table:table-cell>
              <table:table-cell office:value-type="float" office:value="331626.356262391">
                <text:p>331626.356262391</text:p>
              </table:table-cell>
              <table:table-cell office:value-type="float" office:value="32432.4324324324">
                <text:p>32432.4324324324</text:p>
              </table:table-cell>
            </table:table-row>
            <table:table-row>
              <table:table-cell office:value-type="float" office:value="155">
                <text:p>155</text:p>
              </table:table-cell>
              <table:table-cell office:value-type="float" office:value="11412400">
                <text:p>11412400</text:p>
              </table:table-cell>
              <table:table-cell office:value-type="float" office:value="322065.847715335">
                <text:p>322065.847715335</text:p>
              </table:table-cell>
              <table:table-cell office:value-type="float" office:value="32223.4156820623">
                <text:p>32223.4156820623</text:p>
              </table:table-cell>
            </table:table-row>
            <table:table-row>
              <table:table-cell office:value-type="float" office:value="156">
                <text:p>156</text:p>
              </table:table-cell>
              <table:table-cell office:value-type="float" office:value="11292480">
                <text:p>11292480</text:p>
              </table:table-cell>
              <table:table-cell office:value-type="float" office:value="312780.960577592">
                <text:p>312780.960577592</text:p>
              </table:table-cell>
              <table:table-cell office:value-type="float" office:value="32017.075773746">
                <text:p>32017.075773746</text:p>
              </table:table-cell>
            </table:table-row>
            <table:table-row>
              <table:table-cell office:value-type="float" office:value="157">
                <text:p>157</text:p>
              </table:table-cell>
              <table:table-cell office:value-type="float" office:value="11172560">
                <text:p>11172560</text:p>
              </table:table-cell>
              <table:table-cell office:value-type="float" office:value="303763.748916066">
                <text:p>303763.748916066</text:p>
              </table:table-cell>
              <table:table-cell office:value-type="float" office:value="31813.361611877">
                <text:p>31813.361611877</text:p>
              </table:table-cell>
            </table:table-row>
            <table:table-row>
              <table:table-cell office:value-type="float" office:value="158">
                <text:p>158</text:p>
              </table:table-cell>
              <table:table-cell office:value-type="float" office:value="11052640">
                <text:p>11052640</text:p>
              </table:table-cell>
              <table:table-cell office:value-type="float" office:value="295006.495872222">
                <text:p>295006.495872222</text:p>
              </table:table-cell>
              <table:table-cell office:value-type="float" office:value="31612.2233930453">
                <text:p>31612.2233930453</text:p>
              </table:table-cell>
            </table:table-row>
            <table:table-row>
              <table:table-cell office:value-type="float" office:value="159">
                <text:p>159</text:p>
              </table:table-cell>
              <table:table-cell office:value-type="float" office:value="10932720">
                <text:p>10932720</text:p>
              </table:table-cell>
              <table:table-cell office:value-type="float" office:value="286501.707058055">
                <text:p>286501.707058055</text:p>
              </table:table-cell>
              <table:table-cell office:value-type="float" office:value="31413.612565445">
                <text:p>31413.612565445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10812800">
                <text:p>10812800</text:p>
              </table:table-cell>
              <table:table-cell office:value-type="float" office:value="278242.104142455">
                <text:p>278242.104142455</text:p>
              </table:table-cell>
              <table:table-cell office:value-type="float" office:value="31217.4817898023">
                <text:p>31217.4817898023</text:p>
              </table:table-cell>
            </table:table-row>
            <table:table-row>
              <table:table-cell office:value-type="float" office:value="161">
                <text:p>161</text:p>
              </table:table-cell>
              <table:table-cell office:value-type="float" office:value="10692880">
                <text:p>10692880</text:p>
              </table:table-cell>
              <table:table-cell office:value-type="float" office:value="270220.618622468">
                <text:p>270220.618622468</text:p>
              </table:table-cell>
              <table:table-cell office:value-type="float" office:value="31023.784901758">
                <text:p>31023.784901758</text:p>
              </table:table-cell>
            </table:table-row>
            <table:table-row>
              <table:table-cell office:value-type="float" office:value="162">
                <text:p>162</text:p>
              </table:table-cell>
              <table:table-cell office:value-type="float" office:value="10572960">
                <text:p>10572960</text:p>
              </table:table-cell>
              <table:table-cell office:value-type="float" office:value="262430.385774127">
                <text:p>262430.385774127</text:p>
              </table:table-cell>
              <table:table-cell office:value-type="float" office:value="30832.4768756423">
                <text:p>30832.4768756423</text:p>
              </table:table-cell>
            </table:table-row>
            <table:table-row>
              <table:table-cell office:value-type="float" office:value="163">
                <text:p>163</text:p>
              </table:table-cell>
              <table:table-cell office:value-type="float" office:value="10453040">
                <text:p>10453040</text:p>
              </table:table-cell>
              <table:table-cell office:value-type="float" office:value="254864.738777675">
                <text:p>254864.738777675</text:p>
              </table:table-cell>
              <table:table-cell office:value-type="float" office:value="30643.5137895812">
                <text:p>30643.5137895812</text:p>
              </table:table-cell>
            </table:table-row>
            <table:table-row>
              <table:table-cell office:value-type="float" office:value="164">
                <text:p>164</text:p>
              </table:table-cell>
              <table:table-cell office:value-type="float" office:value="10333120">
                <text:p>10333120</text:p>
              </table:table-cell>
              <table:table-cell office:value-type="float" office:value="247517.203012155">
                <text:p>247517.203012155</text:p>
              </table:table-cell>
              <table:table-cell office:value-type="float" office:value="30456.8527918782">
                <text:p>30456.8527918782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10213200">
                <text:p>10213200</text:p>
              </table:table-cell>
              <table:table-cell office:value-type="float" office:value="240381.490514476">
                <text:p>240381.490514476</text:p>
              </table:table-cell>
              <table:table-cell office:value-type="float" office:value="30272.4520686176">
                <text:p>30272.4520686176</text:p>
              </table:table-cell>
            </table:table-row>
            <table:table-row>
              <table:table-cell office:value-type="float" office:value="166">
                <text:p>166</text:p>
              </table:table-cell>
              <table:table-cell office:value-type="float" office:value="10093280">
                <text:p>10093280</text:p>
              </table:table-cell>
              <table:table-cell office:value-type="float" office:value="233451.494598231">
                <text:p>233451.494598231</text:p>
              </table:table-cell>
              <table:table-cell office:value-type="float" office:value="30090.2708124373">
                <text:p>30090.2708124373</text:p>
              </table:table-cell>
            </table:table-row>
            <table:table-row>
              <table:table-cell office:value-type="float" office:value="167">
                <text:p>167</text:p>
              </table:table-cell>
              <table:table-cell office:value-type="float" office:value="9973360">
                <text:p>9973360</text:p>
              </table:table-cell>
              <table:table-cell office:value-type="float" office:value="226721.284627636">
                <text:p>226721.284627636</text:p>
              </table:table-cell>
              <table:table-cell office:value-type="float" office:value="29910.2691924227">
                <text:p>29910.2691924227</text:p>
              </table:table-cell>
            </table:table-row>
            <table:table-row>
              <table:table-cell office:value-type="float" office:value="168">
                <text:p>168</text:p>
              </table:table-cell>
              <table:table-cell office:value-type="float" office:value="9853440">
                <text:p>9853440</text:p>
              </table:table-cell>
              <table:table-cell office:value-type="float" office:value="220185.100942142">
                <text:p>220185.100942142</text:p>
              </table:table-cell>
              <table:table-cell office:value-type="float" office:value="29732.4083250743">
                <text:p>29732.4083250743</text:p>
              </table:table-cell>
            </table:table-row>
            <table:table-row>
              <table:table-cell office:value-type="float" office:value="169">
                <text:p>169</text:p>
              </table:table-cell>
              <table:table-cell office:value-type="float" office:value="9733520">
                <text:p>9733520</text:p>
              </table:table-cell>
              <table:table-cell office:value-type="float" office:value="213837.349927364">
                <text:p>213837.349927364</text:p>
              </table:table-cell>
              <table:table-cell office:value-type="float" office:value="29556.6502463054">
                <text:p>29556.6502463054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9613600">
                <text:p>9613600</text:p>
              </table:table-cell>
              <table:table-cell office:value-type="float" office:value="207672.599228108">
                <text:p>207672.599228108</text:p>
              </table:table-cell>
              <table:table-cell office:value-type="float" office:value="29382.957884427">
                <text:p>29382.957884427</text:p>
              </table:table-cell>
            </table:table-row>
            <table:table-row>
              <table:table-cell office:value-type="float" office:value="171">
                <text:p>171</text:p>
              </table:table-cell>
              <table:table-cell office:value-type="float" office:value="9493680">
                <text:p>9493680</text:p>
              </table:table-cell>
              <table:table-cell office:value-type="float" office:value="201685.573099404">
                <text:p>201685.573099404</text:p>
              </table:table-cell>
              <table:table-cell office:value-type="float" office:value="29211.2950340798">
                <text:p>29211.2950340798</text:p>
              </table:table-cell>
            </table:table-row>
            <table:table-row>
              <table:table-cell office:value-type="float" office:value="172">
                <text:p>172</text:p>
              </table:table-cell>
              <table:table-cell office:value-type="float" office:value="9373760">
                <text:p>9373760</text:p>
              </table:table-cell>
              <table:table-cell office:value-type="float" office:value="195871.147891568">
                <text:p>195871.147891568</text:p>
              </table:table-cell>
              <table:table-cell office:value-type="float" office:value="29041.6263310745">
                <text:p>29041.6263310745</text:p>
              </table:table-cell>
            </table:table-row>
            <table:table-row>
              <table:table-cell office:value-type="float" office:value="173">
                <text:p>173</text:p>
              </table:table-cell>
              <table:table-cell office:value-type="float" office:value="9253840">
                <text:p>9253840</text:p>
              </table:table-cell>
              <table:table-cell office:value-type="float" office:value="190224.347665421">
                <text:p>190224.347665421</text:p>
              </table:table-cell>
              <table:table-cell office:value-type="float" office:value="28873.9172281039">
                <text:p>28873.9172281039</text:p>
              </table:table-cell>
            </table:table-row>
            <table:table-row>
              <table:table-cell office:value-type="float" office:value="174">
                <text:p>174</text:p>
              </table:table-cell>
              <table:table-cell office:value-type="float" office:value="9133920">
                <text:p>9133920</text:p>
              </table:table-cell>
              <table:table-cell office:value-type="float" office:value="184740.339933917">
                <text:p>184740.339933917</text:p>
              </table:table-cell>
              <table:table-cell office:value-type="float" office:value="28708.1339712919">
                <text:p>28708.1339712919</text:p>
              </table:table-cell>
            </table:table-row>
            <table:table-row>
              <table:table-cell office:value-type="float" office:value="175">
                <text:p>175</text:p>
              </table:table-cell>
              <table:table-cell office:value-type="float" office:value="9014000">
                <text:p>9014000</text:p>
              </table:table-cell>
              <table:table-cell office:value-type="float" office:value="179414.431526544">
                <text:p>179414.431526544</text:p>
              </table:table-cell>
              <table:table-cell office:value-type="float" office:value="28544.2435775452">
                <text:p>28544.2435775452</text:p>
              </table:table-cell>
            </table:table-row>
            <table:table-row>
              <table:table-cell office:value-type="float" office:value="176">
                <text:p>176</text:p>
              </table:table-cell>
              <table:table-cell office:value-type="float" office:value="8894080">
                <text:p>8894080</text:p>
              </table:table-cell>
              <table:table-cell office:value-type="float" office:value="174242.064572943">
                <text:p>174242.064572943</text:p>
              </table:table-cell>
              <table:table-cell office:value-type="float" office:value="28382.2138126774">
                <text:p>28382.2138126774</text:p>
              </table:table-cell>
            </table:table-row>
            <table:table-row>
              <table:table-cell office:value-type="float" office:value="177">
                <text:p>177</text:p>
              </table:table-cell>
              <table:table-cell office:value-type="float" office:value="8774160">
                <text:p>8774160</text:p>
              </table:table-cell>
              <table:table-cell office:value-type="float" office:value="169218.812602318">
                <text:p>169218.812602318</text:p>
              </table:table-cell>
              <table:table-cell office:value-type="float" office:value="28222.0131702728">
                <text:p>28222.0131702728</text:p>
              </table:table-cell>
            </table:table-row>
            <table:table-row>
              <table:table-cell office:value-type="float" office:value="178">
                <text:p>178</text:p>
              </table:table-cell>
              <table:table-cell office:value-type="float" office:value="8654240">
                <text:p>8654240</text:p>
              </table:table-cell>
              <table:table-cell office:value-type="float" office:value="164340.376755298">
                <text:p>164340.376755298</text:p>
              </table:table-cell>
              <table:table-cell office:value-type="float" office:value="28063.6108512629">
                <text:p>28063.6108512629</text:p>
              </table:table-cell>
            </table:table-row>
            <table:table-row>
              <table:table-cell office:value-type="float" office:value="179">
                <text:p>179</text:p>
              </table:table-cell>
              <table:table-cell office:value-type="float" office:value="8534320">
                <text:p>8534320</text:p>
              </table:table-cell>
              <table:table-cell office:value-type="float" office:value="159602.582105007">
                <text:p>159602.582105007</text:p>
              </table:table-cell>
              <table:table-cell office:value-type="float" office:value="27906.976744186">
                <text:p>27906.976744186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8414400">
                <text:p>8414400</text:p>
              </table:table-cell>
              <table:table-cell office:value-type="float" office:value="155001.374084195">
                <text:p>155001.374084195</text:p>
              </table:table-cell>
              <table:table-cell office:value-type="float" office:value="27752.0814061055">
                <text:p>27752.0814061055</text:p>
              </table:table-cell>
            </table:table-row>
            <table:table-row>
              <table:table-cell office:value-type="float" office:value="181">
                <text:p>181</text:p>
              </table:table-cell>
              <table:table-cell office:value-type="float" office:value="8294480">
                <text:p>8294480</text:p>
              </table:table-cell>
              <table:table-cell office:value-type="float" office:value="150532.815015371">
                <text:p>150532.815015371</text:p>
              </table:table-cell>
              <table:table-cell office:value-type="float" office:value="27598.8960441582">
                <text:p>27598.8960441582</text:p>
              </table:table-cell>
            </table:table-row>
            <table:table-row>
              <table:table-cell office:value-type="float" office:value="182">
                <text:p>182</text:p>
              </table:table-cell>
              <table:table-cell office:value-type="float" office:value="8174560">
                <text:p>8174560</text:p>
              </table:table-cell>
              <table:table-cell office:value-type="float" office:value="146193.080740969">
                <text:p>146193.080740969</text:p>
              </table:table-cell>
              <table:table-cell office:value-type="float" office:value="27447.3924977127">
                <text:p>27447.3924977127</text:p>
              </table:table-cell>
            </table:table-row>
            <table:table-row>
              <table:table-cell office:value-type="float" office:value="183">
                <text:p>183</text:p>
              </table:table-cell>
              <table:table-cell office:value-type="float" office:value="8054640">
                <text:p>8054640</text:p>
              </table:table-cell>
              <table:table-cell office:value-type="float" office:value="141978.457350666">
                <text:p>141978.457350666</text:p>
              </table:table-cell>
              <table:table-cell office:value-type="float" office:value="27297.5432211101">
                <text:p>27297.5432211101</text:p>
              </table:table-cell>
            </table:table-row>
            <table:table-row>
              <table:table-cell office:value-type="float" office:value="184">
                <text:p>184</text:p>
              </table:table-cell>
              <table:table-cell office:value-type="float" office:value="7934720">
                <text:p>7934720</text:p>
              </table:table-cell>
              <table:table-cell office:value-type="float" office:value="137885.338003045">
                <text:p>137885.338003045</text:p>
              </table:table-cell>
              <table:table-cell office:value-type="float" office:value="27149.3212669683">
                <text:p>27149.3212669683</text:p>
              </table:table-cell>
            </table:table-row>
            <table:table-row>
              <table:table-cell office:value-type="float" office:value="185">
                <text:p>185</text:p>
              </table:table-cell>
              <table:table-cell office:value-type="float" office:value="7814800">
                <text:p>7814800</text:p>
              </table:table-cell>
              <table:table-cell office:value-type="float" office:value="133910.219838888">
                <text:p>133910.219838888</text:p>
              </table:table-cell>
              <table:table-cell office:value-type="float" office:value="27002.700270027">
                <text:p>27002.700270027</text:p>
              </table:table-cell>
            </table:table-row>
            <table:table-row>
              <table:table-cell office:value-type="float" office:value="186">
                <text:p>186</text:p>
              </table:table-cell>
              <table:table-cell office:value-type="float" office:value="7694880">
                <text:p>7694880</text:p>
              </table:table-cell>
              <table:table-cell office:value-type="float" office:value="130049.70098346">
                <text:p>130049.70098346</text:p>
              </table:table-cell>
              <table:table-cell office:value-type="float" office:value="26857.654431513">
                <text:p>26857.654431513</text:p>
              </table:table-cell>
            </table:table-row>
            <table:table-row>
              <table:table-cell office:value-type="float" office:value="187">
                <text:p>187</text:p>
              </table:table-cell>
              <table:table-cell office:value-type="float" office:value="7574960">
                <text:p>7574960</text:p>
              </table:table-cell>
              <table:table-cell office:value-type="float" office:value="126300.477635208">
                <text:p>126300.477635208</text:p>
              </table:table-cell>
              <table:table-cell office:value-type="float" office:value="26714.1585040071">
                <text:p>26714.1585040071</text:p>
              </table:table-cell>
            </table:table-row>
            <table:table-row>
              <table:table-cell office:value-type="float" office:value="188">
                <text:p>188</text:p>
              </table:table-cell>
              <table:table-cell office:value-type="float" office:value="7455040">
                <text:p>7455040</text:p>
              </table:table-cell>
              <table:table-cell office:value-type="float" office:value="122659.341238398">
                <text:p>122659.341238398</text:p>
              </table:table-cell>
              <table:table-cell office:value-type="float" office:value="26572.1877767936">
                <text:p>26572.1877767936</text:p>
              </table:table-cell>
            </table:table-row>
            <table:table-row>
              <table:table-cell office:value-type="float" office:value="189">
                <text:p>189</text:p>
              </table:table-cell>
              <table:table-cell office:value-type="float" office:value="7335120">
                <text:p>7335120</text:p>
              </table:table-cell>
              <table:table-cell office:value-type="float" office:value="119123.175737251">
                <text:p>119123.175737251</text:p>
              </table:table-cell>
              <table:table-cell office:value-type="float" office:value="26431.718061674">
                <text:p>26431.718061674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7215200">
                <text:p>7215200</text:p>
              </table:table-cell>
              <table:table-cell office:value-type="float" office:value="115688.954909256">
                <text:p>115688.954909256</text:p>
              </table:table-cell>
              <table:table-cell office:value-type="float" office:value="26292.7256792287">
                <text:p>26292.7256792287</text:p>
              </table:table-cell>
            </table:table-row>
            <table:table-row>
              <table:table-cell office:value-type="float" office:value="191">
                <text:p>191</text:p>
              </table:table-cell>
              <table:table-cell office:value-type="float" office:value="7095280">
                <text:p>7095280</text:p>
              </table:table-cell>
              <table:table-cell office:value-type="float" office:value="112353.739775346">
                <text:p>112353.739775346</text:p>
              </table:table-cell>
              <table:table-cell office:value-type="float" office:value="26155.18744551">
                <text:p>26155.18744551</text:p>
              </table:table-cell>
            </table:table-row>
            <table:table-row>
              <table:table-cell office:value-type="float" office:value="192">
                <text:p>192</text:p>
              </table:table-cell>
              <table:table-cell office:value-type="float" office:value="6975360">
                <text:p>6975360</text:p>
              </table:table-cell>
              <table:table-cell office:value-type="float" office:value="109114.676084745">
                <text:p>109114.676084745</text:p>
              </table:table-cell>
              <table:table-cell office:value-type="float" office:value="26019.08065915">
                <text:p>26019.08065915</text:p>
              </table:table-cell>
            </table:table-row>
            <table:table-row>
              <table:table-cell office:value-type="float" office:value="193">
                <text:p>193</text:p>
              </table:table-cell>
              <table:table-cell office:value-type="float" office:value="6855440">
                <text:p>6855440</text:p>
              </table:table-cell>
              <table:table-cell office:value-type="float" office:value="105968.991872323">
                <text:p>105968.991872323</text:p>
              </table:table-cell>
              <table:table-cell office:value-type="float" office:value="25884.3830888697">
                <text:p>25884.3830888697</text:p>
              </table:table-cell>
            </table:table-row>
            <table:table-row>
              <table:table-cell office:value-type="float" office:value="194">
                <text:p>194</text:p>
              </table:table-cell>
              <table:table-cell office:value-type="float" office:value="6735520">
                <text:p>6735520</text:p>
              </table:table-cell>
              <table:table-cell office:value-type="float" office:value="102913.995086372">
                <text:p>102913.995086372</text:p>
              </table:table-cell>
              <table:table-cell office:value-type="float" office:value="25751.0729613734">
                <text:p>25751.0729613734</text:p>
              </table:table-cell>
            </table:table-row>
            <table:table-row>
              <table:table-cell office:value-type="float" office:value="195">
                <text:p>195</text:p>
              </table:table-cell>
              <table:table-cell office:value-type="float" office:value="6615600">
                <text:p>6615600</text:p>
              </table:table-cell>
              <table:table-cell office:value-type="float" office:value="99947.0712847656">
                <text:p>99947.0712847656</text:p>
              </table:table-cell>
              <table:table-cell office:value-type="float" office:value="25619.1289496157">
                <text:p>25619.1289496157</text:p>
              </table:table-cell>
            </table:table-row>
            <table:table-row>
              <table:table-cell office:value-type="float" office:value="196">
                <text:p>196</text:p>
              </table:table-cell>
              <table:table-cell office:value-type="float" office:value="6495680">
                <text:p>6495680</text:p>
              </table:table-cell>
              <table:table-cell office:value-type="float" office:value="97065.6813975422">
                <text:p>97065.6813975422</text:p>
              </table:table-cell>
              <table:table-cell office:value-type="float" office:value="25488.5301614274">
                <text:p>25488.5301614274</text:p>
              </table:table-cell>
            </table:table-row>
            <table:table-row>
              <table:table-cell office:value-type="float" office:value="197">
                <text:p>197</text:p>
              </table:table-cell>
              <table:table-cell office:value-type="float" office:value="6375760">
                <text:p>6375760</text:p>
              </table:table-cell>
              <table:table-cell office:value-type="float" office:value="94267.359553989">
                <text:p>94267.359553989</text:p>
              </table:table-cell>
              <table:table-cell office:value-type="float" office:value="25359.2561284869">
                <text:p>25359.2561284869</text:p>
              </table:table-cell>
            </table:table-row>
            <table:table-row>
              <table:table-cell office:value-type="float" office:value="198">
                <text:p>198</text:p>
              </table:table-cell>
              <table:table-cell office:value-type="float" office:value="6255840">
                <text:p>6255840</text:p>
              </table:table-cell>
              <table:table-cell office:value-type="float" office:value="91549.7109723689">
                <text:p>91549.7109723689</text:p>
              </table:table-cell>
              <table:table-cell office:value-type="float" office:value="25231.2867956266">
                <text:p>25231.2867956266</text:p>
              </table:table-cell>
            </table:table-row>
            <table:table-row>
              <table:table-cell office:value-type="float" office:value="199">
                <text:p>199</text:p>
              </table:table-cell>
              <table:table-cell office:value-type="float" office:value="6135920">
                <text:p>6135920</text:p>
              </table:table-cell>
              <table:table-cell office:value-type="float" office:value="88910.4099104855">
                <text:p>88910.4099104855</text:p>
              </table:table-cell>
              <table:table-cell office:value-type="float" office:value="25104.6025104603">
                <text:p>25104.6025104603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6016000">
                <text:p>6016000</text:p>
              </table:table-cell>
              <table:table-cell office:value-type="float" office:value="86347.1976753311">
                <text:p>86347.1976753311</text:p>
              </table:table-cell>
              <table:table-cell office:value-type="float" office:value="24979.1840133222">
                <text:p>24979.1840133222</text:p>
              </table:table-cell>
            </table:table-row>
            <table:table-row>
              <table:table-cell office:value-type="float" office:value="201">
                <text:p>201</text:p>
              </table:table-cell>
              <table:table-cell office:value-type="float" office:value="5896080">
                <text:p>5896080</text:p>
              </table:table-cell>
              <table:table-cell office:value-type="float" office:value="83857.8806901149">
                <text:p>83857.8806901149</text:p>
              </table:table-cell>
              <table:table-cell office:value-type="float" office:value="24855.0124275062">
                <text:p>24855.0124275062</text:p>
              </table:table-cell>
            </table:table-row>
            <table:table-row>
              <table:table-cell office:value-type="float" office:value="202">
                <text:p>202</text:p>
              </table:table-cell>
              <table:table-cell office:value-type="float" office:value="5776160">
                <text:p>5776160</text:p>
              </table:table-cell>
              <table:table-cell office:value-type="float" office:value="81440.3286170176">
                <text:p>81440.3286170176</text:p>
              </table:table-cell>
              <table:table-cell office:value-type="float" office:value="24732.0692497939">
                <text:p>24732.0692497939</text:p>
              </table:table-cell>
            </table:table-row>
            <table:table-row>
              <table:table-cell office:value-type="float" office:value="203">
                <text:p>203</text:p>
              </table:table-cell>
              <table:table-cell office:value-type="float" office:value="5656240">
                <text:p>5656240</text:p>
              </table:table-cell>
              <table:table-cell office:value-type="float" office:value="79092.472534065">
                <text:p>79092.472534065</text:p>
              </table:table-cell>
              <table:table-cell office:value-type="float" office:value="24610.3363412633">
                <text:p>24610.3363412633</text:p>
              </table:table-cell>
            </table:table-row>
            <table:table-row>
              <table:table-cell office:value-type="float" office:value="204">
                <text:p>204</text:p>
              </table:table-cell>
              <table:table-cell office:value-type="float" office:value="5536320">
                <text:p>5536320</text:p>
              </table:table-cell>
              <table:table-cell office:value-type="float" office:value="76812.3031645611">
                <text:p>76812.3031645611</text:p>
              </table:table-cell>
              <table:table-cell office:value-type="float" office:value="24489.7959183673">
                <text:p>24489.7959183673</text:p>
              </table:table-cell>
            </table:table-row>
            <table:table-row>
              <table:table-cell office:value-type="float" office:value="205">
                <text:p>205</text:p>
              </table:table-cell>
              <table:table-cell office:value-type="float" office:value="5416400">
                <text:p>5416400</text:p>
              </table:table-cell>
              <table:table-cell office:value-type="float" office:value="74597.8691575644">
                <text:p>74597.8691575644</text:p>
              </table:table-cell>
              <table:table-cell office:value-type="float" office:value="24370.4305442729">
                <text:p>24370.4305442729</text:p>
              </table:table-cell>
            </table:table-row>
            <table:table-row>
              <table:table-cell office:value-type="float" office:value="206">
                <text:p>206</text:p>
              </table:table-cell>
              <table:table-cell office:value-type="float" office:value="5296480">
                <text:p>5296480</text:p>
              </table:table-cell>
              <table:table-cell office:value-type="float" office:value="72447.2754179379">
                <text:p>72447.2754179379</text:p>
              </table:table-cell>
              <table:table-cell office:value-type="float" office:value="24252.2231204527">
                <text:p>24252.2231204527</text:p>
              </table:table-cell>
            </table:table-row>
            <table:table-row>
              <table:table-cell office:value-type="float" office:value="207">
                <text:p>207</text:p>
              </table:table-cell>
              <table:table-cell office:value-type="float" office:value="5176560">
                <text:p>5176560</text:p>
              </table:table-cell>
              <table:table-cell office:value-type="float" office:value="70358.6814845411">
                <text:p>70358.6814845411</text:p>
              </table:table-cell>
              <table:table-cell office:value-type="float" office:value="24135.1568785197">
                <text:p>24135.1568785197</text:p>
              </table:table-cell>
            </table:table-row>
            <table:table-row>
              <table:table-cell office:value-type="float" office:value="208">
                <text:p>208</text:p>
              </table:table-cell>
              <table:table-cell office:value-type="float" office:value="5056640">
                <text:p>5056640</text:p>
              </table:table-cell>
              <table:table-cell office:value-type="float" office:value="68330.2999551782">
                <text:p>68330.2999551782</text:p>
              </table:table-cell>
              <table:table-cell office:value-type="float" office:value="24019.2153722978">
                <text:p>24019.2153722978</text:p>
              </table:table-cell>
            </table:table-row>
            <table:table-row>
              <table:table-cell office:value-type="float" office:value="209">
                <text:p>209</text:p>
              </table:table-cell>
              <table:table-cell office:value-type="float" office:value="4936720">
                <text:p>4936720</text:p>
              </table:table-cell>
              <table:table-cell office:value-type="float" office:value="66360.3949569533">
                <text:p>66360.3949569533</text:p>
              </table:table-cell>
              <table:table-cell office:value-type="float" office:value="23904.3824701195">
                <text:p>23904.3824701195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4816800">
                <text:p>4816800</text:p>
              </table:table-cell>
              <table:table-cell office:value-type="float" office:value="64447.2806607242">
                <text:p>64447.2806607242</text:p>
              </table:table-cell>
              <table:table-cell office:value-type="float" office:value="23790.6423473434">
                <text:p>23790.6423473434</text:p>
              </table:table-cell>
            </table:table-row>
            <table:table-row>
              <table:table-cell office:value-type="float" office:value="211">
                <text:p>211</text:p>
              </table:table-cell>
              <table:table-cell office:value-type="float" office:value="4696880">
                <text:p>4696880</text:p>
              </table:table-cell>
              <table:table-cell office:value-type="float" office:value="62589.3198383827">
                <text:p>62589.3198383827</text:p>
              </table:table-cell>
              <table:table-cell office:value-type="float" office:value="23677.9794790844">
                <text:p>23677.9794790844</text:p>
              </table:table-cell>
            </table:table-row>
            <table:table-row>
              <table:table-cell office:value-type="float" office:value="212">
                <text:p>212</text:p>
              </table:table-cell>
              <table:table-cell office:value-type="float" office:value="4576960">
                <text:p>4576960</text:p>
              </table:table-cell>
              <table:table-cell office:value-type="float" office:value="60784.9224617285">
                <text:p>60784.9224617285</text:p>
              </table:table-cell>
              <table:table-cell office:value-type="float" office:value="23566.37863315">
                <text:p>23566.37863315</text:p>
              </table:table-cell>
            </table:table-row>
            <table:table-row>
              <table:table-cell office:value-type="float" office:value="213">
                <text:p>213</text:p>
              </table:table-cell>
              <table:table-cell office:value-type="float" office:value="4457040">
                <text:p>4457040</text:p>
              </table:table-cell>
              <table:table-cell office:value-type="float" office:value="59032.5443417346">
                <text:p>59032.5443417346</text:p>
              </table:table-cell>
              <table:table-cell office:value-type="float" office:value="23455.8248631744">
                <text:p>23455.8248631744</text:p>
              </table:table-cell>
            </table:table-row>
            <table:table-row>
              <table:table-cell office:value-type="float" office:value="214">
                <text:p>214</text:p>
              </table:table-cell>
              <table:table-cell office:value-type="float" office:value="4337120">
                <text:p>4337120</text:p>
              </table:table-cell>
              <table:table-cell office:value-type="float" office:value="57330.6858070437">
                <text:p>57330.6858070437</text:p>
              </table:table-cell>
              <table:table-cell office:value-type="float" office:value="23346.3035019455">
                <text:p>23346.3035019455</text:p>
              </table:table-cell>
            </table:table-row>
            <table:table-row>
              <table:table-cell office:value-type="float" office:value="215">
                <text:p>215</text:p>
              </table:table-cell>
              <table:table-cell office:value-type="float" office:value="4217200">
                <text:p>4217200</text:p>
              </table:table-cell>
              <table:table-cell office:value-type="float" office:value="55677.8904205601">
                <text:p>55677.8904205601</text:p>
              </table:table-cell>
              <table:table-cell office:value-type="float" office:value="23237.8001549187">
                <text:p>23237.8001549187</text:p>
              </table:table-cell>
            </table:table-row>
            <table:table-row>
              <table:table-cell office:value-type="float" office:value="216">
                <text:p>216</text:p>
              </table:table-cell>
              <table:table-cell office:value-type="float" office:value="4097280">
                <text:p>4097280</text:p>
              </table:table-cell>
              <table:table-cell office:value-type="float" office:value="54072.7437330435">
                <text:p>54072.7437330435</text:p>
              </table:table-cell>
              <table:table-cell office:value-type="float" office:value="23130.300693909">
                <text:p>23130.300693909</text:p>
              </table:table-cell>
            </table:table-row>
            <table:table-row>
              <table:table-cell office:value-type="float" office:value="217">
                <text:p>217</text:p>
              </table:table-cell>
              <table:table-cell office:value-type="float" office:value="3977360">
                <text:p>3977360</text:p>
              </table:table-cell>
              <table:table-cell office:value-type="float" office:value="52513.8720726333">
                <text:p>52513.8720726333</text:p>
              </table:table-cell>
              <table:table-cell office:value-type="float" office:value="23023.7912509593">
                <text:p>23023.7912509593</text:p>
              </table:table-cell>
            </table:table-row>
            <table:table-row>
              <table:table-cell office:value-type="float" office:value="218">
                <text:p>218</text:p>
              </table:table-cell>
              <table:table-cell office:value-type="float" office:value="3857440">
                <text:p>3857440</text:p>
              </table:table-cell>
              <table:table-cell office:value-type="float" office:value="50999.9413692721">
                <text:p>50999.9413692721</text:p>
              </table:table-cell>
              <table:table-cell office:value-type="float" office:value="22918.2582123759">
                <text:p>22918.2582123759</text:p>
              </table:table-cell>
            </table:table-row>
            <table:table-row>
              <table:table-cell office:value-type="float" office:value="219">
                <text:p>219</text:p>
              </table:table-cell>
              <table:table-cell office:value-type="float" office:value="3737520">
                <text:p>3737520</text:p>
              </table:table-cell>
              <table:table-cell office:value-type="float" office:value="49529.6560130187">
                <text:p>49529.6560130187</text:p>
              </table:table-cell>
              <table:table-cell office:value-type="float" office:value="22813.6882129278">
                <text:p>22813.6882129278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3617600">
                <text:p>3617600</text:p>
              </table:table-cell>
              <table:table-cell office:value-type="float" office:value="48101.757745275">
                <text:p>48101.757745275</text:p>
              </table:table-cell>
              <table:table-cell office:value-type="float" office:value="22710.0681302044">
                <text:p>22710.0681302044</text:p>
              </table:table-cell>
            </table:table-row>
            <table:table-row>
              <table:table-cell office:value-type="float" office:value="221">
                <text:p>221</text:p>
              </table:table-cell>
              <table:table-cell office:value-type="float" office:value="3497680">
                <text:p>3497680</text:p>
              </table:table-cell>
              <table:table-cell office:value-type="float" office:value="46715.0245819789">
                <text:p>46715.0245819789</text:p>
              </table:table-cell>
              <table:table-cell office:value-type="float" office:value="22607.3850791258">
                <text:p>22607.3850791258</text:p>
              </table:table-cell>
            </table:table-row>
            <table:table-row>
              <table:table-cell office:value-type="float" office:value="222">
                <text:p>222</text:p>
              </table:table-cell>
              <table:table-cell office:value-type="float" office:value="3377760">
                <text:p>3377760</text:p>
              </table:table-cell>
              <table:table-cell office:value-type="float" office:value="45368.2697678393">
                <text:p>45368.2697678393</text:p>
              </table:table-cell>
              <table:table-cell office:value-type="float" office:value="22505.6264066017">
                <text:p>22505.6264066017</text:p>
              </table:table-cell>
            </table:table-row>
            <table:table-row>
              <table:table-cell office:value-type="float" office:value="223">
                <text:p>223</text:p>
              </table:table-cell>
              <table:table-cell office:value-type="float" office:value="3257840">
                <text:p>3257840</text:p>
              </table:table-cell>
              <table:table-cell office:value-type="float" office:value="44060.3407607209">
                <text:p>44060.3407607209</text:p>
              </table:table-cell>
              <table:table-cell office:value-type="float" office:value="22404.7796863331">
                <text:p>22404.7796863331</text:p>
              </table:table-cell>
            </table:table-row>
            <table:table-row>
              <table:table-cell office:value-type="float" office:value="224">
                <text:p>224</text:p>
              </table:table-cell>
              <table:table-cell office:value-type="float" office:value="3137920">
                <text:p>3137920</text:p>
              </table:table-cell>
              <table:table-cell office:value-type="float" office:value="42790.1182453073">
                <text:p>42790.1182453073</text:p>
              </table:table-cell>
              <table:table-cell office:value-type="float" office:value="22304.8327137546">
                <text:p>22304.8327137546</text:p>
              </table:table-cell>
            </table:table-row>
            <table:table-row>
              <table:table-cell office:value-type="float" office:value="225">
                <text:p>225</text:p>
              </table:table-cell>
              <table:table-cell office:value-type="float" office:value="3018000">
                <text:p>3018000</text:p>
              </table:table-cell>
              <table:table-cell office:value-type="float" office:value="41556.5151751999">
                <text:p>41556.5151751999</text:p>
              </table:table-cell>
              <table:table-cell office:value-type="float" office:value="22205.7735011103">
                <text:p>22205.7735011103</text:p>
              </table:table-cell>
            </table:table-row>
            <table:table-row>
              <table:table-cell office:value-type="float" office:value="226">
                <text:p>226</text:p>
              </table:table-cell>
              <table:table-cell office:value-type="float" office:value="2898080">
                <text:p>2898080</text:p>
              </table:table-cell>
              <table:table-cell office:value-type="float" office:value="40358.4758426325">
                <text:p>40358.4758426325</text:p>
              </table:table-cell>
              <table:table-cell office:value-type="float" office:value="22107.5902726603">
                <text:p>22107.5902726603</text:p>
              </table:table-cell>
            </table:table-row>
            <table:table-row>
              <table:table-cell office:value-type="float" office:value="227">
                <text:p>227</text:p>
              </table:table-cell>
              <table:table-cell office:value-type="float" office:value="2778160">
                <text:p>2778160</text:p>
              </table:table-cell>
              <table:table-cell office:value-type="float" office:value="39194.9749750044">
                <text:p>39194.9749750044</text:p>
              </table:table-cell>
              <table:table-cell office:value-type="float" office:value="22010.2714600147">
                <text:p>22010.2714600147</text:p>
              </table:table-cell>
            </table:table-row>
            <table:table-row>
              <table:table-cell office:value-type="float" office:value="228">
                <text:p>228</text:p>
              </table:table-cell>
              <table:table-cell office:value-type="float" office:value="2658240">
                <text:p>2658240</text:p>
              </table:table-cell>
              <table:table-cell office:value-type="float" office:value="38065.0168574605">
                <text:p>38065.0168574605</text:p>
              </table:table-cell>
              <table:table-cell office:value-type="float" office:value="21913.8056975895">
                <text:p>21913.8056975895</text:p>
              </table:table-cell>
            </table:table-row>
            <table:table-row>
              <table:table-cell office:value-type="float" office:value="229">
                <text:p>229</text:p>
              </table:table-cell>
              <table:table-cell office:value-type="float" office:value="2538320">
                <text:p>2538320</text:p>
              </table:table-cell>
              <table:table-cell office:value-type="float" office:value="36967.6344807666">
                <text:p>36967.6344807666</text:p>
              </table:table-cell>
              <table:table-cell office:value-type="float" office:value="21818.1818181818">
                <text:p>21818.1818181818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2418400">
                <text:p>2418400</text:p>
              </table:table-cell>
              <table:table-cell office:value-type="float" office:value="35901.8887137499">
                <text:p>35901.8887137499</text:p>
              </table:table-cell>
              <table:table-cell office:value-type="float" office:value="21723.3888486604">
                <text:p>21723.3888486604</text:p>
              </table:table-cell>
            </table:table-row>
            <table:table-row>
              <table:table-cell office:value-type="float" office:value="231">
                <text:p>231</text:p>
              </table:table-cell>
              <table:table-cell office:value-type="float" office:value="2298480">
                <text:p>2298480</text:p>
              </table:table-cell>
              <table:table-cell office:value-type="float" office:value="34866.8674995987">
                <text:p>34866.8674995987</text:p>
              </table:table-cell>
              <table:table-cell office:value-type="float" office:value="21629.4160057678">
                <text:p>21629.4160057678</text:p>
              </table:table-cell>
            </table:table-row>
            <table:table-row>
              <table:table-cell office:value-type="float" office:value="232">
                <text:p>232</text:p>
              </table:table-cell>
              <table:table-cell office:value-type="float" office:value="2178560">
                <text:p>2178560</text:p>
              </table:table-cell>
              <table:table-cell office:value-type="float" office:value="33861.6850753307">
                <text:p>33861.6850753307</text:p>
              </table:table-cell>
              <table:table-cell office:value-type="float" office:value="21536.2526920316">
                <text:p>21536.2526920316</text:p>
              </table:table-cell>
            </table:table-row>
            <table:table-row>
              <table:table-cell office:value-type="float" office:value="233">
                <text:p>233</text:p>
              </table:table-cell>
              <table:table-cell office:value-type="float" office:value="2058640">
                <text:p>2058640</text:p>
              </table:table-cell>
              <table:table-cell office:value-type="float" office:value="32885.4812137647">
                <text:p>32885.4812137647</text:p>
              </table:table-cell>
              <table:table-cell office:value-type="float" office:value="21443.8884917798">
                <text:p>21443.8884917798</text:p>
              </table:table-cell>
            </table:table-row>
            <table:table-row>
              <table:table-cell office:value-type="float" office:value="234">
                <text:p>234</text:p>
              </table:table-cell>
              <table:table-cell office:value-type="float" office:value="1938720">
                <text:p>1938720</text:p>
              </table:table-cell>
              <table:table-cell office:value-type="float" office:value="31937.4204873443">
                <text:p>31937.4204873443</text:p>
              </table:table-cell>
              <table:table-cell office:value-type="float" office:value="21352.3131672598">
                <text:p>21352.3131672598</text:p>
              </table:table-cell>
            </table:table-row>
            <table:table-row>
              <table:table-cell office:value-type="float" office:value="235">
                <text:p>235</text:p>
              </table:table-cell>
              <table:table-cell office:value-type="float" office:value="1818800">
                <text:p>1818800</text:p>
              </table:table-cell>
              <table:table-cell office:value-type="float" office:value="31016.6915531863">
                <text:p>31016.6915531863</text:p>
              </table:table-cell>
              <table:table-cell office:value-type="float" office:value="21261.5166548547">
                <text:p>21261.5166548547</text:p>
              </table:table-cell>
            </table:table-row>
            <table:table-row>
              <table:table-cell office:value-type="float" office:value="236">
                <text:p>236</text:p>
              </table:table-cell>
              <table:table-cell office:value-type="float" office:value="1698880">
                <text:p>1698880</text:p>
              </table:table-cell>
              <table:table-cell office:value-type="float" office:value="30122.5064587392">
                <text:p>30122.5064587392</text:p>
              </table:table-cell>
              <table:table-cell office:value-type="float" office:value="21171.4890613973">
                <text:p>21171.4890613973</text:p>
              </table:table-cell>
            </table:table-row>
            <table:table-row>
              <table:table-cell office:value-type="float" office:value="237">
                <text:p>237</text:p>
              </table:table-cell>
              <table:table-cell office:value-type="float" office:value="1578960">
                <text:p>1578960</text:p>
              </table:table-cell>
              <table:table-cell office:value-type="float" office:value="29254.09996746">
                <text:p>29254.09996746</text:p>
              </table:table-cell>
              <table:table-cell office:value-type="float" office:value="21082.2206605762">
                <text:p>21082.2206605762</text:p>
              </table:table-cell>
            </table:table-row>
            <table:table-row>
              <table:table-cell office:value-type="float" office:value="238">
                <text:p>238</text:p>
              </table:table-cell>
              <table:table-cell office:value-type="float" office:value="1459040">
                <text:p>1459040</text:p>
              </table:table-cell>
              <table:table-cell office:value-type="float" office:value="28410.7289039308">
                <text:p>28410.7289039308</text:p>
              </table:table-cell>
              <table:table-cell office:value-type="float" office:value="20993.7018894332">
                <text:p>20993.7018894332</text:p>
              </table:table-cell>
            </table:table-row>
            <table:table-row>
              <table:table-cell office:value-type="float" office:value="239">
                <text:p>239</text:p>
              </table:table-cell>
              <table:table-cell office:value-type="float" office:value="1339120">
                <text:p>1339120</text:p>
              </table:table-cell>
              <table:table-cell office:value-type="float" office:value="27591.671517855">
                <text:p>27591.671517855</text:p>
              </table:table-cell>
              <table:table-cell office:value-type="float" office:value="20905.9233449477">
                <text:p>20905.9233449477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1219200">
                <text:p>1219200</text:p>
              </table:table-cell>
              <table:table-cell office:value-type="float" office:value="26796.2268663892">
                <text:p>26796.2268663892</text:p>
              </table:table-cell>
              <table:table-cell office:value-type="float" office:value="20818.8757807078">
                <text:p>20818.8757807078</text:p>
              </table:table-cell>
            </table:table-row>
            <table:table-row>
              <table:table-cell office:value-type="float" office:value="241">
                <text:p>241</text:p>
              </table:table-cell>
              <table:table-cell office:value-type="float" office:value="1099280">
                <text:p>1099280</text:p>
              </table:table-cell>
              <table:table-cell office:value-type="float" office:value="26023.7142142818">
                <text:p>26023.7142142818</text:p>
              </table:table-cell>
              <table:table-cell office:value-type="float" office:value="20732.5501036627">
                <text:p>20732.5501036627</text:p>
              </table:table-cell>
            </table:table-row>
            <table:table-row>
              <table:table-cell office:value-type="float" office:value="242">
                <text:p>242</text:p>
              </table:table-cell>
              <table:table-cell office:value-type="float" office:value="979360.000000001">
                <text:p>979360.000000001</text:p>
              </table:table-cell>
              <table:table-cell office:value-type="float" office:value="25273.4724513053">
                <text:p>25273.4724513053</text:p>
              </table:table-cell>
              <table:table-cell office:value-type="float" office:value="20646.9373709566">
                <text:p>20646.9373709566</text:p>
              </table:table-cell>
            </table:table-row>
            <table:table-row>
              <table:table-cell office:value-type="float" office:value="243">
                <text:p>243</text:p>
              </table:table-cell>
              <table:table-cell office:value-type="float" office:value="859440.000000001">
                <text:p>859440.000000001</text:p>
              </table:table-cell>
              <table:table-cell office:value-type="float" office:value="24544.859526483">
                <text:p>24544.859526483</text:p>
              </table:table-cell>
              <table:table-cell office:value-type="float" office:value="20562.0287868403">
                <text:p>20562.0287868403</text:p>
              </table:table-cell>
            </table:table-row>
            <table:table-row>
              <table:table-cell office:value-type="float" office:value="244">
                <text:p>244</text:p>
              </table:table-cell>
              <table:table-cell office:value-type="float" office:value="739520.000000001">
                <text:p>739520.000000001</text:p>
              </table:table-cell>
              <table:table-cell office:value-type="float" office:value="23837.2518986274">
                <text:p>23837.2518986274</text:p>
              </table:table-cell>
              <table:table-cell office:value-type="float" office:value="20477.8156996587">
                <text:p>20477.8156996587</text:p>
              </table:table-cell>
            </table:table-row>
            <table:table-row>
              <table:table-cell office:value-type="float" office:value="245">
                <text:p>245</text:p>
              </table:table-cell>
              <table:table-cell office:value-type="float" office:value="619600.000000001">
                <text:p>619600.000000001</text:p>
              </table:table-cell>
              <table:table-cell office:value-type="float" office:value="23150.0440027181">
                <text:p>23150.0440027181</text:p>
              </table:table-cell>
              <table:table-cell office:value-type="float" office:value="20394.2895989123">
                <text:p>20394.2895989123</text:p>
              </table:table-cell>
            </table:table-row>
            <table:table-row>
              <table:table-cell office:value-type="float" office:value="246">
                <text:p>246</text:p>
              </table:table-cell>
              <table:table-cell office:value-type="float" office:value="499680">
                <text:p>499680</text:p>
              </table:table-cell>
              <table:table-cell office:value-type="float" office:value="22482.6477316642">
                <text:p>22482.6477316642</text:p>
              </table:table-cell>
              <table:table-cell office:value-type="float" office:value="20311.44211239">
                <text:p>20311.44211239</text:p>
              </table:table-cell>
            </table:table-row>
            <table:table-row>
              <table:table-cell office:value-type="float" office:value="247">
                <text:p>247</text:p>
              </table:table-cell>
              <table:table-cell office:value-type="float" office:value="379760">
                <text:p>379760</text:p>
              </table:table-cell>
              <table:table-cell office:value-type="float" office:value="21834.491933007">
                <text:p>21834.491933007</text:p>
              </table:table-cell>
              <table:table-cell office:value-type="float" office:value="20229.2650033715">
                <text:p>20229.2650033715</text:p>
              </table:table-cell>
            </table:table-row>
            <table:table-row>
              <table:table-cell office:value-type="float" office:value="248">
                <text:p>248</text:p>
              </table:table-cell>
              <table:table-cell office:value-type="float" office:value="259840">
                <text:p>259840</text:p>
              </table:table-cell>
              <table:table-cell office:value-type="float" office:value="21205.0219201321">
                <text:p>21205.0219201321</text:p>
              </table:table-cell>
              <table:table-cell office:value-type="float" office:value="20147.7501678979">
                <text:p>20147.7501678979</text:p>
              </table:table-cell>
            </table:table-row>
            <table:table-row>
              <table:table-cell office:value-type="float" office:value="249">
                <text:p>249</text:p>
              </table:table-cell>
              <table:table-cell office:value-type="float" office:value="139920">
                <text:p>139920</text:p>
              </table:table-cell>
              <table:table-cell office:value-type="float" office:value="20593.6989975731">
                <text:p>20593.6989975731</text:p>
              </table:table-cell>
              <table:table-cell office:value-type="float" office:value="20066.889632107">
                <text:p>20066.889632107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20000">
                <text:p>20000</text:p>
              </table:table-cell>
              <table:table-cell office:value-type="float" office:value="20000">
                <text:p>20000</text:p>
              </table:table-cell>
              <table:table-cell office:value-type="float" office:value="19986.6755496336">
                <text:p>19986.675549633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